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seconds-aegis-schem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3" table:default-cell-style-name="ce1"/>
        <table:table-column table:style-name="co7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SRUN</text:p>
          </table:table-cell>
          <table:table-cell office:value-type="string" calcext:value-type="string">
            <text:p>SCT</text:p>
          </table:table-cell>
          <table:table-cell office:value-type="string" calcext:value-type="string">
            <text:p>SAVGTCT</text:p>
          </table:table-cell>
          <table:table-cell office:value-type="string" calcext:value-type="string">
            <text:p>SCTCT</text:p>
          </table:table-cell>
          <table:table-cell office:value-type="string" calcext:value-type="string">
            <text:p>TRUN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AVGTCT</text:p>
          </table:table-cell>
          <table:table-cell office:value-type="string" calcext:value-type="string">
            <text:p>TCT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 office:value-type="float" office:value="15.3913043478261" calcext:value-type="float">
            <text:p>15,39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" office:value-type="float" office:value="17.5652173913043" calcext:value-type="float">
            <text:p>17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598" calcext:value-type="float">
            <text:p>598</text:p>
          </table:table-cell>
          <table:table-cell office:value-type="float" office:value="10.6086956521739" calcext:value-type="float">
            <text:p>10,61</text:p>
          </table:table-cell>
          <table:table-cell office:value-type="float" office:value="26" calcext:value-type="float">
            <text:p>26,00</text:p>
          </table:table-cell>
          <table:table-cell office:value-type="float" office:value="286" calcext:value-type="float">
            <text:p>286</text:p>
          </table:table-cell>
          <table:table-cell office:value-type="float" office:value="690" calcext:value-type="float">
            <text:p>690</text:p>
          </table:table-cell>
          <table:table-cell office:value-type="float" office:value="12.4347826086957" calcext:value-type="float">
            <text:p>12,43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892" calcext:value-type="float">
            <text:p>892</text:p>
          </table:table-cell>
          <table:table-cell office:value-type="float" office:value="12.7826086956522" calcext:value-type="float">
            <text:p>12,78</text:p>
          </table:table-cell>
          <table:table-cell office:value-type="float" office:value="38.7826086956522" calcext:value-type="float">
            <text:p>38,78</text:p>
          </table:table-cell>
          <table:table-cell office:value-type="float" office:value="416" calcext:value-type="float">
            <text:p>416</text:p>
          </table:table-cell>
          <table:table-cell office:value-type="float" office:value="1106" calcext:value-type="float">
            <text:p>110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48.0869565217391" calcext:value-type="float">
            <text:p>48,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1203" calcext:value-type="float">
            <text:p>1203</text:p>
          </table:table-cell>
          <table:table-cell office:value-type="float" office:value="13.5217391304348" calcext:value-type="float">
            <text:p>13,52</text:p>
          </table:table-cell>
          <table:table-cell office:value-type="float" office:value="52.304347826087" calcext:value-type="float">
            <text:p>52,30</text:p>
          </table:table-cell>
          <table:table-cell office:value-type="float" office:value="363" calcext:value-type="float">
            <text:p>363</text:p>
          </table:table-cell>
          <table:table-cell office:value-type="float" office:value="1469" calcext:value-type="float">
            <text:p>1469</text:p>
          </table:table-cell>
          <table:table-cell office:value-type="float" office:value="15.7826086956522" calcext:value-type="float">
            <text:p>15,78</text:p>
          </table:table-cell>
          <table:table-cell office:value-type="float" office:value="63.8695652173913" calcext:value-type="float">
            <text:p>63,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1440" calcext:value-type="float">
            <text:p>1440</text:p>
          </table:table-cell>
          <table:table-cell office:value-type="float" office:value="10.304347826087" calcext:value-type="float">
            <text:p>10,30</text:p>
          </table:table-cell>
          <table:table-cell office:value-type="float" office:value="62.6086956521739" calcext:value-type="float">
            <text:p>62,61</text:p>
          </table:table-cell>
          <table:table-cell office:value-type="float" office:value="367" calcext:value-type="float">
            <text:p>367</text:p>
          </table:table-cell>
          <table:table-cell office:value-type="float" office:value="1836" calcext:value-type="float">
            <text:p>1836</text:p>
          </table:table-cell>
          <table:table-cell office:value-type="float" office:value="15.9565217391304" calcext:value-type="float">
            <text:p>15,96</text:p>
          </table:table-cell>
          <table:table-cell office:value-type="float" office:value="79.8260869565217" calcext:value-type="float">
            <text:p>79,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float" office:value="1765" calcext:value-type="float">
            <text:p>1765</text:p>
          </table:table-cell>
          <table:table-cell office:value-type="float" office:value="14.1304347826087" calcext:value-type="float">
            <text:p>14,13</text:p>
          </table:table-cell>
          <table:table-cell office:value-type="float" office:value="76.7391304347826" calcext:value-type="float">
            <text:p>76,74</text:p>
          </table:table-cell>
          <table:table-cell office:value-type="float" office:value="412" calcext:value-type="float">
            <text:p>412</text:p>
          </table:table-cell>
          <table:table-cell office:value-type="float" office:value="2248" calcext:value-type="float">
            <text:p>2248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7.7391304347826" calcext:value-type="float">
            <text:p>97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float" office:value="2110" calcext:value-type="float">
            <text:p>2110</text:p>
          </table:table-cell>
          <table:table-cell office:value-type="float" office:value="15" calcext:value-type="float">
            <text:p>15,00</text:p>
          </table:table-cell>
          <table:table-cell office:value-type="float" office:value="91.7391304347826" calcext:value-type="float">
            <text:p>91,74</text:p>
          </table:table-cell>
          <table:table-cell office:value-type="float" office:value="412" calcext:value-type="float">
            <text:p>412</text:p>
          </table:table-cell>
          <table:table-cell office:value-type="float" office:value="2660" calcext:value-type="float">
            <text:p>266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15.652173913043" calcext:value-type="float">
            <text:p>115,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float" office:value="2487" calcext:value-type="float">
            <text:p>2487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108.130434782609" calcext:value-type="float">
            <text:p>108,13</text:p>
          </table:table-cell>
          <table:table-cell office:value-type="float" office:value="418" calcext:value-type="float">
            <text:p>418</text:p>
          </table:table-cell>
          <table:table-cell office:value-type="float" office:value="3078" calcext:value-type="float">
            <text:p>3078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33.826086956522" calcext:value-type="float">
            <text:p>133,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2780" calcext:value-type="float">
            <text:p>2780</text:p>
          </table:table-cell>
          <table:table-cell office:value-type="float" office:value="12.7391304347826" calcext:value-type="float">
            <text:p>12,74</text:p>
          </table:table-cell>
          <table:table-cell office:value-type="float" office:value="120.869565217391" calcext:value-type="float">
            <text:p>120,87</text:p>
          </table:table-cell>
          <table:table-cell office:value-type="float" office:value="426" calcext:value-type="float">
            <text:p>426</text:p>
          </table:table-cell>
          <table:table-cell office:value-type="float" office:value="3504" calcext:value-type="float">
            <text:p>3504</text:p>
          </table:table-cell>
          <table:table-cell office:value-type="float" office:value="18.5217391304348" calcext:value-type="float">
            <text:p>18,52</text:p>
          </table:table-cell>
          <table:table-cell office:value-type="float" office:value="152.347826086957" calcext:value-type="float">
            <text:p>152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float" office:value="3116" calcext:value-type="float">
            <text:p>3116</text:p>
          </table:table-cell>
          <table:table-cell office:value-type="float" office:value="14.6086956521739" calcext:value-type="float">
            <text:p>14,61</text:p>
          </table:table-cell>
          <table:table-cell office:value-type="float" office:value="135.478260869565" calcext:value-type="float">
            <text:p>135,48</text:p>
          </table:table-cell>
          <table:table-cell office:value-type="float" office:value="422" calcext:value-type="float">
            <text:p>422</text:p>
          </table:table-cell>
          <table:table-cell office:value-type="float" office:value="3926" calcext:value-type="float">
            <text:p>3926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170.695652173913" calcext:value-type="float">
            <text:p>170,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3380" calcext:value-type="float">
            <text:p>3380</text:p>
          </table:table-cell>
          <table:table-cell office:value-type="float" office:value="11.4782608695652" calcext:value-type="float">
            <text:p>11,48</text:p>
          </table:table-cell>
          <table:table-cell office:value-type="float" office:value="146.95652173913" calcext:value-type="float">
            <text:p>146,96</text:p>
          </table:table-cell>
          <table:table-cell office:value-type="float" office:value="328" calcext:value-type="float">
            <text:p>328</text:p>
          </table:table-cell>
          <table:table-cell office:value-type="float" office:value="4254" calcext:value-type="float">
            <text:p>4254</text:p>
          </table:table-cell>
          <table:table-cell office:value-type="float" office:value="14.2608695652174" calcext:value-type="float">
            <text:p>14,26</text:p>
          </table:table-cell>
          <table:table-cell office:value-type="float" office:value="184.95652173913" calcext:value-type="float">
            <text:p>184,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3690" calcext:value-type="float">
            <text:p>3690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160.434782608696" calcext:value-type="float">
            <text:p>160,43</text:p>
          </table:table-cell>
          <table:table-cell office:value-type="float" office:value="402" calcext:value-type="float">
            <text:p>402</text:p>
          </table:table-cell>
          <table:table-cell office:value-type="float" office:value="4656" calcext:value-type="float">
            <text:p>4656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202.434782608696" calcext:value-type="float">
            <text:p>202,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office:value-type="float" office:value="3998" calcext:value-type="float">
            <text:p>3998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73.826086956522" calcext:value-type="float">
            <text:p>173,83</text:p>
          </table:table-cell>
          <table:table-cell office:value-type="float" office:value="419" calcext:value-type="float">
            <text:p>419</text:p>
          </table:table-cell>
          <table:table-cell office:value-type="float" office:value="5075" calcext:value-type="float">
            <text:p>5075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220.652173913043" calcext:value-type="float">
            <text:p>220,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4306" calcext:value-type="float">
            <text:p>4306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87.217391304348" calcext:value-type="float">
            <text:p>187,22</text:p>
          </table:table-cell>
          <table:table-cell office:value-type="float" office:value="144" calcext:value-type="float">
            <text:p>144</text:p>
          </table:table-cell>
          <table:table-cell office:value-type="float" office:value="5219" calcext:value-type="float">
            <text:p>5219</text:p>
          </table:table-cell>
          <table:table-cell office:value-type="float" office:value="6.26086956521739" calcext:value-type="float">
            <text:p>6,26</text:p>
          </table:table-cell>
          <table:table-cell office:value-type="float" office:value="226.913043478261" calcext:value-type="float">
            <text:p>226,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4396" calcext:value-type="float">
            <text:p>4396</text:p>
          </table:table-cell>
          <table:table-cell office:value-type="float" office:value="3.91304347826087" calcext:value-type="float">
            <text:p>3,91</text:p>
          </table:table-cell>
          <table:table-cell office:value-type="float" office:value="191.130434782609" calcext:value-type="float">
            <text:p>191,13</text:p>
          </table:table-cell>
          <table:table-cell office:value-type="float" office:value="410" calcext:value-type="float">
            <text:p>410</text:p>
          </table:table-cell>
          <table:table-cell office:value-type="float" office:value="5629" calcext:value-type="float">
            <text:p>562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244.739130434783" calcext:value-type="float">
            <text:p>244,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" calcext:value-type="float">
            <text:p>458</text:p>
          </table:table-cell>
          <table:table-cell office:value-type="float" office:value="4854" calcext:value-type="float">
            <text:p>4854</text:p>
          </table:table-cell>
          <table:table-cell office:value-type="float" office:value="19.9130434782609" calcext:value-type="float">
            <text:p>19,91</text:p>
          </table:table-cell>
          <table:table-cell office:value-type="float" office:value="211.04347826087" calcext:value-type="float">
            <text:p>211,04</text:p>
          </table:table-cell>
          <table:table-cell office:value-type="float" office:value="407" calcext:value-type="float">
            <text:p>407</text:p>
          </table:table-cell>
          <table:table-cell office:value-type="float" office:value="6036" calcext:value-type="float">
            <text:p>6036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262.434782608696" calcext:value-type="float">
            <text:p>262,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float" office:value="5161" calcext:value-type="float">
            <text:p>5161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224.391304347826" calcext:value-type="float">
            <text:p>224,39</text:p>
          </table:table-cell>
          <table:table-cell office:value-type="float" office:value="402" calcext:value-type="float">
            <text:p>402</text:p>
          </table:table-cell>
          <table:table-cell office:value-type="float" office:value="6438" calcext:value-type="float">
            <text:p>6438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279.913043478261" calcext:value-type="float">
            <text:p>279,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office:value-type="float" office:value="5460" calcext:value-type="float">
            <text:p>5460</text:p>
          </table:table-cell>
          <table:table-cell office:value-type="float" office:value="13" calcext:value-type="float">
            <text:p>13,00</text:p>
          </table:table-cell>
          <table:table-cell office:value-type="float" office:value="237.391304347826" calcext:value-type="float">
            <text:p>237,39</text:p>
          </table:table-cell>
          <table:table-cell office:value-type="float" office:value="405" calcext:value-type="float">
            <text:p>405</text:p>
          </table:table-cell>
          <table:table-cell office:value-type="float" office:value="6843" calcext:value-type="float">
            <text:p>6843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297.521739130435" calcext:value-type="float">
            <text:p>297,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5756" calcext:value-type="float">
            <text:p>5756</text:p>
          </table:table-cell>
          <table:table-cell office:value-type="float" office:value="12.8695652173913" calcext:value-type="float">
            <text:p>12,87</text:p>
          </table:table-cell>
          <table:table-cell office:value-type="float" office:value="250.260869565217" calcext:value-type="float">
            <text:p>250,26</text:p>
          </table:table-cell>
          <table:table-cell office:value-type="float" office:value="406" calcext:value-type="float">
            <text:p>406</text:p>
          </table:table-cell>
          <table:table-cell office:value-type="float" office:value="7249" calcext:value-type="float">
            <text:p>7249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315.173913043478" calcext:value-type="float">
            <text:p>315,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float" office:value="6066" calcext:value-type="float">
            <text:p>6066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263.739130434783" calcext:value-type="float">
            <text:p>263,74</text:p>
          </table:table-cell>
          <table:table-cell office:value-type="float" office:value="416" calcext:value-type="float">
            <text:p>416</text:p>
          </table:table-cell>
          <table:table-cell office:value-type="float" office:value="7665" calcext:value-type="float">
            <text:p>766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333.260869565217" calcext:value-type="float">
            <text:p>333,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office:value-type="float" office:value="6372" calcext:value-type="float">
            <text:p>6372</text:p>
          </table:table-cell>
          <table:table-cell office:value-type="float" office:value="13.304347826087" calcext:value-type="float">
            <text:p>13,30</text:p>
          </table:table-cell>
          <table:table-cell office:value-type="float" office:value="277.04347826087" calcext:value-type="float">
            <text:p>277,04</text:p>
          </table:table-cell>
          <table:table-cell office:value-type="float" office:value="142" calcext:value-type="float">
            <text:p>142</text:p>
          </table:table-cell>
          <table:table-cell office:value-type="float" office:value="7807" calcext:value-type="float">
            <text:p>7807</text:p>
          </table:table-cell>
          <table:table-cell office:value-type="float" office:value="6.17391304347826" calcext:value-type="float">
            <text:p>6,17</text:p>
          </table:table-cell>
          <table:table-cell office:value-type="float" office:value="339.434782608696" calcext:value-type="float">
            <text:p>339,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461" calcext:value-type="float">
            <text:p>6461</text:p>
          </table:table-cell>
          <table:table-cell office:value-type="float" office:value="3.8695652173913" calcext:value-type="float">
            <text:p>3,87</text:p>
          </table:table-cell>
          <table:table-cell office:value-type="float" office:value="280.913043478261" calcext:value-type="float">
            <text:p>280,91</text:p>
          </table:table-cell>
          <table:table-cell office:value-type="float" office:value="147" calcext:value-type="float">
            <text:p>147</text:p>
          </table:table-cell>
          <table:table-cell office:value-type="float" office:value="7954" calcext:value-type="float">
            <text:p>7954</text:p>
          </table:table-cell>
          <table:table-cell office:value-type="float" office:value="6.39130434782609" calcext:value-type="float">
            <text:p>6,39</text:p>
          </table:table-cell>
          <table:table-cell office:value-type="float" office:value="345.826086956522" calcext:value-type="float">
            <text:p>345,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6555" calcext:value-type="float">
            <text:p>6555</text:p>
          </table:table-cell>
          <table:table-cell office:value-type="float" office:value="4.08695652173913" calcext:value-type="float">
            <text:p>4,09</text:p>
          </table:table-cell>
          <table:table-cell office:value-type="float" office:value="285" calcext:value-type="float">
            <text:p>285,00</text:p>
          </table:table-cell>
          <table:table-cell office:value-type="float" office:value="413" calcext:value-type="float">
            <text:p>413</text:p>
          </table:table-cell>
          <table:table-cell office:value-type="float" office:value="8367" calcext:value-type="float">
            <text:p>836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363.782608695652" calcext:value-type="float">
            <text:p>363,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7" calcext:value-type="float">
            <text:p>307</text:p>
          </table:table-cell>
          <table:table-cell office:value-type="float" office:value="6862" calcext:value-type="float">
            <text:p>6862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298.347826086956" calcext:value-type="float">
            <text:p>298,35</text:p>
          </table:table-cell>
          <table:table-cell office:value-type="float" office:value="145" calcext:value-type="float">
            <text:p>145</text:p>
          </table:table-cell>
          <table:table-cell office:value-type="float" office:value="8512" calcext:value-type="float">
            <text:p>8512</text:p>
          </table:table-cell>
          <table:table-cell office:value-type="float" office:value="6.30434782608696" calcext:value-type="float">
            <text:p>6,30</text:p>
          </table:table-cell>
          <table:table-cell office:value-type="float" office:value="370.086956521739" calcext:value-type="float">
            <text:p>370,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952" calcext:value-type="float">
            <text:p>6952</text:p>
          </table:table-cell>
          <table:table-cell office:value-type="float" office:value="3.91304347826087" calcext:value-type="float">
            <text:p>3,91</text:p>
          </table:table-cell>
          <table:table-cell office:value-type="float" office:value="302.260869565217" calcext:value-type="float">
            <text:p>302,26</text:p>
          </table:table-cell>
          <table:table-cell office:value-type="float" office:value="145" calcext:value-type="float">
            <text:p>145</text:p>
          </table:table-cell>
          <table:table-cell office:value-type="float" office:value="8657" calcext:value-type="float">
            <text:p>8657</text:p>
          </table:table-cell>
          <table:table-cell office:value-type="float" office:value="6.30434782608696" calcext:value-type="float">
            <text:p>6,30</text:p>
          </table:table-cell>
          <table:table-cell office:value-type="float" office:value="376.391304347826" calcext:value-type="float">
            <text:p>376,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7043" calcext:value-type="float">
            <text:p>7043</text:p>
          </table:table-cell>
          <table:table-cell office:value-type="float" office:value="3.95652173913043" calcext:value-type="float">
            <text:p>3,96</text:p>
          </table:table-cell>
          <table:table-cell office:value-type="float" office:value="306.217391304348" calcext:value-type="float">
            <text:p>306,22</text:p>
          </table:table-cell>
          <table:table-cell office:value-type="float" office:value="151" calcext:value-type="float">
            <text:p>151</text:p>
          </table:table-cell>
          <table:table-cell office:value-type="float" office:value="8808" calcext:value-type="float">
            <text:p>8808</text:p>
          </table:table-cell>
          <table:table-cell office:value-type="float" office:value="6.56521739130435" calcext:value-type="float">
            <text:p>6,57</text:p>
          </table:table-cell>
          <table:table-cell office:value-type="float" office:value="382.95652173913" calcext:value-type="float">
            <text:p>382,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7136" calcext:value-type="float">
            <text:p>7136</text:p>
          </table:table-cell>
          <table:table-cell office:value-type="float" office:value="4.04347826086957" calcext:value-type="float">
            <text:p>4,04</text:p>
          </table:table-cell>
          <table:table-cell office:value-type="float" office:value="310.260869565217" calcext:value-type="float">
            <text:p>310,26</text:p>
          </table:table-cell>
          <table:table-cell office:value-type="float" office:value="149" calcext:value-type="float">
            <text:p>149</text:p>
          </table:table-cell>
          <table:table-cell office:value-type="float" office:value="8957" calcext:value-type="float">
            <text:p>8957</text:p>
          </table:table-cell>
          <table:table-cell office:value-type="float" office:value="6.47826086956522" calcext:value-type="float">
            <text:p>6,48</text:p>
          </table:table-cell>
          <table:table-cell office:value-type="float" office:value="389.434782608696" calcext:value-type="float">
            <text:p>389,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7229" calcext:value-type="float">
            <text:p>7229</text:p>
          </table:table-cell>
          <table:table-cell office:value-type="float" office:value="4.04347826086957" calcext:value-type="float">
            <text:p>4,04</text:p>
          </table:table-cell>
          <table:table-cell office:value-type="float" office:value="314.304347826087" calcext:value-type="float">
            <text:p>314,30</text:p>
          </table:table-cell>
          <table:table-cell office:value-type="float" office:value="413" calcext:value-type="float">
            <text:p>413</text:p>
          </table:table-cell>
          <table:table-cell office:value-type="float" office:value="9370" calcext:value-type="float">
            <text:p>9370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07.391304347826" calcext:value-type="float">
            <text:p>407,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office:value-type="float" office:value="7535" calcext:value-type="float">
            <text:p>7535</text:p>
          </table:table-cell>
          <table:table-cell office:value-type="float" office:value="13.304347826087" calcext:value-type="float">
            <text:p>13,30</text:p>
          </table:table-cell>
          <table:table-cell office:value-type="float" office:value="327.608695652174" calcext:value-type="float">
            <text:p>327,61</text:p>
          </table:table-cell>
          <table:table-cell office:value-type="float" office:value="144" calcext:value-type="float">
            <text:p>144</text:p>
          </table:table-cell>
          <table:table-cell office:value-type="float" office:value="9514" calcext:value-type="float">
            <text:p>9514</text:p>
          </table:table-cell>
          <table:table-cell office:value-type="float" office:value="6.26086956521739" calcext:value-type="float">
            <text:p>6,26</text:p>
          </table:table-cell>
          <table:table-cell office:value-type="float" office:value="413.652173913043" calcext:value-type="float">
            <text:p>413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7624" calcext:value-type="float">
            <text:p>7624</text:p>
          </table:table-cell>
          <table:table-cell office:value-type="float" office:value="3.8695652173913" calcext:value-type="float">
            <text:p>3,87</text:p>
          </table:table-cell>
          <table:table-cell office:value-type="float" office:value="331.478260869565" calcext:value-type="float">
            <text:p>331,48</text:p>
          </table:table-cell>
          <table:table-cell office:value-type="float" office:value="404" calcext:value-type="float">
            <text:p>404</text:p>
          </table:table-cell>
          <table:table-cell office:value-type="float" office:value="9918" calcext:value-type="float">
            <text:p>9918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431.217391304348" calcext:value-type="float">
            <text:p>431,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office:value-type="float" office:value="7923" calcext:value-type="float">
            <text:p>7923</text:p>
          </table:table-cell>
          <table:table-cell office:value-type="float" office:value="13" calcext:value-type="float">
            <text:p>13,00</text:p>
          </table:table-cell>
          <table:table-cell office:value-type="float" office:value="344.478260869565" calcext:value-type="float">
            <text:p>344,48</text:p>
          </table:table-cell>
          <table:table-cell office:value-type="float" office:value="143" calcext:value-type="float">
            <text:p>143</text:p>
          </table:table-cell>
          <table:table-cell office:value-type="float" office:value="10061" calcext:value-type="float">
            <text:p>10061</text:p>
          </table:table-cell>
          <table:table-cell office:value-type="float" office:value="6.21739130434783" calcext:value-type="float">
            <text:p>6,22</text:p>
          </table:table-cell>
          <table:table-cell office:value-type="float" office:value="437.434782608696" calcext:value-type="float">
            <text:p>437,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13" calcext:value-type="float">
            <text:p>8013</text:p>
          </table:table-cell>
          <table:table-cell office:value-type="float" office:value="3.91304347826087" calcext:value-type="float">
            <text:p>3,91</text:p>
          </table:table-cell>
          <table:table-cell office:value-type="float" office:value="348.391304347826" calcext:value-type="float">
            <text:p>348,39</text:p>
          </table:table-cell>
          <table:table-cell office:value-type="float" office:value="144" calcext:value-type="float">
            <text:p>144</text:p>
          </table:table-cell>
          <table:table-cell office:value-type="float" office:value="10205" calcext:value-type="float">
            <text:p>10205</text:p>
          </table:table-cell>
          <table:table-cell office:value-type="float" office:value="6.26086956521739" calcext:value-type="float">
            <text:p>6,26</text:p>
          </table:table-cell>
          <table:table-cell office:value-type="float" office:value="443.695652173913" calcext:value-type="float">
            <text:p>443,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8103" calcext:value-type="float">
            <text:p>8103</text:p>
          </table:table-cell>
          <table:table-cell office:value-type="float" office:value="3.91304347826087" calcext:value-type="float">
            <text:p>3,91</text:p>
          </table:table-cell>
          <table:table-cell office:value-type="float" office:value="352.304347826087" calcext:value-type="float">
            <text:p>352,30</text:p>
          </table:table-cell>
          <table:table-cell office:value-type="float" office:value="144" calcext:value-type="float">
            <text:p>144</text:p>
          </table:table-cell>
          <table:table-cell office:value-type="float" office:value="10349" calcext:value-type="float">
            <text:p>10349</text:p>
          </table:table-cell>
          <table:table-cell office:value-type="float" office:value="6.26086956521739" calcext:value-type="float">
            <text:p>6,26</text:p>
          </table:table-cell>
          <table:table-cell office:value-type="float" office:value="449.95652173913" calcext:value-type="float">
            <text:p>449,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5" calcext:value-type="float">
            <text:p>305</text:p>
          </table:table-cell>
          <table:table-cell office:value-type="float" office:value="8408" calcext:value-type="float">
            <text:p>8408</text:p>
          </table:table-cell>
          <table:table-cell office:value-type="float" office:value="13.2608695652174" calcext:value-type="float">
            <text:p>13,26</text:p>
          </table:table-cell>
          <table:table-cell office:value-type="float" office:value="365.565217391304" calcext:value-type="float">
            <text:p>365,57</text:p>
          </table:table-cell>
          <table:table-cell office:value-type="float" office:value="143" calcext:value-type="float">
            <text:p>143</text:p>
          </table:table-cell>
          <table:table-cell office:value-type="float" office:value="10492" calcext:value-type="float">
            <text:p>10492</text:p>
          </table:table-cell>
          <table:table-cell office:value-type="float" office:value="6.21739130434783" calcext:value-type="float">
            <text:p>6,22</text:p>
          </table:table-cell>
          <table:table-cell office:value-type="float" office:value="456.173913043478" calcext:value-type="float">
            <text:p>456,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8499" calcext:value-type="float">
            <text:p>8499</text:p>
          </table:table-cell>
          <table:table-cell office:value-type="float" office:value="3.95652173913043" calcext:value-type="float">
            <text:p>3,96</text:p>
          </table:table-cell>
          <table:table-cell office:value-type="float" office:value="369.521739130435" calcext:value-type="float">
            <text:p>369,52</text:p>
          </table:table-cell>
          <table:table-cell office:value-type="float" office:value="147" calcext:value-type="float">
            <text:p>147</text:p>
          </table:table-cell>
          <table:table-cell office:value-type="float" office:value="10639" calcext:value-type="float">
            <text:p>10639</text:p>
          </table:table-cell>
          <table:table-cell office:value-type="float" office:value="6.39130434782609" calcext:value-type="float">
            <text:p>6,39</text:p>
          </table:table-cell>
          <table:table-cell office:value-type="float" office:value="462.565217391304" calcext:value-type="float">
            <text:p>462,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8589" calcext:value-type="float">
            <text:p>8589</text:p>
          </table:table-cell>
          <table:table-cell office:value-type="float" office:value="3.91304347826087" calcext:value-type="float">
            <text:p>3,91</text:p>
          </table:table-cell>
          <table:table-cell office:value-type="float" office:value="373.434782608696" calcext:value-type="float">
            <text:p>373,43</text:p>
          </table:table-cell>
          <table:table-cell office:value-type="float" office:value="409" calcext:value-type="float">
            <text:p>409</text:p>
          </table:table-cell>
          <table:table-cell office:value-type="float" office:value="11048" calcext:value-type="float">
            <text:p>1104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480.347826086956" calcext:value-type="float">
            <text:p>480,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7" calcext:value-type="float">
            <text:p>307</text:p>
          </table:table-cell>
          <table:table-cell office:value-type="float" office:value="8896" calcext:value-type="float">
            <text:p>8896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386.782608695652" calcext:value-type="float">
            <text:p>386,78</text:p>
          </table:table-cell>
          <table:table-cell office:value-type="float" office:value="413" calcext:value-type="float">
            <text:p>413</text:p>
          </table:table-cell>
          <table:table-cell office:value-type="float" office:value="11461" calcext:value-type="float">
            <text:p>11461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98.304347826087" calcext:value-type="float">
            <text:p>498,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5" calcext:value-type="float">
            <text:p>305</text:p>
          </table:table-cell>
          <table:table-cell office:value-type="float" office:value="9201" calcext:value-type="float">
            <text:p>9201</text:p>
          </table:table-cell>
          <table:table-cell office:value-type="float" office:value="13.2608695652174" calcext:value-type="float">
            <text:p>13,26</text:p>
          </table:table-cell>
          <table:table-cell office:value-type="float" office:value="400.04347826087" calcext:value-type="float">
            <text:p>400,04</text:p>
          </table:table-cell>
          <table:table-cell office:value-type="float" office:value="407" calcext:value-type="float">
            <text:p>407</text:p>
          </table:table-cell>
          <table:table-cell office:value-type="float" office:value="11868" calcext:value-type="float">
            <text:p>11868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516" calcext:value-type="float">
            <text:p>516,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" calcext:value-type="float">
            <text:p>421</text:p>
          </table:table-cell>
          <table:table-cell office:value-type="float" office:value="9622" calcext:value-type="float">
            <text:p>9622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418.347826086956" calcext:value-type="float">
            <text:p>418,35</text:p>
          </table:table-cell>
          <table:table-cell office:value-type="float" office:value="384" calcext:value-type="float">
            <text:p>384</text:p>
          </table:table-cell>
          <table:table-cell office:value-type="float" office:value="12252" calcext:value-type="float">
            <text:p>12252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532.695652173913" calcext:value-type="float">
            <text:p>532,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4" calcext:value-type="float">
            <text:p>414</text:p>
          </table:table-cell>
          <table:table-cell office:value-type="float" office:value="10036" calcext:value-type="float">
            <text:p>10036</text:p>
          </table:table-cell>
          <table:table-cell office:value-type="float" office:value="18" calcext:value-type="float">
            <text:p>18,00</text:p>
          </table:table-cell>
          <table:table-cell office:value-type="float" office:value="436.347826086957" calcext:value-type="float">
            <text:p>436,35</text:p>
          </table:table-cell>
          <table:table-cell office:value-type="float" office:value="410" calcext:value-type="float">
            <text:p>410</text:p>
          </table:table-cell>
          <table:table-cell office:value-type="float" office:value="12662" calcext:value-type="float">
            <text:p>1266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550.521739130435" calcext:value-type="float">
            <text:p>550,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3" calcext:value-type="float">
            <text:p>343</text:p>
          </table:table-cell>
          <table:table-cell office:value-type="float" office:value="10379" calcext:value-type="float">
            <text:p>10379</text:p>
          </table:table-cell>
          <table:table-cell office:value-type="float" office:value="14.9130434782609" calcext:value-type="float">
            <text:p>14,91</text:p>
          </table:table-cell>
          <table:table-cell office:value-type="float" office:value="451.260869565217" calcext:value-type="float">
            <text:p>451,26</text:p>
          </table:table-cell>
          <table:table-cell office:value-type="float" office:value="412" calcext:value-type="float">
            <text:p>412</text:p>
          </table:table-cell>
          <table:table-cell office:value-type="float" office:value="13074" calcext:value-type="float">
            <text:p>1307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68.434782608696" calcext:value-type="float">
            <text:p>568,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9" calcext:value-type="float">
            <text:p>319</text:p>
          </table:table-cell>
          <table:table-cell office:value-type="float" office:value="10698" calcext:value-type="float">
            <text:p>10698</text:p>
          </table:table-cell>
          <table:table-cell office:value-type="float" office:value="13.8695652173913" calcext:value-type="float">
            <text:p>13,87</text:p>
          </table:table-cell>
          <table:table-cell office:value-type="float" office:value="465.130434782609" calcext:value-type="float">
            <text:p>465,13</text:p>
          </table:table-cell>
          <table:table-cell office:value-type="float" office:value="407" calcext:value-type="float">
            <text:p>407</text:p>
          </table:table-cell>
          <table:table-cell office:value-type="float" office:value="13481" calcext:value-type="float">
            <text:p>1348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586.130434782609" calcext:value-type="float">
            <text:p>586,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9" calcext:value-type="float">
            <text:p>319</text:p>
          </table:table-cell>
          <table:table-cell office:value-type="float" office:value="11017" calcext:value-type="float">
            <text:p>11017</text:p>
          </table:table-cell>
          <table:table-cell office:value-type="float" office:value="13.8695652173913" calcext:value-type="float">
            <text:p>13,87</text:p>
          </table:table-cell>
          <table:table-cell office:value-type="float" office:value="479" calcext:value-type="float">
            <text:p>479,00</text:p>
          </table:table-cell>
          <table:table-cell office:value-type="float" office:value="405" calcext:value-type="float">
            <text:p>405</text:p>
          </table:table-cell>
          <table:table-cell office:value-type="float" office:value="13886" calcext:value-type="float">
            <text:p>13886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603.739130434782" calcext:value-type="float">
            <text:p>603,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office:value-type="float" office:value="11334" calcext:value-type="float">
            <text:p>11334</text:p>
          </table:table-cell>
          <table:table-cell office:value-type="float" office:value="13.7826086956522" calcext:value-type="float">
            <text:p>13,78</text:p>
          </table:table-cell>
          <table:table-cell office:value-type="float" office:value="492.782608695652" calcext:value-type="float">
            <text:p>492,78</text:p>
          </table:table-cell>
          <table:table-cell office:value-type="float" office:value="408" calcext:value-type="float">
            <text:p>408</text:p>
          </table:table-cell>
          <table:table-cell office:value-type="float" office:value="14294" calcext:value-type="float">
            <text:p>1429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21.478260869565" calcext:value-type="float">
            <text:p>621,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office:value-type="float" office:value="11658" calcext:value-type="float">
            <text:p>11658</text:p>
          </table:table-cell>
          <table:table-cell office:value-type="float" office:value="14.0869565217391" calcext:value-type="float">
            <text:p>14,09</text:p>
          </table:table-cell>
          <table:table-cell office:value-type="float" office:value="506.869565217391" calcext:value-type="float">
            <text:p>506,87</text:p>
          </table:table-cell>
          <table:table-cell office:value-type="float" office:value="407" calcext:value-type="float">
            <text:p>407</text:p>
          </table:table-cell>
          <table:table-cell office:value-type="float" office:value="14701" calcext:value-type="float">
            <text:p>1470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639.173913043478" calcext:value-type="float">
            <text:p>639,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3" calcext:value-type="float">
            <text:p>313</text:p>
          </table:table-cell>
          <table:table-cell office:value-type="float" office:value="11971" calcext:value-type="float">
            <text:p>11971</text:p>
          </table:table-cell>
          <table:table-cell office:value-type="float" office:value="13.6086956521739" calcext:value-type="float">
            <text:p>13,61</text:p>
          </table:table-cell>
          <table:table-cell office:value-type="float" office:value="520.478260869565" calcext:value-type="float">
            <text:p>520,48</text:p>
          </table:table-cell>
          <table:table-cell office:value-type="float" office:value="416" calcext:value-type="float">
            <text:p>416</text:p>
          </table:table-cell>
          <table:table-cell office:value-type="float" office:value="15117" calcext:value-type="float">
            <text:p>15117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657.260869565217" calcext:value-type="float">
            <text:p>657,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office:value-type="float" office:value="12281" calcext:value-type="float">
            <text:p>12281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533.95652173913" calcext:value-type="float">
            <text:p>533,96</text:p>
          </table:table-cell>
          <table:table-cell office:value-type="float" office:value="414" calcext:value-type="float">
            <text:p>414</text:p>
          </table:table-cell>
          <table:table-cell office:value-type="float" office:value="15531" calcext:value-type="float">
            <text:p>15531</text:p>
          </table:table-cell>
          <table:table-cell office:value-type="float" office:value="18" calcext:value-type="float">
            <text:p>18,00</text:p>
          </table:table-cell>
          <table:table-cell office:value-type="float" office:value="675.260869565217" calcext:value-type="float">
            <text:p>675,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1" calcext:value-type="float">
            <text:p>311</text:p>
          </table:table-cell>
          <table:table-cell office:value-type="float" office:value="12592" calcext:value-type="float">
            <text:p>12592</text:p>
          </table:table-cell>
          <table:table-cell office:value-type="float" office:value="13.5217391304348" calcext:value-type="float">
            <text:p>13,52</text:p>
          </table:table-cell>
          <table:table-cell office:value-type="float" office:value="547.478260869565" calcext:value-type="float">
            <text:p>547,48</text:p>
          </table:table-cell>
          <table:table-cell office:value-type="float" office:value="409" calcext:value-type="float">
            <text:p>409</text:p>
          </table:table-cell>
          <table:table-cell office:value-type="float" office:value="15940" calcext:value-type="float">
            <text:p>1594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93.043478260869" calcext:value-type="float">
            <text:p>693,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  <table:table-cell office:value-type="float" office:value="12900" calcext:value-type="float">
            <text:p>12900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560.869565217391" calcext:value-type="float">
            <text:p>560,87</text:p>
          </table:table-cell>
          <table:table-cell office:value-type="float" office:value="421" calcext:value-type="float">
            <text:p>421</text:p>
          </table:table-cell>
          <table:table-cell office:value-type="float" office:value="16361" calcext:value-type="float">
            <text:p>16361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711.347826086956" calcext:value-type="float">
            <text:p>711,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2" calcext:value-type="float">
            <text:p>312</text:p>
          </table:table-cell>
          <table:table-cell office:value-type="float" office:value="13212" calcext:value-type="float">
            <text:p>13212</text:p>
          </table:table-cell>
          <table:table-cell office:value-type="float" office:value="13.5652173913043" calcext:value-type="float">
            <text:p>13,57</text:p>
          </table:table-cell>
          <table:table-cell office:value-type="float" office:value="574.434782608696" calcext:value-type="float">
            <text:p>574,43</text:p>
          </table:table-cell>
          <table:table-cell office:value-type="float" office:value="412" calcext:value-type="float">
            <text:p>412</text:p>
          </table:table-cell>
          <table:table-cell office:value-type="float" office:value="16773" calcext:value-type="float">
            <text:p>1677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29.260869565217" calcext:value-type="float">
            <text:p>729,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0" calcext:value-type="float">
            <text:p>310</text:p>
          </table:table-cell>
          <table:table-cell office:value-type="float" office:value="13522" calcext:value-type="float">
            <text:p>13522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587.913043478261" calcext:value-type="float">
            <text:p>587,91</text:p>
          </table:table-cell>
          <table:table-cell office:value-type="float" office:value="406" calcext:value-type="float">
            <text:p>406</text:p>
          </table:table-cell>
          <table:table-cell office:value-type="float" office:value="17179" calcext:value-type="float">
            <text:p>17179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746.913043478261" calcext:value-type="float">
            <text:p>746,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7" calcext:value-type="float">
            <text:p>307</text:p>
          </table:table-cell>
          <table:table-cell office:value-type="float" office:value="13829" calcext:value-type="float">
            <text:p>13829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601.260869565217" calcext:value-type="float">
            <text:p>601,26</text:p>
          </table:table-cell>
          <table:table-cell office:value-type="float" office:value="413" calcext:value-type="float">
            <text:p>413</text:p>
          </table:table-cell>
          <table:table-cell office:value-type="float" office:value="17592" calcext:value-type="float">
            <text:p>1759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764.869565217391" calcext:value-type="float">
            <text:p>764,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office:value-type="float" office:value="14138" calcext:value-type="float">
            <text:p>14138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614.695652173913" calcext:value-type="float">
            <text:p>614,70</text:p>
          </table:table-cell>
          <table:table-cell office:value-type="float" office:value="405" calcext:value-type="float">
            <text:p>405</text:p>
          </table:table-cell>
          <table:table-cell office:value-type="float" office:value="17997" calcext:value-type="float">
            <text:p>17997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782.478260869565" calcext:value-type="float">
            <text:p>782,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9" calcext:value-type="float">
            <text:p>309</text:p>
          </table:table-cell>
          <table:table-cell office:value-type="float" office:value="14447" calcext:value-type="float">
            <text:p>14447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628.130434782609" calcext:value-type="float">
            <text:p>628,13</text:p>
          </table:table-cell>
          <table:table-cell office:value-type="float" office:value="342" calcext:value-type="float">
            <text:p>342</text:p>
          </table:table-cell>
          <table:table-cell office:value-type="float" office:value="18339" calcext:value-type="float">
            <text:p>18339</text:p>
          </table:table-cell>
          <table:table-cell office:value-type="float" office:value="14.8695652173913" calcext:value-type="float">
            <text:p>14,87</text:p>
          </table:table-cell>
          <table:table-cell office:value-type="float" office:value="797.347826086956" calcext:value-type="float">
            <text:p>797,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8" calcext:value-type="float">
            <text:p>448</text:p>
          </table:table-cell>
          <table:table-cell office:value-type="float" office:value="14895" calcext:value-type="float">
            <text:p>14895</text:p>
          </table:table-cell>
          <table:table-cell office:value-type="float" office:value="19.4782608695652" calcext:value-type="float">
            <text:p>19,48</text:p>
          </table:table-cell>
          <table:table-cell office:value-type="float" office:value="647.608695652174" calcext:value-type="float">
            <text:p>647,61</text:p>
          </table:table-cell>
          <table:table-cell office:value-type="float" office:value="407" calcext:value-type="float">
            <text:p>407</text:p>
          </table:table-cell>
          <table:table-cell office:value-type="float" office:value="18746" calcext:value-type="float">
            <text:p>18746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815.043478260869" calcext:value-type="float">
            <text:p>815,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8" calcext:value-type="float">
            <text:p>308</text:p>
          </table:table-cell>
          <table:table-cell office:value-type="float" office:value="15203" calcext:value-type="float">
            <text:p>15203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661" calcext:value-type="float">
            <text:p>661,00</text:p>
          </table:table-cell>
          <table:table-cell office:value-type="float" office:value="418" calcext:value-type="float">
            <text:p>418</text:p>
          </table:table-cell>
          <table:table-cell office:value-type="float" office:value="19164" calcext:value-type="float">
            <text:p>19164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833.217391304347" calcext:value-type="float">
            <text:p>833,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15513" calcext:value-type="float">
            <text:p>15513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674.478260869565" calcext:value-type="float">
            <text:p>674,48</text:p>
          </table:table-cell>
          <table:table-cell office:value-type="float" office:value="412" calcext:value-type="float">
            <text:p>412</text:p>
          </table:table-cell>
          <table:table-cell office:value-type="float" office:value="19576" calcext:value-type="float">
            <text:p>1957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51.130434782608" calcext:value-type="float">
            <text:p>851,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15821" calcext:value-type="float">
            <text:p>15821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687.869565217391" calcext:value-type="float">
            <text:p>687,87</text:p>
          </table:table-cell>
          <table:table-cell office:value-type="float" office:value="411" calcext:value-type="float">
            <text:p>411</text:p>
          </table:table-cell>
          <table:table-cell office:value-type="float" office:value="19987" calcext:value-type="float">
            <text:p>1998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869" calcext:value-type="float">
            <text:p>869,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office:value-type="float" office:value="16127" calcext:value-type="float">
            <text:p>16127</text:p>
          </table:table-cell>
          <table:table-cell office:value-type="float" office:value="13.304347826087" calcext:value-type="float">
            <text:p>13,30</text:p>
          </table:table-cell>
          <table:table-cell office:value-type="float" office:value="701.173913043478" calcext:value-type="float">
            <text:p>701,17</text:p>
          </table:table-cell>
          <table:table-cell office:value-type="float" office:value="386" calcext:value-type="float">
            <text:p>386</text:p>
          </table:table-cell>
          <table:table-cell office:value-type="float" office:value="20373" calcext:value-type="float">
            <text:p>20373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885.782608695652" calcext:value-type="float">
            <text:p>885,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8" calcext:value-type="float">
            <text:p>308</text:p>
          </table:table-cell>
          <table:table-cell office:value-type="float" office:value="16435" calcext:value-type="float">
            <text:p>16435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714.565217391305" calcext:value-type="float">
            <text:p>714,57</text:p>
          </table:table-cell>
          <table:table-cell office:value-type="float" office:value="414" calcext:value-type="float">
            <text:p>414</text:p>
          </table:table-cell>
          <table:table-cell office:value-type="float" office:value="20787" calcext:value-type="float">
            <text:p>20787</text:p>
          </table:table-cell>
          <table:table-cell office:value-type="float" office:value="18" calcext:value-type="float">
            <text:p>18,00</text:p>
          </table:table-cell>
          <table:table-cell office:value-type="float" office:value="903.782608695652" calcext:value-type="float">
            <text:p>903,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6" calcext:value-type="float">
            <text:p>456</text:p>
          </table:table-cell>
          <table:table-cell office:value-type="float" office:value="16891" calcext:value-type="float">
            <text:p>16891</text:p>
          </table:table-cell>
          <table:table-cell office:value-type="float" office:value="19.8260869565217" calcext:value-type="float">
            <text:p>19,83</text:p>
          </table:table-cell>
          <table:table-cell office:value-type="float" office:value="734.391304347826" calcext:value-type="float">
            <text:p>734,39</text:p>
          </table:table-cell>
          <table:table-cell office:value-type="float" office:value="417" calcext:value-type="float">
            <text:p>417</text:p>
          </table:table-cell>
          <table:table-cell office:value-type="float" office:value="21204" calcext:value-type="float">
            <text:p>21204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921.91304347826" calcext:value-type="float">
            <text:p>921,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17199" calcext:value-type="float">
            <text:p>17199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747.782608695652" calcext:value-type="float">
            <text:p>747,78</text:p>
          </table:table-cell>
          <table:table-cell office:value-type="float" office:value="413" calcext:value-type="float">
            <text:p>413</text:p>
          </table:table-cell>
          <table:table-cell office:value-type="float" office:value="21617" calcext:value-type="float">
            <text:p>2161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39.869565217391" calcext:value-type="float">
            <text:p>939,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8" calcext:value-type="float">
            <text:p>308</text:p>
          </table:table-cell>
          <table:table-cell office:value-type="float" office:value="17507" calcext:value-type="float">
            <text:p>17507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761.173913043479" calcext:value-type="float">
            <text:p>761,17</text:p>
          </table:table-cell>
          <table:table-cell office:value-type="float" office:value="262" calcext:value-type="float">
            <text:p>262</text:p>
          </table:table-cell>
          <table:table-cell office:value-type="float" office:value="21879" calcext:value-type="float">
            <text:p>21879</text:p>
          </table:table-cell>
          <table:table-cell office:value-type="float" office:value="11.3913043478261" calcext:value-type="float">
            <text:p>11,39</text:p>
          </table:table-cell>
          <table:table-cell office:value-type="float" office:value="951.260869565217" calcext:value-type="float">
            <text:p>951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5" calcext:value-type="float">
            <text:p>305</text:p>
          </table:table-cell>
          <table:table-cell office:value-type="float" office:value="17812" calcext:value-type="float">
            <text:p>17812</text:p>
          </table:table-cell>
          <table:table-cell office:value-type="float" office:value="13.2608695652174" calcext:value-type="float">
            <text:p>13,26</text:p>
          </table:table-cell>
          <table:table-cell office:value-type="float" office:value="774.434782608696" calcext:value-type="float">
            <text:p>774,43</text:p>
          </table:table-cell>
          <table:table-cell office:value-type="float" office:value="417" calcext:value-type="float">
            <text:p>417</text:p>
          </table:table-cell>
          <table:table-cell office:value-type="float" office:value="22296" calcext:value-type="float">
            <text:p>22296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969.391304347826" calcext:value-type="float">
            <text:p>969,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8" calcext:value-type="float">
            <text:p>308</text:p>
          </table:table-cell>
          <table:table-cell office:value-type="float" office:value="18120" calcext:value-type="float">
            <text:p>18120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787.826086956522" calcext:value-type="float">
            <text:p>787,83</text:p>
          </table:table-cell>
          <table:table-cell office:value-type="float" office:value="411" calcext:value-type="float">
            <text:p>411</text:p>
          </table:table-cell>
          <table:table-cell office:value-type="float" office:value="22707" calcext:value-type="float">
            <text:p>2270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87.260869565217" calcext:value-type="float">
            <text:p>987,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9" calcext:value-type="float">
            <text:p>309</text:p>
          </table:table-cell>
          <table:table-cell office:value-type="float" office:value="18429" calcext:value-type="float">
            <text:p>18429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801.260869565218" calcext:value-type="float">
            <text:p>801,26</text:p>
          </table:table-cell>
          <table:table-cell office:value-type="float" office:value="416" calcext:value-type="float">
            <text:p>416</text:p>
          </table:table-cell>
          <table:table-cell office:value-type="float" office:value="23123" calcext:value-type="float">
            <text:p>23123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005.34782608696" calcext:value-type="float">
            <text:p>1005,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8" calcext:value-type="float">
            <text:p>308</text:p>
          </table:table-cell>
          <table:table-cell office:value-type="float" office:value="18737" calcext:value-type="float">
            <text:p>18737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814.652173913044" calcext:value-type="float">
            <text:p>814,65</text:p>
          </table:table-cell>
          <table:table-cell office:value-type="float" office:value="415" calcext:value-type="float">
            <text:p>415</text:p>
          </table:table-cell>
          <table:table-cell office:value-type="float" office:value="23538" calcext:value-type="float">
            <text:p>23538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023.39130434783" calcext:value-type="float">
            <text:p>1023,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8" calcext:value-type="float">
            <text:p>308</text:p>
          </table:table-cell>
          <table:table-cell office:value-type="float" office:value="19045" calcext:value-type="float">
            <text:p>19045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828.04347826087" calcext:value-type="float">
            <text:p>828,04</text:p>
          </table:table-cell>
          <table:table-cell office:value-type="float" office:value="418" calcext:value-type="float">
            <text:p>418</text:p>
          </table:table-cell>
          <table:table-cell office:value-type="float" office:value="23956" calcext:value-type="float">
            <text:p>23956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041.5652173913" calcext:value-type="float">
            <text:p>1041,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7" calcext:value-type="float">
            <text:p>307</text:p>
          </table:table-cell>
          <table:table-cell office:value-type="float" office:value="19352" calcext:value-type="float">
            <text:p>19352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841.391304347826" calcext:value-type="float">
            <text:p>841,39</text:p>
          </table:table-cell>
          <table:table-cell office:value-type="float" office:value="415" calcext:value-type="float">
            <text:p>415</text:p>
          </table:table-cell>
          <table:table-cell office:value-type="float" office:value="24371" calcext:value-type="float">
            <text:p>2437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059.60869565217" calcext:value-type="float">
            <text:p>1059,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float" office:value="19662" calcext:value-type="float">
            <text:p>19662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854.869565217392" calcext:value-type="float">
            <text:p>854,87</text:p>
          </table:table-cell>
          <table:table-cell office:value-type="float" office:value="412" calcext:value-type="float">
            <text:p>412</text:p>
          </table:table-cell>
          <table:table-cell office:value-type="float" office:value="24783" calcext:value-type="float">
            <text:p>2478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077.52173913043" calcext:value-type="float">
            <text:p>1077,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office:value-type="float" office:value="19968" calcext:value-type="float">
            <text:p>19968</text:p>
          </table:table-cell>
          <table:table-cell office:value-type="float" office:value="13.304347826087" calcext:value-type="float">
            <text:p>13,30</text:p>
          </table:table-cell>
          <table:table-cell office:value-type="float" office:value="868.173913043479" calcext:value-type="float">
            <text:p>868,17</text:p>
          </table:table-cell>
          <table:table-cell office:value-type="float" office:value="417" calcext:value-type="float">
            <text:p>417</text:p>
          </table:table-cell>
          <table:table-cell office:value-type="float" office:value="25200" calcext:value-type="float">
            <text:p>25200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095.65217391304" calcext:value-type="float">
            <text:p>1095,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20277" calcext:value-type="float">
            <text:p>20277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881.608695652174" calcext:value-type="float">
            <text:p>881,61</text:p>
          </table:table-cell>
          <table:table-cell office:value-type="float" office:value="415" calcext:value-type="float">
            <text:p>415</text:p>
          </table:table-cell>
          <table:table-cell office:value-type="float" office:value="25615" calcext:value-type="float">
            <text:p>25615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113.69565217391" calcext:value-type="float">
            <text:p>1113,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20586" calcext:value-type="float">
            <text:p>20586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895.04347826087" calcext:value-type="float">
            <text:p>895,04</text:p>
          </table:table-cell>
          <table:table-cell office:value-type="float" office:value="412" calcext:value-type="float">
            <text:p>412</text:p>
          </table:table-cell>
          <table:table-cell office:value-type="float" office:value="26027" calcext:value-type="float">
            <text:p>2602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131.60869565217" calcext:value-type="float">
            <text:p>1131,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office:value-type="float" office:value="20892" calcext:value-type="float">
            <text:p>20892</text:p>
          </table:table-cell>
          <table:table-cell office:value-type="float" office:value="13.304347826087" calcext:value-type="float">
            <text:p>13,30</text:p>
          </table:table-cell>
          <table:table-cell office:value-type="float" office:value="908.347826086957" calcext:value-type="float">
            <text:p>908,35</text:p>
          </table:table-cell>
          <table:table-cell office:value-type="float" office:value="407" calcext:value-type="float">
            <text:p>407</text:p>
          </table:table-cell>
          <table:table-cell office:value-type="float" office:value="26434" calcext:value-type="float">
            <text:p>26434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149.30434782609" calcext:value-type="float">
            <text:p>1149,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8" calcext:value-type="float">
            <text:p>308</text:p>
          </table:table-cell>
          <table:table-cell office:value-type="float" office:value="21200" calcext:value-type="float">
            <text:p>21200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921.739130434783" calcext:value-type="float">
            <text:p>921,74</text:p>
          </table:table-cell>
          <table:table-cell office:value-type="float" office:value="408" calcext:value-type="float">
            <text:p>408</text:p>
          </table:table-cell>
          <table:table-cell office:value-type="float" office:value="26842" calcext:value-type="float">
            <text:p>26842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167.04347826087" calcext:value-type="float">
            <text:p>1167,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21508" calcext:value-type="float">
            <text:p>21508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935.130434782609" calcext:value-type="float">
            <text:p>935,13</text:p>
          </table:table-cell>
          <table:table-cell office:value-type="float" office:value="417" calcext:value-type="float">
            <text:p>417</text:p>
          </table:table-cell>
          <table:table-cell office:value-type="float" office:value="27259" calcext:value-type="float">
            <text:p>27259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185.17391304348" calcext:value-type="float">
            <text:p>1185,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8" calcext:value-type="float">
            <text:p>308</text:p>
          </table:table-cell>
          <table:table-cell office:value-type="float" office:value="21816" calcext:value-type="float">
            <text:p>21816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948.521739130435" calcext:value-type="float">
            <text:p>948,52</text:p>
          </table:table-cell>
          <table:table-cell office:value-type="float" office:value="409" calcext:value-type="float">
            <text:p>409</text:p>
          </table:table-cell>
          <table:table-cell office:value-type="float" office:value="27668" calcext:value-type="float">
            <text:p>2766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202.95652173913" calcext:value-type="float">
            <text:p>1202,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5" calcext:value-type="float">
            <text:p>305</text:p>
          </table:table-cell>
          <table:table-cell office:value-type="float" office:value="22121" calcext:value-type="float">
            <text:p>22121</text:p>
          </table:table-cell>
          <table:table-cell office:value-type="float" office:value="13.2608695652174" calcext:value-type="float">
            <text:p>13,26</text:p>
          </table:table-cell>
          <table:table-cell office:value-type="float" office:value="961.782608695653" calcext:value-type="float">
            <text:p>961,78</text:p>
          </table:table-cell>
          <table:table-cell office:value-type="float" office:value="411" calcext:value-type="float">
            <text:p>411</text:p>
          </table:table-cell>
          <table:table-cell office:value-type="float" office:value="28079" calcext:value-type="float">
            <text:p>2807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20.82608695652" calcext:value-type="float">
            <text:p>1220,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9" calcext:value-type="float">
            <text:p>309</text:p>
          </table:table-cell>
          <table:table-cell office:value-type="float" office:value="22430" calcext:value-type="float">
            <text:p>22430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975.217391304348" calcext:value-type="float">
            <text:p>975,22</text:p>
          </table:table-cell>
          <table:table-cell office:value-type="float" office:value="411" calcext:value-type="float">
            <text:p>411</text:p>
          </table:table-cell>
          <table:table-cell office:value-type="float" office:value="28490" calcext:value-type="float">
            <text:p>2849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38.69565217391" calcext:value-type="float">
            <text:p>1238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22740" calcext:value-type="float">
            <text:p>22740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988.695652173914" calcext:value-type="float">
            <text:p>988,70</text:p>
          </table:table-cell>
          <table:table-cell office:value-type="float" office:value="411" calcext:value-type="float">
            <text:p>411</text:p>
          </table:table-cell>
          <table:table-cell office:value-type="float" office:value="28901" calcext:value-type="float">
            <text:p>2890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56.5652173913" calcext:value-type="float">
            <text:p>1256,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office:value-type="float" office:value="23046" calcext:value-type="float">
            <text:p>23046</text:p>
          </table:table-cell>
          <table:table-cell office:value-type="float" office:value="13.304347826087" calcext:value-type="float">
            <text:p>13,30</text:p>
          </table:table-cell>
          <table:table-cell office:value-type="float" office:value="1002" calcext:value-type="float">
            <text:p>1002,00</text:p>
          </table:table-cell>
          <table:table-cell office:value-type="float" office:value="408" calcext:value-type="float">
            <text:p>408</text:p>
          </table:table-cell>
          <table:table-cell office:value-type="float" office:value="29309" calcext:value-type="float">
            <text:p>29309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274.30434782609" calcext:value-type="float">
            <text:p>1274,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9" calcext:value-type="float">
            <text:p>309</text:p>
          </table:table-cell>
          <table:table-cell office:value-type="float" office:value="23355" calcext:value-type="float">
            <text:p>23355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1015.4347826087" calcext:value-type="float">
            <text:p>1015,43</text:p>
          </table:table-cell>
          <table:table-cell office:value-type="float" office:value="412" calcext:value-type="float">
            <text:p>412</text:p>
          </table:table-cell>
          <table:table-cell office:value-type="float" office:value="29721" calcext:value-type="float">
            <text:p>29721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92.21739130435" calcext:value-type="float">
            <text:p>1292,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9" calcext:value-type="float">
            <text:p>309</text:p>
          </table:table-cell>
          <table:table-cell office:value-type="float" office:value="23664" calcext:value-type="float">
            <text:p>23664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1028.86956521739" calcext:value-type="float">
            <text:p>1028,87</text:p>
          </table:table-cell>
          <table:table-cell office:value-type="float" office:value="412" calcext:value-type="float">
            <text:p>412</text:p>
          </table:table-cell>
          <table:table-cell office:value-type="float" office:value="30133" calcext:value-type="float">
            <text:p>3013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310.13043478261" calcext:value-type="float">
            <text:p>1310,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7" calcext:value-type="float">
            <text:p>307</text:p>
          </table:table-cell>
          <table:table-cell office:value-type="float" office:value="23971" calcext:value-type="float">
            <text:p>23971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042.21739130435" calcext:value-type="float">
            <text:p>1042,22</text:p>
          </table:table-cell>
          <table:table-cell office:value-type="float" office:value="367" calcext:value-type="float">
            <text:p>367</text:p>
          </table:table-cell>
          <table:table-cell office:value-type="float" office:value="30500" calcext:value-type="float">
            <text:p>30500</text:p>
          </table:table-cell>
          <table:table-cell office:value-type="float" office:value="15.9565217391304" calcext:value-type="float">
            <text:p>15,96</text:p>
          </table:table-cell>
          <table:table-cell office:value-type="float" office:value="1326.08695652174" calcext:value-type="float">
            <text:p>1326,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" calcext:value-type="float">
            <text:p>271</text:p>
          </table:table-cell>
          <table:table-cell office:value-type="float" office:value="24242" calcext:value-type="float">
            <text:p>24242</text:p>
          </table:table-cell>
          <table:table-cell office:value-type="float" office:value="11.7826086956522" calcext:value-type="float">
            <text:p>11,78</text:p>
          </table:table-cell>
          <table:table-cell office:value-type="float" office:value="1054" calcext:value-type="float">
            <text:p>1054,00</text:p>
          </table:table-cell>
          <table:table-cell office:value-type="float" office:value="150" calcext:value-type="float">
            <text:p>150</text:p>
          </table:table-cell>
          <table:table-cell office:value-type="float" office:value="30650" calcext:value-type="float">
            <text:p>30650</text:p>
          </table:table-cell>
          <table:table-cell office:value-type="float" office:value="6.52173913043478" calcext:value-type="float">
            <text:p>6,52</text:p>
          </table:table-cell>
          <table:table-cell office:value-type="float" office:value="1332.60869565217" calcext:value-type="float">
            <text:p>1332,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24343" calcext:value-type="float">
            <text:p>24343</text:p>
          </table:table-cell>
          <table:table-cell office:value-type="float" office:value="4.39130434782609" calcext:value-type="float">
            <text:p>4,39</text:p>
          </table:table-cell>
          <table:table-cell office:value-type="float" office:value="1058.39130434783" calcext:value-type="float">
            <text:p>1058,39</text:p>
          </table:table-cell>
          <table:table-cell office:value-type="float" office:value="372" calcext:value-type="float">
            <text:p>372</text:p>
          </table:table-cell>
          <table:table-cell office:value-type="float" office:value="31022" calcext:value-type="float">
            <text:p>31022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1348.78260869565" calcext:value-type="float">
            <text:p>1348,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  <table:table-cell office:value-type="float" office:value="24613" calcext:value-type="float">
            <text:p>24613</text:p>
          </table:table-cell>
          <table:table-cell office:value-type="float" office:value="11.7391304347826" calcext:value-type="float">
            <text:p>11,74</text:p>
          </table:table-cell>
          <table:table-cell office:value-type="float" office:value="1070.13043478261" calcext:value-type="float">
            <text:p>1070,13</text:p>
          </table:table-cell>
          <table:table-cell office:value-type="float" office:value="156" calcext:value-type="float">
            <text:p>156</text:p>
          </table:table-cell>
          <table:table-cell office:value-type="float" office:value="31178" calcext:value-type="float">
            <text:p>31178</text:p>
          </table:table-cell>
          <table:table-cell office:value-type="float" office:value="6.78260869565217" calcext:value-type="float">
            <text:p>6,78</text:p>
          </table:table-cell>
          <table:table-cell office:value-type="float" office:value="1355.5652173913" calcext:value-type="float">
            <text:p>1355,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24719" calcext:value-type="float">
            <text:p>24719</text:p>
          </table:table-cell>
          <table:table-cell office:value-type="float" office:value="4.60869565217391" calcext:value-type="float">
            <text:p>4,61</text:p>
          </table:table-cell>
          <table:table-cell office:value-type="float" office:value="1074.73913043478" calcext:value-type="float">
            <text:p>1074,74</text:p>
          </table:table-cell>
          <table:table-cell office:value-type="float" office:value="409" calcext:value-type="float">
            <text:p>409</text:p>
          </table:table-cell>
          <table:table-cell office:value-type="float" office:value="31587" calcext:value-type="float">
            <text:p>31587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73.34782608696" calcext:value-type="float">
            <text:p>1373,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7" calcext:value-type="float">
            <text:p>307</text:p>
          </table:table-cell>
          <table:table-cell office:value-type="float" office:value="25026" calcext:value-type="float">
            <text:p>25026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088.08695652174" calcext:value-type="float">
            <text:p>1088,09</text:p>
          </table:table-cell>
          <table:table-cell office:value-type="float" office:value="412" calcext:value-type="float">
            <text:p>412</text:p>
          </table:table-cell>
          <table:table-cell office:value-type="float" office:value="31999" calcext:value-type="float">
            <text:p>3199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391.26086956522" calcext:value-type="float">
            <text:p>1391,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8" calcext:value-type="float">
            <text:p>308</text:p>
          </table:table-cell>
          <table:table-cell office:value-type="float" office:value="25334" calcext:value-type="float">
            <text:p>25334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101.47826086957" calcext:value-type="float">
            <text:p>1101,48</text:p>
          </table:table-cell>
          <table:table-cell office:value-type="float" office:value="413" calcext:value-type="float">
            <text:p>413</text:p>
          </table:table-cell>
          <table:table-cell office:value-type="float" office:value="32412" calcext:value-type="float">
            <text:p>3241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409.21739130435" calcext:value-type="float">
            <text:p>1409,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8" calcext:value-type="float">
            <text:p>308</text:p>
          </table:table-cell>
          <table:table-cell office:value-type="float" office:value="25642" calcext:value-type="float">
            <text:p>25642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114.86956521739" calcext:value-type="float">
            <text:p>1114,87</text:p>
          </table:table-cell>
          <table:table-cell office:value-type="float" office:value="406" calcext:value-type="float">
            <text:p>406</text:p>
          </table:table-cell>
          <table:table-cell office:value-type="float" office:value="32818" calcext:value-type="float">
            <text:p>3281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426.86956521739" calcext:value-type="float">
            <text:p>1426,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7" calcext:value-type="float">
            <text:p>307</text:p>
          </table:table-cell>
          <table:table-cell office:value-type="float" office:value="25949" calcext:value-type="float">
            <text:p>25949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128.21739130435" calcext:value-type="float">
            <text:p>1128,22</text:p>
          </table:table-cell>
          <table:table-cell office:value-type="float" office:value="409" calcext:value-type="float">
            <text:p>409</text:p>
          </table:table-cell>
          <table:table-cell office:value-type="float" office:value="33227" calcext:value-type="float">
            <text:p>33227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444.65217391304" calcext:value-type="float">
            <text:p>1444,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7" calcext:value-type="float">
            <text:p>307</text:p>
          </table:table-cell>
          <table:table-cell office:value-type="float" office:value="26256" calcext:value-type="float">
            <text:p>26256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141.5652173913" calcext:value-type="float">
            <text:p>1141,57</text:p>
          </table:table-cell>
          <table:table-cell office:value-type="float" office:value="406" calcext:value-type="float">
            <text:p>406</text:p>
          </table:table-cell>
          <table:table-cell office:value-type="float" office:value="33633" calcext:value-type="float">
            <text:p>33633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462.30434782609" calcext:value-type="float">
            <text:p>1462,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8" calcext:value-type="float">
            <text:p>308</text:p>
          </table:table-cell>
          <table:table-cell office:value-type="float" office:value="26564" calcext:value-type="float">
            <text:p>26564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154.95652173913" calcext:value-type="float">
            <text:p>1154,96</text:p>
          </table:table-cell>
          <table:table-cell office:value-type="float" office:value="413" calcext:value-type="float">
            <text:p>413</text:p>
          </table:table-cell>
          <table:table-cell office:value-type="float" office:value="34046" calcext:value-type="float">
            <text:p>34046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480.26086956522" calcext:value-type="float">
            <text:p>1480,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9" calcext:value-type="float">
            <text:p>309</text:p>
          </table:table-cell>
          <table:table-cell office:value-type="float" office:value="26873" calcext:value-type="float">
            <text:p>26873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1168.39130434783" calcext:value-type="float">
            <text:p>1168,39</text:p>
          </table:table-cell>
          <table:table-cell office:value-type="float" office:value="406" calcext:value-type="float">
            <text:p>406</text:p>
          </table:table-cell>
          <table:table-cell office:value-type="float" office:value="34452" calcext:value-type="float">
            <text:p>34452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497.91304347826" calcext:value-type="float">
            <text:p>1497,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27158" calcext:value-type="float">
            <text:p>27158</text:p>
          </table:table-cell>
          <table:table-cell office:value-type="float" office:value="12.3913043478261" calcext:value-type="float">
            <text:p>12,39</text:p>
          </table:table-cell>
          <table:table-cell office:value-type="float" office:value="1180.78260869565" calcext:value-type="float">
            <text:p>1180,78</text:p>
          </table:table-cell>
          <table:table-cell office:value-type="float" office:value="407" calcext:value-type="float">
            <text:p>407</text:p>
          </table:table-cell>
          <table:table-cell office:value-type="float" office:value="34859" calcext:value-type="float">
            <text:p>34859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515.60869565217" calcext:value-type="float">
            <text:p>1515,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4" calcext:value-type="float">
            <text:p>434</text:p>
          </table:table-cell>
          <table:table-cell office:value-type="float" office:value="27592" calcext:value-type="float">
            <text:p>27592</text:p>
          </table:table-cell>
          <table:table-cell office:value-type="float" office:value="18.8695652173913" calcext:value-type="float">
            <text:p>18,87</text:p>
          </table:table-cell>
          <table:table-cell office:value-type="float" office:value="1199.65217391304" calcext:value-type="float">
            <text:p>1199,65</text:p>
          </table:table-cell>
          <table:table-cell office:value-type="float" office:value="405" calcext:value-type="float">
            <text:p>405</text:p>
          </table:table-cell>
          <table:table-cell office:value-type="float" office:value="35264" calcext:value-type="float">
            <text:p>35264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533.21739130435" calcext:value-type="float">
            <text:p>1533,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9" calcext:value-type="float">
            <text:p>309</text:p>
          </table:table-cell>
          <table:table-cell office:value-type="float" office:value="27901" calcext:value-type="float">
            <text:p>27901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1213.08695652174" calcext:value-type="float">
            <text:p>1213,09</text:p>
          </table:table-cell>
          <table:table-cell office:value-type="float" office:value="417" calcext:value-type="float">
            <text:p>417</text:p>
          </table:table-cell>
          <table:table-cell office:value-type="float" office:value="35681" calcext:value-type="float">
            <text:p>35681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551.34782608696" calcext:value-type="float">
            <text:p>1551,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7" calcext:value-type="float">
            <text:p>307</text:p>
          </table:table-cell>
          <table:table-cell office:value-type="float" office:value="28208" calcext:value-type="float">
            <text:p>28208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226.4347826087" calcext:value-type="float">
            <text:p>1226,43</text:p>
          </table:table-cell>
          <table:table-cell office:value-type="float" office:value="377" calcext:value-type="float">
            <text:p>377</text:p>
          </table:table-cell>
          <table:table-cell office:value-type="float" office:value="36058" calcext:value-type="float">
            <text:p>36058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1567.73913043478" calcext:value-type="float">
            <text:p>1567,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28515" calcext:value-type="float">
            <text:p>28515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239.78260869565" calcext:value-type="float">
            <text:p>1239,78</text:p>
          </table:table-cell>
          <table:table-cell office:value-type="float" office:value="415" calcext:value-type="float">
            <text:p>415</text:p>
          </table:table-cell>
          <table:table-cell office:value-type="float" office:value="36473" calcext:value-type="float">
            <text:p>36473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585.78260869565" calcext:value-type="float">
            <text:p>1585,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0" calcext:value-type="float">
            <text:p>310</text:p>
          </table:table-cell>
          <table:table-cell office:value-type="float" office:value="28825" calcext:value-type="float">
            <text:p>28825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1253.26086956522" calcext:value-type="float">
            <text:p>1253,26</text:p>
          </table:table-cell>
          <table:table-cell office:value-type="float" office:value="418" calcext:value-type="float">
            <text:p>418</text:p>
          </table:table-cell>
          <table:table-cell office:value-type="float" office:value="36891" calcext:value-type="float">
            <text:p>36891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603.95652173913" calcext:value-type="float">
            <text:p>1603,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29136" calcext:value-type="float">
            <text:p>29136</text:p>
          </table:table-cell>
          <table:table-cell office:value-type="float" office:value="13.5217391304348" calcext:value-type="float">
            <text:p>13,52</text:p>
          </table:table-cell>
          <table:table-cell office:value-type="float" office:value="1266.78260869565" calcext:value-type="float">
            <text:p>1266,78</text:p>
          </table:table-cell>
          <table:table-cell office:value-type="float" office:value="415" calcext:value-type="float">
            <text:p>415</text:p>
          </table:table-cell>
          <table:table-cell office:value-type="float" office:value="37306" calcext:value-type="float">
            <text:p>37306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622" calcext:value-type="float">
            <text:p>1622,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1" calcext:value-type="float">
            <text:p>311</text:p>
          </table:table-cell>
          <table:table-cell office:value-type="float" office:value="29447" calcext:value-type="float">
            <text:p>29447</text:p>
          </table:table-cell>
          <table:table-cell office:value-type="float" office:value="13.5217391304348" calcext:value-type="float">
            <text:p>13,52</text:p>
          </table:table-cell>
          <table:table-cell office:value-type="float" office:value="1280.30434782609" calcext:value-type="float">
            <text:p>1280,30</text:p>
          </table:table-cell>
          <table:table-cell office:value-type="float" office:value="417" calcext:value-type="float">
            <text:p>417</text:p>
          </table:table-cell>
          <table:table-cell office:value-type="float" office:value="37723" calcext:value-type="float">
            <text:p>37723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640.13043478261" calcext:value-type="float">
            <text:p>1640,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  <table:table-cell office:value-type="float" office:value="29757" calcext:value-type="float">
            <text:p>29757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1293.78260869565" calcext:value-type="float">
            <text:p>1293,78</text:p>
          </table:table-cell>
          <table:table-cell office:value-type="float" office:value="413" calcext:value-type="float">
            <text:p>413</text:p>
          </table:table-cell>
          <table:table-cell office:value-type="float" office:value="38136" calcext:value-type="float">
            <text:p>38136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658.08695652174" calcext:value-type="float">
            <text:p>1658,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30066" calcext:value-type="float">
            <text:p>30066</text:p>
          </table:table-cell>
          <table:table-cell office:value-type="float" office:value="13.4347826086957" calcext:value-type="float">
            <text:p>13,43</text:p>
          </table:table-cell>
          <table:table-cell office:value-type="float" office:value="1307.21739130435" calcext:value-type="float">
            <text:p>1307,22</text:p>
          </table:table-cell>
          <table:table-cell office:value-type="float" office:value="410" calcext:value-type="float">
            <text:p>410</text:p>
          </table:table-cell>
          <table:table-cell office:value-type="float" office:value="38546" calcext:value-type="float">
            <text:p>38546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675.91304347826" calcext:value-type="float">
            <text:p>1675,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float" office:value="30493" calcext:value-type="float">
            <text:p>30493</text:p>
          </table:table-cell>
          <table:table-cell office:value-type="float" office:value="18.5652173913043" calcext:value-type="float">
            <text:p>18,57</text:p>
          </table:table-cell>
          <table:table-cell office:value-type="float" office:value="1325.78260869565" calcext:value-type="float">
            <text:p>1325,78</text:p>
          </table:table-cell>
          <table:table-cell office:value-type="float" office:value="412" calcext:value-type="float">
            <text:p>412</text:p>
          </table:table-cell>
          <table:table-cell office:value-type="float" office:value="38958" calcext:value-type="float">
            <text:p>38958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693.82608695652" calcext:value-type="float">
            <text:p>1693,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7" calcext:value-type="float">
            <text:p>307</text:p>
          </table:table-cell>
          <table:table-cell office:value-type="float" office:value="30800" calcext:value-type="float">
            <text:p>30800</text:p>
          </table:table-cell>
          <table:table-cell office:value-type="float" office:value="13.3478260869565" calcext:value-type="float">
            <text:p>13,35</text:p>
          </table:table-cell>
          <table:table-cell office:value-type="float" office:value="1339.13043478261" calcext:value-type="float">
            <text:p>1339,13</text:p>
          </table:table-cell>
          <table:table-cell office:value-type="float" office:value="632" calcext:value-type="float">
            <text:p>632</text:p>
          </table:table-cell>
          <table:table-cell office:value-type="float" office:value="39590" calcext:value-type="float">
            <text:p>39590</text:p>
          </table:table-cell>
          <table:table-cell office:value-type="float" office:value="27.4782608695652" calcext:value-type="float">
            <text:p>27,48</text:p>
          </table:table-cell>
          <table:table-cell office:value-type="float" office:value="1721.30434782609" calcext:value-type="float">
            <text:p>1721,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8" calcext:value-type="float">
            <text:p>308</text:p>
          </table:table-cell>
          <table:table-cell office:value-type="float" office:value="31108" calcext:value-type="float">
            <text:p>31108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352.52173913043" calcext:value-type="float">
            <text:p>1352,52</text:p>
          </table:table-cell>
          <table:table-cell office:value-type="float" office:value="407" calcext:value-type="float">
            <text:p>407</text:p>
          </table:table-cell>
          <table:table-cell office:value-type="float" office:value="39997" calcext:value-type="float">
            <text:p>39997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739" calcext:value-type="float">
            <text:p>1739,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8" calcext:value-type="float">
            <text:p>308</text:p>
          </table:table-cell>
          <table:table-cell office:value-type="float" office:value="31416" calcext:value-type="float">
            <text:p>31416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1365.91304347826" calcext:value-type="float">
            <text:p>1365,91</text:p>
          </table:table-cell>
          <table:table-cell office:value-type="float" office:value="357" calcext:value-type="float">
            <text:p>357</text:p>
          </table:table-cell>
          <table:table-cell office:value-type="float" office:value="40354" calcext:value-type="float">
            <text:p>40354</text:p>
          </table:table-cell>
          <table:table-cell office:value-type="float" office:value="15.5217391304348" calcext:value-type="float">
            <text:p>15,52</text:p>
          </table:table-cell>
          <table:table-cell office:value-type="float" office:value="1754.52173913043" calcext:value-type="float">
            <text:p>1754,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9" calcext:value-type="float">
            <text:p>269</text:p>
          </table:table-cell>
          <table:table-cell office:value-type="float" office:value="31685" calcext:value-type="float">
            <text:p>31685</text:p>
          </table:table-cell>
          <table:table-cell office:value-type="float" office:value="11.695652173913" calcext:value-type="float">
            <text:p>11,70</text:p>
          </table:table-cell>
          <table:table-cell office:value-type="float" office:value="1377.60869565217" calcext:value-type="float">
            <text:p>1377,61</text:p>
          </table:table-cell>
          <table:table-cell office:value-type="float" office:value="129" calcext:value-type="float">
            <text:p>129</text:p>
          </table:table-cell>
          <table:table-cell office:value-type="float" office:value="40483" calcext:value-type="float">
            <text:p>40483</text:p>
          </table:table-cell>
          <table:table-cell office:value-type="float" office:value="5.60869565217391" calcext:value-type="float">
            <text:p>5,61</text:p>
          </table:table-cell>
          <table:table-cell office:value-type="float" office:value="1760.13043478261" calcext:value-type="float">
            <text:p>1760,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31768" calcext:value-type="float">
            <text:p>31768</text:p>
          </table:table-cell>
          <table:table-cell office:value-type="float" office:value="3.60869565217391" calcext:value-type="float">
            <text:p>3,61</text:p>
          </table:table-cell>
          <table:table-cell office:value-type="float" office:value="1381.21739130435" calcext:value-type="float">
            <text:p>1381,22</text:p>
          </table:table-cell>
          <table:table-cell office:value-type="float" office:value="275" calcext:value-type="float">
            <text:p>275</text:p>
          </table:table-cell>
          <table:table-cell office:value-type="float" office:value="40758" calcext:value-type="float">
            <text:p>40758</text:p>
          </table:table-cell>
          <table:table-cell office:value-type="float" office:value="11.9565217391304" calcext:value-type="float">
            <text:p>11,96</text:p>
          </table:table-cell>
          <table:table-cell office:value-type="float" office:value="1772.08695652174" calcext:value-type="float">
            <text:p>1772,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6" calcext:value-type="float">
            <text:p>276</text:p>
          </table:table-cell>
          <table:table-cell office:value-type="float" office:value="32044" calcext:value-type="float">
            <text:p>32044</text:p>
          </table:table-cell>
          <table:table-cell office:value-type="float" office:value="12" calcext:value-type="float">
            <text:p>12,00</text:p>
          </table:table-cell>
          <table:table-cell office:value-type="float" office:value="1393.21739130435" calcext:value-type="float">
            <text:p>1393,22</text:p>
          </table:table-cell>
          <table:table-cell office:value-type="float" office:value="404" calcext:value-type="float">
            <text:p>404</text:p>
          </table:table-cell>
          <table:table-cell office:value-type="float" office:value="41162" calcext:value-type="float">
            <text:p>41162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789.65217391304" calcext:value-type="float">
            <text:p>1789,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0" calcext:value-type="float">
            <text:p>390</text:p>
          </table:table-cell>
          <table:table-cell office:value-type="float" office:value="32434" calcext:value-type="float">
            <text:p>3243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410.17391304348" calcext:value-type="float">
            <text:p>1410,17</text:p>
          </table:table-cell>
          <table:table-cell office:value-type="float" office:value="412" calcext:value-type="float">
            <text:p>412</text:p>
          </table:table-cell>
          <table:table-cell office:value-type="float" office:value="41574" calcext:value-type="float">
            <text:p>4157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807.5652173913" calcext:value-type="float">
            <text:p>1807,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0" calcext:value-type="float">
            <text:p>420</text:p>
          </table:table-cell>
          <table:table-cell office:value-type="float" office:value="32854" calcext:value-type="float">
            <text:p>32854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1428.4347826087" calcext:value-type="float">
            <text:p>1428,43</text:p>
          </table:table-cell>
          <table:table-cell office:value-type="float" office:value="255" calcext:value-type="float">
            <text:p>255</text:p>
          </table:table-cell>
          <table:table-cell office:value-type="float" office:value="41829" calcext:value-type="float">
            <text:p>41829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1818.65217391304" calcext:value-type="float">
            <text:p>1818,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1" calcext:value-type="float">
            <text:p>411</text:p>
          </table:table-cell>
          <table:table-cell office:value-type="float" office:value="33265" calcext:value-type="float">
            <text:p>3326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46.30434782609" calcext:value-type="float">
            <text:p>1446,30</text:p>
          </table:table-cell>
          <table:table-cell office:value-type="float" office:value="411" calcext:value-type="float">
            <text:p>411</text:p>
          </table:table-cell>
          <table:table-cell office:value-type="float" office:value="42240" calcext:value-type="float">
            <text:p>4224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836.52173913043" calcext:value-type="float">
            <text:p>1836,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3" calcext:value-type="float">
            <text:p>403</text:p>
          </table:table-cell>
          <table:table-cell office:value-type="float" office:value="33668" calcext:value-type="float">
            <text:p>33668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1463.82608695652" calcext:value-type="float">
            <text:p>1463,83</text:p>
          </table:table-cell>
          <table:table-cell office:value-type="float" office:value="407" calcext:value-type="float">
            <text:p>407</text:p>
          </table:table-cell>
          <table:table-cell office:value-type="float" office:value="42647" calcext:value-type="float">
            <text:p>42647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854.21739130435" calcext:value-type="float">
            <text:p>1854,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1" calcext:value-type="float">
            <text:p>411</text:p>
          </table:table-cell>
          <table:table-cell office:value-type="float" office:value="34079" calcext:value-type="float">
            <text:p>3407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81.69565217391" calcext:value-type="float">
            <text:p>1481,70</text:p>
          </table:table-cell>
          <table:table-cell office:value-type="float" office:value="415" calcext:value-type="float">
            <text:p>415</text:p>
          </table:table-cell>
          <table:table-cell office:value-type="float" office:value="43062" calcext:value-type="float">
            <text:p>43062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872.26086956522" calcext:value-type="float">
            <text:p>1872,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3" calcext:value-type="float">
            <text:p>413</text:p>
          </table:table-cell>
          <table:table-cell office:value-type="float" office:value="34492" calcext:value-type="float">
            <text:p>3449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499.65217391304" calcext:value-type="float">
            <text:p>1499,65</text:p>
          </table:table-cell>
          <table:table-cell office:value-type="float" office:value="405" calcext:value-type="float">
            <text:p>405</text:p>
          </table:table-cell>
          <table:table-cell office:value-type="float" office:value="43467" calcext:value-type="float">
            <text:p>43467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889.86956521739" calcext:value-type="float">
            <text:p>1889,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1" calcext:value-type="float">
            <text:p>391</text:p>
          </table:table-cell>
          <table:table-cell office:value-type="float" office:value="34883" calcext:value-type="float">
            <text:p>34883</text:p>
          </table:table-cell>
          <table:table-cell office:value-type="float" office:value="17" calcext:value-type="float">
            <text:p>17,00</text:p>
          </table:table-cell>
          <table:table-cell office:value-type="float" office:value="1516.65217391304" calcext:value-type="float">
            <text:p>1516,65</text:p>
          </table:table-cell>
          <table:table-cell office:value-type="float" office:value="414" calcext:value-type="float">
            <text:p>414</text:p>
          </table:table-cell>
          <table:table-cell office:value-type="float" office:value="43881" calcext:value-type="float">
            <text:p>43881</text:p>
          </table:table-cell>
          <table:table-cell office:value-type="float" office:value="18" calcext:value-type="float">
            <text:p>18,00</text:p>
          </table:table-cell>
          <table:table-cell office:value-type="float" office:value="1907.86956521739" calcext:value-type="float">
            <text:p>1907,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5" calcext:value-type="float">
            <text:p>385</text:p>
          </table:table-cell>
          <table:table-cell office:value-type="float" office:value="35268" calcext:value-type="float">
            <text:p>3526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533.39130434783" calcext:value-type="float">
            <text:p>1533,39</text:p>
          </table:table-cell>
          <table:table-cell office:value-type="float" office:value="405" calcext:value-type="float">
            <text:p>405</text:p>
          </table:table-cell>
          <table:table-cell office:value-type="float" office:value="44286" calcext:value-type="float">
            <text:p>44286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925.47826086956" calcext:value-type="float">
            <text:p>1925,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9" calcext:value-type="float">
            <text:p>389</text:p>
          </table:table-cell>
          <table:table-cell office:value-type="float" office:value="35657" calcext:value-type="float">
            <text:p>3565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550.30434782609" calcext:value-type="float">
            <text:p>1550,30</text:p>
          </table:table-cell>
          <table:table-cell office:value-type="float" office:value="411" calcext:value-type="float">
            <text:p>411</text:p>
          </table:table-cell>
          <table:table-cell office:value-type="float" office:value="44697" calcext:value-type="float">
            <text:p>4469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943.34782608696" calcext:value-type="float">
            <text:p>1943,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36052" calcext:value-type="float">
            <text:p>36052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567.47826086957" calcext:value-type="float">
            <text:p>1567,48</text:p>
          </table:table-cell>
          <table:table-cell office:value-type="float" office:value="411" calcext:value-type="float">
            <text:p>411</text:p>
          </table:table-cell>
          <table:table-cell office:value-type="float" office:value="45108" calcext:value-type="float">
            <text:p>4510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961.21739130435" calcext:value-type="float">
            <text:p>1961,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4" calcext:value-type="float">
            <text:p>384</text:p>
          </table:table-cell>
          <table:table-cell office:value-type="float" office:value="36436" calcext:value-type="float">
            <text:p>36436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584.17391304348" calcext:value-type="float">
            <text:p>1584,17</text:p>
          </table:table-cell>
          <table:table-cell office:value-type="float" office:value="408" calcext:value-type="float">
            <text:p>408</text:p>
          </table:table-cell>
          <table:table-cell office:value-type="float" office:value="45516" calcext:value-type="float">
            <text:p>45516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978.95652173913" calcext:value-type="float">
            <text:p>1978,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7" calcext:value-type="float">
            <text:p>387</text:p>
          </table:table-cell>
          <table:table-cell office:value-type="float" office:value="36823" calcext:value-type="float">
            <text:p>3682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601" calcext:value-type="float">
            <text:p>1601,00</text:p>
          </table:table-cell>
          <table:table-cell office:value-type="float" office:value="409" calcext:value-type="float">
            <text:p>409</text:p>
          </table:table-cell>
          <table:table-cell office:value-type="float" office:value="45925" calcext:value-type="float">
            <text:p>45925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996.73913043478" calcext:value-type="float">
            <text:p>1996,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6" calcext:value-type="float">
            <text:p>386</text:p>
          </table:table-cell>
          <table:table-cell office:value-type="float" office:value="37209" calcext:value-type="float">
            <text:p>37209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617.78260869565" calcext:value-type="float">
            <text:p>1617,78</text:p>
          </table:table-cell>
          <table:table-cell office:value-type="float" office:value="407" calcext:value-type="float">
            <text:p>407</text:p>
          </table:table-cell>
          <table:table-cell office:value-type="float" office:value="46332" calcext:value-type="float">
            <text:p>46332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2014.43478260869" calcext:value-type="float">
            <text:p>2014,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2" calcext:value-type="float">
            <text:p>392</text:p>
          </table:table-cell>
          <table:table-cell office:value-type="float" office:value="37601" calcext:value-type="float">
            <text:p>37601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634.82608695652" calcext:value-type="float">
            <text:p>1634,83</text:p>
          </table:table-cell>
          <table:table-cell office:value-type="float" office:value="403" calcext:value-type="float">
            <text:p>403</text:p>
          </table:table-cell>
          <table:table-cell office:value-type="float" office:value="46735" calcext:value-type="float">
            <text:p>46735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2031.95652173913" calcext:value-type="float">
            <text:p>2031,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4" calcext:value-type="float">
            <text:p>394</text:p>
          </table:table-cell>
          <table:table-cell office:value-type="float" office:value="37995" calcext:value-type="float">
            <text:p>37995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651.95652173913" calcext:value-type="float">
            <text:p>1651,96</text:p>
          </table:table-cell>
          <table:table-cell office:value-type="float" office:value="409" calcext:value-type="float">
            <text:p>409</text:p>
          </table:table-cell>
          <table:table-cell office:value-type="float" office:value="47144" calcext:value-type="float">
            <text:p>47144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2049.73913043478" calcext:value-type="float">
            <text:p>2049,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0" calcext:value-type="float">
            <text:p>390</text:p>
          </table:table-cell>
          <table:table-cell office:value-type="float" office:value="38385" calcext:value-type="float">
            <text:p>38385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668.91304347826" calcext:value-type="float">
            <text:p>1668,91</text:p>
          </table:table-cell>
          <table:table-cell office:value-type="float" office:value="416" calcext:value-type="float">
            <text:p>416</text:p>
          </table:table-cell>
          <table:table-cell office:value-type="float" office:value="47560" calcext:value-type="float">
            <text:p>47560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2067.82608695652" calcext:value-type="float">
            <text:p>2067,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5" calcext:value-type="float">
            <text:p>385</text:p>
          </table:table-cell>
          <table:table-cell office:value-type="float" office:value="38770" calcext:value-type="float">
            <text:p>38770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685.65217391304" calcext:value-type="float">
            <text:p>1685,65</text:p>
          </table:table-cell>
          <table:table-cell office:value-type="float" office:value="416" calcext:value-type="float">
            <text:p>416</text:p>
          </table:table-cell>
          <table:table-cell office:value-type="float" office:value="47976" calcext:value-type="float">
            <text:p>4797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2085.91304347826" calcext:value-type="float">
            <text:p>2085,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5" calcext:value-type="float">
            <text:p>385</text:p>
          </table:table-cell>
          <table:table-cell office:value-type="float" office:value="39155" calcext:value-type="float">
            <text:p>3915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702.39130434783" calcext:value-type="float">
            <text:p>1702,39</text:p>
          </table:table-cell>
          <table:table-cell office:value-type="float" office:value="412" calcext:value-type="float">
            <text:p>412</text:p>
          </table:table-cell>
          <table:table-cell office:value-type="float" office:value="48388" calcext:value-type="float">
            <text:p>48388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2103.82608695652" calcext:value-type="float">
            <text:p>2103,8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3" calcext:value-type="float">
            <text:p>393</text:p>
          </table:table-cell>
          <table:table-cell office:value-type="float" office:value="39548" calcext:value-type="float">
            <text:p>39548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719.47826086957" calcext:value-type="float">
            <text:p>1719,48</text:p>
          </table:table-cell>
          <table:table-cell office:value-type="float" office:value="258" calcext:value-type="float">
            <text:p>258</text:p>
          </table:table-cell>
          <table:table-cell office:value-type="float" office:value="48646" calcext:value-type="float">
            <text:p>48646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2115.04347826087" calcext:value-type="float">
            <text:p>2115,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1" calcext:value-type="float">
            <text:p>391</text:p>
          </table:table-cell>
          <table:table-cell office:value-type="float" office:value="39939" calcext:value-type="float">
            <text:p>39939</text:p>
          </table:table-cell>
          <table:table-cell office:value-type="float" office:value="17" calcext:value-type="float">
            <text:p>17,00</text:p>
          </table:table-cell>
          <table:table-cell office:value-type="float" office:value="1736.47826086957" calcext:value-type="float">
            <text:p>1736,48</text:p>
          </table:table-cell>
          <table:table-cell office:value-type="float" office:value="406" calcext:value-type="float">
            <text:p>406</text:p>
          </table:table-cell>
          <table:table-cell office:value-type="float" office:value="49052" calcext:value-type="float">
            <text:p>49052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2132.69565217391" calcext:value-type="float">
            <text:p>2132,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92" calcext:value-type="float">
            <text:p>392</text:p>
          </table:table-cell>
          <table:table-cell office:value-type="float" office:value="40331" calcext:value-type="float">
            <text:p>40331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753.52173913043" calcext:value-type="float">
            <text:p>1753,52</text:p>
          </table:table-cell>
          <table:table-cell office:value-type="float" office:value="413" calcext:value-type="float">
            <text:p>413</text:p>
          </table:table-cell>
          <table:table-cell office:value-type="float" office:value="49465" calcext:value-type="float">
            <text:p>4946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2150.65217391304" calcext:value-type="float">
            <text:p>2150,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1" calcext:value-type="float">
            <text:p>391</text:p>
          </table:table-cell>
          <table:table-cell office:value-type="float" office:value="40722" calcext:value-type="float">
            <text:p>40722</text:p>
          </table:table-cell>
          <table:table-cell office:value-type="float" office:value="17" calcext:value-type="float">
            <text:p>17,00</text:p>
          </table:table-cell>
          <table:table-cell office:value-type="float" office:value="1770.52173913043" calcext:value-type="float">
            <text:p>1770,52</text:p>
          </table:table-cell>
          <table:table-cell office:value-type="float" office:value="406" calcext:value-type="float">
            <text:p>406</text:p>
          </table:table-cell>
          <table:table-cell office:value-type="float" office:value="49871" calcext:value-type="float">
            <text:p>49871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2168.30434782609" calcext:value-type="float">
            <text:p>2168,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8" calcext:value-type="float">
            <text:p>388</text:p>
          </table:table-cell>
          <table:table-cell office:value-type="float" office:value="41110" calcext:value-type="float">
            <text:p>4111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787.39130434783" calcext:value-type="float">
            <text:p>1787,39</text:p>
          </table:table-cell>
          <table:table-cell office:value-type="float" office:value="414" calcext:value-type="float">
            <text:p>414</text:p>
          </table:table-cell>
          <table:table-cell office:value-type="float" office:value="50285" calcext:value-type="float">
            <text:p>50285</text:p>
          </table:table-cell>
          <table:table-cell office:value-type="float" office:value="18" calcext:value-type="float">
            <text:p>18,00</text:p>
          </table:table-cell>
          <table:table-cell office:value-type="float" office:value="2186.30434782609" calcext:value-type="float">
            <text:p>2186,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41498" calcext:value-type="float">
            <text:p>4149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804.26086956522" calcext:value-type="float">
            <text:p>1804,26</text:p>
          </table:table-cell>
          <table:table-cell office:value-type="float" office:value="411" calcext:value-type="float">
            <text:p>411</text:p>
          </table:table-cell>
          <table:table-cell office:value-type="float" office:value="50696" calcext:value-type="float">
            <text:p>5069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2204.17391304348" calcext:value-type="float">
            <text:p>2204,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2" calcext:value-type="float">
            <text:p>392</text:p>
          </table:table-cell>
          <table:table-cell office:value-type="float" office:value="41890" calcext:value-type="float">
            <text:p>41890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821.30434782609" calcext:value-type="float">
            <text:p>1821,30</text:p>
          </table:table-cell>
          <table:table-cell office:value-type="float" office:value="420" calcext:value-type="float">
            <text:p>420</text:p>
          </table:table-cell>
          <table:table-cell office:value-type="float" office:value="51116" calcext:value-type="float">
            <text:p>51116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2222.43478260869" calcext:value-type="float">
            <text:p>2222,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6" calcext:value-type="float">
            <text:p>386</text:p>
          </table:table-cell>
          <table:table-cell office:value-type="float" office:value="42276" calcext:value-type="float">
            <text:p>42276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838.08695652174" calcext:value-type="float">
            <text:p>1838,09</text:p>
          </table:table-cell>
          <table:table-cell office:value-type="float" office:value="411" calcext:value-type="float">
            <text:p>411</text:p>
          </table:table-cell>
          <table:table-cell office:value-type="float" office:value="51527" calcext:value-type="float">
            <text:p>5152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2240.30434782609" calcext:value-type="float">
            <text:p>2240,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5" calcext:value-type="float">
            <text:p>385</text:p>
          </table:table-cell>
          <table:table-cell office:value-type="float" office:value="42661" calcext:value-type="float">
            <text:p>42661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854.82608695652" calcext:value-type="float">
            <text:p>1854,83</text:p>
          </table:table-cell>
          <table:table-cell office:value-type="float" office:value="409" calcext:value-type="float">
            <text:p>409</text:p>
          </table:table-cell>
          <table:table-cell office:value-type="float" office:value="51936" calcext:value-type="float">
            <text:p>5193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2258.08695652174" calcext:value-type="float">
            <text:p>2258,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1" calcext:value-type="float">
            <text:p>391</text:p>
          </table:table-cell>
          <table:table-cell office:value-type="float" office:value="43052" calcext:value-type="float">
            <text:p>43052</text:p>
          </table:table-cell>
          <table:table-cell office:value-type="float" office:value="17" calcext:value-type="float">
            <text:p>17,00</text:p>
          </table:table-cell>
          <table:table-cell office:value-type="float" office:value="1871.82608695652" calcext:value-type="float">
            <text:p>1871,83</text:p>
          </table:table-cell>
          <table:table-cell office:value-type="float" office:value="413" calcext:value-type="float">
            <text:p>413</text:p>
          </table:table-cell>
          <table:table-cell office:value-type="float" office:value="52349" calcext:value-type="float">
            <text:p>5234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2276.04347826087" calcext:value-type="float">
            <text:p>2276,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2" calcext:value-type="float">
            <text:p>392</text:p>
          </table:table-cell>
          <table:table-cell office:value-type="float" office:value="43444" calcext:value-type="float">
            <text:p>4344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888.86956521739" calcext:value-type="float">
            <text:p>1888,87</text:p>
          </table:table-cell>
          <table:table-cell office:value-type="float" office:value="408" calcext:value-type="float">
            <text:p>408</text:p>
          </table:table-cell>
          <table:table-cell office:value-type="float" office:value="52757" calcext:value-type="float">
            <text:p>52757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2293.78260869565" calcext:value-type="float">
            <text:p>2293,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0" calcext:value-type="float">
            <text:p>390</text:p>
          </table:table-cell>
          <table:table-cell office:value-type="float" office:value="43834" calcext:value-type="float">
            <text:p>4383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905.82608695652" calcext:value-type="float">
            <text:p>1905,83</text:p>
          </table:table-cell>
          <table:table-cell office:value-type="float" office:value="376" calcext:value-type="float">
            <text:p>376</text:p>
          </table:table-cell>
          <table:table-cell office:value-type="float" office:value="53133" calcext:value-type="float">
            <text:p>53133</text:p>
          </table:table-cell>
          <table:table-cell office:value-type="float" office:value="16.3478260869565" calcext:value-type="float">
            <text:p>16,35</text:p>
          </table:table-cell>
          <table:table-cell office:value-type="float" office:value="2310.13043478261" calcext:value-type="float">
            <text:p>2310,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2" calcext:value-type="float">
            <text:p>362</text:p>
          </table:table-cell>
          <table:table-cell office:value-type="float" office:value="44196" calcext:value-type="float">
            <text:p>44196</text:p>
          </table:table-cell>
          <table:table-cell office:value-type="float" office:value="15.7391304347826" calcext:value-type="float">
            <text:p>15,74</text:p>
          </table:table-cell>
          <table:table-cell office:value-type="float" office:value="1921.5652173913" calcext:value-type="float">
            <text:p>1921,57</text:p>
          </table:table-cell>
          <table:table-cell office:value-type="float" office:value="411" calcext:value-type="float">
            <text:p>411</text:p>
          </table:table-cell>
          <table:table-cell office:value-type="float" office:value="53544" calcext:value-type="float">
            <text:p>53544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2328" calcext:value-type="float">
            <text:p>2328,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0" calcext:value-type="float">
            <text:p>390</text:p>
          </table:table-cell>
          <table:table-cell office:value-type="float" office:value="44586" calcext:value-type="float">
            <text:p>44586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938.52173913043" calcext:value-type="float">
            <text:p>1938,52</text:p>
          </table:table-cell>
          <table:table-cell office:value-type="float" office:value="298" calcext:value-type="float">
            <text:p>298</text:p>
          </table:table-cell>
          <table:table-cell office:value-type="float" office:value="53842" calcext:value-type="float">
            <text:p>53842</text:p>
          </table:table-cell>
          <table:table-cell office:value-type="float" office:value="12.9565217391304" calcext:value-type="float">
            <text:p>12,96</text:p>
          </table:table-cell>
          <table:table-cell office:value-type="float" office:value="2340.95652173913" calcext:value-type="float">
            <text:p>2340,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</text:p>
          </table:table-cell>
          <table:table-cell office:value-type="float" office:value="44867" calcext:value-type="float">
            <text:p>44867</text:p>
          </table:table-cell>
          <table:table-cell office:value-type="float" office:value="12.2173913043478" calcext:value-type="float">
            <text:p>12,22</text:p>
          </table:table-cell>
          <table:table-cell office:value-type="float" office:value="1950.73913043478" calcext:value-type="float">
            <text:p>1950,74</text:p>
          </table:table-cell>
          <table:table-cell office:value-type="float" office:value="260" calcext:value-type="float">
            <text:p>260</text:p>
          </table:table-cell>
          <table:table-cell office:value-type="float" office:value="54102" calcext:value-type="float">
            <text:p>54102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2352.26086956522" calcext:value-type="float">
            <text:p>2352,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1" calcext:value-type="float">
            <text:p>391</text:p>
          </table:table-cell>
          <table:table-cell office:value-type="float" office:value="45258" calcext:value-type="float">
            <text:p>45258</text:p>
          </table:table-cell>
          <table:table-cell office:value-type="float" office:value="17" calcext:value-type="float">
            <text:p>17,00</text:p>
          </table:table-cell>
          <table:table-cell office:value-type="float" office:value="1967.73913043478" calcext:value-type="float">
            <text:p>1967,74</text:p>
          </table:table-cell>
          <table:table-cell office:value-type="float" office:value="409" calcext:value-type="float">
            <text:p>409</text:p>
          </table:table-cell>
          <table:table-cell office:value-type="float" office:value="54511" calcext:value-type="float">
            <text:p>54511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2370.04347826087" calcext:value-type="float">
            <text:p>2370,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5" calcext:value-type="float">
            <text:p>385</text:p>
          </table:table-cell>
          <table:table-cell office:value-type="float" office:value="45643" calcext:value-type="float">
            <text:p>45643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984.47826086956" calcext:value-type="float">
            <text:p>1984,48</text:p>
          </table:table-cell>
          <table:table-cell office:value-type="float" office:value="408" calcext:value-type="float">
            <text:p>408</text:p>
          </table:table-cell>
          <table:table-cell office:value-type="float" office:value="54919" calcext:value-type="float">
            <text:p>54919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2387.78260869565" calcext:value-type="float">
            <text:p>2387,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90" calcext:value-type="float">
            <text:p>390</text:p>
          </table:table-cell>
          <table:table-cell office:value-type="float" office:value="46033" calcext:value-type="float">
            <text:p>4603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2001.43478260869" calcext:value-type="float">
            <text:p>2001,43</text:p>
          </table:table-cell>
          <table:table-cell office:value-type="float" office:value="405" calcext:value-type="float">
            <text:p>405</text:p>
          </table:table-cell>
          <table:table-cell office:value-type="float" office:value="55324" calcext:value-type="float">
            <text:p>55324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2405.39130434783" calcext:value-type="float">
            <text:p>2405,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5" calcext:value-type="float">
            <text:p>395</text:p>
          </table:table-cell>
          <table:table-cell office:value-type="float" office:value="46428" calcext:value-type="float">
            <text:p>46428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018.60869565217" calcext:value-type="float">
            <text:p>2018,61</text:p>
          </table:table-cell>
          <table:table-cell office:value-type="float" office:value="409" calcext:value-type="float">
            <text:p>409</text:p>
          </table:table-cell>
          <table:table-cell office:value-type="float" office:value="55733" calcext:value-type="float">
            <text:p>5573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2423.17391304348" calcext:value-type="float">
            <text:p>2423,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8" calcext:value-type="float">
            <text:p>388</text:p>
          </table:table-cell>
          <table:table-cell office:value-type="float" office:value="46816" calcext:value-type="float">
            <text:p>4681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2035.47826086956" calcext:value-type="float">
            <text:p>2035,48</text:p>
          </table:table-cell>
          <table:table-cell office:value-type="float" office:value="412" calcext:value-type="float">
            <text:p>412</text:p>
          </table:table-cell>
          <table:table-cell office:value-type="float" office:value="56145" calcext:value-type="float">
            <text:p>5614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2441.08695652174" calcext:value-type="float">
            <text:p>2441,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1" calcext:value-type="float">
            <text:p>391</text:p>
          </table:table-cell>
          <table:table-cell office:value-type="float" office:value="47207" calcext:value-type="float">
            <text:p>47207</text:p>
          </table:table-cell>
          <table:table-cell office:value-type="float" office:value="17" calcext:value-type="float">
            <text:p>17,00</text:p>
          </table:table-cell>
          <table:table-cell office:value-type="float" office:value="2052.47826086956" calcext:value-type="float">
            <text:p>2052,48</text:p>
          </table:table-cell>
          <table:table-cell office:value-type="float" office:value="409" calcext:value-type="float">
            <text:p>409</text:p>
          </table:table-cell>
          <table:table-cell office:value-type="float" office:value="56554" calcext:value-type="float">
            <text:p>56554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2458.86956521739" calcext:value-type="float">
            <text:p>2458,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5" calcext:value-type="float">
            <text:p>385</text:p>
          </table:table-cell>
          <table:table-cell office:value-type="float" office:value="47592" calcext:value-type="float">
            <text:p>47592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2069.21739130435" calcext:value-type="float">
            <text:p>2069,22</text:p>
          </table:table-cell>
          <table:table-cell office:value-type="float" office:value="412" calcext:value-type="float">
            <text:p>412</text:p>
          </table:table-cell>
          <table:table-cell office:value-type="float" office:value="56966" calcext:value-type="float">
            <text:p>5696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2476.78260869565" calcext:value-type="float">
            <text:p>2476,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8" calcext:value-type="float">
            <text:p>388</text:p>
          </table:table-cell>
          <table:table-cell office:value-type="float" office:value="47980" calcext:value-type="float">
            <text:p>4798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2086.08695652174" calcext:value-type="float">
            <text:p>2086,09</text:p>
          </table:table-cell>
          <table:table-cell office:value-type="float" office:value="404" calcext:value-type="float">
            <text:p>404</text:p>
          </table:table-cell>
          <table:table-cell office:value-type="float" office:value="57370" calcext:value-type="float">
            <text:p>57370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2494.34782608696" calcext:value-type="float">
            <text:p>2494,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  <table:table-cell office:value-type="float" office:value="48224" calcext:value-type="float">
            <text:p>48224</text:p>
          </table:table-cell>
          <table:table-cell office:value-type="float" office:value="10.6086956521739" calcext:value-type="float">
            <text:p>10,61</text:p>
          </table:table-cell>
          <table:table-cell office:value-type="float" office:value="2096.69565217391" calcext:value-type="float">
            <text:p>2096,70</text:p>
          </table:table-cell>
          <table:table-cell office:value-type="float" office:value="391" calcext:value-type="float">
            <text:p>391</text:p>
          </table:table-cell>
          <table:table-cell office:value-type="float" office:value="57761" calcext:value-type="float">
            <text:p>57761</text:p>
          </table:table-cell>
          <table:table-cell office:value-type="float" office:value="17" calcext:value-type="float">
            <text:p>17,00</text:p>
          </table:table-cell>
          <table:table-cell office:value-type="float" office:value="2511.34782608696" calcext:value-type="float">
            <text:p>2511,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8" calcext:value-type="float">
            <text:p>368</text:p>
          </table:table-cell>
          <table:table-cell office:value-type="float" office:value="48592" calcext:value-type="float">
            <text:p>48592</text:p>
          </table:table-cell>
          <table:table-cell office:value-type="float" office:value="16" calcext:value-type="float">
            <text:p>16,00</text:p>
          </table:table-cell>
          <table:table-cell office:value-type="float" office:value="2112.69565217391" calcext:value-type="float">
            <text:p>2112,70</text:p>
          </table:table-cell>
          <table:table-cell office:value-type="float" office:value="410" calcext:value-type="float">
            <text:p>410</text:p>
          </table:table-cell>
          <table:table-cell office:value-type="float" office:value="58171" calcext:value-type="float">
            <text:p>5817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2529.17391304348" calcext:value-type="float">
            <text:p>2529,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1" calcext:value-type="float">
            <text:p>391</text:p>
          </table:table-cell>
          <table:table-cell office:value-type="float" office:value="48983" calcext:value-type="float">
            <text:p>48983</text:p>
          </table:table-cell>
          <table:table-cell office:value-type="float" office:value="17" calcext:value-type="float">
            <text:p>17,00</text:p>
          </table:table-cell>
          <table:table-cell office:value-type="float" office:value="2129.69565217391" calcext:value-type="float">
            <text:p>2129,70</text:p>
          </table:table-cell>
          <table:table-cell office:value-type="float" office:value="384" calcext:value-type="float">
            <text:p>384</text:p>
          </table:table-cell>
          <table:table-cell office:value-type="float" office:value="58555" calcext:value-type="float">
            <text:p>58555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2545.86956521739" calcext:value-type="float">
            <text:p>2545,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0" calcext:value-type="float">
            <text:p>240</text:p>
          </table:table-cell>
          <table:table-cell office:value-type="float" office:value="49223" calcext:value-type="float">
            <text:p>49223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2140.13043478261" calcext:value-type="float">
            <text:p>2140,13</text:p>
          </table:table-cell>
          <table:table-cell office:value-type="float" office:value="408" calcext:value-type="float">
            <text:p>408</text:p>
          </table:table-cell>
          <table:table-cell office:value-type="float" office:value="58963" calcext:value-type="float">
            <text:p>5896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2563.60869565217" calcext:value-type="float">
            <text:p>2563,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1" calcext:value-type="float">
            <text:p>391</text:p>
          </table:table-cell>
          <table:table-cell office:value-type="float" office:value="49614" calcext:value-type="float">
            <text:p>49614</text:p>
          </table:table-cell>
          <table:table-cell office:value-type="float" office:value="17" calcext:value-type="float">
            <text:p>17,00</text:p>
          </table:table-cell>
          <table:table-cell office:value-type="float" office:value="2157.13043478261" calcext:value-type="float">
            <text:p>2157,13</text:p>
          </table:table-cell>
          <table:table-cell office:value-type="float" office:value="416" calcext:value-type="float">
            <text:p>416</text:p>
          </table:table-cell>
          <table:table-cell office:value-type="float" office:value="59379" calcext:value-type="float">
            <text:p>59379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2581.69565217391" calcext:value-type="float">
            <text:p>2581,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5" calcext:value-type="float">
            <text:p>395</text:p>
          </table:table-cell>
          <table:table-cell office:value-type="float" office:value="50009" calcext:value-type="float">
            <text:p>50009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174.30434782609" calcext:value-type="float">
            <text:p>2174,30</text:p>
          </table:table-cell>
          <table:table-cell office:value-type="float" office:value="406" calcext:value-type="float">
            <text:p>406</text:p>
          </table:table-cell>
          <table:table-cell office:value-type="float" office:value="59785" calcext:value-type="float">
            <text:p>59785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2599.34782608696" calcext:value-type="float">
            <text:p>2599,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6" calcext:value-type="float">
            <text:p>396</text:p>
          </table:table-cell>
          <table:table-cell office:value-type="float" office:value="50405" calcext:value-type="float">
            <text:p>50405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2191.52173913043" calcext:value-type="float">
            <text:p>2191,52</text:p>
          </table:table-cell>
          <table:table-cell office:value-type="float" office:value="410" calcext:value-type="float">
            <text:p>410</text:p>
          </table:table-cell>
          <table:table-cell office:value-type="float" office:value="60195" calcext:value-type="float">
            <text:p>60195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2617.17391304348" calcext:value-type="float">
            <text:p>2617,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96" calcext:value-type="float">
            <text:p>396</text:p>
          </table:table-cell>
          <table:table-cell office:value-type="float" office:value="50801" calcext:value-type="float">
            <text:p>50801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2208.73913043478" calcext:value-type="float">
            <text:p>2208,74</text:p>
          </table:table-cell>
          <table:table-cell office:value-type="float" office:value="412" calcext:value-type="float">
            <text:p>412</text:p>
          </table:table-cell>
          <table:table-cell office:value-type="float" office:value="60607" calcext:value-type="float">
            <text:p>6060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2635.08695652174" calcext:value-type="float">
            <text:p>2635,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4" calcext:value-type="float">
            <text:p>384</text:p>
          </table:table-cell>
          <table:table-cell office:value-type="float" office:value="51185" calcext:value-type="float">
            <text:p>51185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2225.4347826087" calcext:value-type="float">
            <text:p>2225,43</text:p>
          </table:table-cell>
          <table:table-cell office:value-type="float" office:value="405" calcext:value-type="float">
            <text:p>405</text:p>
          </table:table-cell>
          <table:table-cell office:value-type="float" office:value="61012" calcext:value-type="float">
            <text:p>61012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2652.69565217391" calcext:value-type="float">
            <text:p>2652,7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7" calcext:value-type="float">
            <text:p>387</text:p>
          </table:table-cell>
          <table:table-cell office:value-type="float" office:value="51572" calcext:value-type="float">
            <text:p>51572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2242.26086956522" calcext:value-type="float">
            <text:p>2242,26</text:p>
          </table:table-cell>
          <table:table-cell office:value-type="float" office:value="413" calcext:value-type="float">
            <text:p>413</text:p>
          </table:table-cell>
          <table:table-cell office:value-type="float" office:value="61425" calcext:value-type="float">
            <text:p>6142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2670.65217391304" calcext:value-type="float">
            <text:p>2670,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7" calcext:value-type="float">
            <text:p>387</text:p>
          </table:table-cell>
          <table:table-cell office:value-type="float" office:value="51959" calcext:value-type="float">
            <text:p>51959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2259.08695652174" calcext:value-type="float">
            <text:p>2259,09</text:p>
          </table:table-cell>
          <table:table-cell office:value-type="float" office:value="411" calcext:value-type="float">
            <text:p>411</text:p>
          </table:table-cell>
          <table:table-cell office:value-type="float" office:value="61836" calcext:value-type="float">
            <text:p>6183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2688.52173913043" calcext:value-type="float">
            <text:p>2688,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52365" calcext:value-type="float">
            <text:p>52365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2276.73913043478" calcext:value-type="float">
            <text:p>2276,74</text:p>
          </table:table-cell>
          <table:table-cell office:value-type="float" office:value="411" calcext:value-type="float">
            <text:p>411</text:p>
          </table:table-cell>
          <table:table-cell office:value-type="float" office:value="62247" calcext:value-type="float">
            <text:p>6224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2706.39130434783" calcext:value-type="float">
            <text:p>2706,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1" calcext:value-type="float">
            <text:p>391</text:p>
          </table:table-cell>
          <table:table-cell office:value-type="float" office:value="52756" calcext:value-type="float">
            <text:p>52756</text:p>
          </table:table-cell>
          <table:table-cell office:value-type="float" office:value="17" calcext:value-type="float">
            <text:p>17,00</text:p>
          </table:table-cell>
          <table:table-cell office:value-type="float" office:value="2293.73913043478" calcext:value-type="float">
            <text:p>2293,74</text:p>
          </table:table-cell>
          <table:table-cell office:value-type="float" office:value="413" calcext:value-type="float">
            <text:p>413</text:p>
          </table:table-cell>
          <table:table-cell office:value-type="float" office:value="62660" calcext:value-type="float">
            <text:p>62660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2724.34782608696" calcext:value-type="float">
            <text:p>2724,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8" calcext:value-type="float">
            <text:p>398</text:p>
          </table:table-cell>
          <table:table-cell office:value-type="float" office:value="53154" calcext:value-type="float">
            <text:p>53154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2311.04347826087" calcext:value-type="float">
            <text:p>2311,04</text:p>
          </table:table-cell>
          <table:table-cell office:value-type="float" office:value="401" calcext:value-type="float">
            <text:p>401</text:p>
          </table:table-cell>
          <table:table-cell office:value-type="float" office:value="63061" calcext:value-type="float">
            <text:p>63061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2741.78260869565" calcext:value-type="float">
            <text:p>2741,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5" calcext:value-type="float">
            <text:p>395</text:p>
          </table:table-cell>
          <table:table-cell office:value-type="float" office:value="53549" calcext:value-type="float">
            <text:p>53549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328.21739130435" calcext:value-type="float">
            <text:p>2328,22</text:p>
          </table:table-cell>
          <table:table-cell office:value-type="float" office:value="409" calcext:value-type="float">
            <text:p>409</text:p>
          </table:table-cell>
          <table:table-cell office:value-type="float" office:value="63470" calcext:value-type="float">
            <text:p>6347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2759.5652173913" calcext:value-type="float">
            <text:p>2759,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6" calcext:value-type="float">
            <text:p>396</text:p>
          </table:table-cell>
          <table:table-cell office:value-type="float" office:value="53945" calcext:value-type="float">
            <text:p>53945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2345.4347826087" calcext:value-type="float">
            <text:p>2345,43</text:p>
          </table:table-cell>
          <table:table-cell office:value-type="float" office:value="410" calcext:value-type="float">
            <text:p>410</text:p>
          </table:table-cell>
          <table:table-cell office:value-type="float" office:value="63880" calcext:value-type="float">
            <text:p>6388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2777.39130434782" calcext:value-type="float">
            <text:p>2777,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54337" calcext:value-type="float">
            <text:p>5433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2362.47826086956" calcext:value-type="float">
            <text:p>2362,48</text:p>
          </table:table-cell>
          <table:table-cell office:value-type="float" office:value="415" calcext:value-type="float">
            <text:p>415</text:p>
          </table:table-cell>
          <table:table-cell office:value-type="float" office:value="64295" calcext:value-type="float">
            <text:p>64295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2795.43478260869" calcext:value-type="float">
            <text:p>2795,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1" calcext:value-type="float">
            <text:p>391</text:p>
          </table:table-cell>
          <table:table-cell office:value-type="float" office:value="54728" calcext:value-type="float">
            <text:p>54728</text:p>
          </table:table-cell>
          <table:table-cell office:value-type="float" office:value="17" calcext:value-type="float">
            <text:p>17,00</text:p>
          </table:table-cell>
          <table:table-cell office:value-type="float" office:value="2379.47826086956" calcext:value-type="float">
            <text:p>2379,48</text:p>
          </table:table-cell>
          <table:table-cell office:value-type="float" office:value="416" calcext:value-type="float">
            <text:p>416</text:p>
          </table:table-cell>
          <table:table-cell office:value-type="float" office:value="64711" calcext:value-type="float">
            <text:p>64711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2813.52173913043" calcext:value-type="float">
            <text:p>2813,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3" calcext:value-type="float">
            <text:p>393</text:p>
          </table:table-cell>
          <table:table-cell office:value-type="float" office:value="55121" calcext:value-type="float">
            <text:p>55121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396.5652173913" calcext:value-type="float">
            <text:p>2396,57</text:p>
          </table:table-cell>
          <table:table-cell office:value-type="float" office:value="348" calcext:value-type="float">
            <text:p>348</text:p>
          </table:table-cell>
          <table:table-cell office:value-type="float" office:value="65059" calcext:value-type="float">
            <text:p>65059</text:p>
          </table:table-cell>
          <table:table-cell office:value-type="float" office:value="15.1304347826087" calcext:value-type="float">
            <text:p>15,13</text:p>
          </table:table-cell>
          <table:table-cell office:value-type="float" office:value="2828.65217391304" calcext:value-type="float">
            <text:p>2828,6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8" calcext:value-type="float">
            <text:p>328</text:p>
          </table:table-cell>
          <table:table-cell office:value-type="float" office:value="55449" calcext:value-type="float">
            <text:p>55449</text:p>
          </table:table-cell>
          <table:table-cell office:value-type="float" office:value="14.2608695652174" calcext:value-type="float">
            <text:p>14,26</text:p>
          </table:table-cell>
          <table:table-cell office:value-type="float" office:value="2410.82608695652" calcext:value-type="float">
            <text:p>2410,83</text:p>
          </table:table-cell>
          <table:table-cell office:value-type="float" office:value="418" calcext:value-type="float">
            <text:p>418</text:p>
          </table:table-cell>
          <table:table-cell office:value-type="float" office:value="65477" calcext:value-type="float">
            <text:p>65477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2846.82608695652" calcext:value-type="float">
            <text:p>2846,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1" calcext:value-type="float">
            <text:p>391</text:p>
          </table:table-cell>
          <table:table-cell office:value-type="float" office:value="55840" calcext:value-type="float">
            <text:p>55840</text:p>
          </table:table-cell>
          <table:table-cell office:value-type="float" office:value="17" calcext:value-type="float">
            <text:p>17,00</text:p>
          </table:table-cell>
          <table:table-cell office:value-type="float" office:value="2427.82608695652" calcext:value-type="float">
            <text:p>2427,83</text:p>
          </table:table-cell>
          <table:table-cell office:value-type="float" office:value="368" calcext:value-type="float">
            <text:p>368</text:p>
          </table:table-cell>
          <table:table-cell office:value-type="float" office:value="65845" calcext:value-type="float">
            <text:p>65845</text:p>
          </table:table-cell>
          <table:table-cell office:value-type="float" office:value="16" calcext:value-type="float">
            <text:p>16,00</text:p>
          </table:table-cell>
          <table:table-cell office:value-type="float" office:value="2862.82608695652" calcext:value-type="float">
            <text:p>2862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4" calcext:value-type="float">
            <text:p>344</text:p>
          </table:table-cell>
          <table:table-cell office:value-type="float" office:value="56184" calcext:value-type="float">
            <text:p>56184</text:p>
          </table:table-cell>
          <table:table-cell office:value-type="float" office:value="14.9565217391304" calcext:value-type="float">
            <text:p>14,96</text:p>
          </table:table-cell>
          <table:table-cell office:value-type="float" office:value="2442.78260869565" calcext:value-type="float">
            <text:p>2442,78</text:p>
          </table:table-cell>
          <table:table-cell office:value-type="float" office:value="408" calcext:value-type="float">
            <text:p>408</text:p>
          </table:table-cell>
          <table:table-cell office:value-type="float" office:value="66253" calcext:value-type="float">
            <text:p>6625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2880.5652173913" calcext:value-type="float">
            <text:p>2880,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1" calcext:value-type="float">
            <text:p>391</text:p>
          </table:table-cell>
          <table:table-cell office:value-type="float" office:value="56575" calcext:value-type="float">
            <text:p>56575</text:p>
          </table:table-cell>
          <table:table-cell office:value-type="float" office:value="17" calcext:value-type="float">
            <text:p>17,00</text:p>
          </table:table-cell>
          <table:table-cell office:value-type="float" office:value="2459.78260869565" calcext:value-type="float">
            <text:p>2459,78</text:p>
          </table:table-cell>
          <table:table-cell office:value-type="float" office:value="401" calcext:value-type="float">
            <text:p>401</text:p>
          </table:table-cell>
          <table:table-cell office:value-type="float" office:value="66654" calcext:value-type="float">
            <text:p>66654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2898" calcext:value-type="float">
            <text:p>2898,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2" calcext:value-type="float">
            <text:p>392</text:p>
          </table:table-cell>
          <table:table-cell office:value-type="float" office:value="56967" calcext:value-type="float">
            <text:p>5696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2476.82608695652" calcext:value-type="float">
            <text:p>2476,83</text:p>
          </table:table-cell>
          <table:table-cell office:value-type="float" office:value="413" calcext:value-type="float">
            <text:p>413</text:p>
          </table:table-cell>
          <table:table-cell office:value-type="float" office:value="67067" calcext:value-type="float">
            <text:p>6706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2915.95652173913" calcext:value-type="float">
            <text:p>2915,9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1" calcext:value-type="float">
            <text:p>391</text:p>
          </table:table-cell>
          <table:table-cell office:value-type="float" office:value="57358" calcext:value-type="float">
            <text:p>57358</text:p>
          </table:table-cell>
          <table:table-cell office:value-type="float" office:value="17" calcext:value-type="float">
            <text:p>17,00</text:p>
          </table:table-cell>
          <table:table-cell office:value-type="float" office:value="2493.82608695652" calcext:value-type="float">
            <text:p>2493,83</text:p>
          </table:table-cell>
          <table:table-cell office:value-type="float" office:value="411" calcext:value-type="float">
            <text:p>411</text:p>
          </table:table-cell>
          <table:table-cell office:value-type="float" office:value="67478" calcext:value-type="float">
            <text:p>6747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2933.82608695652" calcext:value-type="float">
            <text:p>2933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3" calcext:value-type="float">
            <text:p>393</text:p>
          </table:table-cell>
          <table:table-cell office:value-type="float" office:value="57751" calcext:value-type="float">
            <text:p>57751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510.91304347826" calcext:value-type="float">
            <text:p>2510,91</text:p>
          </table:table-cell>
          <table:table-cell office:value-type="float" office:value="408" calcext:value-type="float">
            <text:p>408</text:p>
          </table:table-cell>
          <table:table-cell office:value-type="float" office:value="67886" calcext:value-type="float">
            <text:p>67886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2951.5652173913" calcext:value-type="float">
            <text:p>2951,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3" calcext:value-type="float">
            <text:p>393</text:p>
          </table:table-cell>
          <table:table-cell office:value-type="float" office:value="58144" calcext:value-type="float">
            <text:p>58144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528" calcext:value-type="float">
            <text:p>2528,00</text:p>
          </table:table-cell>
          <table:table-cell office:value-type="float" office:value="360" calcext:value-type="float">
            <text:p>360</text:p>
          </table:table-cell>
          <table:table-cell office:value-type="float" office:value="68246" calcext:value-type="float">
            <text:p>68246</text:p>
          </table:table-cell>
          <table:table-cell office:value-type="float" office:value="15.6521739130435" calcext:value-type="float">
            <text:p>15,65</text:p>
          </table:table-cell>
          <table:table-cell office:value-type="float" office:value="2967.21739130435" calcext:value-type="float">
            <text:p>2967,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float" office:value="58475" calcext:value-type="float">
            <text:p>58475</text:p>
          </table:table-cell>
          <table:table-cell office:value-type="float" office:value="14.3913043478261" calcext:value-type="float">
            <text:p>14,39</text:p>
          </table:table-cell>
          <table:table-cell office:value-type="float" office:value="2542.39130434783" calcext:value-type="float">
            <text:p>2542,39</text:p>
          </table:table-cell>
          <table:table-cell office:value-type="float" office:value="420" calcext:value-type="float">
            <text:p>420</text:p>
          </table:table-cell>
          <table:table-cell office:value-type="float" office:value="68666" calcext:value-type="float">
            <text:p>68666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2985.47826086956" calcext:value-type="float">
            <text:p>2985,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3" calcext:value-type="float">
            <text:p>393</text:p>
          </table:table-cell>
          <table:table-cell office:value-type="float" office:value="58868" calcext:value-type="float">
            <text:p>58868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559.47826086956" calcext:value-type="float">
            <text:p>2559,48</text:p>
          </table:table-cell>
          <table:table-cell office:value-type="float" office:value="413" calcext:value-type="float">
            <text:p>413</text:p>
          </table:table-cell>
          <table:table-cell office:value-type="float" office:value="69079" calcext:value-type="float">
            <text:p>6907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3003.43478260869" calcext:value-type="float">
            <text:p>3003,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5" calcext:value-type="float">
            <text:p>395</text:p>
          </table:table-cell>
          <table:table-cell office:value-type="float" office:value="59263" calcext:value-type="float">
            <text:p>59263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576.65217391304" calcext:value-type="float">
            <text:p>2576,65</text:p>
          </table:table-cell>
          <table:table-cell office:value-type="float" office:value="381" calcext:value-type="float">
            <text:p>381</text:p>
          </table:table-cell>
          <table:table-cell office:value-type="float" office:value="69460" calcext:value-type="float">
            <text:p>69460</text:p>
          </table:table-cell>
          <table:table-cell office:value-type="float" office:value="16.5652173913043" calcext:value-type="float">
            <text:p>16,57</text:p>
          </table:table-cell>
          <table:table-cell office:value-type="float" office:value="3020" calcext:value-type="float">
            <text:p>3020,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9" calcext:value-type="float">
            <text:p>349</text:p>
          </table:table-cell>
          <table:table-cell office:value-type="float" office:value="59612" calcext:value-type="float">
            <text:p>59612</text:p>
          </table:table-cell>
          <table:table-cell office:value-type="float" office:value="15.1739130434783" calcext:value-type="float">
            <text:p>15,17</text:p>
          </table:table-cell>
          <table:table-cell office:value-type="float" office:value="2591.82608695652" calcext:value-type="float">
            <text:p>2591,83</text:p>
          </table:table-cell>
          <table:table-cell office:value-type="float" office:value="409" calcext:value-type="float">
            <text:p>409</text:p>
          </table:table-cell>
          <table:table-cell office:value-type="float" office:value="69869" calcext:value-type="float">
            <text:p>69869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3037.78260869565" calcext:value-type="float">
            <text:p>3037,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5" calcext:value-type="float">
            <text:p>395</text:p>
          </table:table-cell>
          <table:table-cell office:value-type="float" office:value="60007" calcext:value-type="float">
            <text:p>60007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609" calcext:value-type="float">
            <text:p>2609,00</text:p>
          </table:table-cell>
          <table:table-cell office:value-type="float" office:value="374" calcext:value-type="float">
            <text:p>374</text:p>
          </table:table-cell>
          <table:table-cell office:value-type="float" office:value="70243" calcext:value-type="float">
            <text:p>70243</text:p>
          </table:table-cell>
          <table:table-cell office:value-type="float" office:value="16.2608695652174" calcext:value-type="float">
            <text:p>16,26</text:p>
          </table:table-cell>
          <table:table-cell office:value-type="float" office:value="3054.04347826087" calcext:value-type="float">
            <text:p>3054,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55" calcext:value-type="float">
            <text:p>355</text:p>
          </table:table-cell>
          <table:table-cell office:value-type="float" office:value="60362" calcext:value-type="float">
            <text:p>60362</text:p>
          </table:table-cell>
          <table:table-cell office:value-type="float" office:value="15.4347826086957" calcext:value-type="float">
            <text:p>15,43</text:p>
          </table:table-cell>
          <table:table-cell office:value-type="float" office:value="2624.4347826087" calcext:value-type="float">
            <text:p>2624,43</text:p>
          </table:table-cell>
          <table:table-cell office:value-type="float" office:value="409" calcext:value-type="float">
            <text:p>409</text:p>
          </table:table-cell>
          <table:table-cell office:value-type="float" office:value="70652" calcext:value-type="float">
            <text:p>7065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3071.82608695652" calcext:value-type="float">
            <text:p>3071,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6" calcext:value-type="float">
            <text:p>386</text:p>
          </table:table-cell>
          <table:table-cell office:value-type="float" office:value="60748" calcext:value-type="float">
            <text:p>60748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2641.21739130435" calcext:value-type="float">
            <text:p>2641,22</text:p>
          </table:table-cell>
          <table:table-cell office:value-type="float" office:value="371" calcext:value-type="float">
            <text:p>371</text:p>
          </table:table-cell>
          <table:table-cell office:value-type="float" office:value="71023" calcext:value-type="float">
            <text:p>71023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3087.95652173913" calcext:value-type="float">
            <text:p>3087,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57" calcext:value-type="float">
            <text:p>357</text:p>
          </table:table-cell>
          <table:table-cell office:value-type="float" office:value="61105" calcext:value-type="float">
            <text:p>61105</text:p>
          </table:table-cell>
          <table:table-cell office:value-type="float" office:value="15.5217391304348" calcext:value-type="float">
            <text:p>15,52</text:p>
          </table:table-cell>
          <table:table-cell office:value-type="float" office:value="2656.73913043478" calcext:value-type="float">
            <text:p>2656,74</text:p>
          </table:table-cell>
          <table:table-cell office:value-type="float" office:value="377" calcext:value-type="float">
            <text:p>377</text:p>
          </table:table-cell>
          <table:table-cell office:value-type="float" office:value="71400" calcext:value-type="float">
            <text:p>71400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3104.34782608695" calcext:value-type="float">
            <text:p>3104,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65" calcext:value-type="float">
            <text:p>365</text:p>
          </table:table-cell>
          <table:table-cell office:value-type="float" office:value="61470" calcext:value-type="float">
            <text:p>61470</text:p>
          </table:table-cell>
          <table:table-cell office:value-type="float" office:value="15.8695652173913" calcext:value-type="float">
            <text:p>15,87</text:p>
          </table:table-cell>
          <table:table-cell office:value-type="float" office:value="2672.60869565217" calcext:value-type="float">
            <text:p>2672,61</text:p>
          </table:table-cell>
          <table:table-cell office:value-type="float" office:value="405" calcext:value-type="float">
            <text:p>405</text:p>
          </table:table-cell>
          <table:table-cell office:value-type="float" office:value="71805" calcext:value-type="float">
            <text:p>71805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3121.95652173913" calcext:value-type="float">
            <text:p>3121,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3" calcext:value-type="float">
            <text:p>393</text:p>
          </table:table-cell>
          <table:table-cell office:value-type="float" office:value="61863" calcext:value-type="float">
            <text:p>6186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689.69565217391" calcext:value-type="float">
            <text:p>2689,70</text:p>
          </table:table-cell>
          <table:table-cell office:value-type="float" office:value="406" calcext:value-type="float">
            <text:p>406</text:p>
          </table:table-cell>
          <table:table-cell office:value-type="float" office:value="72211" calcext:value-type="float">
            <text:p>72211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3139.60869565217" calcext:value-type="float">
            <text:p>3139,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7" calcext:value-type="float">
            <text:p>387</text:p>
          </table:table-cell>
          <table:table-cell office:value-type="float" office:value="62250" calcext:value-type="float">
            <text:p>6225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2706.52173913043" calcext:value-type="float">
            <text:p>2706,52</text:p>
          </table:table-cell>
          <table:table-cell office:value-type="float" office:value="408" calcext:value-type="float">
            <text:p>408</text:p>
          </table:table-cell>
          <table:table-cell office:value-type="float" office:value="72619" calcext:value-type="float">
            <text:p>72619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3157.34782608695" calcext:value-type="float">
            <text:p>3157,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85" calcext:value-type="float">
            <text:p>385</text:p>
          </table:table-cell>
          <table:table-cell office:value-type="float" office:value="62635" calcext:value-type="float">
            <text:p>6263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2723.26086956522" calcext:value-type="float">
            <text:p>2723,26</text:p>
          </table:table-cell>
          <table:table-cell office:value-type="float" office:value="405" calcext:value-type="float">
            <text:p>405</text:p>
          </table:table-cell>
          <table:table-cell office:value-type="float" office:value="73024" calcext:value-type="float">
            <text:p>73024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3174.95652173913" calcext:value-type="float">
            <text:p>3174,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8" calcext:value-type="float">
            <text:p>398</text:p>
          </table:table-cell>
          <table:table-cell office:value-type="float" office:value="63033" calcext:value-type="float">
            <text:p>63033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2740.5652173913" calcext:value-type="float">
            <text:p>2740,57</text:p>
          </table:table-cell>
          <table:table-cell office:value-type="float" office:value="412" calcext:value-type="float">
            <text:p>412</text:p>
          </table:table-cell>
          <table:table-cell office:value-type="float" office:value="73436" calcext:value-type="float">
            <text:p>7343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192.86956521739" calcext:value-type="float">
            <text:p>3192,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4" calcext:value-type="float">
            <text:p>394</text:p>
          </table:table-cell>
          <table:table-cell office:value-type="float" office:value="63427" calcext:value-type="float">
            <text:p>63427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2757.69565217391" calcext:value-type="float">
            <text:p>2757,70</text:p>
          </table:table-cell>
          <table:table-cell office:value-type="float" office:value="494" calcext:value-type="float">
            <text:p>494</text:p>
          </table:table-cell>
          <table:table-cell office:value-type="float" office:value="73930" calcext:value-type="float">
            <text:p>73930</text:p>
          </table:table-cell>
          <table:table-cell office:value-type="float" office:value="21.4782608695652" calcext:value-type="float">
            <text:p>21,48</text:p>
          </table:table-cell>
          <table:table-cell office:value-type="float" office:value="3214.34782608696" calcext:value-type="float">
            <text:p>3214,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3" calcext:value-type="float">
            <text:p>393</text:p>
          </table:table-cell>
          <table:table-cell office:value-type="float" office:value="63820" calcext:value-type="float">
            <text:p>63820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774.78260869565" calcext:value-type="float">
            <text:p>2774,78</text:p>
          </table:table-cell>
          <table:table-cell office:value-type="float" office:value="422" calcext:value-type="float">
            <text:p>422</text:p>
          </table:table-cell>
          <table:table-cell office:value-type="float" office:value="74352" calcext:value-type="float">
            <text:p>74352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3232.69565217391" calcext:value-type="float">
            <text:p>3232,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4" calcext:value-type="float">
            <text:p>394</text:p>
          </table:table-cell>
          <table:table-cell office:value-type="float" office:value="64214" calcext:value-type="float">
            <text:p>64214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2791.91304347826" calcext:value-type="float">
            <text:p>2791,91</text:p>
          </table:table-cell>
          <table:table-cell office:value-type="float" office:value="412" calcext:value-type="float">
            <text:p>412</text:p>
          </table:table-cell>
          <table:table-cell office:value-type="float" office:value="74764" calcext:value-type="float">
            <text:p>7476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250.60869565217" calcext:value-type="float">
            <text:p>3250,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9" calcext:value-type="float">
            <text:p>399</text:p>
          </table:table-cell>
          <table:table-cell office:value-type="float" office:value="64613" calcext:value-type="float">
            <text:p>64613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2809.26086956522" calcext:value-type="float">
            <text:p>2809,26</text:p>
          </table:table-cell>
          <table:table-cell office:value-type="float" office:value="407" calcext:value-type="float">
            <text:p>407</text:p>
          </table:table-cell>
          <table:table-cell office:value-type="float" office:value="75171" calcext:value-type="float">
            <text:p>7517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3268.30434782609" calcext:value-type="float">
            <text:p>3268,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1" calcext:value-type="float">
            <text:p>391</text:p>
          </table:table-cell>
          <table:table-cell office:value-type="float" office:value="65004" calcext:value-type="float">
            <text:p>65004</text:p>
          </table:table-cell>
          <table:table-cell office:value-type="float" office:value="17" calcext:value-type="float">
            <text:p>17,00</text:p>
          </table:table-cell>
          <table:table-cell office:value-type="float" office:value="2826.26086956522" calcext:value-type="float">
            <text:p>2826,26</text:p>
          </table:table-cell>
          <table:table-cell office:value-type="float" office:value="406" calcext:value-type="float">
            <text:p>406</text:p>
          </table:table-cell>
          <table:table-cell office:value-type="float" office:value="75577" calcext:value-type="float">
            <text:p>75577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3285.95652173913" calcext:value-type="float">
            <text:p>3285,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5" calcext:value-type="float">
            <text:p>395</text:p>
          </table:table-cell>
          <table:table-cell office:value-type="float" office:value="65399" calcext:value-type="float">
            <text:p>65399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843.43478260869" calcext:value-type="float">
            <text:p>2843,43</text:p>
          </table:table-cell>
          <table:table-cell office:value-type="float" office:value="415" calcext:value-type="float">
            <text:p>415</text:p>
          </table:table-cell>
          <table:table-cell office:value-type="float" office:value="75992" calcext:value-type="float">
            <text:p>75992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3304" calcext:value-type="float">
            <text:p>3304,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7" calcext:value-type="float">
            <text:p>397</text:p>
          </table:table-cell>
          <table:table-cell office:value-type="float" office:value="65796" calcext:value-type="float">
            <text:p>65796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2860.69565217391" calcext:value-type="float">
            <text:p>2860,70</text:p>
          </table:table-cell>
          <table:table-cell office:value-type="float" office:value="410" calcext:value-type="float">
            <text:p>410</text:p>
          </table:table-cell>
          <table:table-cell office:value-type="float" office:value="76402" calcext:value-type="float">
            <text:p>7640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3321.82608695652" calcext:value-type="float">
            <text:p>3321,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4" calcext:value-type="float">
            <text:p>394</text:p>
          </table:table-cell>
          <table:table-cell office:value-type="float" office:value="66190" calcext:value-type="float">
            <text:p>66190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2877.82608695652" calcext:value-type="float">
            <text:p>2877,83</text:p>
          </table:table-cell>
          <table:table-cell office:value-type="float" office:value="406" calcext:value-type="float">
            <text:p>406</text:p>
          </table:table-cell>
          <table:table-cell office:value-type="float" office:value="76808" calcext:value-type="float">
            <text:p>7680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3339.47826086956" calcext:value-type="float">
            <text:p>3339,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3" calcext:value-type="float">
            <text:p>393</text:p>
          </table:table-cell>
          <table:table-cell office:value-type="float" office:value="66583" calcext:value-type="float">
            <text:p>6658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2894.91304347826" calcext:value-type="float">
            <text:p>2894,91</text:p>
          </table:table-cell>
          <table:table-cell office:value-type="float" office:value="333" calcext:value-type="float">
            <text:p>333</text:p>
          </table:table-cell>
          <table:table-cell office:value-type="float" office:value="77141" calcext:value-type="float">
            <text:p>77141</text:p>
          </table:table-cell>
          <table:table-cell office:value-type="float" office:value="14.4782608695652" calcext:value-type="float">
            <text:p>14,48</text:p>
          </table:table-cell>
          <table:table-cell office:value-type="float" office:value="3353.95652173913" calcext:value-type="float">
            <text:p>3353,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5" calcext:value-type="float">
            <text:p>395</text:p>
          </table:table-cell>
          <table:table-cell office:value-type="float" office:value="66978" calcext:value-type="float">
            <text:p>66978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912.08695652174" calcext:value-type="float">
            <text:p>2912,09</text:p>
          </table:table-cell>
          <table:table-cell office:value-type="float" office:value="381" calcext:value-type="float">
            <text:p>381</text:p>
          </table:table-cell>
          <table:table-cell office:value-type="float" office:value="77522" calcext:value-type="float">
            <text:p>77522</text:p>
          </table:table-cell>
          <table:table-cell office:value-type="float" office:value="16.5652173913043" calcext:value-type="float">
            <text:p>16,57</text:p>
          </table:table-cell>
          <table:table-cell office:value-type="float" office:value="3370.52173913043" calcext:value-type="float">
            <text:p>3370,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6" calcext:value-type="float">
            <text:p>386</text:p>
          </table:table-cell>
          <table:table-cell office:value-type="float" office:value="67364" calcext:value-type="float">
            <text:p>67364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2928.86956521739" calcext:value-type="float">
            <text:p>2928,87</text:p>
          </table:table-cell>
          <table:table-cell office:value-type="float" office:value="421" calcext:value-type="float">
            <text:p>421</text:p>
          </table:table-cell>
          <table:table-cell office:value-type="float" office:value="77943" calcext:value-type="float">
            <text:p>77943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3388.82608695652" calcext:value-type="float">
            <text:p>3388,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5" calcext:value-type="float">
            <text:p>395</text:p>
          </table:table-cell>
          <table:table-cell office:value-type="float" office:value="67759" calcext:value-type="float">
            <text:p>67759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2946.04347826087" calcext:value-type="float">
            <text:p>2946,04</text:p>
          </table:table-cell>
          <table:table-cell office:value-type="float" office:value="384" calcext:value-type="float">
            <text:p>384</text:p>
          </table:table-cell>
          <table:table-cell office:value-type="float" office:value="78327" calcext:value-type="float">
            <text:p>78327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3405.52173913043" calcext:value-type="float">
            <text:p>3405,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office:value-type="float" office:value="68149" calcext:value-type="float">
            <text:p>6814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2963" calcext:value-type="float">
            <text:p>2963,00</text:p>
          </table:table-cell>
          <table:table-cell office:value-type="float" office:value="410" calcext:value-type="float">
            <text:p>410</text:p>
          </table:table-cell>
          <table:table-cell office:value-type="float" office:value="78737" calcext:value-type="float">
            <text:p>7873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3423.34782608695" calcext:value-type="float">
            <text:p>3423,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96" calcext:value-type="float">
            <text:p>396</text:p>
          </table:table-cell>
          <table:table-cell office:value-type="float" office:value="68545" calcext:value-type="float">
            <text:p>68545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2980.21739130435" calcext:value-type="float">
            <text:p>2980,22</text:p>
          </table:table-cell>
          <table:table-cell office:value-type="float" office:value="415" calcext:value-type="float">
            <text:p>415</text:p>
          </table:table-cell>
          <table:table-cell office:value-type="float" office:value="79152" calcext:value-type="float">
            <text:p>79152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3441.39130434782" calcext:value-type="float">
            <text:p>3441,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6" calcext:value-type="float">
            <text:p>396</text:p>
          </table:table-cell>
          <table:table-cell office:value-type="float" office:value="68941" calcext:value-type="float">
            <text:p>68941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2997.4347826087" calcext:value-type="float">
            <text:p>2997,43</text:p>
          </table:table-cell>
          <table:table-cell office:value-type="float" office:value="412" calcext:value-type="float">
            <text:p>412</text:p>
          </table:table-cell>
          <table:table-cell office:value-type="float" office:value="79564" calcext:value-type="float">
            <text:p>7956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459.30434782609" calcext:value-type="float">
            <text:p>3459,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5" calcext:value-type="float">
            <text:p>385</text:p>
          </table:table-cell>
          <table:table-cell office:value-type="float" office:value="69326" calcext:value-type="float">
            <text:p>69326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3014.17391304348" calcext:value-type="float">
            <text:p>3014,17</text:p>
          </table:table-cell>
          <table:table-cell office:value-type="float" office:value="386" calcext:value-type="float">
            <text:p>386</text:p>
          </table:table-cell>
          <table:table-cell office:value-type="float" office:value="79950" calcext:value-type="float">
            <text:p>79950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3476.08695652174" calcext:value-type="float">
            <text:p>3476,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8" calcext:value-type="float">
            <text:p>388</text:p>
          </table:table-cell>
          <table:table-cell office:value-type="float" office:value="69714" calcext:value-type="float">
            <text:p>69714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3031.04347826087" calcext:value-type="float">
            <text:p>3031,04</text:p>
          </table:table-cell>
          <table:table-cell office:value-type="float" office:value="418" calcext:value-type="float">
            <text:p>418</text:p>
          </table:table-cell>
          <table:table-cell office:value-type="float" office:value="80368" calcext:value-type="float">
            <text:p>80368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3494.26086956522" calcext:value-type="float">
            <text:p>3494,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1" calcext:value-type="float">
            <text:p>391</text:p>
          </table:table-cell>
          <table:table-cell office:value-type="float" office:value="70105" calcext:value-type="float">
            <text:p>70105</text:p>
          </table:table-cell>
          <table:table-cell office:value-type="float" office:value="17" calcext:value-type="float">
            <text:p>17,00</text:p>
          </table:table-cell>
          <table:table-cell office:value-type="float" office:value="3048.04347826087" calcext:value-type="float">
            <text:p>3048,04</text:p>
          </table:table-cell>
          <table:table-cell office:value-type="float" office:value="408" calcext:value-type="float">
            <text:p>408</text:p>
          </table:table-cell>
          <table:table-cell office:value-type="float" office:value="80776" calcext:value-type="float">
            <text:p>80776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3512" calcext:value-type="float">
            <text:p>3512,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92" calcext:value-type="float">
            <text:p>392</text:p>
          </table:table-cell>
          <table:table-cell office:value-type="float" office:value="70497" calcext:value-type="float">
            <text:p>7049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3065.08695652174" calcext:value-type="float">
            <text:p>3065,09</text:p>
          </table:table-cell>
          <table:table-cell office:value-type="float" office:value="393" calcext:value-type="float">
            <text:p>393</text:p>
          </table:table-cell>
          <table:table-cell office:value-type="float" office:value="81169" calcext:value-type="float">
            <text:p>81169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3529.08695652174" calcext:value-type="float">
            <text:p>3529,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0" calcext:value-type="float">
            <text:p>390</text:p>
          </table:table-cell>
          <table:table-cell office:value-type="float" office:value="70887" calcext:value-type="float">
            <text:p>7088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3082.04347826087" calcext:value-type="float">
            <text:p>3082,04</text:p>
          </table:table-cell>
          <table:table-cell office:value-type="float" office:value="417" calcext:value-type="float">
            <text:p>417</text:p>
          </table:table-cell>
          <table:table-cell office:value-type="float" office:value="81586" calcext:value-type="float">
            <text:p>81586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3547.21739130435" calcext:value-type="float">
            <text:p>3547,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6" calcext:value-type="float">
            <text:p>396</text:p>
          </table:table-cell>
          <table:table-cell office:value-type="float" office:value="71283" calcext:value-type="float">
            <text:p>71283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3099.26086956522" calcext:value-type="float">
            <text:p>3099,26</text:p>
          </table:table-cell>
          <table:table-cell office:value-type="float" office:value="405" calcext:value-type="float">
            <text:p>405</text:p>
          </table:table-cell>
          <table:table-cell office:value-type="float" office:value="81991" calcext:value-type="float">
            <text:p>81991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3564.82608695652" calcext:value-type="float">
            <text:p>3564,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97" calcext:value-type="float">
            <text:p>397</text:p>
          </table:table-cell>
          <table:table-cell office:value-type="float" office:value="71680" calcext:value-type="float">
            <text:p>71680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3116.52173913044" calcext:value-type="float">
            <text:p>3116,52</text:p>
          </table:table-cell>
          <table:table-cell office:value-type="float" office:value="414" calcext:value-type="float">
            <text:p>414</text:p>
          </table:table-cell>
          <table:table-cell office:value-type="float" office:value="82405" calcext:value-type="float">
            <text:p>82405</text:p>
          </table:table-cell>
          <table:table-cell office:value-type="float" office:value="18" calcext:value-type="float">
            <text:p>18,00</text:p>
          </table:table-cell>
          <table:table-cell office:value-type="float" office:value="3582.82608695652" calcext:value-type="float">
            <text:p>3582,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3" calcext:value-type="float">
            <text:p>393</text:p>
          </table:table-cell>
          <table:table-cell office:value-type="float" office:value="72073" calcext:value-type="float">
            <text:p>7207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3133.60869565217" calcext:value-type="float">
            <text:p>3133,61</text:p>
          </table:table-cell>
          <table:table-cell office:value-type="float" office:value="411" calcext:value-type="float">
            <text:p>411</text:p>
          </table:table-cell>
          <table:table-cell office:value-type="float" office:value="82816" calcext:value-type="float">
            <text:p>8281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3600.69565217391" calcext:value-type="float">
            <text:p>3600,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92" calcext:value-type="float">
            <text:p>392</text:p>
          </table:table-cell>
          <table:table-cell office:value-type="float" office:value="72465" calcext:value-type="float">
            <text:p>7246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3150.65217391304" calcext:value-type="float">
            <text:p>3150,65</text:p>
          </table:table-cell>
          <table:table-cell office:value-type="float" office:value="409" calcext:value-type="float">
            <text:p>409</text:p>
          </table:table-cell>
          <table:table-cell office:value-type="float" office:value="83225" calcext:value-type="float">
            <text:p>83225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3618.47826086956" calcext:value-type="float">
            <text:p>3618,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93" calcext:value-type="float">
            <text:p>393</text:p>
          </table:table-cell>
          <table:table-cell office:value-type="float" office:value="72858" calcext:value-type="float">
            <text:p>72858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3167.73913043478" calcext:value-type="float">
            <text:p>3167,74</text:p>
          </table:table-cell>
          <table:table-cell office:value-type="float" office:value="413" calcext:value-type="float">
            <text:p>413</text:p>
          </table:table-cell>
          <table:table-cell office:value-type="float" office:value="83638" calcext:value-type="float">
            <text:p>8363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3636.43478260869" calcext:value-type="float">
            <text:p>3636,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2" calcext:value-type="float">
            <text:p>392</text:p>
          </table:table-cell>
          <table:table-cell office:value-type="float" office:value="73250" calcext:value-type="float">
            <text:p>73250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3184.78260869565" calcext:value-type="float">
            <text:p>3184,78</text:p>
          </table:table-cell>
          <table:table-cell office:value-type="float" office:value="411" calcext:value-type="float">
            <text:p>411</text:p>
          </table:table-cell>
          <table:table-cell office:value-type="float" office:value="84049" calcext:value-type="float">
            <text:p>8404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3654.30434782608" calcext:value-type="float">
            <text:p>3654,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7" calcext:value-type="float">
            <text:p>397</text:p>
          </table:table-cell>
          <table:table-cell office:value-type="float" office:value="73647" calcext:value-type="float">
            <text:p>73647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3202.04347826087" calcext:value-type="float">
            <text:p>3202,04</text:p>
          </table:table-cell>
          <table:table-cell office:value-type="float" office:value="412" calcext:value-type="float">
            <text:p>412</text:p>
          </table:table-cell>
          <table:table-cell office:value-type="float" office:value="84461" calcext:value-type="float">
            <text:p>84461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672.21739130435" calcext:value-type="float">
            <text:p>3672,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74032" calcext:value-type="float">
            <text:p>74032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3218.78260869565" calcext:value-type="float">
            <text:p>3218,78</text:p>
          </table:table-cell>
          <table:table-cell office:value-type="float" office:value="411" calcext:value-type="float">
            <text:p>411</text:p>
          </table:table-cell>
          <table:table-cell office:value-type="float" office:value="84872" calcext:value-type="float">
            <text:p>8487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3690.08695652174" calcext:value-type="float">
            <text:p>3690,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9" calcext:value-type="float">
            <text:p>389</text:p>
          </table:table-cell>
          <table:table-cell office:value-type="float" office:value="74421" calcext:value-type="float">
            <text:p>74421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3235.69565217391" calcext:value-type="float">
            <text:p>3235,70</text:p>
          </table:table-cell>
          <table:table-cell office:value-type="float" office:value="408" calcext:value-type="float">
            <text:p>408</text:p>
          </table:table-cell>
          <table:table-cell office:value-type="float" office:value="85280" calcext:value-type="float">
            <text:p>85280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3707.82608695652" calcext:value-type="float">
            <text:p>3707,8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8" calcext:value-type="float">
            <text:p>398</text:p>
          </table:table-cell>
          <table:table-cell office:value-type="float" office:value="74819" calcext:value-type="float">
            <text:p>74819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3253" calcext:value-type="float">
            <text:p>3253,00</text:p>
          </table:table-cell>
          <table:table-cell office:value-type="float" office:value="410" calcext:value-type="float">
            <text:p>410</text:p>
          </table:table-cell>
          <table:table-cell office:value-type="float" office:value="85690" calcext:value-type="float">
            <text:p>8569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3725.65217391304" calcext:value-type="float">
            <text:p>3725,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0" calcext:value-type="float">
            <text:p>390</text:p>
          </table:table-cell>
          <table:table-cell office:value-type="float" office:value="75209" calcext:value-type="float">
            <text:p>7520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3269.95652173913" calcext:value-type="float">
            <text:p>3269,96</text:p>
          </table:table-cell>
          <table:table-cell office:value-type="float" office:value="402" calcext:value-type="float">
            <text:p>402</text:p>
          </table:table-cell>
          <table:table-cell office:value-type="float" office:value="86092" calcext:value-type="float">
            <text:p>86092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3743.13043478261" calcext:value-type="float">
            <text:p>3743,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0" calcext:value-type="float">
            <text:p>390</text:p>
          </table:table-cell>
          <table:table-cell office:value-type="float" office:value="75599" calcext:value-type="float">
            <text:p>7559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3286.91304347826" calcext:value-type="float">
            <text:p>3286,91</text:p>
          </table:table-cell>
          <table:table-cell office:value-type="float" office:value="411" calcext:value-type="float">
            <text:p>411</text:p>
          </table:table-cell>
          <table:table-cell office:value-type="float" office:value="86503" calcext:value-type="float">
            <text:p>8650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3761" calcext:value-type="float">
            <text:p>3761,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7" calcext:value-type="float">
            <text:p>387</text:p>
          </table:table-cell>
          <table:table-cell office:value-type="float" office:value="75986" calcext:value-type="float">
            <text:p>75986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3303.73913043478" calcext:value-type="float">
            <text:p>3303,74</text:p>
          </table:table-cell>
          <table:table-cell office:value-type="float" office:value="412" calcext:value-type="float">
            <text:p>412</text:p>
          </table:table-cell>
          <table:table-cell office:value-type="float" office:value="86915" calcext:value-type="float">
            <text:p>8691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778.91304347826" calcext:value-type="float">
            <text:p>3778,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9" calcext:value-type="float">
            <text:p>399</text:p>
          </table:table-cell>
          <table:table-cell office:value-type="float" office:value="76385" calcext:value-type="float">
            <text:p>76385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3321.08695652174" calcext:value-type="float">
            <text:p>3321,09</text:p>
          </table:table-cell>
          <table:table-cell office:value-type="float" office:value="412" calcext:value-type="float">
            <text:p>412</text:p>
          </table:table-cell>
          <table:table-cell office:value-type="float" office:value="87327" calcext:value-type="float">
            <text:p>8732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796.82608695652" calcext:value-type="float">
            <text:p>3796,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76716" calcext:value-type="float">
            <text:p>76716</text:p>
          </table:table-cell>
          <table:table-cell office:value-type="float" office:value="14.3913043478261" calcext:value-type="float">
            <text:p>14,39</text:p>
          </table:table-cell>
          <table:table-cell office:value-type="float" office:value="3335.47826086957" calcext:value-type="float">
            <text:p>3335,48</text:p>
          </table:table-cell>
          <table:table-cell office:value-type="float" office:value="410" calcext:value-type="float">
            <text:p>410</text:p>
          </table:table-cell>
          <table:table-cell office:value-type="float" office:value="87737" calcext:value-type="float">
            <text:p>8773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3814.65217391304" calcext:value-type="float">
            <text:p>3814,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1" calcext:value-type="float">
            <text:p>391</text:p>
          </table:table-cell>
          <table:table-cell office:value-type="float" office:value="77107" calcext:value-type="float">
            <text:p>77107</text:p>
          </table:table-cell>
          <table:table-cell office:value-type="float" office:value="17" calcext:value-type="float">
            <text:p>17,00</text:p>
          </table:table-cell>
          <table:table-cell office:value-type="float" office:value="3352.47826086957" calcext:value-type="float">
            <text:p>3352,48</text:p>
          </table:table-cell>
          <table:table-cell office:value-type="float" office:value="410" calcext:value-type="float">
            <text:p>410</text:p>
          </table:table-cell>
          <table:table-cell office:value-type="float" office:value="88147" calcext:value-type="float">
            <text:p>8814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3832.47826086956" calcext:value-type="float">
            <text:p>3832,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1" calcext:value-type="float">
            <text:p>391</text:p>
          </table:table-cell>
          <table:table-cell office:value-type="float" office:value="77498" calcext:value-type="float">
            <text:p>77498</text:p>
          </table:table-cell>
          <table:table-cell office:value-type="float" office:value="17" calcext:value-type="float">
            <text:p>17,00</text:p>
          </table:table-cell>
          <table:table-cell office:value-type="float" office:value="3369.47826086956" calcext:value-type="float">
            <text:p>3369,48</text:p>
          </table:table-cell>
          <table:table-cell office:value-type="float" office:value="414" calcext:value-type="float">
            <text:p>414</text:p>
          </table:table-cell>
          <table:table-cell office:value-type="float" office:value="88561" calcext:value-type="float">
            <text:p>88561</text:p>
          </table:table-cell>
          <table:table-cell office:value-type="float" office:value="18" calcext:value-type="float">
            <text:p>18,00</text:p>
          </table:table-cell>
          <table:table-cell office:value-type="float" office:value="3850.47826086956" calcext:value-type="float">
            <text:p>3850,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89" calcext:value-type="float">
            <text:p>389</text:p>
          </table:table-cell>
          <table:table-cell office:value-type="float" office:value="77887" calcext:value-type="float">
            <text:p>7788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3386.39130434783" calcext:value-type="float">
            <text:p>3386,39</text:p>
          </table:table-cell>
          <table:table-cell office:value-type="float" office:value="402" calcext:value-type="float">
            <text:p>402</text:p>
          </table:table-cell>
          <table:table-cell office:value-type="float" office:value="88963" calcext:value-type="float">
            <text:p>88963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3867.95652173913" calcext:value-type="float">
            <text:p>3867,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90" calcext:value-type="float">
            <text:p>390</text:p>
          </table:table-cell>
          <table:table-cell office:value-type="float" office:value="78277" calcext:value-type="float">
            <text:p>7827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3403.34782608696" calcext:value-type="float">
            <text:p>3403,35</text:p>
          </table:table-cell>
          <table:table-cell office:value-type="float" office:value="410" calcext:value-type="float">
            <text:p>410</text:p>
          </table:table-cell>
          <table:table-cell office:value-type="float" office:value="89373" calcext:value-type="float">
            <text:p>89373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3885.78260869565" calcext:value-type="float">
            <text:p>3885,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8" calcext:value-type="float">
            <text:p>388</text:p>
          </table:table-cell>
          <table:table-cell office:value-type="float" office:value="78665" calcext:value-type="float">
            <text:p>78665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3420.21739130435" calcext:value-type="float">
            <text:p>3420,22</text:p>
          </table:table-cell>
          <table:table-cell office:value-type="float" office:value="409" calcext:value-type="float">
            <text:p>409</text:p>
          </table:table-cell>
          <table:table-cell office:value-type="float" office:value="89782" calcext:value-type="float">
            <text:p>8978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3903.5652173913" calcext:value-type="float">
            <text:p>3903,5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7" calcext:value-type="float">
            <text:p>387</text:p>
          </table:table-cell>
          <table:table-cell office:value-type="float" office:value="79052" calcext:value-type="float">
            <text:p>79052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3437.04347826087" calcext:value-type="float">
            <text:p>3437,04</text:p>
          </table:table-cell>
          <table:table-cell office:value-type="float" office:value="411" calcext:value-type="float">
            <text:p>411</text:p>
          </table:table-cell>
          <table:table-cell office:value-type="float" office:value="90193" calcext:value-type="float">
            <text:p>9019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3921.43478260869" calcext:value-type="float">
            <text:p>3921,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84" calcext:value-type="float">
            <text:p>384</text:p>
          </table:table-cell>
          <table:table-cell office:value-type="float" office:value="79436" calcext:value-type="float">
            <text:p>79436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3453.73913043478" calcext:value-type="float">
            <text:p>3453,74</text:p>
          </table:table-cell>
          <table:table-cell office:value-type="float" office:value="414" calcext:value-type="float">
            <text:p>414</text:p>
          </table:table-cell>
          <table:table-cell office:value-type="float" office:value="90607" calcext:value-type="float">
            <text:p>90607</text:p>
          </table:table-cell>
          <table:table-cell office:value-type="float" office:value="18" calcext:value-type="float">
            <text:p>18,00</text:p>
          </table:table-cell>
          <table:table-cell office:value-type="float" office:value="3939.43478260869" calcext:value-type="float">
            <text:p>3939,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94" calcext:value-type="float">
            <text:p>394</text:p>
          </table:table-cell>
          <table:table-cell office:value-type="float" office:value="79830" calcext:value-type="float">
            <text:p>79830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3470.86956521739" calcext:value-type="float">
            <text:p>3470,87</text:p>
          </table:table-cell>
          <table:table-cell office:value-type="float" office:value="412" calcext:value-type="float">
            <text:p>412</text:p>
          </table:table-cell>
          <table:table-cell office:value-type="float" office:value="91019" calcext:value-type="float">
            <text:p>9101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3957.34782608695" calcext:value-type="float">
            <text:p>3957,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83" calcext:value-type="float">
            <text:p>383</text:p>
          </table:table-cell>
          <table:table-cell office:value-type="float" office:value="80213" calcext:value-type="float">
            <text:p>80213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3487.52173913043" calcext:value-type="float">
            <text:p>3487,52</text:p>
          </table:table-cell>
          <table:table-cell office:value-type="float" office:value="251" calcext:value-type="float">
            <text:p>251</text:p>
          </table:table-cell>
          <table:table-cell office:value-type="float" office:value="91270" calcext:value-type="float">
            <text:p>91270</text:p>
          </table:table-cell>
          <table:table-cell office:value-type="float" office:value="10.9130434782609" calcext:value-type="float">
            <text:p>10,91</text:p>
          </table:table-cell>
          <table:table-cell office:value-type="float" office:value="3968.26086956522" calcext:value-type="float">
            <text:p>3968,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80432" calcext:value-type="float">
            <text:p>80432</text:p>
          </table:table-cell>
          <table:table-cell office:value-type="float" office:value="9.52173913043478" calcext:value-type="float">
            <text:p>9,52</text:p>
          </table:table-cell>
          <table:table-cell office:value-type="float" office:value="3497.04347826087" calcext:value-type="float">
            <text:p>3497,04</text:p>
          </table:table-cell>
          <table:table-cell office:value-type="float" office:value="415" calcext:value-type="float">
            <text:p>415</text:p>
          </table:table-cell>
          <table:table-cell office:value-type="float" office:value="91685" calcext:value-type="float">
            <text:p>91685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3986.30434782608" calcext:value-type="float">
            <text:p>3986,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9" calcext:value-type="float">
            <text:p>389</text:p>
          </table:table-cell>
          <table:table-cell office:value-type="float" office:value="80821" calcext:value-type="float">
            <text:p>80821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3513.95652173913" calcext:value-type="float">
            <text:p>3513,96</text:p>
          </table:table-cell>
          <table:table-cell office:value-type="float" office:value="414" calcext:value-type="float">
            <text:p>414</text:p>
          </table:table-cell>
          <table:table-cell office:value-type="float" office:value="92099" calcext:value-type="float">
            <text:p>92099</text:p>
          </table:table-cell>
          <table:table-cell office:value-type="float" office:value="18" calcext:value-type="float">
            <text:p>18,00</text:p>
          </table:table-cell>
          <table:table-cell office:value-type="float" office:value="4004.30434782609" calcext:value-type="float">
            <text:p>4004,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5" calcext:value-type="float">
            <text:p>385</text:p>
          </table:table-cell>
          <table:table-cell office:value-type="float" office:value="81206" calcext:value-type="float">
            <text:p>81206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3530.69565217391" calcext:value-type="float">
            <text:p>3530,70</text:p>
          </table:table-cell>
          <table:table-cell office:value-type="float" office:value="404" calcext:value-type="float">
            <text:p>404</text:p>
          </table:table-cell>
          <table:table-cell office:value-type="float" office:value="92503" calcext:value-type="float">
            <text:p>92503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4021.86956521739" calcext:value-type="float">
            <text:p>4021,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93" calcext:value-type="float">
            <text:p>393</text:p>
          </table:table-cell>
          <table:table-cell office:value-type="float" office:value="81599" calcext:value-type="float">
            <text:p>81599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3547.78260869565" calcext:value-type="float">
            <text:p>3547,78</text:p>
          </table:table-cell>
          <table:table-cell office:value-type="float" office:value="410" calcext:value-type="float">
            <text:p>410</text:p>
          </table:table-cell>
          <table:table-cell office:value-type="float" office:value="92913" calcext:value-type="float">
            <text:p>92913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039.69565217391" calcext:value-type="float">
            <text:p>4039,7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92" calcext:value-type="float">
            <text:p>392</text:p>
          </table:table-cell>
          <table:table-cell office:value-type="float" office:value="81991" calcext:value-type="float">
            <text:p>81991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3564.82608695652" calcext:value-type="float">
            <text:p>3564,83</text:p>
          </table:table-cell>
          <table:table-cell office:value-type="float" office:value="407" calcext:value-type="float">
            <text:p>407</text:p>
          </table:table-cell>
          <table:table-cell office:value-type="float" office:value="93320" calcext:value-type="float">
            <text:p>93320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4057.39130434782" calcext:value-type="float">
            <text:p>4057,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91" calcext:value-type="float">
            <text:p>391</text:p>
          </table:table-cell>
          <table:table-cell office:value-type="float" office:value="82382" calcext:value-type="float">
            <text:p>82382</text:p>
          </table:table-cell>
          <table:table-cell office:value-type="float" office:value="17" calcext:value-type="float">
            <text:p>17,00</text:p>
          </table:table-cell>
          <table:table-cell office:value-type="float" office:value="3581.82608695652" calcext:value-type="float">
            <text:p>3581,83</text:p>
          </table:table-cell>
          <table:table-cell office:value-type="float" office:value="246" calcext:value-type="float">
            <text:p>246</text:p>
          </table:table-cell>
          <table:table-cell office:value-type="float" office:value="93566" calcext:value-type="float">
            <text:p>93566</text:p>
          </table:table-cell>
          <table:table-cell office:value-type="float" office:value="10.695652173913" calcext:value-type="float">
            <text:p>10,70</text:p>
          </table:table-cell>
          <table:table-cell office:value-type="float" office:value="4068.08695652174" calcext:value-type="float">
            <text:p>4068,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82613" calcext:value-type="float">
            <text:p>82613</text:p>
          </table:table-cell>
          <table:table-cell office:value-type="float" office:value="10.0434782608696" calcext:value-type="float">
            <text:p>10,04</text:p>
          </table:table-cell>
          <table:table-cell office:value-type="float" office:value="3591.86956521739" calcext:value-type="float">
            <text:p>3591,87</text:p>
          </table:table-cell>
          <table:table-cell office:value-type="float" office:value="415" calcext:value-type="float">
            <text:p>415</text:p>
          </table:table-cell>
          <table:table-cell office:value-type="float" office:value="93981" calcext:value-type="float">
            <text:p>9398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4086.13043478261" calcext:value-type="float">
            <text:p>4086,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92" calcext:value-type="float">
            <text:p>392</text:p>
          </table:table-cell>
          <table:table-cell office:value-type="float" office:value="83005" calcext:value-type="float">
            <text:p>8300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3608.91304347826" calcext:value-type="float">
            <text:p>3608,91</text:p>
          </table:table-cell>
          <table:table-cell office:value-type="float" office:value="255" calcext:value-type="float">
            <text:p>255</text:p>
          </table:table-cell>
          <table:table-cell office:value-type="float" office:value="94236" calcext:value-type="float">
            <text:p>94236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4097.21739130435" calcext:value-type="float">
            <text:p>4097,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1" calcext:value-type="float">
            <text:p>231</text:p>
          </table:table-cell>
          <table:table-cell office:value-type="float" office:value="83236" calcext:value-type="float">
            <text:p>83236</text:p>
          </table:table-cell>
          <table:table-cell office:value-type="float" office:value="10.0434782608696" calcext:value-type="float">
            <text:p>10,04</text:p>
          </table:table-cell>
          <table:table-cell office:value-type="float" office:value="3618.95652173913" calcext:value-type="float">
            <text:p>3618,96</text:p>
          </table:table-cell>
          <table:table-cell office:value-type="float" office:value="410" calcext:value-type="float">
            <text:p>410</text:p>
          </table:table-cell>
          <table:table-cell office:value-type="float" office:value="94646" calcext:value-type="float">
            <text:p>94646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115.04347826087" calcext:value-type="float">
            <text:p>4115,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87" calcext:value-type="float">
            <text:p>387</text:p>
          </table:table-cell>
          <table:table-cell office:value-type="float" office:value="83623" calcext:value-type="float">
            <text:p>8362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3635.78260869565" calcext:value-type="float">
            <text:p>3635,78</text:p>
          </table:table-cell>
          <table:table-cell office:value-type="float" office:value="410" calcext:value-type="float">
            <text:p>410</text:p>
          </table:table-cell>
          <table:table-cell office:value-type="float" office:value="95056" calcext:value-type="float">
            <text:p>95056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132.86956521739" calcext:value-type="float">
            <text:p>4132,8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91" calcext:value-type="float">
            <text:p>391</text:p>
          </table:table-cell>
          <table:table-cell office:value-type="float" office:value="84014" calcext:value-type="float">
            <text:p>84014</text:p>
          </table:table-cell>
          <table:table-cell office:value-type="float" office:value="17" calcext:value-type="float">
            <text:p>17,00</text:p>
          </table:table-cell>
          <table:table-cell office:value-type="float" office:value="3652.78260869565" calcext:value-type="float">
            <text:p>3652,78</text:p>
          </table:table-cell>
          <table:table-cell office:value-type="float" office:value="408" calcext:value-type="float">
            <text:p>408</text:p>
          </table:table-cell>
          <table:table-cell office:value-type="float" office:value="95464" calcext:value-type="float">
            <text:p>9546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4150.60869565217" calcext:value-type="float">
            <text:p>4150,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6" calcext:value-type="float">
            <text:p>386</text:p>
          </table:table-cell>
          <table:table-cell office:value-type="float" office:value="84400" calcext:value-type="float">
            <text:p>84400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3669.5652173913" calcext:value-type="float">
            <text:p>3669,57</text:p>
          </table:table-cell>
          <table:table-cell office:value-type="float" office:value="409" calcext:value-type="float">
            <text:p>409</text:p>
          </table:table-cell>
          <table:table-cell office:value-type="float" office:value="95873" calcext:value-type="float">
            <text:p>9587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4168.39130434782" calcext:value-type="float">
            <text:p>4168,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6" calcext:value-type="float">
            <text:p>446</text:p>
          </table:table-cell>
          <table:table-cell office:value-type="float" office:value="84846" calcext:value-type="float">
            <text:p>84846</text:p>
          </table:table-cell>
          <table:table-cell office:value-type="float" office:value="19.3913043478261" calcext:value-type="float">
            <text:p>19,39</text:p>
          </table:table-cell>
          <table:table-cell office:value-type="float" office:value="3688.95652173913" calcext:value-type="float">
            <text:p>3688,96</text:p>
          </table:table-cell>
          <table:table-cell office:value-type="float" office:value="407" calcext:value-type="float">
            <text:p>407</text:p>
          </table:table-cell>
          <table:table-cell office:value-type="float" office:value="96280" calcext:value-type="float">
            <text:p>96280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4186.08695652174" calcext:value-type="float">
            <text:p>4186,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0" calcext:value-type="float">
            <text:p>390</text:p>
          </table:table-cell>
          <table:table-cell office:value-type="float" office:value="85236" calcext:value-type="float">
            <text:p>85236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3705.91304347826" calcext:value-type="float">
            <text:p>3705,91</text:p>
          </table:table-cell>
          <table:table-cell office:value-type="float" office:value="406" calcext:value-type="float">
            <text:p>406</text:p>
          </table:table-cell>
          <table:table-cell office:value-type="float" office:value="96686" calcext:value-type="float">
            <text:p>96686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4203.73913043478" calcext:value-type="float">
            <text:p>4203,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6" calcext:value-type="float">
            <text:p>386</text:p>
          </table:table-cell>
          <table:table-cell office:value-type="float" office:value="85622" calcext:value-type="float">
            <text:p>8562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3722.69565217391" calcext:value-type="float">
            <text:p>3722,70</text:p>
          </table:table-cell>
          <table:table-cell office:value-type="float" office:value="406" calcext:value-type="float">
            <text:p>406</text:p>
          </table:table-cell>
          <table:table-cell office:value-type="float" office:value="97092" calcext:value-type="float">
            <text:p>97092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4221.39130434782" calcext:value-type="float">
            <text:p>4221,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2" calcext:value-type="float">
            <text:p>392</text:p>
          </table:table-cell>
          <table:table-cell office:value-type="float" office:value="86014" calcext:value-type="float">
            <text:p>8601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3739.73913043478" calcext:value-type="float">
            <text:p>3739,74</text:p>
          </table:table-cell>
          <table:table-cell office:value-type="float" office:value="251" calcext:value-type="float">
            <text:p>251</text:p>
          </table:table-cell>
          <table:table-cell office:value-type="float" office:value="97343" calcext:value-type="float">
            <text:p>97343</text:p>
          </table:table-cell>
          <table:table-cell office:value-type="float" office:value="10.9130434782609" calcext:value-type="float">
            <text:p>10,91</text:p>
          </table:table-cell>
          <table:table-cell office:value-type="float" office:value="4232.30434782608" calcext:value-type="float">
            <text:p>4232,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" calcext:value-type="float">
            <text:p>225</text:p>
          </table:table-cell>
          <table:table-cell office:value-type="float" office:value="86239" calcext:value-type="float">
            <text:p>86239</text:p>
          </table:table-cell>
          <table:table-cell office:value-type="float" office:value="9.78260869565217" calcext:value-type="float">
            <text:p>9,78</text:p>
          </table:table-cell>
          <table:table-cell office:value-type="float" office:value="3749.52173913043" calcext:value-type="float">
            <text:p>3749,52</text:p>
          </table:table-cell>
          <table:table-cell office:value-type="float" office:value="465" calcext:value-type="float">
            <text:p>465</text:p>
          </table:table-cell>
          <table:table-cell office:value-type="float" office:value="97808" calcext:value-type="float">
            <text:p>97808</text:p>
          </table:table-cell>
          <table:table-cell office:value-type="float" office:value="20.2173913043478" calcext:value-type="float">
            <text:p>20,22</text:p>
          </table:table-cell>
          <table:table-cell office:value-type="float" office:value="4252.52173913043" calcext:value-type="float">
            <text:p>4252,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36" calcext:value-type="float">
            <text:p>436</text:p>
          </table:table-cell>
          <table:table-cell office:value-type="float" office:value="86675" calcext:value-type="float">
            <text:p>86675</text:p>
          </table:table-cell>
          <table:table-cell office:value-type="float" office:value="18.9565217391304" calcext:value-type="float">
            <text:p>18,96</text:p>
          </table:table-cell>
          <table:table-cell office:value-type="float" office:value="3768.47826086956" calcext:value-type="float">
            <text:p>3768,48</text:p>
          </table:table-cell>
          <table:table-cell office:value-type="float" office:value="237" calcext:value-type="float">
            <text:p>237</text:p>
          </table:table-cell>
          <table:table-cell office:value-type="float" office:value="98045" calcext:value-type="float">
            <text:p>98045</text:p>
          </table:table-cell>
          <table:table-cell office:value-type="float" office:value="10.304347826087" calcext:value-type="float">
            <text:p>10,30</text:p>
          </table:table-cell>
          <table:table-cell office:value-type="float" office:value="4262.82608695652" calcext:value-type="float">
            <text:p>4262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  <table:table-cell office:value-type="float" office:value="86883" calcext:value-type="float">
            <text:p>86883</text:p>
          </table:table-cell>
          <table:table-cell office:value-type="float" office:value="9.04347826086956" calcext:value-type="float">
            <text:p>9,04</text:p>
          </table:table-cell>
          <table:table-cell office:value-type="float" office:value="3777.52173913043" calcext:value-type="float">
            <text:p>3777,52</text:p>
          </table:table-cell>
          <table:table-cell office:value-type="float" office:value="227" calcext:value-type="float">
            <text:p>227</text:p>
          </table:table-cell>
          <table:table-cell office:value-type="float" office:value="98272" calcext:value-type="float">
            <text:p>98272</text:p>
          </table:table-cell>
          <table:table-cell office:value-type="float" office:value="9.8695652173913" calcext:value-type="float">
            <text:p>9,87</text:p>
          </table:table-cell>
          <table:table-cell office:value-type="float" office:value="4272.69565217391" calcext:value-type="float">
            <text:p>4272,7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4" calcext:value-type="float">
            <text:p>204</text:p>
          </table:table-cell>
          <table:table-cell office:value-type="float" office:value="87087" calcext:value-type="float">
            <text:p>87087</text:p>
          </table:table-cell>
          <table:table-cell office:value-type="float" office:value="8.8695652173913" calcext:value-type="float">
            <text:p>8,87</text:p>
          </table:table-cell>
          <table:table-cell office:value-type="float" office:value="3786.39130434783" calcext:value-type="float">
            <text:p>3786,39</text:p>
          </table:table-cell>
          <table:table-cell office:value-type="float" office:value="433" calcext:value-type="float">
            <text:p>433</text:p>
          </table:table-cell>
          <table:table-cell office:value-type="float" office:value="98705" calcext:value-type="float">
            <text:p>98705</text:p>
          </table:table-cell>
          <table:table-cell office:value-type="float" office:value="18.8260869565217" calcext:value-type="float">
            <text:p>18,83</text:p>
          </table:table-cell>
          <table:table-cell office:value-type="float" office:value="4291.52173913043" calcext:value-type="float">
            <text:p>4291,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88" calcext:value-type="float">
            <text:p>388</text:p>
          </table:table-cell>
          <table:table-cell office:value-type="float" office:value="87475" calcext:value-type="float">
            <text:p>87475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3803.26086956522" calcext:value-type="float">
            <text:p>3803,26</text:p>
          </table:table-cell>
          <table:table-cell office:value-type="float" office:value="418" calcext:value-type="float">
            <text:p>418</text:p>
          </table:table-cell>
          <table:table-cell office:value-type="float" office:value="99123" calcext:value-type="float">
            <text:p>99123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4309.69565217391" calcext:value-type="float">
            <text:p>4309,7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0" calcext:value-type="float">
            <text:p>390</text:p>
          </table:table-cell>
          <table:table-cell office:value-type="float" office:value="87865" calcext:value-type="float">
            <text:p>87865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3820.21739130435" calcext:value-type="float">
            <text:p>3820,22</text:p>
          </table:table-cell>
          <table:table-cell office:value-type="float" office:value="401" calcext:value-type="float">
            <text:p>401</text:p>
          </table:table-cell>
          <table:table-cell office:value-type="float" office:value="99524" calcext:value-type="float">
            <text:p>99524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4327.13043478261" calcext:value-type="float">
            <text:p>4327,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0" calcext:value-type="float">
            <text:p>380</text:p>
          </table:table-cell>
          <table:table-cell office:value-type="float" office:value="88245" calcext:value-type="float">
            <text:p>88245</text:p>
          </table:table-cell>
          <table:table-cell office:value-type="float" office:value="16.5217391304348" calcext:value-type="float">
            <text:p>16,52</text:p>
          </table:table-cell>
          <table:table-cell office:value-type="float" office:value="3836.73913043478" calcext:value-type="float">
            <text:p>3836,74</text:p>
          </table:table-cell>
          <table:table-cell office:value-type="float" office:value="289" calcext:value-type="float">
            <text:p>289</text:p>
          </table:table-cell>
          <table:table-cell office:value-type="float" office:value="99813" calcext:value-type="float">
            <text:p>99813</text:p>
          </table:table-cell>
          <table:table-cell office:value-type="float" office:value="12.5652173913043" calcext:value-type="float">
            <text:p>12,57</text:p>
          </table:table-cell>
          <table:table-cell office:value-type="float" office:value="4339.69565217391" calcext:value-type="float">
            <text:p>4339,70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float" office:value="88506" calcext:value-type="float">
            <text:p>88506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3848.08695652174" calcext:value-type="float">
            <text:p>3848,09</text:p>
          </table:table-cell>
          <table:table-cell office:value-type="float" office:value="231" calcext:value-type="float">
            <text:p>231</text:p>
          </table:table-cell>
          <table:table-cell office:value-type="float" office:value="100044" calcext:value-type="float">
            <text:p>100044</text:p>
          </table:table-cell>
          <table:table-cell office:value-type="float" office:value="10.0434782608696" calcext:value-type="float">
            <text:p>10,04</text:p>
          </table:table-cell>
          <table:table-cell office:value-type="float" office:value="4349.73913043478" calcext:value-type="float">
            <text:p>4349,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6" calcext:value-type="float">
            <text:p>206</text:p>
          </table:table-cell>
          <table:table-cell office:value-type="float" office:value="88712" calcext:value-type="float">
            <text:p>88712</text:p>
          </table:table-cell>
          <table:table-cell office:value-type="float" office:value="8.95652173913044" calcext:value-type="float">
            <text:p>8,96</text:p>
          </table:table-cell>
          <table:table-cell office:value-type="float" office:value="3857.04347826087" calcext:value-type="float">
            <text:p>3857,04</text:p>
          </table:table-cell>
          <table:table-cell office:value-type="float" office:value="405" calcext:value-type="float">
            <text:p>405</text:p>
          </table:table-cell>
          <table:table-cell office:value-type="float" office:value="100449" calcext:value-type="float">
            <text:p>100449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4367.34782608695" calcext:value-type="float">
            <text:p>4367,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1" calcext:value-type="float">
            <text:p>391</text:p>
          </table:table-cell>
          <table:table-cell office:value-type="float" office:value="89103" calcext:value-type="float">
            <text:p>89103</text:p>
          </table:table-cell>
          <table:table-cell office:value-type="float" office:value="17" calcext:value-type="float">
            <text:p>17,00</text:p>
          </table:table-cell>
          <table:table-cell office:value-type="float" office:value="3874.04347826087" calcext:value-type="float">
            <text:p>3874,04</text:p>
          </table:table-cell>
          <table:table-cell office:value-type="float" office:value="243" calcext:value-type="float">
            <text:p>243</text:p>
          </table:table-cell>
          <table:table-cell office:value-type="float" office:value="100692" calcext:value-type="float">
            <text:p>100692</text:p>
          </table:table-cell>
          <table:table-cell office:value-type="float" office:value="10.5652173913043" calcext:value-type="float">
            <text:p>10,57</text:p>
          </table:table-cell>
          <table:table-cell office:value-type="float" office:value="4377.91304347826" calcext:value-type="float">
            <text:p>4377,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3" calcext:value-type="float">
            <text:p>223</text:p>
          </table:table-cell>
          <table:table-cell office:value-type="float" office:value="89326" calcext:value-type="float">
            <text:p>89326</text:p>
          </table:table-cell>
          <table:table-cell office:value-type="float" office:value="9.69565217391304" calcext:value-type="float">
            <text:p>9,70</text:p>
          </table:table-cell>
          <table:table-cell office:value-type="float" office:value="3883.73913043478" calcext:value-type="float">
            <text:p>3883,74</text:p>
          </table:table-cell>
          <table:table-cell office:value-type="float" office:value="249" calcext:value-type="float">
            <text:p>249</text:p>
          </table:table-cell>
          <table:table-cell office:value-type="float" office:value="100941" calcext:value-type="float">
            <text:p>100941</text:p>
          </table:table-cell>
          <table:table-cell office:value-type="float" office:value="10.8260869565217" calcext:value-type="float">
            <text:p>10,83</text:p>
          </table:table-cell>
          <table:table-cell office:value-type="float" office:value="4388.73913043478" calcext:value-type="float">
            <text:p>4388,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float" office:value="89550" calcext:value-type="float">
            <text:p>89550</text:p>
          </table:table-cell>
          <table:table-cell office:value-type="float" office:value="9.73913043478261" calcext:value-type="float">
            <text:p>9,74</text:p>
          </table:table-cell>
          <table:table-cell office:value-type="float" office:value="3893.47826086956" calcext:value-type="float">
            <text:p>3893,48</text:p>
          </table:table-cell>
          <table:table-cell office:value-type="float" office:value="233" calcext:value-type="float">
            <text:p>233</text:p>
          </table:table-cell>
          <table:table-cell office:value-type="float" office:value="101174" calcext:value-type="float">
            <text:p>101174</text:p>
          </table:table-cell>
          <table:table-cell office:value-type="float" office:value="10.1304347826087" calcext:value-type="float">
            <text:p>10,13</text:p>
          </table:table-cell>
          <table:table-cell office:value-type="float" office:value="4398.86956521739" calcext:value-type="float">
            <text:p>4398,8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2" calcext:value-type="float">
            <text:p>212</text:p>
          </table:table-cell>
          <table:table-cell office:value-type="float" office:value="89762" calcext:value-type="float">
            <text:p>89762</text:p>
          </table:table-cell>
          <table:table-cell office:value-type="float" office:value="9.21739130434783" calcext:value-type="float">
            <text:p>9,22</text:p>
          </table:table-cell>
          <table:table-cell office:value-type="float" office:value="3902.69565217391" calcext:value-type="float">
            <text:p>3902,70</text:p>
          </table:table-cell>
          <table:table-cell office:value-type="float" office:value="236" calcext:value-type="float">
            <text:p>236</text:p>
          </table:table-cell>
          <table:table-cell office:value-type="float" office:value="101410" calcext:value-type="float">
            <text:p>101410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4409.13043478261" calcext:value-type="float">
            <text:p>4409,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5" calcext:value-type="float">
            <text:p>205</text:p>
          </table:table-cell>
          <table:table-cell office:value-type="float" office:value="89967" calcext:value-type="float">
            <text:p>89967</text:p>
          </table:table-cell>
          <table:table-cell office:value-type="float" office:value="8.91304347826087" calcext:value-type="float">
            <text:p>8,91</text:p>
          </table:table-cell>
          <table:table-cell office:value-type="float" office:value="3911.60869565217" calcext:value-type="float">
            <text:p>3911,61</text:p>
          </table:table-cell>
          <table:table-cell office:value-type="float" office:value="407" calcext:value-type="float">
            <text:p>407</text:p>
          </table:table-cell>
          <table:table-cell office:value-type="float" office:value="101817" calcext:value-type="float">
            <text:p>101817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4426.82608695652" calcext:value-type="float">
            <text:p>4426,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5" calcext:value-type="float">
            <text:p>385</text:p>
          </table:table-cell>
          <table:table-cell office:value-type="float" office:value="90352" calcext:value-type="float">
            <text:p>90352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3928.34782608696" calcext:value-type="float">
            <text:p>3928,35</text:p>
          </table:table-cell>
          <table:table-cell office:value-type="float" office:value="413" calcext:value-type="float">
            <text:p>413</text:p>
          </table:table-cell>
          <table:table-cell office:value-type="float" office:value="102230" calcext:value-type="float">
            <text:p>102230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444.78260869565" calcext:value-type="float">
            <text:p>4444,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82" calcext:value-type="float">
            <text:p>382</text:p>
          </table:table-cell>
          <table:table-cell office:value-type="float" office:value="90734" calcext:value-type="float">
            <text:p>90734</text:p>
          </table:table-cell>
          <table:table-cell office:value-type="float" office:value="16.6086956521739" calcext:value-type="float">
            <text:p>16,61</text:p>
          </table:table-cell>
          <table:table-cell office:value-type="float" office:value="3944.95652173913" calcext:value-type="float">
            <text:p>3944,96</text:p>
          </table:table-cell>
          <table:table-cell office:value-type="float" office:value="232" calcext:value-type="float">
            <text:p>232</text:p>
          </table:table-cell>
          <table:table-cell office:value-type="float" office:value="102462" calcext:value-type="float">
            <text:p>102462</text:p>
          </table:table-cell>
          <table:table-cell office:value-type="float" office:value="10.0869565217391" calcext:value-type="float">
            <text:p>10,09</text:p>
          </table:table-cell>
          <table:table-cell office:value-type="float" office:value="4454.86956521739" calcext:value-type="float">
            <text:p>4454,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5" calcext:value-type="float">
            <text:p>205</text:p>
          </table:table-cell>
          <table:table-cell office:value-type="float" office:value="90939" calcext:value-type="float">
            <text:p>90939</text:p>
          </table:table-cell>
          <table:table-cell office:value-type="float" office:value="8.91304347826087" calcext:value-type="float">
            <text:p>8,91</text:p>
          </table:table-cell>
          <table:table-cell office:value-type="float" office:value="3953.86956521739" calcext:value-type="float">
            <text:p>3953,87</text:p>
          </table:table-cell>
          <table:table-cell office:value-type="float" office:value="229" calcext:value-type="float">
            <text:p>229</text:p>
          </table:table-cell>
          <table:table-cell office:value-type="float" office:value="102691" calcext:value-type="float">
            <text:p>102691</text:p>
          </table:table-cell>
          <table:table-cell office:value-type="float" office:value="9.95652173913044" calcext:value-type="float">
            <text:p>9,96</text:p>
          </table:table-cell>
          <table:table-cell office:value-type="float" office:value="4464.82608695652" calcext:value-type="float">
            <text:p>4464,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3" calcext:value-type="float">
            <text:p>203</text:p>
          </table:table-cell>
          <table:table-cell office:value-type="float" office:value="91142" calcext:value-type="float">
            <text:p>91142</text:p>
          </table:table-cell>
          <table:table-cell office:value-type="float" office:value="8.82608695652174" calcext:value-type="float">
            <text:p>8,83</text:p>
          </table:table-cell>
          <table:table-cell office:value-type="float" office:value="3962.69565217391" calcext:value-type="float">
            <text:p>3962,70</text:p>
          </table:table-cell>
          <table:table-cell office:value-type="float" office:value="413" calcext:value-type="float">
            <text:p>413</text:p>
          </table:table-cell>
          <table:table-cell office:value-type="float" office:value="103104" calcext:value-type="float">
            <text:p>103104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482.78260869565" calcext:value-type="float">
            <text:p>4482,7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88" calcext:value-type="float">
            <text:p>388</text:p>
          </table:table-cell>
          <table:table-cell office:value-type="float" office:value="91530" calcext:value-type="float">
            <text:p>9153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3979.5652173913" calcext:value-type="float">
            <text:p>3979,57</text:p>
          </table:table-cell>
          <table:table-cell office:value-type="float" office:value="241" calcext:value-type="float">
            <text:p>241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.4782608695652" calcext:value-type="float">
            <text:p>10,48</text:p>
          </table:table-cell>
          <table:table-cell office:value-type="float" office:value="4493.26086956521" calcext:value-type="float">
            <text:p>4493,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  <table:table-cell office:value-type="float" office:value="91747" calcext:value-type="float">
            <text:p>91747</text:p>
          </table:table-cell>
          <table:table-cell office:value-type="float" office:value="9.43478260869565" calcext:value-type="float">
            <text:p>9,43</text:p>
          </table:table-cell>
          <table:table-cell office:value-type="float" office:value="3989" calcext:value-type="float">
            <text:p>3989,00</text:p>
          </table:table-cell>
          <table:table-cell office:value-type="float" office:value="265" calcext:value-type="float">
            <text:p>265</text:p>
          </table:table-cell>
          <table:table-cell office:value-type="float" office:value="103610" calcext:value-type="float">
            <text:p>103610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4504.78260869565" calcext:value-type="float">
            <text:p>4504,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91993" calcext:value-type="float">
            <text:p>91993</text:p>
          </table:table-cell>
          <table:table-cell office:value-type="float" office:value="10.695652173913" calcext:value-type="float">
            <text:p>10,70</text:p>
          </table:table-cell>
          <table:table-cell office:value-type="float" office:value="3999.69565217391" calcext:value-type="float">
            <text:p>3999,70</text:p>
          </table:table-cell>
          <table:table-cell office:value-type="float" office:value="414" calcext:value-type="float">
            <text:p>414</text:p>
          </table:table-cell>
          <table:table-cell office:value-type="float" office:value="104024" calcext:value-type="float">
            <text:p>104024</text:p>
          </table:table-cell>
          <table:table-cell office:value-type="float" office:value="18" calcext:value-type="float">
            <text:p>18,00</text:p>
          </table:table-cell>
          <table:table-cell office:value-type="float" office:value="4522.78260869565" calcext:value-type="float">
            <text:p>4522,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7" calcext:value-type="float">
            <text:p>387</text:p>
          </table:table-cell>
          <table:table-cell office:value-type="float" office:value="92380" calcext:value-type="float">
            <text:p>9238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016.52173913043" calcext:value-type="float">
            <text:p>4016,52</text:p>
          </table:table-cell>
          <table:table-cell office:value-type="float" office:value="408" calcext:value-type="float">
            <text:p>408</text:p>
          </table:table-cell>
          <table:table-cell office:value-type="float" office:value="104432" calcext:value-type="float">
            <text:p>104432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4540.52173913043" calcext:value-type="float">
            <text:p>4540,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5" calcext:value-type="float">
            <text:p>385</text:p>
          </table:table-cell>
          <table:table-cell office:value-type="float" office:value="92765" calcext:value-type="float">
            <text:p>9276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4033.26086956522" calcext:value-type="float">
            <text:p>4033,26</text:p>
          </table:table-cell>
          <table:table-cell office:value-type="float" office:value="411" calcext:value-type="float">
            <text:p>411</text:p>
          </table:table-cell>
          <table:table-cell office:value-type="float" office:value="104843" calcext:value-type="float">
            <text:p>10484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4558.39130434782" calcext:value-type="float">
            <text:p>4558,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1" calcext:value-type="float">
            <text:p>391</text:p>
          </table:table-cell>
          <table:table-cell office:value-type="float" office:value="93156" calcext:value-type="float">
            <text:p>93156</text:p>
          </table:table-cell>
          <table:table-cell office:value-type="float" office:value="17" calcext:value-type="float">
            <text:p>17,00</text:p>
          </table:table-cell>
          <table:table-cell office:value-type="float" office:value="4050.26086956522" calcext:value-type="float">
            <text:p>4050,26</text:p>
          </table:table-cell>
          <table:table-cell office:value-type="float" office:value="405" calcext:value-type="float">
            <text:p>405</text:p>
          </table:table-cell>
          <table:table-cell office:value-type="float" office:value="105248" calcext:value-type="float">
            <text:p>105248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4576" calcext:value-type="float">
            <text:p>4576,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87" calcext:value-type="float">
            <text:p>387</text:p>
          </table:table-cell>
          <table:table-cell office:value-type="float" office:value="93543" calcext:value-type="float">
            <text:p>9354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067.08695652174" calcext:value-type="float">
            <text:p>4067,09</text:p>
          </table:table-cell>
          <table:table-cell office:value-type="float" office:value="409" calcext:value-type="float">
            <text:p>409</text:p>
          </table:table-cell>
          <table:table-cell office:value-type="float" office:value="105657" calcext:value-type="float">
            <text:p>105657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4593.78260869565" calcext:value-type="float">
            <text:p>4593,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5" calcext:value-type="float">
            <text:p>395</text:p>
          </table:table-cell>
          <table:table-cell office:value-type="float" office:value="93938" calcext:value-type="float">
            <text:p>93938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4084.26086956522" calcext:value-type="float">
            <text:p>4084,26</text:p>
          </table:table-cell>
          <table:table-cell office:value-type="float" office:value="413" calcext:value-type="float">
            <text:p>413</text:p>
          </table:table-cell>
          <table:table-cell office:value-type="float" office:value="106070" calcext:value-type="float">
            <text:p>106070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611.73913043478" calcext:value-type="float">
            <text:p>4611,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89" calcext:value-type="float">
            <text:p>389</text:p>
          </table:table-cell>
          <table:table-cell office:value-type="float" office:value="94327" calcext:value-type="float">
            <text:p>9432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4101.17391304348" calcext:value-type="float">
            <text:p>4101,17</text:p>
          </table:table-cell>
          <table:table-cell office:value-type="float" office:value="410" calcext:value-type="float">
            <text:p>410</text:p>
          </table:table-cell>
          <table:table-cell office:value-type="float" office:value="106480" calcext:value-type="float">
            <text:p>10648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629.5652173913" calcext:value-type="float">
            <text:p>4629,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87" calcext:value-type="float">
            <text:p>387</text:p>
          </table:table-cell>
          <table:table-cell office:value-type="float" office:value="94714" calcext:value-type="float">
            <text:p>94714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118" calcext:value-type="float">
            <text:p>4118,00</text:p>
          </table:table-cell>
          <table:table-cell office:value-type="float" office:value="437" calcext:value-type="float">
            <text:p>437</text:p>
          </table:table-cell>
          <table:table-cell office:value-type="float" office:value="106917" calcext:value-type="float">
            <text:p>106917</text:p>
          </table:table-cell>
          <table:table-cell office:value-type="float" office:value="19" calcext:value-type="float">
            <text:p>19,00</text:p>
          </table:table-cell>
          <table:table-cell office:value-type="float" office:value="4648.5652173913" calcext:value-type="float">
            <text:p>4648,5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93" calcext:value-type="float">
            <text:p>393</text:p>
          </table:table-cell>
          <table:table-cell office:value-type="float" office:value="95107" calcext:value-type="float">
            <text:p>95107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4135.08695652174" calcext:value-type="float">
            <text:p>4135,09</text:p>
          </table:table-cell>
          <table:table-cell office:value-type="float" office:value="412" calcext:value-type="float">
            <text:p>412</text:p>
          </table:table-cell>
          <table:table-cell office:value-type="float" office:value="107329" calcext:value-type="float">
            <text:p>10732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4666.47826086956" calcext:value-type="float">
            <text:p>4666,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88" calcext:value-type="float">
            <text:p>388</text:p>
          </table:table-cell>
          <table:table-cell office:value-type="float" office:value="95495" calcext:value-type="float">
            <text:p>95495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151.95652173913" calcext:value-type="float">
            <text:p>4151,96</text:p>
          </table:table-cell>
          <table:table-cell office:value-type="float" office:value="410" calcext:value-type="float">
            <text:p>410</text:p>
          </table:table-cell>
          <table:table-cell office:value-type="float" office:value="107739" calcext:value-type="float">
            <text:p>10773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684.30434782608" calcext:value-type="float">
            <text:p>4684,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88" calcext:value-type="float">
            <text:p>388</text:p>
          </table:table-cell>
          <table:table-cell office:value-type="float" office:value="95883" calcext:value-type="float">
            <text:p>95883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168.82608695652" calcext:value-type="float">
            <text:p>4168,83</text:p>
          </table:table-cell>
          <table:table-cell office:value-type="float" office:value="409" calcext:value-type="float">
            <text:p>409</text:p>
          </table:table-cell>
          <table:table-cell office:value-type="float" office:value="108148" calcext:value-type="float">
            <text:p>10814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4702.08695652174" calcext:value-type="float">
            <text:p>4702,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90" calcext:value-type="float">
            <text:p>390</text:p>
          </table:table-cell>
          <table:table-cell office:value-type="float" office:value="96273" calcext:value-type="float">
            <text:p>9627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4185.78260869565" calcext:value-type="float">
            <text:p>4185,78</text:p>
          </table:table-cell>
          <table:table-cell office:value-type="float" office:value="409" calcext:value-type="float">
            <text:p>409</text:p>
          </table:table-cell>
          <table:table-cell office:value-type="float" office:value="108557" calcext:value-type="float">
            <text:p>108557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4719.86956521739" calcext:value-type="float">
            <text:p>4719,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92" calcext:value-type="float">
            <text:p>392</text:p>
          </table:table-cell>
          <table:table-cell office:value-type="float" office:value="96665" calcext:value-type="float">
            <text:p>9666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202.82608695652" calcext:value-type="float">
            <text:p>4202,83</text:p>
          </table:table-cell>
          <table:table-cell office:value-type="float" office:value="410" calcext:value-type="float">
            <text:p>410</text:p>
          </table:table-cell>
          <table:table-cell office:value-type="float" office:value="108967" calcext:value-type="float">
            <text:p>10896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737.69565217391" calcext:value-type="float">
            <text:p>4737,7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88" calcext:value-type="float">
            <text:p>388</text:p>
          </table:table-cell>
          <table:table-cell office:value-type="float" office:value="97053" calcext:value-type="float">
            <text:p>97053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219.69565217391" calcext:value-type="float">
            <text:p>4219,70</text:p>
          </table:table-cell>
          <table:table-cell office:value-type="float" office:value="409" calcext:value-type="float">
            <text:p>409</text:p>
          </table:table-cell>
          <table:table-cell office:value-type="float" office:value="109376" calcext:value-type="float">
            <text:p>10937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4755.47826086956" calcext:value-type="float">
            <text:p>4755,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92" calcext:value-type="float">
            <text:p>392</text:p>
          </table:table-cell>
          <table:table-cell office:value-type="float" office:value="97445" calcext:value-type="float">
            <text:p>9744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236.73913043478" calcext:value-type="float">
            <text:p>4236,74</text:p>
          </table:table-cell>
          <table:table-cell office:value-type="float" office:value="385" calcext:value-type="float">
            <text:p>385</text:p>
          </table:table-cell>
          <table:table-cell office:value-type="float" office:value="109761" calcext:value-type="float">
            <text:p>109761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4772.21739130434" calcext:value-type="float">
            <text:p>4772,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2" calcext:value-type="float">
            <text:p>392</text:p>
          </table:table-cell>
          <table:table-cell office:value-type="float" office:value="97837" calcext:value-type="float">
            <text:p>9783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253.78260869565" calcext:value-type="float">
            <text:p>4253,78</text:p>
          </table:table-cell>
          <table:table-cell office:value-type="float" office:value="408" calcext:value-type="float">
            <text:p>408</text:p>
          </table:table-cell>
          <table:table-cell office:value-type="float" office:value="110169" calcext:value-type="float">
            <text:p>110169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4789.95652173913" calcext:value-type="float">
            <text:p>4789,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8" calcext:value-type="float">
            <text:p>388</text:p>
          </table:table-cell>
          <table:table-cell office:value-type="float" office:value="98225" calcext:value-type="float">
            <text:p>98225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270.65217391304" calcext:value-type="float">
            <text:p>4270,65</text:p>
          </table:table-cell>
          <table:table-cell office:value-type="float" office:value="413" calcext:value-type="float">
            <text:p>413</text:p>
          </table:table-cell>
          <table:table-cell office:value-type="float" office:value="110582" calcext:value-type="float">
            <text:p>11058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807.91304347826" calcext:value-type="float">
            <text:p>4807,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5" calcext:value-type="float">
            <text:p>395</text:p>
          </table:table-cell>
          <table:table-cell office:value-type="float" office:value="98620" calcext:value-type="float">
            <text:p>98620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4287.82608695652" calcext:value-type="float">
            <text:p>4287,83</text:p>
          </table:table-cell>
          <table:table-cell office:value-type="float" office:value="410" calcext:value-type="float">
            <text:p>410</text:p>
          </table:table-cell>
          <table:table-cell office:value-type="float" office:value="110992" calcext:value-type="float">
            <text:p>11099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825.73913043478" calcext:value-type="float">
            <text:p>4825,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84" calcext:value-type="float">
            <text:p>384</text:p>
          </table:table-cell>
          <table:table-cell office:value-type="float" office:value="99004" calcext:value-type="float">
            <text:p>99004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4304.52173913043" calcext:value-type="float">
            <text:p>4304,52</text:p>
          </table:table-cell>
          <table:table-cell office:value-type="float" office:value="408" calcext:value-type="float">
            <text:p>408</text:p>
          </table:table-cell>
          <table:table-cell office:value-type="float" office:value="111400" calcext:value-type="float">
            <text:p>111400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4843.47826086956" calcext:value-type="float">
            <text:p>4843,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88" calcext:value-type="float">
            <text:p>388</text:p>
          </table:table-cell>
          <table:table-cell office:value-type="float" office:value="99392" calcext:value-type="float">
            <text:p>99392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321.39130434782" calcext:value-type="float">
            <text:p>4321,39</text:p>
          </table:table-cell>
          <table:table-cell office:value-type="float" office:value="405" calcext:value-type="float">
            <text:p>405</text:p>
          </table:table-cell>
          <table:table-cell office:value-type="float" office:value="111805" calcext:value-type="float">
            <text:p>111805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4861.08695652174" calcext:value-type="float">
            <text:p>4861,0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office:value-type="float" office:value="99783" calcext:value-type="float">
            <text:p>99783</text:p>
          </table:table-cell>
          <table:table-cell office:value-type="float" office:value="17" calcext:value-type="float">
            <text:p>17,00</text:p>
          </table:table-cell>
          <table:table-cell office:value-type="float" office:value="4338.39130434782" calcext:value-type="float">
            <text:p>4338,39</text:p>
          </table:table-cell>
          <table:table-cell office:value-type="float" office:value="410" calcext:value-type="float">
            <text:p>410</text:p>
          </table:table-cell>
          <table:table-cell office:value-type="float" office:value="112215" calcext:value-type="float">
            <text:p>112215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4878.91304347826" calcext:value-type="float">
            <text:p>4878,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8" calcext:value-type="float">
            <text:p>238</text:p>
          </table:table-cell>
          <table:table-cell office:value-type="float" office:value="100021" calcext:value-type="float">
            <text:p>100021</text:p>
          </table:table-cell>
          <table:table-cell office:value-type="float" office:value="10.3478260869565" calcext:value-type="float">
            <text:p>10,35</text:p>
          </table:table-cell>
          <table:table-cell office:value-type="float" office:value="4348.73913043478" calcext:value-type="float">
            <text:p>4348,74</text:p>
          </table:table-cell>
          <table:table-cell office:value-type="float" office:value="413" calcext:value-type="float">
            <text:p>413</text:p>
          </table:table-cell>
          <table:table-cell office:value-type="float" office:value="112628" calcext:value-type="float">
            <text:p>11262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896.86956521739" calcext:value-type="float">
            <text:p>4896,8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92" calcext:value-type="float">
            <text:p>392</text:p>
          </table:table-cell>
          <table:table-cell office:value-type="float" office:value="100413" calcext:value-type="float">
            <text:p>100413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365.78260869565" calcext:value-type="float">
            <text:p>4365,78</text:p>
          </table:table-cell>
          <table:table-cell office:value-type="float" office:value="255" calcext:value-type="float">
            <text:p>255</text:p>
          </table:table-cell>
          <table:table-cell office:value-type="float" office:value="112883" calcext:value-type="float">
            <text:p>112883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4907.95652173913" calcext:value-type="float">
            <text:p>4907,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88" calcext:value-type="float">
            <text:p>388</text:p>
          </table:table-cell>
          <table:table-cell office:value-type="float" office:value="100801" calcext:value-type="float">
            <text:p>10080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382.65217391304" calcext:value-type="float">
            <text:p>4382,65</text:p>
          </table:table-cell>
          <table:table-cell office:value-type="float" office:value="406" calcext:value-type="float">
            <text:p>406</text:p>
          </table:table-cell>
          <table:table-cell office:value-type="float" office:value="113289" calcext:value-type="float">
            <text:p>113289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4925.60869565217" calcext:value-type="float">
            <text:p>4925,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9" calcext:value-type="float">
            <text:p>389</text:p>
          </table:table-cell>
          <table:table-cell office:value-type="float" office:value="101190" calcext:value-type="float">
            <text:p>101190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4399.5652173913" calcext:value-type="float">
            <text:p>4399,57</text:p>
          </table:table-cell>
          <table:table-cell office:value-type="float" office:value="412" calcext:value-type="float">
            <text:p>412</text:p>
          </table:table-cell>
          <table:table-cell office:value-type="float" office:value="113701" calcext:value-type="float">
            <text:p>113701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4943.52173913043" calcext:value-type="float">
            <text:p>4943,5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7" calcext:value-type="float">
            <text:p>387</text:p>
          </table:table-cell>
          <table:table-cell office:value-type="float" office:value="101577" calcext:value-type="float">
            <text:p>10157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416.39130434783" calcext:value-type="float">
            <text:p>4416,39</text:p>
          </table:table-cell>
          <table:table-cell office:value-type="float" office:value="418" calcext:value-type="float">
            <text:p>418</text:p>
          </table:table-cell>
          <table:table-cell office:value-type="float" office:value="114119" calcext:value-type="float">
            <text:p>114119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4961.69565217391" calcext:value-type="float">
            <text:p>4961,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6" calcext:value-type="float">
            <text:p>396</text:p>
          </table:table-cell>
          <table:table-cell office:value-type="float" office:value="101973" calcext:value-type="float">
            <text:p>101973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4433.60869565217" calcext:value-type="float">
            <text:p>4433,61</text:p>
          </table:table-cell>
          <table:table-cell office:value-type="float" office:value="413" calcext:value-type="float">
            <text:p>413</text:p>
          </table:table-cell>
          <table:table-cell office:value-type="float" office:value="114532" calcext:value-type="float">
            <text:p>11453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4979.65217391304" calcext:value-type="float">
            <text:p>4979,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9" calcext:value-type="float">
            <text:p>239</text:p>
          </table:table-cell>
          <table:table-cell office:value-type="float" office:value="102212" calcext:value-type="float">
            <text:p>102212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4444" calcext:value-type="float">
            <text:p>4444,00</text:p>
          </table:table-cell>
          <table:table-cell office:value-type="float" office:value="414" calcext:value-type="float">
            <text:p>414</text:p>
          </table:table-cell>
          <table:table-cell office:value-type="float" office:value="114946" calcext:value-type="float">
            <text:p>114946</text:p>
          </table:table-cell>
          <table:table-cell office:value-type="float" office:value="18" calcext:value-type="float">
            <text:p>18,00</text:p>
          </table:table-cell>
          <table:table-cell office:value-type="float" office:value="4997.65217391304" calcext:value-type="float">
            <text:p>4997,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84" calcext:value-type="float">
            <text:p>384</text:p>
          </table:table-cell>
          <table:table-cell office:value-type="float" office:value="102596" calcext:value-type="float">
            <text:p>102596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4460.69565217391" calcext:value-type="float">
            <text:p>4460,70</text:p>
          </table:table-cell>
          <table:table-cell office:value-type="float" office:value="416" calcext:value-type="float">
            <text:p>416</text:p>
          </table:table-cell>
          <table:table-cell office:value-type="float" office:value="115362" calcext:value-type="float">
            <text:p>115362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5015.73913043478" calcext:value-type="float">
            <text:p>5015,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7" calcext:value-type="float">
            <text:p>387</text:p>
          </table:table-cell>
          <table:table-cell office:value-type="float" office:value="102983" calcext:value-type="float">
            <text:p>10298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477.52173913043" calcext:value-type="float">
            <text:p>4477,52</text:p>
          </table:table-cell>
          <table:table-cell office:value-type="float" office:value="258" calcext:value-type="float">
            <text:p>258</text:p>
          </table:table-cell>
          <table:table-cell office:value-type="float" office:value="115620" calcext:value-type="float">
            <text:p>115620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5026.95652173913" calcext:value-type="float">
            <text:p>5026,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94" calcext:value-type="float">
            <text:p>394</text:p>
          </table:table-cell>
          <table:table-cell office:value-type="float" office:value="103377" calcext:value-type="float">
            <text:p>103377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4494.65217391304" calcext:value-type="float">
            <text:p>4494,65</text:p>
          </table:table-cell>
          <table:table-cell office:value-type="float" office:value="412" calcext:value-type="float">
            <text:p>412</text:p>
          </table:table-cell>
          <table:table-cell office:value-type="float" office:value="116032" calcext:value-type="float">
            <text:p>116032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044.86956521739" calcext:value-type="float">
            <text:p>5044,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3" calcext:value-type="float">
            <text:p>383</text:p>
          </table:table-cell>
          <table:table-cell office:value-type="float" office:value="103760" calcext:value-type="float">
            <text:p>103760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4511.30434782609" calcext:value-type="float">
            <text:p>4511,30</text:p>
          </table:table-cell>
          <table:table-cell office:value-type="float" office:value="416" calcext:value-type="float">
            <text:p>416</text:p>
          </table:table-cell>
          <table:table-cell office:value-type="float" office:value="116448" calcext:value-type="float">
            <text:p>116448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5062.95652173913" calcext:value-type="float">
            <text:p>5062,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5" calcext:value-type="float">
            <text:p>385</text:p>
          </table:table-cell>
          <table:table-cell office:value-type="float" office:value="104145" calcext:value-type="float">
            <text:p>10414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4528.04347826087" calcext:value-type="float">
            <text:p>4528,04</text:p>
          </table:table-cell>
          <table:table-cell office:value-type="float" office:value="413" calcext:value-type="float">
            <text:p>413</text:p>
          </table:table-cell>
          <table:table-cell office:value-type="float" office:value="116861" calcext:value-type="float">
            <text:p>116861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5080.91304347826" calcext:value-type="float">
            <text:p>5080,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89" calcext:value-type="float">
            <text:p>389</text:p>
          </table:table-cell>
          <table:table-cell office:value-type="float" office:value="104534" calcext:value-type="float">
            <text:p>104534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4544.95652173913" calcext:value-type="float">
            <text:p>4544,96</text:p>
          </table:table-cell>
          <table:table-cell office:value-type="float" office:value="410" calcext:value-type="float">
            <text:p>410</text:p>
          </table:table-cell>
          <table:table-cell office:value-type="float" office:value="117271" calcext:value-type="float">
            <text:p>11727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5098.73913043478" calcext:value-type="float">
            <text:p>5098,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5" calcext:value-type="float">
            <text:p>385</text:p>
          </table:table-cell>
          <table:table-cell office:value-type="float" office:value="104919" calcext:value-type="float">
            <text:p>104919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4561.69565217391" calcext:value-type="float">
            <text:p>4561,70</text:p>
          </table:table-cell>
          <table:table-cell office:value-type="float" office:value="412" calcext:value-type="float">
            <text:p>412</text:p>
          </table:table-cell>
          <table:table-cell office:value-type="float" office:value="117683" calcext:value-type="float">
            <text:p>11768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116.65217391304" calcext:value-type="float">
            <text:p>5116,6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0" calcext:value-type="float">
            <text:p>390</text:p>
          </table:table-cell>
          <table:table-cell office:value-type="float" office:value="105309" calcext:value-type="float">
            <text:p>10530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4578.65217391304" calcext:value-type="float">
            <text:p>4578,65</text:p>
          </table:table-cell>
          <table:table-cell office:value-type="float" office:value="412" calcext:value-type="float">
            <text:p>412</text:p>
          </table:table-cell>
          <table:table-cell office:value-type="float" office:value="118095" calcext:value-type="float">
            <text:p>11809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134.5652173913" calcext:value-type="float">
            <text:p>5134,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3" calcext:value-type="float">
            <text:p>393</text:p>
          </table:table-cell>
          <table:table-cell office:value-type="float" office:value="105702" calcext:value-type="float">
            <text:p>105702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4595.73913043478" calcext:value-type="float">
            <text:p>4595,74</text:p>
          </table:table-cell>
          <table:table-cell office:value-type="float" office:value="414" calcext:value-type="float">
            <text:p>414</text:p>
          </table:table-cell>
          <table:table-cell office:value-type="float" office:value="118509" calcext:value-type="float">
            <text:p>118509</text:p>
          </table:table-cell>
          <table:table-cell office:value-type="float" office:value="18" calcext:value-type="float">
            <text:p>18,00</text:p>
          </table:table-cell>
          <table:table-cell office:value-type="float" office:value="5152.5652173913" calcext:value-type="float">
            <text:p>5152,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0" calcext:value-type="float">
            <text:p>390</text:p>
          </table:table-cell>
          <table:table-cell office:value-type="float" office:value="106092" calcext:value-type="float">
            <text:p>106092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4612.69565217391" calcext:value-type="float">
            <text:p>4612,70</text:p>
          </table:table-cell>
          <table:table-cell office:value-type="float" office:value="409" calcext:value-type="float">
            <text:p>409</text:p>
          </table:table-cell>
          <table:table-cell office:value-type="float" office:value="118918" calcext:value-type="float">
            <text:p>11891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170.34782608695" calcext:value-type="float">
            <text:p>5170,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4" calcext:value-type="float">
            <text:p>39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4629.82608695652" calcext:value-type="float">
            <text:p>4629,83</text:p>
          </table:table-cell>
          <table:table-cell office:value-type="float" office:value="411" calcext:value-type="float">
            <text:p>411</text:p>
          </table:table-cell>
          <table:table-cell office:value-type="float" office:value="119329" calcext:value-type="float">
            <text:p>11932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5188.21739130434" calcext:value-type="float">
            <text:p>5188,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5" calcext:value-type="float">
            <text:p>385</text:p>
          </table:table-cell>
          <table:table-cell office:value-type="float" office:value="106871" calcext:value-type="float">
            <text:p>106871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4646.5652173913" calcext:value-type="float">
            <text:p>4646,57</text:p>
          </table:table-cell>
          <table:table-cell office:value-type="float" office:value="310" calcext:value-type="float">
            <text:p>310</text:p>
          </table:table-cell>
          <table:table-cell office:value-type="float" office:value="119639" calcext:value-type="float">
            <text:p>119639</text:p>
          </table:table-cell>
          <table:table-cell office:value-type="float" office:value="13.4782608695652" calcext:value-type="float">
            <text:p>13,48</text:p>
          </table:table-cell>
          <table:table-cell office:value-type="float" office:value="5201.69565217391" calcext:value-type="float">
            <text:p>5201,7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2" calcext:value-type="float">
            <text:p>392</text:p>
          </table:table-cell>
          <table:table-cell office:value-type="float" office:value="107263" calcext:value-type="float">
            <text:p>107263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663.60869565217" calcext:value-type="float">
            <text:p>4663,61</text:p>
          </table:table-cell>
          <table:table-cell office:value-type="float" office:value="414" calcext:value-type="float">
            <text:p>414</text:p>
          </table:table-cell>
          <table:table-cell office:value-type="float" office:value="120053" calcext:value-type="float">
            <text:p>120053</text:p>
          </table:table-cell>
          <table:table-cell office:value-type="float" office:value="18" calcext:value-type="float">
            <text:p>18,00</text:p>
          </table:table-cell>
          <table:table-cell office:value-type="float" office:value="5219.69565217391" calcext:value-type="float">
            <text:p>5219,7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9" calcext:value-type="float">
            <text:p>389</text:p>
          </table:table-cell>
          <table:table-cell office:value-type="float" office:value="107652" calcext:value-type="float">
            <text:p>10765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4680.52173913044" calcext:value-type="float">
            <text:p>4680,52</text:p>
          </table:table-cell>
          <table:table-cell office:value-type="float" office:value="409" calcext:value-type="float">
            <text:p>409</text:p>
          </table:table-cell>
          <table:table-cell office:value-type="float" office:value="120462" calcext:value-type="float">
            <text:p>12046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237.47826086956" calcext:value-type="float">
            <text:p>5237,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2" calcext:value-type="float">
            <text:p>392</text:p>
          </table:table-cell>
          <table:table-cell office:value-type="float" office:value="108044" calcext:value-type="float">
            <text:p>10804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697.56521739131" calcext:value-type="float">
            <text:p>4697,57</text:p>
          </table:table-cell>
          <table:table-cell office:value-type="float" office:value="412" calcext:value-type="float">
            <text:p>412</text:p>
          </table:table-cell>
          <table:table-cell office:value-type="float" office:value="120874" calcext:value-type="float">
            <text:p>12087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255.39130434782" calcext:value-type="float">
            <text:p>5255,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108443" calcext:value-type="float">
            <text:p>108443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4714.91304347826" calcext:value-type="float">
            <text:p>4714,91</text:p>
          </table:table-cell>
          <table:table-cell office:value-type="float" office:value="405" calcext:value-type="float">
            <text:p>405</text:p>
          </table:table-cell>
          <table:table-cell office:value-type="float" office:value="121279" calcext:value-type="float">
            <text:p>121279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5273" calcext:value-type="float">
            <text:p>5273,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0" calcext:value-type="float">
            <text:p>390</text:p>
          </table:table-cell>
          <table:table-cell office:value-type="float" office:value="108833" calcext:value-type="float">
            <text:p>10883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4731.86956521739" calcext:value-type="float">
            <text:p>4731,87</text:p>
          </table:table-cell>
          <table:table-cell office:value-type="float" office:value="259" calcext:value-type="float">
            <text:p>259</text:p>
          </table:table-cell>
          <table:table-cell office:value-type="float" office:value="121538" calcext:value-type="float">
            <text:p>121538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5284.26086956521" calcext:value-type="float">
            <text:p>5284,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87" calcext:value-type="float">
            <text:p>387</text:p>
          </table:table-cell>
          <table:table-cell office:value-type="float" office:value="109220" calcext:value-type="float">
            <text:p>10922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748.69565217391" calcext:value-type="float">
            <text:p>4748,70</text:p>
          </table:table-cell>
          <table:table-cell office:value-type="float" office:value="408" calcext:value-type="float">
            <text:p>408</text:p>
          </table:table-cell>
          <table:table-cell office:value-type="float" office:value="121946" calcext:value-type="float">
            <text:p>121946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5302" calcext:value-type="float">
            <text:p>5302,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office:value-type="float" office:value="109607" calcext:value-type="float">
            <text:p>10960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765.52173913044" calcext:value-type="float">
            <text:p>4765,52</text:p>
          </table:table-cell>
          <table:table-cell office:value-type="float" office:value="411" calcext:value-type="float">
            <text:p>411</text:p>
          </table:table-cell>
          <table:table-cell office:value-type="float" office:value="122357" calcext:value-type="float">
            <text:p>12235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5319.86956521739" calcext:value-type="float">
            <text:p>5319,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3" calcext:value-type="float">
            <text:p>383</text:p>
          </table:table-cell>
          <table:table-cell office:value-type="float" office:value="109990" calcext:value-type="float">
            <text:p>109990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4782.17391304348" calcext:value-type="float">
            <text:p>4782,17</text:p>
          </table:table-cell>
          <table:table-cell office:value-type="float" office:value="417" calcext:value-type="float">
            <text:p>417</text:p>
          </table:table-cell>
          <table:table-cell office:value-type="float" office:value="122774" calcext:value-type="float">
            <text:p>122774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5338" calcext:value-type="float">
            <text:p>5338,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9" calcext:value-type="float">
            <text:p>389</text:p>
          </table:table-cell>
          <table:table-cell office:value-type="float" office:value="110379" calcext:value-type="float">
            <text:p>110379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4799.08695652174" calcext:value-type="float">
            <text:p>4799,09</text:p>
          </table:table-cell>
          <table:table-cell office:value-type="float" office:value="422" calcext:value-type="float">
            <text:p>422</text:p>
          </table:table-cell>
          <table:table-cell office:value-type="float" office:value="123196" calcext:value-type="float">
            <text:p>123196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5356.34782608695" calcext:value-type="float">
            <text:p>5356,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4" calcext:value-type="float">
            <text:p>394</text:p>
          </table:table-cell>
          <table:table-cell office:value-type="float" office:value="110773" calcext:value-type="float">
            <text:p>110773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4816.21739130435" calcext:value-type="float">
            <text:p>4816,22</text:p>
          </table:table-cell>
          <table:table-cell office:value-type="float" office:value="411" calcext:value-type="float">
            <text:p>41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5374.21739130434" calcext:value-type="float">
            <text:p>5374,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92" calcext:value-type="float">
            <text:p>392</text:p>
          </table:table-cell>
          <table:table-cell office:value-type="float" office:value="111165" calcext:value-type="float">
            <text:p>11116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4833.26086956522" calcext:value-type="float">
            <text:p>4833,26</text:p>
          </table:table-cell>
          <table:table-cell office:value-type="float" office:value="414" calcext:value-type="float">
            <text:p>414</text:p>
          </table:table-cell>
          <table:table-cell office:value-type="float" office:value="124021" calcext:value-type="float">
            <text:p>124021</text:p>
          </table:table-cell>
          <table:table-cell office:value-type="float" office:value="18" calcext:value-type="float">
            <text:p>18,00</text:p>
          </table:table-cell>
          <table:table-cell office:value-type="float" office:value="5392.21739130434" calcext:value-type="float">
            <text:p>5392,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1" calcext:value-type="float">
            <text:p>391</text:p>
          </table:table-cell>
          <table:table-cell office:value-type="float" office:value="111556" calcext:value-type="float">
            <text:p>111556</text:p>
          </table:table-cell>
          <table:table-cell office:value-type="float" office:value="17" calcext:value-type="float">
            <text:p>17,00</text:p>
          </table:table-cell>
          <table:table-cell office:value-type="float" office:value="4850.26086956522" calcext:value-type="float">
            <text:p>4850,26</text:p>
          </table:table-cell>
          <table:table-cell office:value-type="float" office:value="413" calcext:value-type="float">
            <text:p>413</text:p>
          </table:table-cell>
          <table:table-cell office:value-type="float" office:value="124434" calcext:value-type="float">
            <text:p>124434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5410.17391304347" calcext:value-type="float">
            <text:p>5410,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6" calcext:value-type="float">
            <text:p>38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4867.04347826087" calcext:value-type="float">
            <text:p>4867,04</text:p>
          </table:table-cell>
          <table:table-cell office:value-type="float" office:value="413" calcext:value-type="float">
            <text:p>413</text:p>
          </table:table-cell>
          <table:table-cell office:value-type="float" office:value="124847" calcext:value-type="float">
            <text:p>12484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5428.1304347826" calcext:value-type="float">
            <text:p>5428,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4" calcext:value-type="float">
            <text:p>384</text:p>
          </table:table-cell>
          <table:table-cell office:value-type="float" office:value="112326" calcext:value-type="float">
            <text:p>112326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4883.73913043478" calcext:value-type="float">
            <text:p>4883,74</text:p>
          </table:table-cell>
          <table:table-cell office:value-type="float" office:value="410" calcext:value-type="float">
            <text:p>410</text:p>
          </table:table-cell>
          <table:table-cell office:value-type="float" office:value="125257" calcext:value-type="float">
            <text:p>12525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5445.95652173913" calcext:value-type="float">
            <text:p>5445,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7" calcext:value-type="float">
            <text:p>387</text:p>
          </table:table-cell>
          <table:table-cell office:value-type="float" office:value="112713" calcext:value-type="float">
            <text:p>11271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4900.56521739131" calcext:value-type="float">
            <text:p>4900,57</text:p>
          </table:table-cell>
          <table:table-cell office:value-type="float" office:value="413" calcext:value-type="float">
            <text:p>413</text:p>
          </table:table-cell>
          <table:table-cell office:value-type="float" office:value="125670" calcext:value-type="float">
            <text:p>125670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5463.91304347826" calcext:value-type="float">
            <text:p>5463,9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10" calcext:value-type="float">
            <text:p>610</text:p>
          </table:table-cell>
          <table:table-cell office:value-type="float" office:value="113323" calcext:value-type="float">
            <text:p>113323</text:p>
          </table:table-cell>
          <table:table-cell office:value-type="float" office:value="26.5217391304348" calcext:value-type="float">
            <text:p>26,52</text:p>
          </table:table-cell>
          <table:table-cell office:value-type="float" office:value="4927.08695652174" calcext:value-type="float">
            <text:p>4927,09</text:p>
          </table:table-cell>
          <table:table-cell office:value-type="float" office:value="409" calcext:value-type="float">
            <text:p>409</text:p>
          </table:table-cell>
          <table:table-cell office:value-type="float" office:value="126079" calcext:value-type="float">
            <text:p>126079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481.69565217391" calcext:value-type="float">
            <text:p>5481,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1" calcext:value-type="float">
            <text:p>391</text:p>
          </table:table-cell>
          <table:table-cell office:value-type="float" office:value="113714" calcext:value-type="float">
            <text:p>113714</text:p>
          </table:table-cell>
          <table:table-cell office:value-type="float" office:value="17" calcext:value-type="float">
            <text:p>17,00</text:p>
          </table:table-cell>
          <table:table-cell office:value-type="float" office:value="4944.08695652174" calcext:value-type="float">
            <text:p>4944,09</text:p>
          </table:table-cell>
          <table:table-cell office:value-type="float" office:value="415" calcext:value-type="float">
            <text:p>415</text:p>
          </table:table-cell>
          <table:table-cell office:value-type="float" office:value="126494" calcext:value-type="float">
            <text:p>126494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5499.73913043478" calcext:value-type="float">
            <text:p>5499,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8" calcext:value-type="float">
            <text:p>388</text:p>
          </table:table-cell>
          <table:table-cell office:value-type="float" office:value="114102" calcext:value-type="float">
            <text:p>114102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4960.95652173913" calcext:value-type="float">
            <text:p>4960,96</text:p>
          </table:table-cell>
          <table:table-cell office:value-type="float" office:value="319" calcext:value-type="float">
            <text:p>319</text:p>
          </table:table-cell>
          <table:table-cell office:value-type="float" office:value="126813" calcext:value-type="float">
            <text:p>126813</text:p>
          </table:table-cell>
          <table:table-cell office:value-type="float" office:value="13.8695652173913" calcext:value-type="float">
            <text:p>13,87</text:p>
          </table:table-cell>
          <table:table-cell office:value-type="float" office:value="5513.60869565217" calcext:value-type="float">
            <text:p>5513,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90" calcext:value-type="float">
            <text:p>390</text:p>
          </table:table-cell>
          <table:table-cell office:value-type="float" office:value="114492" calcext:value-type="float">
            <text:p>114492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4977.91304347826" calcext:value-type="float">
            <text:p>4977,91</text:p>
          </table:table-cell>
          <table:table-cell office:value-type="float" office:value="411" calcext:value-type="float">
            <text:p>411</text:p>
          </table:table-cell>
          <table:table-cell office:value-type="float" office:value="127224" calcext:value-type="float">
            <text:p>127224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5531.47826086956" calcext:value-type="float">
            <text:p>5531,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6" calcext:value-type="float">
            <text:p>386</text:p>
          </table:table-cell>
          <table:table-cell office:value-type="float" office:value="114878" calcext:value-type="float">
            <text:p>114878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4994.69565217391" calcext:value-type="float">
            <text:p>4994,70</text:p>
          </table:table-cell>
          <table:table-cell office:value-type="float" office:value="409" calcext:value-type="float">
            <text:p>409</text:p>
          </table:table-cell>
          <table:table-cell office:value-type="float" office:value="127633" calcext:value-type="float">
            <text:p>12763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549.26086956521" calcext:value-type="float">
            <text:p>5549,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4" calcext:value-type="float">
            <text:p>384</text:p>
          </table:table-cell>
          <table:table-cell office:value-type="float" office:value="115262" calcext:value-type="float">
            <text:p>115262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5011.39130434783" calcext:value-type="float">
            <text:p>5011,39</text:p>
          </table:table-cell>
          <table:table-cell office:value-type="float" office:value="407" calcext:value-type="float">
            <text:p>407</text:p>
          </table:table-cell>
          <table:table-cell office:value-type="float" office:value="128040" calcext:value-type="float">
            <text:p>128040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5566.95652173912" calcext:value-type="float">
            <text:p>5566,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1" calcext:value-type="float">
            <text:p>391</text:p>
          </table:table-cell>
          <table:table-cell office:value-type="float" office:value="115653" calcext:value-type="float">
            <text:p>115653</text:p>
          </table:table-cell>
          <table:table-cell office:value-type="float" office:value="17" calcext:value-type="float">
            <text:p>17,00</text:p>
          </table:table-cell>
          <table:table-cell office:value-type="float" office:value="5028.39130434783" calcext:value-type="float">
            <text:p>5028,39</text:p>
          </table:table-cell>
          <table:table-cell office:value-type="float" office:value="419" calcext:value-type="float">
            <text:p>419</text:p>
          </table:table-cell>
          <table:table-cell office:value-type="float" office:value="128459" calcext:value-type="float">
            <text:p>128459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5585.17391304347" calcext:value-type="float">
            <text:p>5585,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8" calcext:value-type="float">
            <text:p>388</text:p>
          </table:table-cell>
          <table:table-cell office:value-type="float" office:value="116041" calcext:value-type="float">
            <text:p>11604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5045.26086956522" calcext:value-type="float">
            <text:p>5045,26</text:p>
          </table:table-cell>
          <table:table-cell office:value-type="float" office:value="412" calcext:value-type="float">
            <text:p>412</text:p>
          </table:table-cell>
          <table:table-cell office:value-type="float" office:value="128871" calcext:value-type="float">
            <text:p>128871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603.08695652173" calcext:value-type="float">
            <text:p>5603,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1" calcext:value-type="float">
            <text:p>391</text:p>
          </table:table-cell>
          <table:table-cell office:value-type="float" office:value="116432" calcext:value-type="float">
            <text:p>116432</text:p>
          </table:table-cell>
          <table:table-cell office:value-type="float" office:value="17" calcext:value-type="float">
            <text:p>17,00</text:p>
          </table:table-cell>
          <table:table-cell office:value-type="float" office:value="5062.26086956522" calcext:value-type="float">
            <text:p>5062,26</text:p>
          </table:table-cell>
          <table:table-cell office:value-type="float" office:value="392" calcext:value-type="float">
            <text:p>392</text:p>
          </table:table-cell>
          <table:table-cell office:value-type="float" office:value="129263" calcext:value-type="float">
            <text:p>129263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5620.1304347826" calcext:value-type="float">
            <text:p>5620,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office:value-type="float" office:value="116823" calcext:value-type="float">
            <text:p>116823</text:p>
          </table:table-cell>
          <table:table-cell office:value-type="float" office:value="17" calcext:value-type="float">
            <text:p>17,00</text:p>
          </table:table-cell>
          <table:table-cell office:value-type="float" office:value="5079.26086956522" calcext:value-type="float">
            <text:p>5079,26</text:p>
          </table:table-cell>
          <table:table-cell office:value-type="float" office:value="418" calcext:value-type="float">
            <text:p>418</text:p>
          </table:table-cell>
          <table:table-cell office:value-type="float" office:value="129681" calcext:value-type="float">
            <text:p>129681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5638.30434782608" calcext:value-type="float">
            <text:p>5638,3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117164" calcext:value-type="float">
            <text:p>117164</text:p>
          </table:table-cell>
          <table:table-cell office:value-type="float" office:value="14.8260869565217" calcext:value-type="float">
            <text:p>14,83</text:p>
          </table:table-cell>
          <table:table-cell office:value-type="float" office:value="5094.08695652174" calcext:value-type="float">
            <text:p>5094,09</text:p>
          </table:table-cell>
          <table:table-cell office:value-type="float" office:value="411" calcext:value-type="float">
            <text:p>411</text:p>
          </table:table-cell>
          <table:table-cell office:value-type="float" office:value="130092" calcext:value-type="float">
            <text:p>13009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5656.17391304347" calcext:value-type="float">
            <text:p>5656,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0" calcext:value-type="float">
            <text:p>390</text:p>
          </table:table-cell>
          <table:table-cell office:value-type="float" office:value="117554" calcext:value-type="float">
            <text:p>11755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5111.04347826087" calcext:value-type="float">
            <text:p>5111,04</text:p>
          </table:table-cell>
          <table:table-cell office:value-type="float" office:value="405" calcext:value-type="float">
            <text:p>405</text:p>
          </table:table-cell>
          <table:table-cell office:value-type="float" office:value="130497" calcext:value-type="float">
            <text:p>130497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5673.78260869565" calcext:value-type="float">
            <text:p>5673,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8" calcext:value-type="float">
            <text:p>398</text:p>
          </table:table-cell>
          <table:table-cell office:value-type="float" office:value="117952" calcext:value-type="float">
            <text:p>117952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5128.34782608696" calcext:value-type="float">
            <text:p>5128,35</text:p>
          </table:table-cell>
          <table:table-cell office:value-type="float" office:value="425" calcext:value-type="float">
            <text:p>425</text:p>
          </table:table-cell>
          <table:table-cell office:value-type="float" office:value="130922" calcext:value-type="float">
            <text:p>130922</text:p>
          </table:table-cell>
          <table:table-cell office:value-type="float" office:value="18.4782608695652" calcext:value-type="float">
            <text:p>18,48</text:p>
          </table:table-cell>
          <table:table-cell office:value-type="float" office:value="5692.26086956521" calcext:value-type="float">
            <text:p>5692,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2" calcext:value-type="float">
            <text:p>392</text:p>
          </table:table-cell>
          <table:table-cell office:value-type="float" office:value="118344" calcext:value-type="float">
            <text:p>11834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5145.39130434783" calcext:value-type="float">
            <text:p>5145,39</text:p>
          </table:table-cell>
          <table:table-cell office:value-type="float" office:value="414" calcext:value-type="float">
            <text:p>414</text:p>
          </table:table-cell>
          <table:table-cell office:value-type="float" office:value="131336" calcext:value-type="float">
            <text:p>131336</text:p>
          </table:table-cell>
          <table:table-cell office:value-type="float" office:value="18" calcext:value-type="float">
            <text:p>18,00</text:p>
          </table:table-cell>
          <table:table-cell office:value-type="float" office:value="5710.26086956521" calcext:value-type="float">
            <text:p>5710,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3" calcext:value-type="float">
            <text:p>383</text:p>
          </table:table-cell>
          <table:table-cell office:value-type="float" office:value="118727" calcext:value-type="float">
            <text:p>118727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5162.04347826087" calcext:value-type="float">
            <text:p>5162,04</text:p>
          </table:table-cell>
          <table:table-cell office:value-type="float" office:value="405" calcext:value-type="float">
            <text:p>405</text:p>
          </table:table-cell>
          <table:table-cell office:value-type="float" office:value="131741" calcext:value-type="float">
            <text:p>131741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5727.86956521739" calcext:value-type="float">
            <text:p>5727,8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3" calcext:value-type="float">
            <text:p>383</text:p>
          </table:table-cell>
          <table:table-cell office:value-type="float" office:value="119110" calcext:value-type="float">
            <text:p>119110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5178.69565217391" calcext:value-type="float">
            <text:p>5178,70</text:p>
          </table:table-cell>
          <table:table-cell office:value-type="float" office:value="411" calcext:value-type="float">
            <text:p>411</text:p>
          </table:table-cell>
          <table:table-cell office:value-type="float" office:value="132152" calcext:value-type="float">
            <text:p>13215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5745.73913043478" calcext:value-type="float">
            <text:p>5745,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8" calcext:value-type="float">
            <text:p>388</text:p>
          </table:table-cell>
          <table:table-cell office:value-type="float" office:value="119498" calcext:value-type="float">
            <text:p>11949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5195.5652173913" calcext:value-type="float">
            <text:p>5195,57</text:p>
          </table:table-cell>
          <table:table-cell office:value-type="float" office:value="412" calcext:value-type="float">
            <text:p>412</text:p>
          </table:table-cell>
          <table:table-cell office:value-type="float" office:value="132564" calcext:value-type="float">
            <text:p>13256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763.65217391304" calcext:value-type="float">
            <text:p>5763,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0" calcext:value-type="float">
            <text:p>390</text:p>
          </table:table-cell>
          <table:table-cell office:value-type="float" office:value="119888" calcext:value-type="float">
            <text:p>119888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5212.52173913043" calcext:value-type="float">
            <text:p>5212,52</text:p>
          </table:table-cell>
          <table:table-cell office:value-type="float" office:value="407" calcext:value-type="float">
            <text:p>407</text:p>
          </table:table-cell>
          <table:table-cell office:value-type="float" office:value="132971" calcext:value-type="float">
            <text:p>13297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5781.34782608695" calcext:value-type="float">
            <text:p>5781,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6" calcext:value-type="float">
            <text:p>386</text:p>
          </table:table-cell>
          <table:table-cell office:value-type="float" office:value="120274" calcext:value-type="float">
            <text:p>120274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5229.30434782609" calcext:value-type="float">
            <text:p>5229,30</text:p>
          </table:table-cell>
          <table:table-cell office:value-type="float" office:value="414" calcext:value-type="float">
            <text:p>414</text:p>
          </table:table-cell>
          <table:table-cell office:value-type="float" office:value="133385" calcext:value-type="float">
            <text:p>133385</text:p>
          </table:table-cell>
          <table:table-cell office:value-type="float" office:value="18" calcext:value-type="float">
            <text:p>18,00</text:p>
          </table:table-cell>
          <table:table-cell office:value-type="float" office:value="5799.34782608695" calcext:value-type="float">
            <text:p>5799,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90" calcext:value-type="float">
            <text:p>390</text:p>
          </table:table-cell>
          <table:table-cell office:value-type="float" office:value="120664" calcext:value-type="float">
            <text:p>12066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5246.26086956522" calcext:value-type="float">
            <text:p>5246,26</text:p>
          </table:table-cell>
          <table:table-cell office:value-type="float" office:value="409" calcext:value-type="float">
            <text:p>409</text:p>
          </table:table-cell>
          <table:table-cell office:value-type="float" office:value="133794" calcext:value-type="float">
            <text:p>133794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817.1304347826" calcext:value-type="float">
            <text:p>5817,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83" calcext:value-type="float">
            <text:p>383</text:p>
          </table:table-cell>
          <table:table-cell office:value-type="float" office:value="121047" calcext:value-type="float">
            <text:p>121047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5262.91304347826" calcext:value-type="float">
            <text:p>5262,91</text:p>
          </table:table-cell>
          <table:table-cell office:value-type="float" office:value="409" calcext:value-type="float">
            <text:p>409</text:p>
          </table:table-cell>
          <table:table-cell office:value-type="float" office:value="134203" calcext:value-type="float">
            <text:p>13420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834.91304347826" calcext:value-type="float">
            <text:p>5834,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float" office:value="121437" calcext:value-type="float">
            <text:p>12143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5279.86956521739" calcext:value-type="float">
            <text:p>5279,87</text:p>
          </table:table-cell>
          <table:table-cell office:value-type="float" office:value="380" calcext:value-type="float">
            <text:p>380</text:p>
          </table:table-cell>
          <table:table-cell office:value-type="float" office:value="134583" calcext:value-type="float">
            <text:p>134583</text:p>
          </table:table-cell>
          <table:table-cell office:value-type="float" office:value="16.5217391304348" calcext:value-type="float">
            <text:p>16,52</text:p>
          </table:table-cell>
          <table:table-cell office:value-type="float" office:value="5851.43478260869" calcext:value-type="float">
            <text:p>5851,4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2" calcext:value-type="float">
            <text:p>382</text:p>
          </table:table-cell>
          <table:table-cell office:value-type="float" office:value="121819" calcext:value-type="float">
            <text:p>121819</text:p>
          </table:table-cell>
          <table:table-cell office:value-type="float" office:value="16.6086956521739" calcext:value-type="float">
            <text:p>16,61</text:p>
          </table:table-cell>
          <table:table-cell office:value-type="float" office:value="5296.47826086956" calcext:value-type="float">
            <text:p>5296,48</text:p>
          </table:table-cell>
          <table:table-cell office:value-type="float" office:value="412" calcext:value-type="float">
            <text:p>412</text:p>
          </table:table-cell>
          <table:table-cell office:value-type="float" office:value="134995" calcext:value-type="float">
            <text:p>13499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869.34782608695" calcext:value-type="float">
            <text:p>5869,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 office:value-type="float" office:value="122212" calcext:value-type="float">
            <text:p>122212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5313.5652173913" calcext:value-type="float">
            <text:p>5313,57</text:p>
          </table:table-cell>
          <table:table-cell office:value-type="float" office:value="414" calcext:value-type="float">
            <text:p>414</text:p>
          </table:table-cell>
          <table:table-cell office:value-type="float" office:value="135409" calcext:value-type="float">
            <text:p>135409</text:p>
          </table:table-cell>
          <table:table-cell office:value-type="float" office:value="18" calcext:value-type="float">
            <text:p>18,00</text:p>
          </table:table-cell>
          <table:table-cell office:value-type="float" office:value="5887.34782608695" calcext:value-type="float">
            <text:p>5887,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2" calcext:value-type="float">
            <text:p>392</text:p>
          </table:table-cell>
          <table:table-cell office:value-type="float" office:value="122604" calcext:value-type="float">
            <text:p>12260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5330.60869565217" calcext:value-type="float">
            <text:p>5330,61</text:p>
          </table:table-cell>
          <table:table-cell office:value-type="float" office:value="414" calcext:value-type="float">
            <text:p>414</text:p>
          </table:table-cell>
          <table:table-cell office:value-type="float" office:value="135823" calcext:value-type="float">
            <text:p>135823</text:p>
          </table:table-cell>
          <table:table-cell office:value-type="float" office:value="18" calcext:value-type="float">
            <text:p>18,00</text:p>
          </table:table-cell>
          <table:table-cell office:value-type="float" office:value="5905.34782608695" calcext:value-type="float">
            <text:p>5905,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91" calcext:value-type="float">
            <text:p>391</text:p>
          </table:table-cell>
          <table:table-cell office:value-type="float" office:value="122995" calcext:value-type="float">
            <text:p>122995</text:p>
          </table:table-cell>
          <table:table-cell office:value-type="float" office:value="17" calcext:value-type="float">
            <text:p>17,00</text:p>
          </table:table-cell>
          <table:table-cell office:value-type="float" office:value="5347.60869565217" calcext:value-type="float">
            <text:p>5347,61</text:p>
          </table:table-cell>
          <table:table-cell office:value-type="float" office:value="412" calcext:value-type="float">
            <text:p>412</text:p>
          </table:table-cell>
          <table:table-cell office:value-type="float" office:value="136235" calcext:value-type="float">
            <text:p>13623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5923.26086956521" calcext:value-type="float">
            <text:p>5923,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3" calcext:value-type="float">
            <text:p>393</text:p>
          </table:table-cell>
          <table:table-cell office:value-type="float" office:value="123388" calcext:value-type="float">
            <text:p>123388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5364.69565217391" calcext:value-type="float">
            <text:p>5364,70</text:p>
          </table:table-cell>
          <table:table-cell office:value-type="float" office:value="419" calcext:value-type="float">
            <text:p>419</text:p>
          </table:table-cell>
          <table:table-cell office:value-type="float" office:value="136654" calcext:value-type="float">
            <text:p>136654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5941.47826086956" calcext:value-type="float">
            <text:p>5941,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86" calcext:value-type="float">
            <text:p>386</text:p>
          </table:table-cell>
          <table:table-cell office:value-type="float" office:value="123774" calcext:value-type="float">
            <text:p>123774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5381.47826086956" calcext:value-type="float">
            <text:p>5381,48</text:p>
          </table:table-cell>
          <table:table-cell office:value-type="float" office:value="418" calcext:value-type="float">
            <text:p>418</text:p>
          </table:table-cell>
          <table:table-cell office:value-type="float" office:value="137072" calcext:value-type="float">
            <text:p>137072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5959.65217391304" calcext:value-type="float">
            <text:p>5959,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4" calcext:value-type="float">
            <text:p>394</text:p>
          </table:table-cell>
          <table:table-cell office:value-type="float" office:value="124168" calcext:value-type="float">
            <text:p>124168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5398.60869565217" calcext:value-type="float">
            <text:p>5398,61</text:p>
          </table:table-cell>
          <table:table-cell office:value-type="float" office:value="409" calcext:value-type="float">
            <text:p>409</text:p>
          </table:table-cell>
          <table:table-cell office:value-type="float" office:value="137481" calcext:value-type="float">
            <text:p>137481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977.43478260869" calcext:value-type="float">
            <text:p>5977,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9" calcext:value-type="float">
            <text:p>429</text:p>
          </table:table-cell>
          <table:table-cell office:value-type="float" office:value="124597" calcext:value-type="float">
            <text:p>124597</text:p>
          </table:table-cell>
          <table:table-cell office:value-type="float" office:value="18.6521739130435" calcext:value-type="float">
            <text:p>18,65</text:p>
          </table:table-cell>
          <table:table-cell office:value-type="float" office:value="5417.26086956522" calcext:value-type="float">
            <text:p>5417,26</text:p>
          </table:table-cell>
          <table:table-cell office:value-type="float" office:value="415" calcext:value-type="float">
            <text:p>415</text:p>
          </table:table-cell>
          <table:table-cell office:value-type="float" office:value="137896" calcext:value-type="float">
            <text:p>137896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5995.47826086956" calcext:value-type="float">
            <text:p>5995,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6" calcext:value-type="float">
            <text:p>436</text:p>
          </table:table-cell>
          <table:table-cell office:value-type="float" office:value="125033" calcext:value-type="float">
            <text:p>125033</text:p>
          </table:table-cell>
          <table:table-cell office:value-type="float" office:value="18.9565217391304" calcext:value-type="float">
            <text:p>18,96</text:p>
          </table:table-cell>
          <table:table-cell office:value-type="float" office:value="5436.21739130435" calcext:value-type="float">
            <text:p>5436,22</text:p>
          </table:table-cell>
          <table:table-cell office:value-type="float" office:value="410" calcext:value-type="float">
            <text:p>410</text:p>
          </table:table-cell>
          <table:table-cell office:value-type="float" office:value="138306" calcext:value-type="float">
            <text:p>138306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6013.30434782608" calcext:value-type="float">
            <text:p>6013,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office:value-type="float" office:value="125425" calcext:value-type="float">
            <text:p>12542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5453.26086956522" calcext:value-type="float">
            <text:p>5453,26</text:p>
          </table:table-cell>
          <table:table-cell office:value-type="float" office:value="419" calcext:value-type="float">
            <text:p>419</text:p>
          </table:table-cell>
          <table:table-cell office:value-type="float" office:value="138725" calcext:value-type="float">
            <text:p>138725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6031.52173913043" calcext:value-type="float">
            <text:p>6031,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88" calcext:value-type="float">
            <text:p>388</text:p>
          </table:table-cell>
          <table:table-cell office:value-type="float" office:value="125813" calcext:value-type="float">
            <text:p>125813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5470.13043478261" calcext:value-type="float">
            <text:p>5470,13</text:p>
          </table:table-cell>
          <table:table-cell office:value-type="float" office:value="412" calcext:value-type="float">
            <text:p>412</text:p>
          </table:table-cell>
          <table:table-cell office:value-type="float" office:value="139137" calcext:value-type="float">
            <text:p>13913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6049.43478260869" calcext:value-type="float">
            <text:p>6049,4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6" calcext:value-type="float">
            <text:p>386</text:p>
          </table:table-cell>
          <table:table-cell office:value-type="float" office:value="126199" calcext:value-type="float">
            <text:p>126199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5486.91304347826" calcext:value-type="float">
            <text:p>5486,91</text:p>
          </table:table-cell>
          <table:table-cell office:value-type="float" office:value="414" calcext:value-type="float">
            <text:p>414</text:p>
          </table:table-cell>
          <table:table-cell office:value-type="float" office:value="139551" calcext:value-type="float">
            <text:p>139551</text:p>
          </table:table-cell>
          <table:table-cell office:value-type="float" office:value="18" calcext:value-type="float">
            <text:p>18,00</text:p>
          </table:table-cell>
          <table:table-cell office:value-type="float" office:value="6067.43478260869" calcext:value-type="float">
            <text:p>6067,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89" calcext:value-type="float">
            <text:p>389</text:p>
          </table:table-cell>
          <table:table-cell office:value-type="float" office:value="126588" calcext:value-type="float">
            <text:p>12658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5503.82608695652" calcext:value-type="float">
            <text:p>5503,83</text:p>
          </table:table-cell>
          <table:table-cell office:value-type="float" office:value="410" calcext:value-type="float">
            <text:p>410</text:p>
          </table:table-cell>
          <table:table-cell office:value-type="float" office:value="139961" calcext:value-type="float">
            <text:p>13996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6085.26086956521" calcext:value-type="float">
            <text:p>6085,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float" office:value="126978" calcext:value-type="float">
            <text:p>126978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5520.78260869565" calcext:value-type="float">
            <text:p>5520,78</text:p>
          </table:table-cell>
          <table:table-cell office:value-type="float" office:value="419" calcext:value-type="float">
            <text:p>419</text:p>
          </table:table-cell>
          <table:table-cell office:value-type="float" office:value="140380" calcext:value-type="float">
            <text:p>140380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6103.47826086956" calcext:value-type="float">
            <text:p>6103,4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127365" calcext:value-type="float">
            <text:p>12736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5537.60869565217" calcext:value-type="float">
            <text:p>5537,61</text:p>
          </table:table-cell>
          <table:table-cell office:value-type="float" office:value="411" calcext:value-type="float">
            <text:p>411</text:p>
          </table:table-cell>
          <table:table-cell office:value-type="float" office:value="140791" calcext:value-type="float">
            <text:p>14079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6121.34782608695" calcext:value-type="float">
            <text:p>6121,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1" calcext:value-type="float">
            <text:p>391</text:p>
          </table:table-cell>
          <table:table-cell office:value-type="float" office:value="127756" calcext:value-type="float">
            <text:p>127756</text:p>
          </table:table-cell>
          <table:table-cell office:value-type="float" office:value="17" calcext:value-type="float">
            <text:p>17,00</text:p>
          </table:table-cell>
          <table:table-cell office:value-type="float" office:value="5554.60869565217" calcext:value-type="float">
            <text:p>5554,61</text:p>
          </table:table-cell>
          <table:table-cell office:value-type="float" office:value="257" calcext:value-type="float">
            <text:p>257</text:p>
          </table:table-cell>
          <table:table-cell office:value-type="float" office:value="141048" calcext:value-type="float">
            <text:p>141048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6132.52173913043" calcext:value-type="float">
            <text:p>6132,5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  <table:table-cell office:value-type="float" office:value="128143" calcext:value-type="float">
            <text:p>12814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5571.43478260869" calcext:value-type="float">
            <text:p>5571,43</text:p>
          </table:table-cell>
          <table:table-cell office:value-type="float" office:value="413" calcext:value-type="float">
            <text:p>413</text:p>
          </table:table-cell>
          <table:table-cell office:value-type="float" office:value="141461" calcext:value-type="float">
            <text:p>141461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6150.47826086956" calcext:value-type="float">
            <text:p>6150,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2" calcext:value-type="float">
            <text:p>382</text:p>
          </table:table-cell>
          <table:table-cell office:value-type="float" office:value="128525" calcext:value-type="float">
            <text:p>128525</text:p>
          </table:table-cell>
          <table:table-cell office:value-type="float" office:value="16.6086956521739" calcext:value-type="float">
            <text:p>16,61</text:p>
          </table:table-cell>
          <table:table-cell office:value-type="float" office:value="5588.04347826087" calcext:value-type="float">
            <text:p>5588,04</text:p>
          </table:table-cell>
          <table:table-cell office:value-type="float" office:value="393" calcext:value-type="float">
            <text:p>393</text:p>
          </table:table-cell>
          <table:table-cell office:value-type="float" office:value="141854" calcext:value-type="float">
            <text:p>141854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6167.5652173913" calcext:value-type="float">
            <text:p>6167,5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128895" calcext:value-type="float">
            <text:p>128895</text:p>
          </table:table-cell>
          <table:table-cell office:value-type="float" office:value="16.0869565217391" calcext:value-type="float">
            <text:p>16,09</text:p>
          </table:table-cell>
          <table:table-cell office:value-type="float" office:value="5604.13043478261" calcext:value-type="float">
            <text:p>5604,13</text:p>
          </table:table-cell>
          <table:table-cell office:value-type="float" office:value="619" calcext:value-type="float">
            <text:p>619</text:p>
          </table:table-cell>
          <table:table-cell office:value-type="float" office:value="142473" calcext:value-type="float">
            <text:p>142473</text:p>
          </table:table-cell>
          <table:table-cell office:value-type="float" office:value="26.9130434782609" calcext:value-type="float">
            <text:p>26,91</text:p>
          </table:table-cell>
          <table:table-cell office:value-type="float" office:value="6194.47826086956" calcext:value-type="float">
            <text:p>6194,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  <table:table-cell office:value-type="float" office:value="129281" calcext:value-type="float">
            <text:p>129281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5620.91304347826" calcext:value-type="float">
            <text:p>5620,91</text:p>
          </table:table-cell>
          <table:table-cell office:value-type="float" office:value="413" calcext:value-type="float">
            <text:p>413</text:p>
          </table:table-cell>
          <table:table-cell office:value-type="float" office:value="142886" calcext:value-type="float">
            <text:p>142886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6212.43478260869" calcext:value-type="float">
            <text:p>6212,4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7" calcext:value-type="float">
            <text:p>387</text:p>
          </table:table-cell>
          <table:table-cell office:value-type="float" office:value="129668" calcext:value-type="float">
            <text:p>129668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5637.73913043478" calcext:value-type="float">
            <text:p>5637,74</text:p>
          </table:table-cell>
          <table:table-cell office:value-type="float" office:value="408" calcext:value-type="float">
            <text:p>408</text:p>
          </table:table-cell>
          <table:table-cell office:value-type="float" office:value="143294" calcext:value-type="float">
            <text:p>14329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230.17391304347" calcext:value-type="float">
            <text:p>6230,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8" calcext:value-type="float">
            <text:p>388</text:p>
          </table:table-cell>
          <table:table-cell office:value-type="float" office:value="130056" calcext:value-type="float">
            <text:p>13005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5654.60869565217" calcext:value-type="float">
            <text:p>5654,61</text:p>
          </table:table-cell>
          <table:table-cell office:value-type="float" office:value="413" calcext:value-type="float">
            <text:p>413</text:p>
          </table:table-cell>
          <table:table-cell office:value-type="float" office:value="143707" calcext:value-type="float">
            <text:p>14370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6248.1304347826" calcext:value-type="float">
            <text:p>6248,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float" office:value="130447" calcext:value-type="float">
            <text:p>130447</text:p>
          </table:table-cell>
          <table:table-cell office:value-type="float" office:value="17" calcext:value-type="float">
            <text:p>17,00</text:p>
          </table:table-cell>
          <table:table-cell office:value-type="float" office:value="5671.60869565217" calcext:value-type="float">
            <text:p>5671,61</text:p>
          </table:table-cell>
          <table:table-cell office:value-type="float" office:value="409" calcext:value-type="float">
            <text:p>409</text:p>
          </table:table-cell>
          <table:table-cell office:value-type="float" office:value="144116" calcext:value-type="float">
            <text:p>14411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265.91304347826" calcext:value-type="float">
            <text:p>6265,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float" office:value="130856" calcext:value-type="float">
            <text:p>13085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5689.39130434782" calcext:value-type="float">
            <text:p>5689,39</text:p>
          </table:table-cell>
          <table:table-cell office:value-type="float" office:value="411" calcext:value-type="float">
            <text:p>411</text:p>
          </table:table-cell>
          <table:table-cell office:value-type="float" office:value="144527" calcext:value-type="float">
            <text:p>14452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6283.78260869565" calcext:value-type="float">
            <text:p>6283,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131244" calcext:value-type="float">
            <text:p>131244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5706.26086956521" calcext:value-type="float">
            <text:p>5706,26</text:p>
          </table:table-cell>
          <table:table-cell office:value-type="float" office:value="412" calcext:value-type="float">
            <text:p>412</text:p>
          </table:table-cell>
          <table:table-cell office:value-type="float" office:value="144939" calcext:value-type="float">
            <text:p>14493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6301.69565217391" calcext:value-type="float">
            <text:p>6301,7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92" calcext:value-type="float">
            <text:p>392</text:p>
          </table:table-cell>
          <table:table-cell office:value-type="float" office:value="131636" calcext:value-type="float">
            <text:p>13163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5723.30434782608" calcext:value-type="float">
            <text:p>5723,30</text:p>
          </table:table-cell>
          <table:table-cell office:value-type="float" office:value="410" calcext:value-type="float">
            <text:p>410</text:p>
          </table:table-cell>
          <table:table-cell office:value-type="float" office:value="145349" calcext:value-type="float">
            <text:p>14534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6319.52173913043" calcext:value-type="float">
            <text:p>6319,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132027" calcext:value-type="float">
            <text:p>132027</text:p>
          </table:table-cell>
          <table:table-cell office:value-type="float" office:value="17" calcext:value-type="float">
            <text:p>17,00</text:p>
          </table:table-cell>
          <table:table-cell office:value-type="float" office:value="5740.30434782608" calcext:value-type="float">
            <text:p>5740,30</text:p>
          </table:table-cell>
          <table:table-cell office:value-type="float" office:value="410" calcext:value-type="float">
            <text:p>410</text:p>
          </table:table-cell>
          <table:table-cell office:value-type="float" office:value="145759" calcext:value-type="float">
            <text:p>14575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6337.34782608695" calcext:value-type="float">
            <text:p>6337,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9" calcext:value-type="float">
            <text:p>389</text:p>
          </table:table-cell>
          <table:table-cell office:value-type="float" office:value="132416" calcext:value-type="float">
            <text:p>132416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5757.21739130435" calcext:value-type="float">
            <text:p>5757,22</text:p>
          </table:table-cell>
          <table:table-cell office:value-type="float" office:value="412" calcext:value-type="float">
            <text:p>412</text:p>
          </table:table-cell>
          <table:table-cell office:value-type="float" office:value="146171" calcext:value-type="float">
            <text:p>146171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6355.26086956521" calcext:value-type="float">
            <text:p>6355,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6" calcext:value-type="float">
            <text:p>386</text:p>
          </table:table-cell>
          <table:table-cell office:value-type="float" office:value="132802" calcext:value-type="float">
            <text:p>13280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5774" calcext:value-type="float">
            <text:p>5774,00</text:p>
          </table:table-cell>
          <table:table-cell office:value-type="float" office:value="415" calcext:value-type="float">
            <text:p>415</text:p>
          </table:table-cell>
          <table:table-cell office:value-type="float" office:value="146586" calcext:value-type="float">
            <text:p>146586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6373.30434782608" calcext:value-type="float">
            <text:p>6373,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67" calcext:value-type="float">
            <text:p>467</text:p>
          </table:table-cell>
          <table:table-cell office:value-type="float" office:value="133269" calcext:value-type="float">
            <text:p>133269</text:p>
          </table:table-cell>
          <table:table-cell office:value-type="float" office:value="20.304347826087" calcext:value-type="float">
            <text:p>20,30</text:p>
          </table:table-cell>
          <table:table-cell office:value-type="float" office:value="5794.30434782608" calcext:value-type="float">
            <text:p>5794,30</text:p>
          </table:table-cell>
          <table:table-cell office:value-type="float" office:value="404" calcext:value-type="float">
            <text:p>404</text:p>
          </table:table-cell>
          <table:table-cell office:value-type="float" office:value="146990" calcext:value-type="float">
            <text:p>146990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6390.86956521739" calcext:value-type="float">
            <text:p>6390,8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133652" calcext:value-type="float">
            <text:p>133652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5810.95652173913" calcext:value-type="float">
            <text:p>5810,96</text:p>
          </table:table-cell>
          <table:table-cell office:value-type="float" office:value="406" calcext:value-type="float">
            <text:p>406</text:p>
          </table:table-cell>
          <table:table-cell office:value-type="float" office:value="147396" calcext:value-type="float">
            <text:p>147396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6408.52173913043" calcext:value-type="float">
            <text:p>6408,52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float" office:value="134034" calcext:value-type="float">
            <text:p>134034</text:p>
          </table:table-cell>
          <table:table-cell office:value-type="float" office:value="16.6086956521739" calcext:value-type="float">
            <text:p>16,61</text:p>
          </table:table-cell>
          <table:table-cell office:value-type="float" office:value="5827.5652173913" calcext:value-type="float">
            <text:p>5827,57</text:p>
          </table:table-cell>
          <table:table-cell office:value-type="float" office:value="416" calcext:value-type="float">
            <text:p>416</text:p>
          </table:table-cell>
          <table:table-cell office:value-type="float" office:value="147812" calcext:value-type="float">
            <text:p>147812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6426.60869565217" calcext:value-type="float">
            <text:p>6426,6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office:value-type="float" office:value="134425" calcext:value-type="float">
            <text:p>134425</text:p>
          </table:table-cell>
          <table:table-cell office:value-type="float" office:value="17" calcext:value-type="float">
            <text:p>17,00</text:p>
          </table:table-cell>
          <table:table-cell office:value-type="float" office:value="5844.5652173913" calcext:value-type="float">
            <text:p>5844,57</text:p>
          </table:table-cell>
          <table:table-cell office:value-type="float" office:value="414" calcext:value-type="float">
            <text:p>414</text:p>
          </table:table-cell>
          <table:table-cell office:value-type="float" office:value="148226" calcext:value-type="float">
            <text:p>148226</text:p>
          </table:table-cell>
          <table:table-cell office:value-type="float" office:value="18" calcext:value-type="float">
            <text:p>18,00</text:p>
          </table:table-cell>
          <table:table-cell office:value-type="float" office:value="6444.60869565217" calcext:value-type="float">
            <text:p>6444,6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134808" calcext:value-type="float">
            <text:p>134808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5861.21739130434" calcext:value-type="float">
            <text:p>5861,22</text:p>
          </table:table-cell>
          <table:table-cell office:value-type="float" office:value="415" calcext:value-type="float">
            <text:p>415</text:p>
          </table:table-cell>
          <table:table-cell office:value-type="float" office:value="148641" calcext:value-type="float">
            <text:p>14864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6462.65217391304" calcext:value-type="float">
            <text:p>6462,6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3" calcext:value-type="float">
            <text:p>393</text:p>
          </table:table-cell>
          <table:table-cell office:value-type="float" office:value="135201" calcext:value-type="float">
            <text:p>135201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5878.30434782608" calcext:value-type="float">
            <text:p>5878,30</text:p>
          </table:table-cell>
          <table:table-cell office:value-type="float" office:value="411" calcext:value-type="float">
            <text:p>411</text:p>
          </table:table-cell>
          <table:table-cell office:value-type="float" office:value="149052" calcext:value-type="float">
            <text:p>14905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6480.52173913043" calcext:value-type="float">
            <text:p>6480,5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135589" calcext:value-type="float">
            <text:p>135589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5895.17391304347" calcext:value-type="float">
            <text:p>5895,17</text:p>
          </table:table-cell>
          <table:table-cell office:value-type="float" office:value="410" calcext:value-type="float">
            <text:p>410</text:p>
          </table:table-cell>
          <table:table-cell office:value-type="float" office:value="149462" calcext:value-type="float">
            <text:p>14946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6498.34782608695" calcext:value-type="float">
            <text:p>6498,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135980" calcext:value-type="float">
            <text:p>135980</text:p>
          </table:table-cell>
          <table:table-cell office:value-type="float" office:value="17" calcext:value-type="float">
            <text:p>17,00</text:p>
          </table:table-cell>
          <table:table-cell office:value-type="float" office:value="5912.17391304348" calcext:value-type="float">
            <text:p>5912,17</text:p>
          </table:table-cell>
          <table:table-cell office:value-type="float" office:value="412" calcext:value-type="float">
            <text:p>412</text:p>
          </table:table-cell>
          <table:table-cell office:value-type="float" office:value="149874" calcext:value-type="float">
            <text:p>14987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6516.26086956521" calcext:value-type="float">
            <text:p>6516,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136367" calcext:value-type="float">
            <text:p>13636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5929" calcext:value-type="float">
            <text:p>5929,00</text:p>
          </table:table-cell>
          <table:table-cell office:value-type="float" office:value="409" calcext:value-type="float">
            <text:p>409</text:p>
          </table:table-cell>
          <table:table-cell office:value-type="float" office:value="150283" calcext:value-type="float">
            <text:p>15028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534.04347826086" calcext:value-type="float">
            <text:p>6534,0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136753" calcext:value-type="float">
            <text:p>136753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5945.78260869565" calcext:value-type="float">
            <text:p>5945,78</text:p>
          </table:table-cell>
          <table:table-cell office:value-type="float" office:value="409" calcext:value-type="float">
            <text:p>409</text:p>
          </table:table-cell>
          <table:table-cell office:value-type="float" office:value="150692" calcext:value-type="float">
            <text:p>15069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551.82608695652" calcext:value-type="float">
            <text:p>6551,8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137034" calcext:value-type="float">
            <text:p>137034</text:p>
          </table:table-cell>
          <table:table-cell office:value-type="float" office:value="12.2173913043478" calcext:value-type="float">
            <text:p>12,22</text:p>
          </table:table-cell>
          <table:table-cell office:value-type="float" office:value="5958" calcext:value-type="float">
            <text:p>5958,00</text:p>
          </table:table-cell>
          <table:table-cell office:value-type="float" office:value="413" calcext:value-type="float">
            <text:p>413</text:p>
          </table:table-cell>
          <table:table-cell office:value-type="float" office:value="151105" calcext:value-type="float">
            <text:p>15110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6569.78260869565" calcext:value-type="float">
            <text:p>6569,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137426" calcext:value-type="float">
            <text:p>13742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5975.04347826087" calcext:value-type="float">
            <text:p>5975,04</text:p>
          </table:table-cell>
          <table:table-cell office:value-type="float" office:value="413" calcext:value-type="float">
            <text:p>413</text:p>
          </table:table-cell>
          <table:table-cell office:value-type="float" office:value="151518" calcext:value-type="float">
            <text:p>15151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6587.73913043478" calcext:value-type="float">
            <text:p>6587,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137824" calcext:value-type="float">
            <text:p>137824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5992.34782608695" calcext:value-type="float">
            <text:p>5992,35</text:p>
          </table:table-cell>
          <table:table-cell office:value-type="float" office:value="415" calcext:value-type="float">
            <text:p>415</text:p>
          </table:table-cell>
          <table:table-cell office:value-type="float" office:value="151933" calcext:value-type="float">
            <text:p>151933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6605.78260869565" calcext:value-type="float">
            <text:p>6605,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138212" calcext:value-type="float">
            <text:p>138212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6009.21739130434" calcext:value-type="float">
            <text:p>6009,22</text:p>
          </table:table-cell>
          <table:table-cell office:value-type="float" office:value="408" calcext:value-type="float">
            <text:p>408</text:p>
          </table:table-cell>
          <table:table-cell office:value-type="float" office:value="152341" calcext:value-type="float">
            <text:p>15234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623.52173913043" calcext:value-type="float">
            <text:p>6623,5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office:value-type="float" office:value="138604" calcext:value-type="float">
            <text:p>13860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026.26086956521" calcext:value-type="float">
            <text:p>6026,26</text:p>
          </table:table-cell>
          <table:table-cell office:value-type="float" office:value="405" calcext:value-type="float">
            <text:p>405</text:p>
          </table:table-cell>
          <table:table-cell office:value-type="float" office:value="152746" calcext:value-type="float">
            <text:p>152746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6641.1304347826" calcext:value-type="float">
            <text:p>6641,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138990" calcext:value-type="float">
            <text:p>138990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6043.04347826087" calcext:value-type="float">
            <text:p>6043,04</text:p>
          </table:table-cell>
          <table:table-cell office:value-type="float" office:value="409" calcext:value-type="float">
            <text:p>409</text:p>
          </table:table-cell>
          <table:table-cell office:value-type="float" office:value="153155" calcext:value-type="float">
            <text:p>153155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658.91304347826" calcext:value-type="float">
            <text:p>6658,9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139382" calcext:value-type="float">
            <text:p>13938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060.08695652174" calcext:value-type="float">
            <text:p>6060,09</text:p>
          </table:table-cell>
          <table:table-cell office:value-type="float" office:value="411" calcext:value-type="float">
            <text:p>411</text:p>
          </table:table-cell>
          <table:table-cell office:value-type="float" office:value="153566" calcext:value-type="float">
            <text:p>15356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6676.78260869565" calcext:value-type="float">
            <text:p>6676,7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82" calcext:value-type="float">
            <text:p>382</text:p>
          </table:table-cell>
          <table:table-cell office:value-type="float" office:value="139764" calcext:value-type="float">
            <text:p>139764</text:p>
          </table:table-cell>
          <table:table-cell office:value-type="float" office:value="16.6086956521739" calcext:value-type="float">
            <text:p>16,61</text:p>
          </table:table-cell>
          <table:table-cell office:value-type="float" office:value="6076.69565217391" calcext:value-type="float">
            <text:p>6076,70</text:p>
          </table:table-cell>
          <table:table-cell office:value-type="float" office:value="408" calcext:value-type="float">
            <text:p>408</text:p>
          </table:table-cell>
          <table:table-cell office:value-type="float" office:value="153974" calcext:value-type="float">
            <text:p>15397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694.52173913043" calcext:value-type="float">
            <text:p>6694,5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87" calcext:value-type="float">
            <text:p>387</text:p>
          </table:table-cell>
          <table:table-cell office:value-type="float" office:value="140151" calcext:value-type="float">
            <text:p>140151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6093.52173913043" calcext:value-type="float">
            <text:p>6093,52</text:p>
          </table:table-cell>
          <table:table-cell office:value-type="float" office:value="408" calcext:value-type="float">
            <text:p>408</text:p>
          </table:table-cell>
          <table:table-cell office:value-type="float" office:value="154382" calcext:value-type="float">
            <text:p>154382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712.26086956521" calcext:value-type="float">
            <text:p>6712,2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89" calcext:value-type="float">
            <text:p>389</text:p>
          </table:table-cell>
          <table:table-cell office:value-type="float" office:value="140540" calcext:value-type="float">
            <text:p>140540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110.43478260869" calcext:value-type="float">
            <text:p>6110,43</text:p>
          </table:table-cell>
          <table:table-cell office:value-type="float" office:value="417" calcext:value-type="float">
            <text:p>417</text:p>
          </table:table-cell>
          <table:table-cell office:value-type="float" office:value="154799" calcext:value-type="float">
            <text:p>154799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6730.39130434782" calcext:value-type="float">
            <text:p>6730,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office:value-type="float" office:value="140926" calcext:value-type="float">
            <text:p>140926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6127.21739130435" calcext:value-type="float">
            <text:p>6127,22</text:p>
          </table:table-cell>
          <table:table-cell office:value-type="float" office:value="417" calcext:value-type="float">
            <text:p>417</text:p>
          </table:table-cell>
          <table:table-cell office:value-type="float" office:value="155216" calcext:value-type="float">
            <text:p>155216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6748.52173913043" calcext:value-type="float">
            <text:p>6748,5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141318" calcext:value-type="float">
            <text:p>141318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144.26086956522" calcext:value-type="float">
            <text:p>6144,26</text:p>
          </table:table-cell>
          <table:table-cell office:value-type="float" office:value="407" calcext:value-type="float">
            <text:p>407</text:p>
          </table:table-cell>
          <table:table-cell office:value-type="float" office:value="155623" calcext:value-type="float">
            <text:p>155623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6766.21739130434" calcext:value-type="float">
            <text:p>6766,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office:value-type="float" office:value="141707" calcext:value-type="float">
            <text:p>14170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161.17391304348" calcext:value-type="float">
            <text:p>6161,17</text:p>
          </table:table-cell>
          <table:table-cell office:value-type="float" office:value="408" calcext:value-type="float">
            <text:p>408</text:p>
          </table:table-cell>
          <table:table-cell office:value-type="float" office:value="156031" calcext:value-type="float">
            <text:p>15603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783.95652173913" calcext:value-type="float">
            <text:p>6783,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float" office:value="142091" calcext:value-type="float">
            <text:p>142091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6177.86956521739" calcext:value-type="float">
            <text:p>6177,87</text:p>
          </table:table-cell>
          <table:table-cell office:value-type="float" office:value="412" calcext:value-type="float">
            <text:p>412</text:p>
          </table:table-cell>
          <table:table-cell office:value-type="float" office:value="156443" calcext:value-type="float">
            <text:p>15644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6801.86956521739" calcext:value-type="float">
            <text:p>6801,8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89" calcext:value-type="float">
            <text:p>389</text:p>
          </table:table-cell>
          <table:table-cell office:value-type="float" office:value="142480" calcext:value-type="float">
            <text:p>142480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194.78260869565" calcext:value-type="float">
            <text:p>6194,78</text:p>
          </table:table-cell>
          <table:table-cell office:value-type="float" office:value="415" calcext:value-type="float">
            <text:p>415</text:p>
          </table:table-cell>
          <table:table-cell office:value-type="float" office:value="156858" calcext:value-type="float">
            <text:p>156858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6819.91304347826" calcext:value-type="float">
            <text:p>6819,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office:value-type="float" office:value="142871" calcext:value-type="float">
            <text:p>142871</text:p>
          </table:table-cell>
          <table:table-cell office:value-type="float" office:value="17" calcext:value-type="float">
            <text:p>17,00</text:p>
          </table:table-cell>
          <table:table-cell office:value-type="float" office:value="6211.78260869565" calcext:value-type="float">
            <text:p>6211,78</text:p>
          </table:table-cell>
          <table:table-cell office:value-type="float" office:value="409" calcext:value-type="float">
            <text:p>409</text:p>
          </table:table-cell>
          <table:table-cell office:value-type="float" office:value="157267" calcext:value-type="float">
            <text:p>157267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837.69565217391" calcext:value-type="float">
            <text:p>6837,7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82" calcext:value-type="float">
            <text:p>382</text:p>
          </table:table-cell>
          <table:table-cell office:value-type="float" office:value="143253" calcext:value-type="float">
            <text:p>143253</text:p>
          </table:table-cell>
          <table:table-cell office:value-type="float" office:value="16.6086956521739" calcext:value-type="float">
            <text:p>16,61</text:p>
          </table:table-cell>
          <table:table-cell office:value-type="float" office:value="6228.39130434782" calcext:value-type="float">
            <text:p>6228,39</text:p>
          </table:table-cell>
          <table:table-cell office:value-type="float" office:value="419" calcext:value-type="float">
            <text:p>419</text:p>
          </table:table-cell>
          <table:table-cell office:value-type="float" office:value="157686" calcext:value-type="float">
            <text:p>157686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6855.91304347826" calcext:value-type="float">
            <text:p>6855,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91" calcext:value-type="float">
            <text:p>391</text:p>
          </table:table-cell>
          <table:table-cell office:value-type="float" office:value="143644" calcext:value-type="float">
            <text:p>143644</text:p>
          </table:table-cell>
          <table:table-cell office:value-type="float" office:value="17" calcext:value-type="float">
            <text:p>17,00</text:p>
          </table:table-cell>
          <table:table-cell office:value-type="float" office:value="6245.39130434782" calcext:value-type="float">
            <text:p>6245,39</text:p>
          </table:table-cell>
          <table:table-cell office:value-type="float" office:value="407" calcext:value-type="float">
            <text:p>407</text:p>
          </table:table-cell>
          <table:table-cell office:value-type="float" office:value="158093" calcext:value-type="float">
            <text:p>158093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6873.60869565217" calcext:value-type="float">
            <text:p>6873,6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4" calcext:value-type="float">
            <text:p>384</text:p>
          </table:table-cell>
          <table:table-cell office:value-type="float" office:value="144028" calcext:value-type="float">
            <text:p>144028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6262.08695652174" calcext:value-type="float">
            <text:p>6262,09</text:p>
          </table:table-cell>
          <table:table-cell office:value-type="float" office:value="408" calcext:value-type="float">
            <text:p>408</text:p>
          </table:table-cell>
          <table:table-cell office:value-type="float" office:value="158501" calcext:value-type="float">
            <text:p>15850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6891.34782608695" calcext:value-type="float">
            <text:p>6891,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86" calcext:value-type="float">
            <text:p>386</text:p>
          </table:table-cell>
          <table:table-cell office:value-type="float" office:value="144414" calcext:value-type="float">
            <text:p>144414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6278.86956521739" calcext:value-type="float">
            <text:p>6278,87</text:p>
          </table:table-cell>
          <table:table-cell office:value-type="float" office:value="406" calcext:value-type="float">
            <text:p>406</text:p>
          </table:table-cell>
          <table:table-cell office:value-type="float" office:value="158907" calcext:value-type="float">
            <text:p>158907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6909" calcext:value-type="float">
            <text:p>6909,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144823" calcext:value-type="float">
            <text:p>14482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296.65217391304" calcext:value-type="float">
            <text:p>6296,65</text:p>
          </table:table-cell>
          <table:table-cell office:value-type="float" office:value="410" calcext:value-type="float">
            <text:p>410</text:p>
          </table:table-cell>
          <table:table-cell office:value-type="float" office:value="159317" calcext:value-type="float">
            <text:p>15931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6926.82608695652" calcext:value-type="float">
            <text:p>6926,8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3" calcext:value-type="float">
            <text:p>423</text:p>
          </table:table-cell>
          <table:table-cell office:value-type="float" office:value="145246" calcext:value-type="float">
            <text:p>145246</text:p>
          </table:table-cell>
          <table:table-cell office:value-type="float" office:value="18.3913043478261" calcext:value-type="float">
            <text:p>18,39</text:p>
          </table:table-cell>
          <table:table-cell office:value-type="float" office:value="6315.04347826087" calcext:value-type="float">
            <text:p>6315,04</text:p>
          </table:table-cell>
          <table:table-cell office:value-type="float" office:value="409" calcext:value-type="float">
            <text:p>409</text:p>
          </table:table-cell>
          <table:table-cell office:value-type="float" office:value="159726" calcext:value-type="float">
            <text:p>15972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944.60869565217" calcext:value-type="float">
            <text:p>6944,6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145653" calcext:value-type="float">
            <text:p>145653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6332.73913043478" calcext:value-type="float">
            <text:p>6332,74</text:p>
          </table:table-cell>
          <table:table-cell office:value-type="float" office:value="418" calcext:value-type="float">
            <text:p>418</text:p>
          </table:table-cell>
          <table:table-cell office:value-type="float" office:value="160144" calcext:value-type="float">
            <text:p>160144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6962.78260869565" calcext:value-type="float">
            <text:p>6962,7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89" calcext:value-type="float">
            <text:p>389</text:p>
          </table:table-cell>
          <table:table-cell office:value-type="float" office:value="146042" calcext:value-type="float">
            <text:p>14604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349.65217391304" calcext:value-type="float">
            <text:p>6349,65</text:p>
          </table:table-cell>
          <table:table-cell office:value-type="float" office:value="409" calcext:value-type="float">
            <text:p>409</text:p>
          </table:table-cell>
          <table:table-cell office:value-type="float" office:value="160553" calcext:value-type="float">
            <text:p>16055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6980.5652173913" calcext:value-type="float">
            <text:p>6980,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float" office:value="146439" calcext:value-type="float">
            <text:p>146439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6366.91304347826" calcext:value-type="float">
            <text:p>6366,91</text:p>
          </table:table-cell>
          <table:table-cell office:value-type="float" office:value="411" calcext:value-type="float">
            <text:p>411</text:p>
          </table:table-cell>
          <table:table-cell office:value-type="float" office:value="160964" calcext:value-type="float">
            <text:p>160964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6998.43478260869" calcext:value-type="float">
            <text:p>6998,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2" calcext:value-type="float">
            <text:p>392</text:p>
          </table:table-cell>
          <table:table-cell office:value-type="float" office:value="146831" calcext:value-type="float">
            <text:p>146831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383.95652173913" calcext:value-type="float">
            <text:p>6383,96</text:p>
          </table:table-cell>
          <table:table-cell office:value-type="float" office:value="409" calcext:value-type="float">
            <text:p>409</text:p>
          </table:table-cell>
          <table:table-cell office:value-type="float" office:value="161373" calcext:value-type="float">
            <text:p>16137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7016.21739130434" calcext:value-type="float">
            <text:p>7016,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90" calcext:value-type="float">
            <text:p>390</text:p>
          </table:table-cell>
          <table:table-cell office:value-type="float" office:value="147221" calcext:value-type="float">
            <text:p>147221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6400.91304347826" calcext:value-type="float">
            <text:p>6400,91</text:p>
          </table:table-cell>
          <table:table-cell office:value-type="float" office:value="411" calcext:value-type="float">
            <text:p>411</text:p>
          </table:table-cell>
          <table:table-cell office:value-type="float" office:value="161784" calcext:value-type="float">
            <text:p>161784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7034.08695652173" calcext:value-type="float">
            <text:p>7034,0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1" calcext:value-type="float">
            <text:p>391</text:p>
          </table:table-cell>
          <table:table-cell office:value-type="float" office:value="147612" calcext:value-type="float">
            <text:p>147612</text:p>
          </table:table-cell>
          <table:table-cell office:value-type="float" office:value="17" calcext:value-type="float">
            <text:p>17,00</text:p>
          </table:table-cell>
          <table:table-cell office:value-type="float" office:value="6417.91304347826" calcext:value-type="float">
            <text:p>6417,91</text:p>
          </table:table-cell>
          <table:table-cell office:value-type="float" office:value="407" calcext:value-type="float">
            <text:p>407</text:p>
          </table:table-cell>
          <table:table-cell office:value-type="float" office:value="162191" calcext:value-type="float">
            <text:p>16219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7051.78260869565" calcext:value-type="float">
            <text:p>7051,7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91" calcext:value-type="float">
            <text:p>391</text:p>
          </table:table-cell>
          <table:table-cell office:value-type="float" office:value="148003" calcext:value-type="float">
            <text:p>148003</text:p>
          </table:table-cell>
          <table:table-cell office:value-type="float" office:value="17" calcext:value-type="float">
            <text:p>17,00</text:p>
          </table:table-cell>
          <table:table-cell office:value-type="float" office:value="6434.91304347826" calcext:value-type="float">
            <text:p>6434,91</text:p>
          </table:table-cell>
          <table:table-cell office:value-type="float" office:value="412" calcext:value-type="float">
            <text:p>412</text:p>
          </table:table-cell>
          <table:table-cell office:value-type="float" office:value="162603" calcext:value-type="float">
            <text:p>16260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069.69565217391" calcext:value-type="float">
            <text:p>7069,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5" calcext:value-type="float">
            <text:p>385</text:p>
          </table:table-cell>
          <table:table-cell office:value-type="float" office:value="148388" calcext:value-type="float">
            <text:p>14838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6451.65217391304" calcext:value-type="float">
            <text:p>6451,65</text:p>
          </table:table-cell>
          <table:table-cell office:value-type="float" office:value="407" calcext:value-type="float">
            <text:p>407</text:p>
          </table:table-cell>
          <table:table-cell office:value-type="float" office:value="163010" calcext:value-type="float">
            <text:p>163010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7087.39130434782" calcext:value-type="float">
            <text:p>7087,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6" calcext:value-type="float">
            <text:p>396</text:p>
          </table:table-cell>
          <table:table-cell office:value-type="float" office:value="148784" calcext:value-type="float">
            <text:p>148784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6468.86956521739" calcext:value-type="float">
            <text:p>6468,87</text:p>
          </table:table-cell>
          <table:table-cell office:value-type="float" office:value="415" calcext:value-type="float">
            <text:p>415</text:p>
          </table:table-cell>
          <table:table-cell office:value-type="float" office:value="163425" calcext:value-type="float">
            <text:p>163425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7105.43478260869" calcext:value-type="float">
            <text:p>7105,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149182" calcext:value-type="float">
            <text:p>149182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6486.17391304348" calcext:value-type="float">
            <text:p>6486,17</text:p>
          </table:table-cell>
          <table:table-cell office:value-type="float" office:value="415" calcext:value-type="float">
            <text:p>415</text:p>
          </table:table-cell>
          <table:table-cell office:value-type="float" office:value="163840" calcext:value-type="float">
            <text:p>163840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7123.47826086956" calcext:value-type="float">
            <text:p>7123,4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3" calcext:value-type="float">
            <text:p>393</text:p>
          </table:table-cell>
          <table:table-cell office:value-type="float" office:value="149575" calcext:value-type="float">
            <text:p>149575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6503.26086956522" calcext:value-type="float">
            <text:p>6503,26</text:p>
          </table:table-cell>
          <table:table-cell office:value-type="float" office:value="412" calcext:value-type="float">
            <text:p>412</text:p>
          </table:table-cell>
          <table:table-cell office:value-type="float" office:value="164252" calcext:value-type="float">
            <text:p>164252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141.39130434782" calcext:value-type="float">
            <text:p>7141,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4" calcext:value-type="float">
            <text:p>394</text:p>
          </table:table-cell>
          <table:table-cell office:value-type="float" office:value="149969" calcext:value-type="float">
            <text:p>149969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6520.39130434782" calcext:value-type="float">
            <text:p>6520,39</text:p>
          </table:table-cell>
          <table:table-cell office:value-type="float" office:value="407" calcext:value-type="float">
            <text:p>407</text:p>
          </table:table-cell>
          <table:table-cell office:value-type="float" office:value="164659" calcext:value-type="float">
            <text:p>164659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7159.08695652173" calcext:value-type="float">
            <text:p>7159,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91" calcext:value-type="float">
            <text:p>391</text:p>
          </table:table-cell>
          <table:table-cell office:value-type="float" office:value="150360" calcext:value-type="float">
            <text:p>150360</text:p>
          </table:table-cell>
          <table:table-cell office:value-type="float" office:value="17" calcext:value-type="float">
            <text:p>17,00</text:p>
          </table:table-cell>
          <table:table-cell office:value-type="float" office:value="6537.39130434782" calcext:value-type="float">
            <text:p>6537,39</text:p>
          </table:table-cell>
          <table:table-cell office:value-type="float" office:value="408" calcext:value-type="float">
            <text:p>408</text:p>
          </table:table-cell>
          <table:table-cell office:value-type="float" office:value="165067" calcext:value-type="float">
            <text:p>165067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7176.82608695652" calcext:value-type="float">
            <text:p>7176,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7" calcext:value-type="float">
            <text:p>387</text:p>
          </table:table-cell>
          <table:table-cell office:value-type="float" office:value="150747" calcext:value-type="float">
            <text:p>15074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6554.21739130435" calcext:value-type="float">
            <text:p>6554,22</text:p>
          </table:table-cell>
          <table:table-cell office:value-type="float" office:value="412" calcext:value-type="float">
            <text:p>412</text:p>
          </table:table-cell>
          <table:table-cell office:value-type="float" office:value="165479" calcext:value-type="float">
            <text:p>16547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194.73913043478" calcext:value-type="float">
            <text:p>7194,7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98" calcext:value-type="float">
            <text:p>398</text:p>
          </table:table-cell>
          <table:table-cell office:value-type="float" office:value="151145" calcext:value-type="float">
            <text:p>151145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6571.52173913043" calcext:value-type="float">
            <text:p>6571,52</text:p>
          </table:table-cell>
          <table:table-cell office:value-type="float" office:value="403" calcext:value-type="float">
            <text:p>403</text:p>
          </table:table-cell>
          <table:table-cell office:value-type="float" office:value="165882" calcext:value-type="float">
            <text:p>165882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7212.26086956521" calcext:value-type="float">
            <text:p>7212,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0" calcext:value-type="float">
            <text:p>390</text:p>
          </table:table-cell>
          <table:table-cell office:value-type="float" office:value="151535" calcext:value-type="float">
            <text:p>151535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6588.47826086956" calcext:value-type="float">
            <text:p>6588,48</text:p>
          </table:table-cell>
          <table:table-cell office:value-type="float" office:value="406" calcext:value-type="float">
            <text:p>406</text:p>
          </table:table-cell>
          <table:table-cell office:value-type="float" office:value="166288" calcext:value-type="float">
            <text:p>16628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7229.91304347826" calcext:value-type="float">
            <text:p>7229,9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5" calcext:value-type="float">
            <text:p>395</text:p>
          </table:table-cell>
          <table:table-cell office:value-type="float" office:value="151930" calcext:value-type="float">
            <text:p>151930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6605.65217391304" calcext:value-type="float">
            <text:p>6605,65</text:p>
          </table:table-cell>
          <table:table-cell office:value-type="float" office:value="406" calcext:value-type="float">
            <text:p>406</text:p>
          </table:table-cell>
          <table:table-cell office:value-type="float" office:value="166694" calcext:value-type="float">
            <text:p>166694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7247.5652173913" calcext:value-type="float">
            <text:p>7247,5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92" calcext:value-type="float">
            <text:p>392</text:p>
          </table:table-cell>
          <table:table-cell office:value-type="float" office:value="152322" calcext:value-type="float">
            <text:p>15232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622.69565217391" calcext:value-type="float">
            <text:p>6622,70</text:p>
          </table:table-cell>
          <table:table-cell office:value-type="float" office:value="467" calcext:value-type="float">
            <text:p>467</text:p>
          </table:table-cell>
          <table:table-cell office:value-type="float" office:value="167161" calcext:value-type="float">
            <text:p>167161</text:p>
          </table:table-cell>
          <table:table-cell office:value-type="float" office:value="20.304347826087" calcext:value-type="float">
            <text:p>20,30</text:p>
          </table:table-cell>
          <table:table-cell office:value-type="float" office:value="7267.86956521739" calcext:value-type="float">
            <text:p>7267,8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152758" calcext:value-type="float">
            <text:p>152758</text:p>
          </table:table-cell>
          <table:table-cell office:value-type="float" office:value="18.9565217391304" calcext:value-type="float">
            <text:p>18,96</text:p>
          </table:table-cell>
          <table:table-cell office:value-type="float" office:value="6641.65217391304" calcext:value-type="float">
            <text:p>6641,65</text:p>
          </table:table-cell>
          <table:table-cell office:value-type="float" office:value="419" calcext:value-type="float">
            <text:p>419</text:p>
          </table:table-cell>
          <table:table-cell office:value-type="float" office:value="167580" calcext:value-type="float">
            <text:p>167580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7286.08695652174" calcext:value-type="float">
            <text:p>7286,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90" calcext:value-type="float">
            <text:p>390</text:p>
          </table:table-cell>
          <table:table-cell office:value-type="float" office:value="153148" calcext:value-type="float">
            <text:p>153148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6658.60869565217" calcext:value-type="float">
            <text:p>6658,61</text:p>
          </table:table-cell>
          <table:table-cell office:value-type="float" office:value="416" calcext:value-type="float">
            <text:p>416</text:p>
          </table:table-cell>
          <table:table-cell office:value-type="float" office:value="167996" calcext:value-type="float">
            <text:p>16799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7304.17391304347" calcext:value-type="float">
            <text:p>7304,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89" calcext:value-type="float">
            <text:p>389</text:p>
          </table:table-cell>
          <table:table-cell office:value-type="float" office:value="153537" calcext:value-type="float">
            <text:p>15353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675.52173913043" calcext:value-type="float">
            <text:p>6675,52</text:p>
          </table:table-cell>
          <table:table-cell office:value-type="float" office:value="420" calcext:value-type="float">
            <text:p>420</text:p>
          </table:table-cell>
          <table:table-cell office:value-type="float" office:value="168416" calcext:value-type="float">
            <text:p>168416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7322.43478260869" calcext:value-type="float">
            <text:p>7322,4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00" calcext:value-type="float">
            <text:p>400</text:p>
          </table:table-cell>
          <table:table-cell office:value-type="float" office:value="153937" calcext:value-type="float">
            <text:p>153937</text:p>
          </table:table-cell>
          <table:table-cell office:value-type="float" office:value="17.3913043478261" calcext:value-type="float">
            <text:p>17,39</text:p>
          </table:table-cell>
          <table:table-cell office:value-type="float" office:value="6692.91304347826" calcext:value-type="float">
            <text:p>6692,91</text:p>
          </table:table-cell>
          <table:table-cell office:value-type="float" office:value="419" calcext:value-type="float">
            <text:p>419</text:p>
          </table:table-cell>
          <table:table-cell office:value-type="float" office:value="168835" calcext:value-type="float">
            <text:p>168835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7340.65217391304" calcext:value-type="float">
            <text:p>7340,6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86" calcext:value-type="float">
            <text:p>386</text:p>
          </table:table-cell>
          <table:table-cell office:value-type="float" office:value="154323" calcext:value-type="float">
            <text:p>154323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6709.69565217391" calcext:value-type="float">
            <text:p>6709,70</text:p>
          </table:table-cell>
          <table:table-cell office:value-type="float" office:value="418" calcext:value-type="float">
            <text:p>418</text:p>
          </table:table-cell>
          <table:table-cell office:value-type="float" office:value="169253" calcext:value-type="float">
            <text:p>169253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7358.82608695652" calcext:value-type="float">
            <text:p>7358,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9" calcext:value-type="float">
            <text:p>389</text:p>
          </table:table-cell>
          <table:table-cell office:value-type="float" office:value="154712" calcext:value-type="float">
            <text:p>15471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726.60869565217" calcext:value-type="float">
            <text:p>6726,61</text:p>
          </table:table-cell>
          <table:table-cell office:value-type="float" office:value="409" calcext:value-type="float">
            <text:p>409</text:p>
          </table:table-cell>
          <table:table-cell office:value-type="float" office:value="169662" calcext:value-type="float">
            <text:p>16966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7376.60869565217" calcext:value-type="float">
            <text:p>7376,6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3" calcext:value-type="float">
            <text:p>393</text:p>
          </table:table-cell>
          <table:table-cell office:value-type="float" office:value="155105" calcext:value-type="float">
            <text:p>155105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6743.69565217391" calcext:value-type="float">
            <text:p>6743,70</text:p>
          </table:table-cell>
          <table:table-cell office:value-type="float" office:value="416" calcext:value-type="float">
            <text:p>416</text:p>
          </table:table-cell>
          <table:table-cell office:value-type="float" office:value="170078" calcext:value-type="float">
            <text:p>170078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7394.69565217391" calcext:value-type="float">
            <text:p>7394,7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96" calcext:value-type="float">
            <text:p>396</text:p>
          </table:table-cell>
          <table:table-cell office:value-type="float" office:value="155501" calcext:value-type="float">
            <text:p>155501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6760.91304347826" calcext:value-type="float">
            <text:p>6760,91</text:p>
          </table:table-cell>
          <table:table-cell office:value-type="float" office:value="410" calcext:value-type="float">
            <text:p>410</text:p>
          </table:table-cell>
          <table:table-cell office:value-type="float" office:value="170488" calcext:value-type="float">
            <text:p>17048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7412.52173913043" calcext:value-type="float">
            <text:p>7412,5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155889" calcext:value-type="float">
            <text:p>155889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6777.78260869565" calcext:value-type="float">
            <text:p>6777,78</text:p>
          </table:table-cell>
          <table:table-cell office:value-type="float" office:value="412" calcext:value-type="float">
            <text:p>412</text:p>
          </table:table-cell>
          <table:table-cell office:value-type="float" office:value="170900" calcext:value-type="float">
            <text:p>17090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430.43478260869" calcext:value-type="float">
            <text:p>7430,4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88" calcext:value-type="float">
            <text:p>388</text:p>
          </table:table-cell>
          <table:table-cell office:value-type="float" office:value="156277" calcext:value-type="float">
            <text:p>156277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6794.65217391304" calcext:value-type="float">
            <text:p>6794,65</text:p>
          </table:table-cell>
          <table:table-cell office:value-type="float" office:value="381" calcext:value-type="float">
            <text:p>381</text:p>
          </table:table-cell>
          <table:table-cell office:value-type="float" office:value="171281" calcext:value-type="float">
            <text:p>171281</text:p>
          </table:table-cell>
          <table:table-cell office:value-type="float" office:value="16.5652173913043" calcext:value-type="float">
            <text:p>16,57</text:p>
          </table:table-cell>
          <table:table-cell office:value-type="float" office:value="7447" calcext:value-type="float">
            <text:p>7447,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65" calcext:value-type="float">
            <text:p>365</text:p>
          </table:table-cell>
          <table:table-cell office:value-type="float" office:value="156642" calcext:value-type="float">
            <text:p>156642</text:p>
          </table:table-cell>
          <table:table-cell office:value-type="float" office:value="15.8695652173913" calcext:value-type="float">
            <text:p>15,87</text:p>
          </table:table-cell>
          <table:table-cell office:value-type="float" office:value="6810.52173913043" calcext:value-type="float">
            <text:p>6810,52</text:p>
          </table:table-cell>
          <table:table-cell office:value-type="float" office:value="407" calcext:value-type="float">
            <text:p>407</text:p>
          </table:table-cell>
          <table:table-cell office:value-type="float" office:value="171688" calcext:value-type="float">
            <text:p>171688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7464.69565217391" calcext:value-type="float">
            <text:p>7464,7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157031" calcext:value-type="float">
            <text:p>157031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827.43478260869" calcext:value-type="float">
            <text:p>6827,43</text:p>
          </table:table-cell>
          <table:table-cell office:value-type="float" office:value="395" calcext:value-type="float">
            <text:p>395</text:p>
          </table:table-cell>
          <table:table-cell office:value-type="float" office:value="172083" calcext:value-type="float">
            <text:p>172083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481.86956521739" calcext:value-type="float">
            <text:p>7481,8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67" calcext:value-type="float">
            <text:p>367</text:p>
          </table:table-cell>
          <table:table-cell office:value-type="float" office:value="157398" calcext:value-type="float">
            <text:p>157398</text:p>
          </table:table-cell>
          <table:table-cell office:value-type="float" office:value="15.9565217391304" calcext:value-type="float">
            <text:p>15,96</text:p>
          </table:table-cell>
          <table:table-cell office:value-type="float" office:value="6843.39130434782" calcext:value-type="float">
            <text:p>6843,39</text:p>
          </table:table-cell>
          <table:table-cell office:value-type="float" office:value="392" calcext:value-type="float">
            <text:p>392</text:p>
          </table:table-cell>
          <table:table-cell office:value-type="float" office:value="172475" calcext:value-type="float">
            <text:p>17247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7498.91304347826" calcext:value-type="float">
            <text:p>7498,9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157790" calcext:value-type="float">
            <text:p>157790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860.43478260869" calcext:value-type="float">
            <text:p>6860,43</text:p>
          </table:table-cell>
          <table:table-cell office:value-type="float" office:value="418" calcext:value-type="float">
            <text:p>418</text:p>
          </table:table-cell>
          <table:table-cell office:value-type="float" office:value="172893" calcext:value-type="float">
            <text:p>172893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7517.08695652173" calcext:value-type="float">
            <text:p>7517,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9" calcext:value-type="float">
            <text:p>389</text:p>
          </table:table-cell>
          <table:table-cell office:value-type="float" office:value="158179" calcext:value-type="float">
            <text:p>158179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6877.34782608695" calcext:value-type="float">
            <text:p>6877,35</text:p>
          </table:table-cell>
          <table:table-cell office:value-type="float" office:value="387" calcext:value-type="float">
            <text:p>387</text:p>
          </table:table-cell>
          <table:table-cell office:value-type="float" office:value="173280" calcext:value-type="float">
            <text:p>17328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7533.91304347826" calcext:value-type="float">
            <text:p>7533,9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4" calcext:value-type="float">
            <text:p>364</text:p>
          </table:table-cell>
          <table:table-cell office:value-type="float" office:value="158543" calcext:value-type="float">
            <text:p>158543</text:p>
          </table:table-cell>
          <table:table-cell office:value-type="float" office:value="15.8260869565217" calcext:value-type="float">
            <text:p>15,83</text:p>
          </table:table-cell>
          <table:table-cell office:value-type="float" office:value="6893.17391304348" calcext:value-type="float">
            <text:p>6893,17</text:p>
          </table:table-cell>
          <table:table-cell office:value-type="float" office:value="413" calcext:value-type="float">
            <text:p>413</text:p>
          </table:table-cell>
          <table:table-cell office:value-type="float" office:value="173693" calcext:value-type="float">
            <text:p>173693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7551.86956521739" calcext:value-type="float">
            <text:p>7551,8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3" calcext:value-type="float">
            <text:p>383</text:p>
          </table:table-cell>
          <table:table-cell office:value-type="float" office:value="158926" calcext:value-type="float">
            <text:p>158926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6909.82608695652" calcext:value-type="float">
            <text:p>6909,83</text:p>
          </table:table-cell>
          <table:table-cell office:value-type="float" office:value="379" calcext:value-type="float">
            <text:p>379</text:p>
          </table:table-cell>
          <table:table-cell office:value-type="float" office:value="174072" calcext:value-type="float">
            <text:p>174072</text:p>
          </table:table-cell>
          <table:table-cell office:value-type="float" office:value="16.4782608695652" calcext:value-type="float">
            <text:p>16,48</text:p>
          </table:table-cell>
          <table:table-cell office:value-type="float" office:value="7568.34782608695" calcext:value-type="float">
            <text:p>7568,3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69" calcext:value-type="float">
            <text:p>369</text:p>
          </table:table-cell>
          <table:table-cell office:value-type="float" office:value="159295" calcext:value-type="float">
            <text:p>159295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6925.86956521739" calcext:value-type="float">
            <text:p>6925,87</text:p>
          </table:table-cell>
          <table:table-cell office:value-type="float" office:value="414" calcext:value-type="float">
            <text:p>414</text:p>
          </table:table-cell>
          <table:table-cell office:value-type="float" office:value="174486" calcext:value-type="float">
            <text:p>174486</text:p>
          </table:table-cell>
          <table:table-cell office:value-type="float" office:value="18" calcext:value-type="float">
            <text:p>18,00</text:p>
          </table:table-cell>
          <table:table-cell office:value-type="float" office:value="7586.34782608695" calcext:value-type="float">
            <text:p>7586,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159687" calcext:value-type="float">
            <text:p>15968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942.91304347826" calcext:value-type="float">
            <text:p>6942,91</text:p>
          </table:table-cell>
          <table:table-cell office:value-type="float" office:value="413" calcext:value-type="float">
            <text:p>413</text:p>
          </table:table-cell>
          <table:table-cell office:value-type="float" office:value="174899" calcext:value-type="float">
            <text:p>17489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7604.30434782608" calcext:value-type="float">
            <text:p>7604,3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92" calcext:value-type="float">
            <text:p>392</text:p>
          </table:table-cell>
          <table:table-cell office:value-type="float" office:value="160079" calcext:value-type="float">
            <text:p>160079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6959.95652173913" calcext:value-type="float">
            <text:p>6959,96</text:p>
          </table:table-cell>
          <table:table-cell office:value-type="float" office:value="413" calcext:value-type="float">
            <text:p>413</text:p>
          </table:table-cell>
          <table:table-cell office:value-type="float" office:value="175312" calcext:value-type="float">
            <text:p>17531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7622.26086956521" calcext:value-type="float">
            <text:p>7622,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94" calcext:value-type="float">
            <text:p>394</text:p>
          </table:table-cell>
          <table:table-cell office:value-type="float" office:value="160473" calcext:value-type="float">
            <text:p>160473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6977.08695652174" calcext:value-type="float">
            <text:p>6977,09</text:p>
          </table:table-cell>
          <table:table-cell office:value-type="float" office:value="411" calcext:value-type="float">
            <text:p>411</text:p>
          </table:table-cell>
          <table:table-cell office:value-type="float" office:value="175723" calcext:value-type="float">
            <text:p>17572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7640.1304347826" calcext:value-type="float">
            <text:p>7640,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87" calcext:value-type="float">
            <text:p>387</text:p>
          </table:table-cell>
          <table:table-cell office:value-type="float" office:value="160860" calcext:value-type="float">
            <text:p>16086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6993.91304347826" calcext:value-type="float">
            <text:p>6993,91</text:p>
          </table:table-cell>
          <table:table-cell office:value-type="float" office:value="417" calcext:value-type="float">
            <text:p>417</text:p>
          </table:table-cell>
          <table:table-cell office:value-type="float" office:value="176140" calcext:value-type="float">
            <text:p>176140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7658.26086956521" calcext:value-type="float">
            <text:p>7658,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161253" calcext:value-type="float">
            <text:p>16125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011" calcext:value-type="float">
            <text:p>7011,00</text:p>
          </table:table-cell>
          <table:table-cell office:value-type="float" office:value="416" calcext:value-type="float">
            <text:p>416</text:p>
          </table:table-cell>
          <table:table-cell office:value-type="float" office:value="176556" calcext:value-type="float">
            <text:p>17655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7676.34782608695" calcext:value-type="float">
            <text:p>7676,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88" calcext:value-type="float">
            <text:p>388</text:p>
          </table:table-cell>
          <table:table-cell office:value-type="float" office:value="161641" calcext:value-type="float">
            <text:p>16164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7027.86956521739" calcext:value-type="float">
            <text:p>7027,87</text:p>
          </table:table-cell>
          <table:table-cell office:value-type="float" office:value="414" calcext:value-type="float">
            <text:p>414</text:p>
          </table:table-cell>
          <table:table-cell office:value-type="float" office:value="176970" calcext:value-type="float">
            <text:p>176970</text:p>
          </table:table-cell>
          <table:table-cell office:value-type="float" office:value="18" calcext:value-type="float">
            <text:p>18,00</text:p>
          </table:table-cell>
          <table:table-cell office:value-type="float" office:value="7694.34782608695" calcext:value-type="float">
            <text:p>7694,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8" calcext:value-type="float">
            <text:p>388</text:p>
          </table:table-cell>
          <table:table-cell office:value-type="float" office:value="162029" calcext:value-type="float">
            <text:p>162029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7044.73913043478" calcext:value-type="float">
            <text:p>7044,74</text:p>
          </table:table-cell>
          <table:table-cell office:value-type="float" office:value="397" calcext:value-type="float">
            <text:p>397</text:p>
          </table:table-cell>
          <table:table-cell office:value-type="float" office:value="177367" calcext:value-type="float">
            <text:p>177367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7711.60869565217" calcext:value-type="float">
            <text:p>7711,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9" calcext:value-type="float">
            <text:p>369</text:p>
          </table:table-cell>
          <table:table-cell office:value-type="float" office:value="162398" calcext:value-type="float">
            <text:p>162398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7060.78260869565" calcext:value-type="float">
            <text:p>7060,78</text:p>
          </table:table-cell>
          <table:table-cell office:value-type="float" office:value="445" calcext:value-type="float">
            <text:p>445</text:p>
          </table:table-cell>
          <table:table-cell office:value-type="float" office:value="177812" calcext:value-type="float">
            <text:p>177812</text:p>
          </table:table-cell>
          <table:table-cell office:value-type="float" office:value="19.3478260869565" calcext:value-type="float">
            <text:p>19,35</text:p>
          </table:table-cell>
          <table:table-cell office:value-type="float" office:value="7730.95652173912" calcext:value-type="float">
            <text:p>7730,9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8" calcext:value-type="float">
            <text:p>418</text:p>
          </table:table-cell>
          <table:table-cell office:value-type="float" office:value="162816" calcext:value-type="float">
            <text:p>162816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7078.95652173913" calcext:value-type="float">
            <text:p>7078,96</text:p>
          </table:table-cell>
          <table:table-cell office:value-type="float" office:value="416" calcext:value-type="float">
            <text:p>416</text:p>
          </table:table-cell>
          <table:table-cell office:value-type="float" office:value="178228" calcext:value-type="float">
            <text:p>178228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7749.04347826086" calcext:value-type="float">
            <text:p>7749,0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87" calcext:value-type="float">
            <text:p>387</text:p>
          </table:table-cell>
          <table:table-cell office:value-type="float" office:value="163203" calcext:value-type="float">
            <text:p>16320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7095.78260869565" calcext:value-type="float">
            <text:p>7095,78</text:p>
          </table:table-cell>
          <table:table-cell office:value-type="float" office:value="498" calcext:value-type="float">
            <text:p>498</text:p>
          </table:table-cell>
          <table:table-cell office:value-type="float" office:value="178726" calcext:value-type="float">
            <text:p>178726</text:p>
          </table:table-cell>
          <table:table-cell office:value-type="float" office:value="21.6521739130435" calcext:value-type="float">
            <text:p>21,65</text:p>
          </table:table-cell>
          <table:table-cell office:value-type="float" office:value="7770.69565217391" calcext:value-type="float">
            <text:p>7770,7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office:value-type="float" office:value="163673" calcext:value-type="float">
            <text:p>163673</text:p>
          </table:table-cell>
          <table:table-cell office:value-type="float" office:value="20.4347826086957" calcext:value-type="float">
            <text:p>20,43</text:p>
          </table:table-cell>
          <table:table-cell office:value-type="float" office:value="7116.21739130435" calcext:value-type="float">
            <text:p>7116,22</text:p>
          </table:table-cell>
          <table:table-cell office:value-type="float" office:value="412" calcext:value-type="float">
            <text:p>412</text:p>
          </table:table-cell>
          <table:table-cell office:value-type="float" office:value="179138" calcext:value-type="float">
            <text:p>179138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788.60869565217" calcext:value-type="float">
            <text:p>7788,6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164069" calcext:value-type="float">
            <text:p>164069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7133.43478260869" calcext:value-type="float">
            <text:p>7133,43</text:p>
          </table:table-cell>
          <table:table-cell office:value-type="float" office:value="412" calcext:value-type="float">
            <text:p>412</text:p>
          </table:table-cell>
          <table:table-cell office:value-type="float" office:value="179550" calcext:value-type="float">
            <text:p>17955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7806.52173913043" calcext:value-type="float">
            <text:p>7806,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1" calcext:value-type="float">
            <text:p>391</text:p>
          </table:table-cell>
          <table:table-cell office:value-type="float" office:value="164460" calcext:value-type="float">
            <text:p>164460</text:p>
          </table:table-cell>
          <table:table-cell office:value-type="float" office:value="17" calcext:value-type="float">
            <text:p>17,00</text:p>
          </table:table-cell>
          <table:table-cell office:value-type="float" office:value="7150.43478260869" calcext:value-type="float">
            <text:p>7150,43</text:p>
          </table:table-cell>
          <table:table-cell office:value-type="float" office:value="414" calcext:value-type="float">
            <text:p>414</text:p>
          </table:table-cell>
          <table:table-cell office:value-type="float" office:value="179964" calcext:value-type="float">
            <text:p>179964</text:p>
          </table:table-cell>
          <table:table-cell office:value-type="float" office:value="18" calcext:value-type="float">
            <text:p>18,00</text:p>
          </table:table-cell>
          <table:table-cell office:value-type="float" office:value="7824.52173913043" calcext:value-type="float">
            <text:p>7824,5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85" calcext:value-type="float">
            <text:p>385</text:p>
          </table:table-cell>
          <table:table-cell office:value-type="float" office:value="164845" calcext:value-type="float">
            <text:p>16484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7167.17391304348" calcext:value-type="float">
            <text:p>7167,17</text:p>
          </table:table-cell>
          <table:table-cell office:value-type="float" office:value="411" calcext:value-type="float">
            <text:p>411</text:p>
          </table:table-cell>
          <table:table-cell office:value-type="float" office:value="180375" calcext:value-type="float">
            <text:p>18037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7842.39130434782" calcext:value-type="float">
            <text:p>7842,3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1" calcext:value-type="float">
            <text:p>391</text:p>
          </table:table-cell>
          <table:table-cell office:value-type="float" office:value="165236" calcext:value-type="float">
            <text:p>165236</text:p>
          </table:table-cell>
          <table:table-cell office:value-type="float" office:value="17" calcext:value-type="float">
            <text:p>17,00</text:p>
          </table:table-cell>
          <table:table-cell office:value-type="float" office:value="7184.17391304348" calcext:value-type="float">
            <text:p>7184,17</text:p>
          </table:table-cell>
          <table:table-cell office:value-type="float" office:value="308" calcext:value-type="float">
            <text:p>308</text:p>
          </table:table-cell>
          <table:table-cell office:value-type="float" office:value="180683" calcext:value-type="float">
            <text:p>180683</text:p>
          </table:table-cell>
          <table:table-cell office:value-type="float" office:value="13.3913043478261" calcext:value-type="float">
            <text:p>13,39</text:p>
          </table:table-cell>
          <table:table-cell office:value-type="float" office:value="7855.78260869564" calcext:value-type="float">
            <text:p>7855,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4" calcext:value-type="float">
            <text:p>254</text:p>
          </table:table-cell>
          <table:table-cell office:value-type="float" office:value="165490" calcext:value-type="float">
            <text:p>165490</text:p>
          </table:table-cell>
          <table:table-cell office:value-type="float" office:value="11.0434782608696" calcext:value-type="float">
            <text:p>11,04</text:p>
          </table:table-cell>
          <table:table-cell office:value-type="float" office:value="7195.21739130435" calcext:value-type="float">
            <text:p>7195,22</text:p>
          </table:table-cell>
          <table:table-cell office:value-type="float" office:value="408" calcext:value-type="float">
            <text:p>408</text:p>
          </table:table-cell>
          <table:table-cell office:value-type="float" office:value="181091" calcext:value-type="float">
            <text:p>18109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7873.52173913043" calcext:value-type="float">
            <text:p>7873,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88" calcext:value-type="float">
            <text:p>388</text:p>
          </table:table-cell>
          <table:table-cell office:value-type="float" office:value="165878" calcext:value-type="float">
            <text:p>16587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7212.08695652174" calcext:value-type="float">
            <text:p>7212,09</text:p>
          </table:table-cell>
          <table:table-cell office:value-type="float" office:value="411" calcext:value-type="float">
            <text:p>411</text:p>
          </table:table-cell>
          <table:table-cell office:value-type="float" office:value="181502" calcext:value-type="float">
            <text:p>18150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7891.39130434782" calcext:value-type="float">
            <text:p>7891,3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87" calcext:value-type="float">
            <text:p>387</text:p>
          </table:table-cell>
          <table:table-cell office:value-type="float" office:value="166265" calcext:value-type="float">
            <text:p>16626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7228.91304347826" calcext:value-type="float">
            <text:p>7228,91</text:p>
          </table:table-cell>
          <table:table-cell office:value-type="float" office:value="410" calcext:value-type="float">
            <text:p>410</text:p>
          </table:table-cell>
          <table:table-cell office:value-type="float" office:value="181912" calcext:value-type="float">
            <text:p>18191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7909.21739130434" calcext:value-type="float">
            <text:p>7909,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88" calcext:value-type="float">
            <text:p>388</text:p>
          </table:table-cell>
          <table:table-cell office:value-type="float" office:value="166653" calcext:value-type="float">
            <text:p>166653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7245.78260869565" calcext:value-type="float">
            <text:p>7245,78</text:p>
          </table:table-cell>
          <table:table-cell office:value-type="float" office:value="411" calcext:value-type="float">
            <text:p>411</text:p>
          </table:table-cell>
          <table:table-cell office:value-type="float" office:value="182323" calcext:value-type="float">
            <text:p>18232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7927.08695652173" calcext:value-type="float">
            <text:p>7927,0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4" calcext:value-type="float">
            <text:p>394</text:p>
          </table:table-cell>
          <table:table-cell office:value-type="float" office:value="167047" calcext:value-type="float">
            <text:p>167047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7262.91304347826" calcext:value-type="float">
            <text:p>7262,91</text:p>
          </table:table-cell>
          <table:table-cell office:value-type="float" office:value="414" calcext:value-type="float">
            <text:p>414</text:p>
          </table:table-cell>
          <table:table-cell office:value-type="float" office:value="182737" calcext:value-type="float">
            <text:p>182737</text:p>
          </table:table-cell>
          <table:table-cell office:value-type="float" office:value="18" calcext:value-type="float">
            <text:p>18,00</text:p>
          </table:table-cell>
          <table:table-cell office:value-type="float" office:value="7945.08695652173" calcext:value-type="float">
            <text:p>7945,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90" calcext:value-type="float">
            <text:p>390</text:p>
          </table:table-cell>
          <table:table-cell office:value-type="float" office:value="167437" calcext:value-type="float">
            <text:p>16743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7279.86956521739" calcext:value-type="float">
            <text:p>7279,87</text:p>
          </table:table-cell>
          <table:table-cell office:value-type="float" office:value="410" calcext:value-type="float">
            <text:p>410</text:p>
          </table:table-cell>
          <table:table-cell office:value-type="float" office:value="183147" calcext:value-type="float">
            <text:p>18314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7962.91304347825" calcext:value-type="float">
            <text:p>7962,9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float" office:value="167828" calcext:value-type="float">
            <text:p>167828</text:p>
          </table:table-cell>
          <table:table-cell office:value-type="float" office:value="17" calcext:value-type="float">
            <text:p>17,00</text:p>
          </table:table-cell>
          <table:table-cell office:value-type="float" office:value="7296.86956521739" calcext:value-type="float">
            <text:p>7296,87</text:p>
          </table:table-cell>
          <table:table-cell office:value-type="float" office:value="411" calcext:value-type="float">
            <text:p>411</text:p>
          </table:table-cell>
          <table:table-cell office:value-type="float" office:value="183558" calcext:value-type="float">
            <text:p>18355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7980.78260869564" calcext:value-type="float">
            <text:p>7980,7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5" calcext:value-type="float">
            <text:p>395</text:p>
          </table:table-cell>
          <table:table-cell office:value-type="float" office:value="168223" calcext:value-type="float">
            <text:p>168223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314.04347826087" calcext:value-type="float">
            <text:p>7314,04</text:p>
          </table:table-cell>
          <table:table-cell office:value-type="float" office:value="414" calcext:value-type="float">
            <text:p>414</text:p>
          </table:table-cell>
          <table:table-cell office:value-type="float" office:value="183972" calcext:value-type="float">
            <text:p>183972</text:p>
          </table:table-cell>
          <table:table-cell office:value-type="float" office:value="18" calcext:value-type="float">
            <text:p>18,00</text:p>
          </table:table-cell>
          <table:table-cell office:value-type="float" office:value="7998.78260869564" calcext:value-type="float">
            <text:p>7998,7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3" calcext:value-type="float">
            <text:p>393</text:p>
          </table:table-cell>
          <table:table-cell office:value-type="float" office:value="168616" calcext:value-type="float">
            <text:p>168616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331.13043478261" calcext:value-type="float">
            <text:p>7331,13</text:p>
          </table:table-cell>
          <table:table-cell office:value-type="float" office:value="409" calcext:value-type="float">
            <text:p>409</text:p>
          </table:table-cell>
          <table:table-cell office:value-type="float" office:value="184381" calcext:value-type="float">
            <text:p>184381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8016.5652173913" calcext:value-type="float">
            <text:p>8016,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86" calcext:value-type="float">
            <text:p>386</text:p>
          </table:table-cell>
          <table:table-cell office:value-type="float" office:value="169002" calcext:value-type="float">
            <text:p>16900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7347.91304347826" calcext:value-type="float">
            <text:p>7347,91</text:p>
          </table:table-cell>
          <table:table-cell office:value-type="float" office:value="419" calcext:value-type="float">
            <text:p>419</text:p>
          </table:table-cell>
          <table:table-cell office:value-type="float" office:value="184800" calcext:value-type="float">
            <text:p>184800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8034.78260869565" calcext:value-type="float">
            <text:p>8034,7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97" calcext:value-type="float">
            <text:p>397</text:p>
          </table:table-cell>
          <table:table-cell office:value-type="float" office:value="169399" calcext:value-type="float">
            <text:p>169399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7365.17391304348" calcext:value-type="float">
            <text:p>7365,17</text:p>
          </table:table-cell>
          <table:table-cell office:value-type="float" office:value="409" calcext:value-type="float">
            <text:p>409</text:p>
          </table:table-cell>
          <table:table-cell office:value-type="float" office:value="185209" calcext:value-type="float">
            <text:p>185209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8052.5652173913" calcext:value-type="float">
            <text:p>8052,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93" calcext:value-type="float">
            <text:p>393</text:p>
          </table:table-cell>
          <table:table-cell office:value-type="float" office:value="169792" calcext:value-type="float">
            <text:p>169792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382.26086956522" calcext:value-type="float">
            <text:p>7382,26</text:p>
          </table:table-cell>
          <table:table-cell office:value-type="float" office:value="405" calcext:value-type="float">
            <text:p>405</text:p>
          </table:table-cell>
          <table:table-cell office:value-type="float" office:value="185614" calcext:value-type="float">
            <text:p>185614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8070.17391304347" calcext:value-type="float">
            <text:p>8070,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6" calcext:value-type="float">
            <text:p>386</text:p>
          </table:table-cell>
          <table:table-cell office:value-type="float" office:value="170178" calcext:value-type="float">
            <text:p>170178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7399.04347826087" calcext:value-type="float">
            <text:p>7399,04</text:p>
          </table:table-cell>
          <table:table-cell office:value-type="float" office:value="410" calcext:value-type="float">
            <text:p>410</text:p>
          </table:table-cell>
          <table:table-cell office:value-type="float" office:value="186024" calcext:value-type="float">
            <text:p>186024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8087.99999999999" calcext:value-type="float">
            <text:p>8088,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1" calcext:value-type="float">
            <text:p>391</text:p>
          </table:table-cell>
          <table:table-cell office:value-type="float" office:value="170569" calcext:value-type="float">
            <text:p>170569</text:p>
          </table:table-cell>
          <table:table-cell office:value-type="float" office:value="17" calcext:value-type="float">
            <text:p>17,00</text:p>
          </table:table-cell>
          <table:table-cell office:value-type="float" office:value="7416.04347826087" calcext:value-type="float">
            <text:p>7416,04</text:p>
          </table:table-cell>
          <table:table-cell office:value-type="float" office:value="408" calcext:value-type="float">
            <text:p>408</text:p>
          </table:table-cell>
          <table:table-cell office:value-type="float" office:value="186432" calcext:value-type="float">
            <text:p>186432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8105.73913043478" calcext:value-type="float">
            <text:p>8105,7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89" calcext:value-type="float">
            <text:p>389</text:p>
          </table:table-cell>
          <table:table-cell office:value-type="float" office:value="170958" calcext:value-type="float">
            <text:p>17095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7432.95652173913" calcext:value-type="float">
            <text:p>7432,96</text:p>
          </table:table-cell>
          <table:table-cell office:value-type="float" office:value="412" calcext:value-type="float">
            <text:p>412</text:p>
          </table:table-cell>
          <table:table-cell office:value-type="float" office:value="186844" calcext:value-type="float">
            <text:p>18684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123.65217391304" calcext:value-type="float">
            <text:p>8123,6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3" calcext:value-type="float">
            <text:p>383</text:p>
          </table:table-cell>
          <table:table-cell office:value-type="float" office:value="171341" calcext:value-type="float">
            <text:p>171341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7449.60869565217" calcext:value-type="float">
            <text:p>7449,61</text:p>
          </table:table-cell>
          <table:table-cell office:value-type="float" office:value="415" calcext:value-type="float">
            <text:p>415</text:p>
          </table:table-cell>
          <table:table-cell office:value-type="float" office:value="187259" calcext:value-type="float">
            <text:p>187259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8141.69565217391" calcext:value-type="float">
            <text:p>8141,7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5" calcext:value-type="float">
            <text:p>395</text:p>
          </table:table-cell>
          <table:table-cell office:value-type="float" office:value="171736" calcext:value-type="float">
            <text:p>171736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466.78260869565" calcext:value-type="float">
            <text:p>7466,78</text:p>
          </table:table-cell>
          <table:table-cell office:value-type="float" office:value="421" calcext:value-type="float">
            <text:p>421</text:p>
          </table:table-cell>
          <table:table-cell office:value-type="float" office:value="187680" calcext:value-type="float">
            <text:p>187680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8159.99999999999" calcext:value-type="float">
            <text:p>8160,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6" calcext:value-type="float">
            <text:p>386</text:p>
          </table:table-cell>
          <table:table-cell office:value-type="float" office:value="172122" calcext:value-type="float">
            <text:p>17212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7483.5652173913" calcext:value-type="float">
            <text:p>7483,57</text:p>
          </table:table-cell>
          <table:table-cell office:value-type="float" office:value="440" calcext:value-type="float">
            <text:p>440</text:p>
          </table:table-cell>
          <table:table-cell office:value-type="float" office:value="188120" calcext:value-type="float">
            <text:p>188120</text:p>
          </table:table-cell>
          <table:table-cell office:value-type="float" office:value="19.1304347826087" calcext:value-type="float">
            <text:p>19,13</text:p>
          </table:table-cell>
          <table:table-cell office:value-type="float" office:value="8179.1304347826" calcext:value-type="float">
            <text:p>8179,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3" calcext:value-type="float">
            <text:p>393</text:p>
          </table:table-cell>
          <table:table-cell office:value-type="float" office:value="172515" calcext:value-type="float">
            <text:p>172515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500.65217391304" calcext:value-type="float">
            <text:p>7500,65</text:p>
          </table:table-cell>
          <table:table-cell office:value-type="float" office:value="438" calcext:value-type="float">
            <text:p>438</text:p>
          </table:table-cell>
          <table:table-cell office:value-type="float" office:value="188558" calcext:value-type="float">
            <text:p>188558</text:p>
          </table:table-cell>
          <table:table-cell office:value-type="float" office:value="19.0434782608696" calcext:value-type="float">
            <text:p>19,04</text:p>
          </table:table-cell>
          <table:table-cell office:value-type="float" office:value="8198.17391304347" calcext:value-type="float">
            <text:p>8198,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92" calcext:value-type="float">
            <text:p>392</text:p>
          </table:table-cell>
          <table:table-cell office:value-type="float" office:value="172907" calcext:value-type="float">
            <text:p>17290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7517.69565217391" calcext:value-type="float">
            <text:p>7517,70</text:p>
          </table:table-cell>
          <table:table-cell office:value-type="float" office:value="416" calcext:value-type="float">
            <text:p>416</text:p>
          </table:table-cell>
          <table:table-cell office:value-type="float" office:value="188974" calcext:value-type="float">
            <text:p>188974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8216.26086956521" calcext:value-type="float">
            <text:p>8216,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 office:value-type="float" office:value="173302" calcext:value-type="float">
            <text:p>173302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534.86956521739" calcext:value-type="float">
            <text:p>7534,87</text:p>
          </table:table-cell>
          <table:table-cell office:value-type="float" office:value="413" calcext:value-type="float">
            <text:p>413</text:p>
          </table:table-cell>
          <table:table-cell office:value-type="float" office:value="189387" calcext:value-type="float">
            <text:p>18938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8234.21739130434" calcext:value-type="float">
            <text:p>8234,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5" calcext:value-type="float">
            <text:p>395</text:p>
          </table:table-cell>
          <table:table-cell office:value-type="float" office:value="173697" calcext:value-type="float">
            <text:p>173697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552.04347826087" calcext:value-type="float">
            <text:p>7552,04</text:p>
          </table:table-cell>
          <table:table-cell office:value-type="float" office:value="404" calcext:value-type="float">
            <text:p>404</text:p>
          </table:table-cell>
          <table:table-cell office:value-type="float" office:value="189791" calcext:value-type="float">
            <text:p>189791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8251.78260869565" calcext:value-type="float">
            <text:p>8251,7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3" calcext:value-type="float">
            <text:p>393</text:p>
          </table:table-cell>
          <table:table-cell office:value-type="float" office:value="174090" calcext:value-type="float">
            <text:p>174090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569.13043478261" calcext:value-type="float">
            <text:p>7569,13</text:p>
          </table:table-cell>
          <table:table-cell office:value-type="float" office:value="410" calcext:value-type="float">
            <text:p>410</text:p>
          </table:table-cell>
          <table:table-cell office:value-type="float" office:value="190201" calcext:value-type="float">
            <text:p>19020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8269.60869565217" calcext:value-type="float">
            <text:p>8269,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93" calcext:value-type="float">
            <text:p>393</text:p>
          </table:table-cell>
          <table:table-cell office:value-type="float" office:value="174483" calcext:value-type="float">
            <text:p>17448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586.21739130434" calcext:value-type="float">
            <text:p>7586,22</text:p>
          </table:table-cell>
          <table:table-cell office:value-type="float" office:value="411" calcext:value-type="float">
            <text:p>411</text:p>
          </table:table-cell>
          <table:table-cell office:value-type="float" office:value="190612" calcext:value-type="float">
            <text:p>19061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8287.47826086956" calcext:value-type="float">
            <text:p>8287,4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94" calcext:value-type="float">
            <text:p>394</text:p>
          </table:table-cell>
          <table:table-cell office:value-type="float" office:value="174877" calcext:value-type="float">
            <text:p>174877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7603.34782608695" calcext:value-type="float">
            <text:p>7603,35</text:p>
          </table:table-cell>
          <table:table-cell office:value-type="float" office:value="413" calcext:value-type="float">
            <text:p>413</text:p>
          </table:table-cell>
          <table:table-cell office:value-type="float" office:value="191025" calcext:value-type="float">
            <text:p>19102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8305.43478260869" calcext:value-type="float">
            <text:p>8305,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3" calcext:value-type="float">
            <text:p>393</text:p>
          </table:table-cell>
          <table:table-cell office:value-type="float" office:value="175270" calcext:value-type="float">
            <text:p>175270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620.43478260869" calcext:value-type="float">
            <text:p>7620,43</text:p>
          </table:table-cell>
          <table:table-cell office:value-type="float" office:value="409" calcext:value-type="float">
            <text:p>409</text:p>
          </table:table-cell>
          <table:table-cell office:value-type="float" office:value="191434" calcext:value-type="float">
            <text:p>191434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8323.21739130434" calcext:value-type="float">
            <text:p>8323,2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1" calcext:value-type="float">
            <text:p>391</text:p>
          </table:table-cell>
          <table:table-cell office:value-type="float" office:value="175661" calcext:value-type="float">
            <text:p>175661</text:p>
          </table:table-cell>
          <table:table-cell office:value-type="float" office:value="17" calcext:value-type="float">
            <text:p>17,00</text:p>
          </table:table-cell>
          <table:table-cell office:value-type="float" office:value="7637.43478260869" calcext:value-type="float">
            <text:p>7637,43</text:p>
          </table:table-cell>
          <table:table-cell office:value-type="float" office:value="412" calcext:value-type="float">
            <text:p>412</text:p>
          </table:table-cell>
          <table:table-cell office:value-type="float" office:value="191846" calcext:value-type="float">
            <text:p>19184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341.1304347826" calcext:value-type="float">
            <text:p>8341,1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7" calcext:value-type="float">
            <text:p>387</text:p>
          </table:table-cell>
          <table:table-cell office:value-type="float" office:value="176048" calcext:value-type="float">
            <text:p>176048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7654.26086956521" calcext:value-type="float">
            <text:p>7654,26</text:p>
          </table:table-cell>
          <table:table-cell office:value-type="float" office:value="400" calcext:value-type="float">
            <text:p>400</text:p>
          </table:table-cell>
          <table:table-cell office:value-type="float" office:value="192246" calcext:value-type="float">
            <text:p>192246</text:p>
          </table:table-cell>
          <table:table-cell office:value-type="float" office:value="17.3913043478261" calcext:value-type="float">
            <text:p>17,39</text:p>
          </table:table-cell>
          <table:table-cell office:value-type="float" office:value="8358.52173913043" calcext:value-type="float">
            <text:p>8358,5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6" calcext:value-type="float">
            <text:p>396</text:p>
          </table:table-cell>
          <table:table-cell office:value-type="float" office:value="176444" calcext:value-type="float">
            <text:p>176444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7671.47826086956" calcext:value-type="float">
            <text:p>7671,48</text:p>
          </table:table-cell>
          <table:table-cell office:value-type="float" office:value="412" calcext:value-type="float">
            <text:p>412</text:p>
          </table:table-cell>
          <table:table-cell office:value-type="float" office:value="192658" calcext:value-type="float">
            <text:p>192658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376.43478260869" calcext:value-type="float">
            <text:p>8376,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4" calcext:value-type="float">
            <text:p>394</text:p>
          </table:table-cell>
          <table:table-cell office:value-type="float" office:value="176838" calcext:value-type="float">
            <text:p>176838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7688.60869565217" calcext:value-type="float">
            <text:p>7688,61</text:p>
          </table:table-cell>
          <table:table-cell office:value-type="float" office:value="404" calcext:value-type="float">
            <text:p>404</text:p>
          </table:table-cell>
          <table:table-cell office:value-type="float" office:value="193062" calcext:value-type="float">
            <text:p>193062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8393.99999999999" calcext:value-type="float">
            <text:p>8394,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77228" calcext:value-type="float">
            <text:p>177228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7705.5652173913" calcext:value-type="float">
            <text:p>7705,57</text:p>
          </table:table-cell>
          <table:table-cell office:value-type="float" office:value="405" calcext:value-type="float">
            <text:p>405</text:p>
          </table:table-cell>
          <table:table-cell office:value-type="float" office:value="193467" calcext:value-type="float">
            <text:p>193467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8411.60869565217" calcext:value-type="float">
            <text:p>8411,6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1" calcext:value-type="float">
            <text:p>391</text:p>
          </table:table-cell>
          <table:table-cell office:value-type="float" office:value="177619" calcext:value-type="float">
            <text:p>177619</text:p>
          </table:table-cell>
          <table:table-cell office:value-type="float" office:value="17" calcext:value-type="float">
            <text:p>17,00</text:p>
          </table:table-cell>
          <table:table-cell office:value-type="float" office:value="7722.5652173913" calcext:value-type="float">
            <text:p>7722,57</text:p>
          </table:table-cell>
          <table:table-cell office:value-type="float" office:value="411" calcext:value-type="float">
            <text:p>411</text:p>
          </table:table-cell>
          <table:table-cell office:value-type="float" office:value="193878" calcext:value-type="float">
            <text:p>19387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8429.47826086956" calcext:value-type="float">
            <text:p>8429,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78009" calcext:value-type="float">
            <text:p>17800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7739.52173913043" calcext:value-type="float">
            <text:p>7739,52</text:p>
          </table:table-cell>
          <table:table-cell office:value-type="float" office:value="407" calcext:value-type="float">
            <text:p>407</text:p>
          </table:table-cell>
          <table:table-cell office:value-type="float" office:value="194285" calcext:value-type="float">
            <text:p>194285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8447.17391304347" calcext:value-type="float">
            <text:p>8447,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87" calcext:value-type="float">
            <text:p>387</text:p>
          </table:table-cell>
          <table:table-cell office:value-type="float" office:value="178396" calcext:value-type="float">
            <text:p>178396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7756.34782608695" calcext:value-type="float">
            <text:p>7756,35</text:p>
          </table:table-cell>
          <table:table-cell office:value-type="float" office:value="412" calcext:value-type="float">
            <text:p>412</text:p>
          </table:table-cell>
          <table:table-cell office:value-type="float" office:value="194697" calcext:value-type="float">
            <text:p>19469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465.08695652173" calcext:value-type="float">
            <text:p>8465,0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87" calcext:value-type="float">
            <text:p>387</text:p>
          </table:table-cell>
          <table:table-cell office:value-type="float" office:value="178783" calcext:value-type="float">
            <text:p>17878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7773.17391304348" calcext:value-type="float">
            <text:p>7773,17</text:p>
          </table:table-cell>
          <table:table-cell office:value-type="float" office:value="406" calcext:value-type="float">
            <text:p>406</text:p>
          </table:table-cell>
          <table:table-cell office:value-type="float" office:value="195103" calcext:value-type="float">
            <text:p>195103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8482.73913043478" calcext:value-type="float">
            <text:p>8482,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6" calcext:value-type="float">
            <text:p>396</text:p>
          </table:table-cell>
          <table:table-cell office:value-type="float" office:value="179179" calcext:value-type="float">
            <text:p>179179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7790.39130434782" calcext:value-type="float">
            <text:p>7790,39</text:p>
          </table:table-cell>
          <table:table-cell office:value-type="float" office:value="410" calcext:value-type="float">
            <text:p>410</text:p>
          </table:table-cell>
          <table:table-cell office:value-type="float" office:value="195513" calcext:value-type="float">
            <text:p>195513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8500.5652173913" calcext:value-type="float">
            <text:p>8500,5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89" calcext:value-type="float">
            <text:p>389</text:p>
          </table:table-cell>
          <table:table-cell office:value-type="float" office:value="179568" calcext:value-type="float">
            <text:p>17956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7807.30434782608" calcext:value-type="float">
            <text:p>7807,30</text:p>
          </table:table-cell>
          <table:table-cell office:value-type="float" office:value="403" calcext:value-type="float">
            <text:p>403</text:p>
          </table:table-cell>
          <table:table-cell office:value-type="float" office:value="195916" calcext:value-type="float">
            <text:p>195916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8518.08695652173" calcext:value-type="float">
            <text:p>8518,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9" calcext:value-type="float">
            <text:p>389</text:p>
          </table:table-cell>
          <table:table-cell office:value-type="float" office:value="179957" calcext:value-type="float">
            <text:p>17995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7824.21739130435" calcext:value-type="float">
            <text:p>7824,22</text:p>
          </table:table-cell>
          <table:table-cell office:value-type="float" office:value="404" calcext:value-type="float">
            <text:p>404</text:p>
          </table:table-cell>
          <table:table-cell office:value-type="float" office:value="196320" calcext:value-type="float">
            <text:p>196320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8535.65217391304" calcext:value-type="float">
            <text:p>8535,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89" calcext:value-type="float">
            <text:p>389</text:p>
          </table:table-cell>
          <table:table-cell office:value-type="float" office:value="180346" calcext:value-type="float">
            <text:p>180346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7841.13043478261" calcext:value-type="float">
            <text:p>7841,13</text:p>
          </table:table-cell>
          <table:table-cell office:value-type="float" office:value="402" calcext:value-type="float">
            <text:p>402</text:p>
          </table:table-cell>
          <table:table-cell office:value-type="float" office:value="196722" calcext:value-type="float">
            <text:p>196722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8553.1304347826" calcext:value-type="float">
            <text:p>8553,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95" calcext:value-type="float">
            <text:p>395</text:p>
          </table:table-cell>
          <table:table-cell office:value-type="float" office:value="180741" calcext:value-type="float">
            <text:p>180741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858.30434782608" calcext:value-type="float">
            <text:p>7858,30</text:p>
          </table:table-cell>
          <table:table-cell office:value-type="float" office:value="407" calcext:value-type="float">
            <text:p>407</text:p>
          </table:table-cell>
          <table:table-cell office:value-type="float" office:value="197129" calcext:value-type="float">
            <text:p>197129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8570.82608695652" calcext:value-type="float">
            <text:p>8570,8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5" calcext:value-type="float">
            <text:p>395</text:p>
          </table:table-cell>
          <table:table-cell office:value-type="float" office:value="181136" calcext:value-type="float">
            <text:p>181136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875.47826086956" calcext:value-type="float">
            <text:p>7875,48</text:p>
          </table:table-cell>
          <table:table-cell office:value-type="float" office:value="409" calcext:value-type="float">
            <text:p>409</text:p>
          </table:table-cell>
          <table:table-cell office:value-type="float" office:value="197538" calcext:value-type="float">
            <text:p>19753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8588.60869565217" calcext:value-type="float">
            <text:p>8588,6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95" calcext:value-type="float">
            <text:p>395</text:p>
          </table:table-cell>
          <table:table-cell office:value-type="float" office:value="181531" calcext:value-type="float">
            <text:p>181531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892.65217391304" calcext:value-type="float">
            <text:p>7892,65</text:p>
          </table:table-cell>
          <table:table-cell office:value-type="float" office:value="410" calcext:value-type="float">
            <text:p>410</text:p>
          </table:table-cell>
          <table:table-cell office:value-type="float" office:value="197948" calcext:value-type="float">
            <text:p>19794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8606.43478260869" calcext:value-type="float">
            <text:p>8606,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0" calcext:value-type="float">
            <text:p>390</text:p>
          </table:table-cell>
          <table:table-cell office:value-type="float" office:value="181921" calcext:value-type="float">
            <text:p>181921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7909.60869565217" calcext:value-type="float">
            <text:p>7909,61</text:p>
          </table:table-cell>
          <table:table-cell office:value-type="float" office:value="412" calcext:value-type="float">
            <text:p>412</text:p>
          </table:table-cell>
          <table:table-cell office:value-type="float" office:value="198360" calcext:value-type="float">
            <text:p>19836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624.34782608695" calcext:value-type="float">
            <text:p>8624,3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93" calcext:value-type="float">
            <text:p>393</text:p>
          </table:table-cell>
          <table:table-cell office:value-type="float" office:value="182314" calcext:value-type="float">
            <text:p>182314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7926.69565217391" calcext:value-type="float">
            <text:p>7926,70</text:p>
          </table:table-cell>
          <table:table-cell office:value-type="float" office:value="405" calcext:value-type="float">
            <text:p>405</text:p>
          </table:table-cell>
          <table:table-cell office:value-type="float" office:value="198765" calcext:value-type="float">
            <text:p>198765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8641.95652173913" calcext:value-type="float">
            <text:p>8641,9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92" calcext:value-type="float">
            <text:p>392</text:p>
          </table:table-cell>
          <table:table-cell office:value-type="float" office:value="182706" calcext:value-type="float">
            <text:p>18270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7943.73913043478" calcext:value-type="float">
            <text:p>7943,74</text:p>
          </table:table-cell>
          <table:table-cell office:value-type="float" office:value="408" calcext:value-type="float">
            <text:p>408</text:p>
          </table:table-cell>
          <table:table-cell office:value-type="float" office:value="199173" calcext:value-type="float">
            <text:p>19917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8659.69565217391" calcext:value-type="float">
            <text:p>8659,7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5" calcext:value-type="float">
            <text:p>395</text:p>
          </table:table-cell>
          <table:table-cell office:value-type="float" office:value="183101" calcext:value-type="float">
            <text:p>183101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7960.91304347826" calcext:value-type="float">
            <text:p>7960,91</text:p>
          </table:table-cell>
          <table:table-cell office:value-type="float" office:value="416" calcext:value-type="float">
            <text:p>416</text:p>
          </table:table-cell>
          <table:table-cell office:value-type="float" office:value="199589" calcext:value-type="float">
            <text:p>199589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8677.78260869565" calcext:value-type="float">
            <text:p>8677,7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4" calcext:value-type="float">
            <text:p>394</text:p>
          </table:table-cell>
          <table:table-cell office:value-type="float" office:value="183495" calcext:value-type="float">
            <text:p>183495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7978.04347826087" calcext:value-type="float">
            <text:p>7978,04</text:p>
          </table:table-cell>
          <table:table-cell office:value-type="float" office:value="413" calcext:value-type="float">
            <text:p>413</text:p>
          </table:table-cell>
          <table:table-cell office:value-type="float" office:value="200002" calcext:value-type="float">
            <text:p>200002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8695.73913043478" calcext:value-type="float">
            <text:p>8695,7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float" office:value="183885" calcext:value-type="float">
            <text:p>183885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7995" calcext:value-type="float">
            <text:p>7995,00</text:p>
          </table:table-cell>
          <table:table-cell office:value-type="float" office:value="407" calcext:value-type="float">
            <text:p>407</text:p>
          </table:table-cell>
          <table:table-cell office:value-type="float" office:value="200409" calcext:value-type="float">
            <text:p>200409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8713.43478260869" calcext:value-type="float">
            <text:p>8713,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97" calcext:value-type="float">
            <text:p>397</text:p>
          </table:table-cell>
          <table:table-cell office:value-type="float" office:value="184282" calcext:value-type="float">
            <text:p>184282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8012.26086956521" calcext:value-type="float">
            <text:p>8012,26</text:p>
          </table:table-cell>
          <table:table-cell office:value-type="float" office:value="411" calcext:value-type="float">
            <text:p>411</text:p>
          </table:table-cell>
          <table:table-cell office:value-type="float" office:value="200820" calcext:value-type="float">
            <text:p>20082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8731.30434782608" calcext:value-type="float">
            <text:p>8731,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2" calcext:value-type="float">
            <text:p>392</text:p>
          </table:table-cell>
          <table:table-cell office:value-type="float" office:value="184674" calcext:value-type="float">
            <text:p>18467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029.30434782608" calcext:value-type="float">
            <text:p>8029,30</text:p>
          </table:table-cell>
          <table:table-cell office:value-type="float" office:value="418" calcext:value-type="float">
            <text:p>418</text:p>
          </table:table-cell>
          <table:table-cell office:value-type="float" office:value="201238" calcext:value-type="float">
            <text:p>201238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8749.47826086956" calcext:value-type="float">
            <text:p>8749,4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0" calcext:value-type="float">
            <text:p>390</text:p>
          </table:table-cell>
          <table:table-cell office:value-type="float" office:value="185064" calcext:value-type="float">
            <text:p>18506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8046.26086956521" calcext:value-type="float">
            <text:p>8046,26</text:p>
          </table:table-cell>
          <table:table-cell office:value-type="float" office:value="420" calcext:value-type="float">
            <text:p>420</text:p>
          </table:table-cell>
          <table:table-cell office:value-type="float" office:value="201658" calcext:value-type="float">
            <text:p>201658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8767.73913043478" calcext:value-type="float">
            <text:p>8767,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4" calcext:value-type="float">
            <text:p>394</text:p>
          </table:table-cell>
          <table:table-cell office:value-type="float" office:value="185458" calcext:value-type="float">
            <text:p>185458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8063.39130434782" calcext:value-type="float">
            <text:p>8063,39</text:p>
          </table:table-cell>
          <table:table-cell office:value-type="float" office:value="411" calcext:value-type="float">
            <text:p>411</text:p>
          </table:table-cell>
          <table:table-cell office:value-type="float" office:value="202069" calcext:value-type="float">
            <text:p>20206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8785.60869565217" calcext:value-type="float">
            <text:p>8785,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3" calcext:value-type="float">
            <text:p>393</text:p>
          </table:table-cell>
          <table:table-cell office:value-type="float" office:value="185851" calcext:value-type="float">
            <text:p>185851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8080.47826086956" calcext:value-type="float">
            <text:p>8080,48</text:p>
          </table:table-cell>
          <table:table-cell office:value-type="float" office:value="409" calcext:value-type="float">
            <text:p>409</text:p>
          </table:table-cell>
          <table:table-cell office:value-type="float" office:value="202478" calcext:value-type="float">
            <text:p>20247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8803.39130434782" calcext:value-type="float">
            <text:p>8803,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7" calcext:value-type="float">
            <text:p>387</text:p>
          </table:table-cell>
          <table:table-cell office:value-type="float" office:value="186238" calcext:value-type="float">
            <text:p>186238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8097.30434782608" calcext:value-type="float">
            <text:p>8097,30</text:p>
          </table:table-cell>
          <table:table-cell office:value-type="float" office:value="412" calcext:value-type="float">
            <text:p>412</text:p>
          </table:table-cell>
          <table:table-cell office:value-type="float" office:value="202890" calcext:value-type="float">
            <text:p>20289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821.30434782608" calcext:value-type="float">
            <text:p>8821,3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1" calcext:value-type="float">
            <text:p>391</text:p>
          </table:table-cell>
          <table:table-cell office:value-type="float" office:value="186629" calcext:value-type="float">
            <text:p>186629</text:p>
          </table:table-cell>
          <table:table-cell office:value-type="float" office:value="17" calcext:value-type="float">
            <text:p>17,00</text:p>
          </table:table-cell>
          <table:table-cell office:value-type="float" office:value="8114.30434782608" calcext:value-type="float">
            <text:p>8114,30</text:p>
          </table:table-cell>
          <table:table-cell office:value-type="float" office:value="412" calcext:value-type="float">
            <text:p>412</text:p>
          </table:table-cell>
          <table:table-cell office:value-type="float" office:value="203302" calcext:value-type="float">
            <text:p>203302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8839.21739130434" calcext:value-type="float">
            <text:p>8839,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91" calcext:value-type="float">
            <text:p>391</text:p>
          </table:table-cell>
          <table:table-cell office:value-type="float" office:value="187020" calcext:value-type="float">
            <text:p>187020</text:p>
          </table:table-cell>
          <table:table-cell office:value-type="float" office:value="17" calcext:value-type="float">
            <text:p>17,00</text:p>
          </table:table-cell>
          <table:table-cell office:value-type="float" office:value="8131.30434782608" calcext:value-type="float">
            <text:p>8131,30</text:p>
          </table:table-cell>
          <table:table-cell office:value-type="float" office:value="413" calcext:value-type="float">
            <text:p>413</text:p>
          </table:table-cell>
          <table:table-cell office:value-type="float" office:value="203715" calcext:value-type="float">
            <text:p>20371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8857.17391304347" calcext:value-type="float">
            <text:p>8857,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3" calcext:value-type="float">
            <text:p>393</text:p>
          </table:table-cell>
          <table:table-cell office:value-type="float" office:value="187413" calcext:value-type="float">
            <text:p>18741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8148.39130434782" calcext:value-type="float">
            <text:p>8148,39</text:p>
          </table:table-cell>
          <table:table-cell office:value-type="float" office:value="414" calcext:value-type="float">
            <text:p>414</text:p>
          </table:table-cell>
          <table:table-cell office:value-type="float" office:value="204129" calcext:value-type="float">
            <text:p>204129</text:p>
          </table:table-cell>
          <table:table-cell office:value-type="float" office:value="18" calcext:value-type="float">
            <text:p>18,00</text:p>
          </table:table-cell>
          <table:table-cell office:value-type="float" office:value="8875.17391304347" calcext:value-type="float">
            <text:p>8875,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00" calcext:value-type="float">
            <text:p>400</text:p>
          </table:table-cell>
          <table:table-cell office:value-type="float" office:value="187813" calcext:value-type="float">
            <text:p>187813</text:p>
          </table:table-cell>
          <table:table-cell office:value-type="float" office:value="17.3913043478261" calcext:value-type="float">
            <text:p>17,39</text:p>
          </table:table-cell>
          <table:table-cell office:value-type="float" office:value="8165.78260869565" calcext:value-type="float">
            <text:p>8165,78</text:p>
          </table:table-cell>
          <table:table-cell office:value-type="float" office:value="403" calcext:value-type="float">
            <text:p>403</text:p>
          </table:table-cell>
          <table:table-cell office:value-type="float" office:value="204532" calcext:value-type="float">
            <text:p>204532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8892.69565217391" calcext:value-type="float">
            <text:p>8892,7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1" calcext:value-type="float">
            <text:p>391</text:p>
          </table:table-cell>
          <table:table-cell office:value-type="float" office:value="188204" calcext:value-type="float">
            <text:p>188204</text:p>
          </table:table-cell>
          <table:table-cell office:value-type="float" office:value="17" calcext:value-type="float">
            <text:p>17,00</text:p>
          </table:table-cell>
          <table:table-cell office:value-type="float" office:value="8182.78260869565" calcext:value-type="float">
            <text:p>8182,78</text:p>
          </table:table-cell>
          <table:table-cell office:value-type="float" office:value="406" calcext:value-type="float">
            <text:p>406</text:p>
          </table:table-cell>
          <table:table-cell office:value-type="float" office:value="204938" calcext:value-type="float">
            <text:p>20493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8910.34782608695" calcext:value-type="float">
            <text:p>8910,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85" calcext:value-type="float">
            <text:p>385</text:p>
          </table:table-cell>
          <table:table-cell office:value-type="float" office:value="188589" calcext:value-type="float">
            <text:p>188589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8199.52173913043" calcext:value-type="float">
            <text:p>8199,52</text:p>
          </table:table-cell>
          <table:table-cell office:value-type="float" office:value="410" calcext:value-type="float">
            <text:p>410</text:p>
          </table:table-cell>
          <table:table-cell office:value-type="float" office:value="205348" calcext:value-type="float">
            <text:p>20534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8928.17391304347" calcext:value-type="float">
            <text:p>8928,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6" calcext:value-type="float">
            <text:p>386</text:p>
          </table:table-cell>
          <table:table-cell office:value-type="float" office:value="188975" calcext:value-type="float">
            <text:p>188975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8216.30434782608" calcext:value-type="float">
            <text:p>8216,30</text:p>
          </table:table-cell>
          <table:table-cell office:value-type="float" office:value="504" calcext:value-type="float">
            <text:p>504</text:p>
          </table:table-cell>
          <table:table-cell office:value-type="float" office:value="205852" calcext:value-type="float">
            <text:p>205852</text:p>
          </table:table-cell>
          <table:table-cell office:value-type="float" office:value="21.9130434782609" calcext:value-type="float">
            <text:p>21,91</text:p>
          </table:table-cell>
          <table:table-cell office:value-type="float" office:value="8950.08695652173" calcext:value-type="float">
            <text:p>8950,0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6" calcext:value-type="float">
            <text:p>486</text:p>
          </table:table-cell>
          <table:table-cell office:value-type="float" office:value="189461" calcext:value-type="float">
            <text:p>189461</text:p>
          </table:table-cell>
          <table:table-cell office:value-type="float" office:value="21.1304347826087" calcext:value-type="float">
            <text:p>21,13</text:p>
          </table:table-cell>
          <table:table-cell office:value-type="float" office:value="8237.43478260869" calcext:value-type="float">
            <text:p>8237,43</text:p>
          </table:table-cell>
          <table:table-cell office:value-type="float" office:value="406" calcext:value-type="float">
            <text:p>406</text:p>
          </table:table-cell>
          <table:table-cell office:value-type="float" office:value="206258" calcext:value-type="float">
            <text:p>20625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8967.73913043478" calcext:value-type="float">
            <text:p>8967,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4" calcext:value-type="float">
            <text:p>384</text:p>
          </table:table-cell>
          <table:table-cell office:value-type="float" office:value="189845" calcext:value-type="float">
            <text:p>189845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8254.1304347826" calcext:value-type="float">
            <text:p>8254,13</text:p>
          </table:table-cell>
          <table:table-cell office:value-type="float" office:value="786" calcext:value-type="float">
            <text:p>786</text:p>
          </table:table-cell>
          <table:table-cell office:value-type="float" office:value="207044" calcext:value-type="float">
            <text:p>207044</text:p>
          </table:table-cell>
          <table:table-cell office:value-type="float" office:value="34.1739130434783" calcext:value-type="float">
            <text:p>34,17</text:p>
          </table:table-cell>
          <table:table-cell office:value-type="float" office:value="9001.91304347825" calcext:value-type="float">
            <text:p>9001,9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65" calcext:value-type="float">
            <text:p>765</text:p>
          </table:table-cell>
          <table:table-cell office:value-type="float" office:value="190610" calcext:value-type="float">
            <text:p>190610</text:p>
          </table:table-cell>
          <table:table-cell office:value-type="float" office:value="33.2608695652174" calcext:value-type="float">
            <text:p>33,26</text:p>
          </table:table-cell>
          <table:table-cell office:value-type="float" office:value="8287.39130434782" calcext:value-type="float">
            <text:p>8287,39</text:p>
          </table:table-cell>
          <table:table-cell office:value-type="float" office:value="411" calcext:value-type="float">
            <text:p>411</text:p>
          </table:table-cell>
          <table:table-cell office:value-type="float" office:value="207455" calcext:value-type="float">
            <text:p>20745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019.78260869565" calcext:value-type="float">
            <text:p>9019,7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2" calcext:value-type="float">
            <text:p>392</text:p>
          </table:table-cell>
          <table:table-cell office:value-type="float" office:value="191002" calcext:value-type="float">
            <text:p>19100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304.43478260869" calcext:value-type="float">
            <text:p>8304,43</text:p>
          </table:table-cell>
          <table:table-cell office:value-type="float" office:value="409" calcext:value-type="float">
            <text:p>409</text:p>
          </table:table-cell>
          <table:table-cell office:value-type="float" office:value="207864" calcext:value-type="float">
            <text:p>207864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9037.5652173913" calcext:value-type="float">
            <text:p>9037,5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86" calcext:value-type="float">
            <text:p>386</text:p>
          </table:table-cell>
          <table:table-cell office:value-type="float" office:value="191388" calcext:value-type="float">
            <text:p>191388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8321.21739130434" calcext:value-type="float">
            <text:p>8321,22</text:p>
          </table:table-cell>
          <table:table-cell office:value-type="float" office:value="405" calcext:value-type="float">
            <text:p>405</text:p>
          </table:table-cell>
          <table:table-cell office:value-type="float" office:value="208269" calcext:value-type="float">
            <text:p>208269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9055.17391304347" calcext:value-type="float">
            <text:p>9055,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84" calcext:value-type="float">
            <text:p>384</text:p>
          </table:table-cell>
          <table:table-cell office:value-type="float" office:value="191772" calcext:value-type="float">
            <text:p>191772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8337.91304347826" calcext:value-type="float">
            <text:p>8337,91</text:p>
          </table:table-cell>
          <table:table-cell office:value-type="float" office:value="412" calcext:value-type="float">
            <text:p>412</text:p>
          </table:table-cell>
          <table:table-cell office:value-type="float" office:value="208681" calcext:value-type="float">
            <text:p>208681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073.08695652173" calcext:value-type="float">
            <text:p>9073,0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87" calcext:value-type="float">
            <text:p>387</text:p>
          </table:table-cell>
          <table:table-cell office:value-type="float" office:value="192159" calcext:value-type="float">
            <text:p>192159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8354.73913043478" calcext:value-type="float">
            <text:p>8354,74</text:p>
          </table:table-cell>
          <table:table-cell office:value-type="float" office:value="408" calcext:value-type="float">
            <text:p>408</text:p>
          </table:table-cell>
          <table:table-cell office:value-type="float" office:value="209089" calcext:value-type="float">
            <text:p>209089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9090.82608695652" calcext:value-type="float">
            <text:p>9090,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9" calcext:value-type="float">
            <text:p>389</text:p>
          </table:table-cell>
          <table:table-cell office:value-type="float" office:value="192548" calcext:value-type="float">
            <text:p>19254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8371.65217391304" calcext:value-type="float">
            <text:p>8371,65</text:p>
          </table:table-cell>
          <table:table-cell office:value-type="float" office:value="411" calcext:value-type="float">
            <text:p>411</text:p>
          </table:table-cell>
          <table:table-cell office:value-type="float" office:value="209500" calcext:value-type="float">
            <text:p>20950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108.69565217391" calcext:value-type="float">
            <text:p>9108,7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88" calcext:value-type="float">
            <text:p>388</text:p>
          </table:table-cell>
          <table:table-cell office:value-type="float" office:value="192936" calcext:value-type="float">
            <text:p>19293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8388.52173913043" calcext:value-type="float">
            <text:p>8388,52</text:p>
          </table:table-cell>
          <table:table-cell office:value-type="float" office:value="416" calcext:value-type="float">
            <text:p>416</text:p>
          </table:table-cell>
          <table:table-cell office:value-type="float" office:value="209916" calcext:value-type="float">
            <text:p>20991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9126.78260869565" calcext:value-type="float">
            <text:p>9126,7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1" calcext:value-type="float">
            <text:p>391</text:p>
          </table:table-cell>
          <table:table-cell office:value-type="float" office:value="193327" calcext:value-type="float">
            <text:p>193327</text:p>
          </table:table-cell>
          <table:table-cell office:value-type="float" office:value="17" calcext:value-type="float">
            <text:p>17,00</text:p>
          </table:table-cell>
          <table:table-cell office:value-type="float" office:value="8405.52173913043" calcext:value-type="float">
            <text:p>8405,52</text:p>
          </table:table-cell>
          <table:table-cell office:value-type="float" office:value="410" calcext:value-type="float">
            <text:p>410</text:p>
          </table:table-cell>
          <table:table-cell office:value-type="float" office:value="210326" calcext:value-type="float">
            <text:p>210326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9144.60869565217" calcext:value-type="float">
            <text:p>9144,6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87" calcext:value-type="float">
            <text:p>387</text:p>
          </table:table-cell>
          <table:table-cell office:value-type="float" office:value="193714" calcext:value-type="float">
            <text:p>193714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8422.34782608695" calcext:value-type="float">
            <text:p>8422,35</text:p>
          </table:table-cell>
          <table:table-cell office:value-type="float" office:value="411" calcext:value-type="float">
            <text:p>411</text:p>
          </table:table-cell>
          <table:table-cell office:value-type="float" office:value="210737" calcext:value-type="float">
            <text:p>21073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162.47826086956" calcext:value-type="float">
            <text:p>9162,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2" calcext:value-type="float">
            <text:p>392</text:p>
          </table:table-cell>
          <table:table-cell office:value-type="float" office:value="194106" calcext:value-type="float">
            <text:p>19410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439.39130434782" calcext:value-type="float">
            <text:p>8439,39</text:p>
          </table:table-cell>
          <table:table-cell office:value-type="float" office:value="407" calcext:value-type="float">
            <text:p>407</text:p>
          </table:table-cell>
          <table:table-cell office:value-type="float" office:value="211144" calcext:value-type="float">
            <text:p>211144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9180.17391304347" calcext:value-type="float">
            <text:p>9180,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93" calcext:value-type="float">
            <text:p>393</text:p>
          </table:table-cell>
          <table:table-cell office:value-type="float" office:value="194499" calcext:value-type="float">
            <text:p>194499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8456.47826086957" calcext:value-type="float">
            <text:p>8456,48</text:p>
          </table:table-cell>
          <table:table-cell office:value-type="float" office:value="409" calcext:value-type="float">
            <text:p>409</text:p>
          </table:table-cell>
          <table:table-cell office:value-type="float" office:value="211553" calcext:value-type="float">
            <text:p>21155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9197.95652173913" calcext:value-type="float">
            <text:p>9197,9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9" calcext:value-type="float">
            <text:p>389</text:p>
          </table:table-cell>
          <table:table-cell office:value-type="float" office:value="194888" calcext:value-type="float">
            <text:p>19488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8473.39130434782" calcext:value-type="float">
            <text:p>8473,39</text:p>
          </table:table-cell>
          <table:table-cell office:value-type="float" office:value="412" calcext:value-type="float">
            <text:p>412</text:p>
          </table:table-cell>
          <table:table-cell office:value-type="float" office:value="211965" calcext:value-type="float">
            <text:p>21196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215.86956521739" calcext:value-type="float">
            <text:p>9215,8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4" calcext:value-type="float">
            <text:p>404</text:p>
          </table:table-cell>
          <table:table-cell office:value-type="float" office:value="195292" calcext:value-type="float">
            <text:p>195292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8490.95652173913" calcext:value-type="float">
            <text:p>8490,96</text:p>
          </table:table-cell>
          <table:table-cell office:value-type="float" office:value="410" calcext:value-type="float">
            <text:p>410</text:p>
          </table:table-cell>
          <table:table-cell office:value-type="float" office:value="212375" calcext:value-type="float">
            <text:p>212375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9233.69565217391" calcext:value-type="float">
            <text:p>9233,7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91" calcext:value-type="float">
            <text:p>391</text:p>
          </table:table-cell>
          <table:table-cell office:value-type="float" office:value="195683" calcext:value-type="float">
            <text:p>195683</text:p>
          </table:table-cell>
          <table:table-cell office:value-type="float" office:value="17" calcext:value-type="float">
            <text:p>17,00</text:p>
          </table:table-cell>
          <table:table-cell office:value-type="float" office:value="8507.95652173913" calcext:value-type="float">
            <text:p>8507,96</text:p>
          </table:table-cell>
          <table:table-cell office:value-type="float" office:value="410" calcext:value-type="float">
            <text:p>410</text:p>
          </table:table-cell>
          <table:table-cell office:value-type="float" office:value="212785" calcext:value-type="float">
            <text:p>212785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9251.52173913043" calcext:value-type="float">
            <text:p>9251,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9" calcext:value-type="float">
            <text:p>389</text:p>
          </table:table-cell>
          <table:table-cell office:value-type="float" office:value="196072" calcext:value-type="float">
            <text:p>19607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8524.86956521739" calcext:value-type="float">
            <text:p>8524,87</text:p>
          </table:table-cell>
          <table:table-cell office:value-type="float" office:value="411" calcext:value-type="float">
            <text:p>411</text:p>
          </table:table-cell>
          <table:table-cell office:value-type="float" office:value="213196" calcext:value-type="float">
            <text:p>21319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269.39130434782" calcext:value-type="float">
            <text:p>9269,3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1" calcext:value-type="float">
            <text:p>391</text:p>
          </table:table-cell>
          <table:table-cell office:value-type="float" office:value="196463" calcext:value-type="float">
            <text:p>196463</text:p>
          </table:table-cell>
          <table:table-cell office:value-type="float" office:value="17" calcext:value-type="float">
            <text:p>17,00</text:p>
          </table:table-cell>
          <table:table-cell office:value-type="float" office:value="8541.86956521739" calcext:value-type="float">
            <text:p>8541,87</text:p>
          </table:table-cell>
          <table:table-cell office:value-type="float" office:value="414" calcext:value-type="float">
            <text:p>414</text:p>
          </table:table-cell>
          <table:table-cell office:value-type="float" office:value="213610" calcext:value-type="float">
            <text:p>213610</text:p>
          </table:table-cell>
          <table:table-cell office:value-type="float" office:value="18" calcext:value-type="float">
            <text:p>18,00</text:p>
          </table:table-cell>
          <table:table-cell office:value-type="float" office:value="9287.39130434782" calcext:value-type="float">
            <text:p>9287,3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87" calcext:value-type="float">
            <text:p>387</text:p>
          </table:table-cell>
          <table:table-cell office:value-type="float" office:value="196850" calcext:value-type="float">
            <text:p>19685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8558.69565217391" calcext:value-type="float">
            <text:p>8558,70</text:p>
          </table:table-cell>
          <table:table-cell office:value-type="float" office:value="413" calcext:value-type="float">
            <text:p>413</text:p>
          </table:table-cell>
          <table:table-cell office:value-type="float" office:value="214023" calcext:value-type="float">
            <text:p>214023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305.34782608695" calcext:value-type="float">
            <text:p>9305,3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86" calcext:value-type="float">
            <text:p>386</text:p>
          </table:table-cell>
          <table:table-cell office:value-type="float" office:value="197236" calcext:value-type="float">
            <text:p>197236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8575.47826086956" calcext:value-type="float">
            <text:p>8575,48</text:p>
          </table:table-cell>
          <table:table-cell office:value-type="float" office:value="410" calcext:value-type="float">
            <text:p>410</text:p>
          </table:table-cell>
          <table:table-cell office:value-type="float" office:value="214433" calcext:value-type="float">
            <text:p>214433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9323.17391304347" calcext:value-type="float">
            <text:p>9323,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88" calcext:value-type="float">
            <text:p>388</text:p>
          </table:table-cell>
          <table:table-cell office:value-type="float" office:value="197624" calcext:value-type="float">
            <text:p>197624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8592.34782608695" calcext:value-type="float">
            <text:p>8592,35</text:p>
          </table:table-cell>
          <table:table-cell office:value-type="float" office:value="415" calcext:value-type="float">
            <text:p>415</text:p>
          </table:table-cell>
          <table:table-cell office:value-type="float" office:value="214848" calcext:value-type="float">
            <text:p>214848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9341.21739130434" calcext:value-type="float">
            <text:p>9341,2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88" calcext:value-type="float">
            <text:p>388</text:p>
          </table:table-cell>
          <table:table-cell office:value-type="float" office:value="198012" calcext:value-type="float">
            <text:p>198012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8609.21739130435" calcext:value-type="float">
            <text:p>8609,22</text:p>
          </table:table-cell>
          <table:table-cell office:value-type="float" office:value="412" calcext:value-type="float">
            <text:p>412</text:p>
          </table:table-cell>
          <table:table-cell office:value-type="float" office:value="215260" calcext:value-type="float">
            <text:p>21526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359.13043478261" calcext:value-type="float">
            <text:p>9359,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90" calcext:value-type="float">
            <text:p>390</text:p>
          </table:table-cell>
          <table:table-cell office:value-type="float" office:value="198402" calcext:value-type="float">
            <text:p>198402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8626.17391304348" calcext:value-type="float">
            <text:p>8626,17</text:p>
          </table:table-cell>
          <table:table-cell office:value-type="float" office:value="410" calcext:value-type="float">
            <text:p>410</text:p>
          </table:table-cell>
          <table:table-cell office:value-type="float" office:value="215670" calcext:value-type="float">
            <text:p>21567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9376.95652173913" calcext:value-type="float">
            <text:p>9376,9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92" calcext:value-type="float">
            <text:p>392</text:p>
          </table:table-cell>
          <table:table-cell office:value-type="float" office:value="198794" calcext:value-type="float">
            <text:p>198794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643.21739130435" calcext:value-type="float">
            <text:p>8643,22</text:p>
          </table:table-cell>
          <table:table-cell office:value-type="float" office:value="418" calcext:value-type="float">
            <text:p>418</text:p>
          </table:table-cell>
          <table:table-cell office:value-type="float" office:value="216088" calcext:value-type="float">
            <text:p>216088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9395.1304347826" calcext:value-type="float">
            <text:p>9395,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95" calcext:value-type="float">
            <text:p>395</text:p>
          </table:table-cell>
          <table:table-cell office:value-type="float" office:value="199189" calcext:value-type="float">
            <text:p>199189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8660.39130434782" calcext:value-type="float">
            <text:p>8660,39</text:p>
          </table:table-cell>
          <table:table-cell office:value-type="float" office:value="416" calcext:value-type="float">
            <text:p>416</text:p>
          </table:table-cell>
          <table:table-cell office:value-type="float" office:value="216504" calcext:value-type="float">
            <text:p>216504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9413.21739130435" calcext:value-type="float">
            <text:p>9413,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2" calcext:value-type="float">
            <text:p>392</text:p>
          </table:table-cell>
          <table:table-cell office:value-type="float" office:value="199581" calcext:value-type="float">
            <text:p>199581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677.43478260869" calcext:value-type="float">
            <text:p>8677,43</text:p>
          </table:table-cell>
          <table:table-cell office:value-type="float" office:value="417" calcext:value-type="float">
            <text:p>417</text:p>
          </table:table-cell>
          <table:table-cell office:value-type="float" office:value="216921" calcext:value-type="float">
            <text:p>216921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9431.34782608695" calcext:value-type="float">
            <text:p>9431,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92" calcext:value-type="float">
            <text:p>392</text:p>
          </table:table-cell>
          <table:table-cell office:value-type="float" office:value="199973" calcext:value-type="float">
            <text:p>199973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694.47826086956" calcext:value-type="float">
            <text:p>8694,48</text:p>
          </table:table-cell>
          <table:table-cell office:value-type="float" office:value="413" calcext:value-type="float">
            <text:p>413</text:p>
          </table:table-cell>
          <table:table-cell office:value-type="float" office:value="217334" calcext:value-type="float">
            <text:p>217334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449.30434782608" calcext:value-type="float">
            <text:p>9449,3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7" calcext:value-type="float">
            <text:p>397</text:p>
          </table:table-cell>
          <table:table-cell office:value-type="float" office:value="200370" calcext:value-type="float">
            <text:p>200370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8711.73913043478" calcext:value-type="float">
            <text:p>8711,74</text:p>
          </table:table-cell>
          <table:table-cell office:value-type="float" office:value="411" calcext:value-type="float">
            <text:p>411</text:p>
          </table:table-cell>
          <table:table-cell office:value-type="float" office:value="217745" calcext:value-type="float">
            <text:p>21774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467.17391304347" calcext:value-type="float">
            <text:p>9467,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88" calcext:value-type="float">
            <text:p>388</text:p>
          </table:table-cell>
          <table:table-cell office:value-type="float" office:value="200758" calcext:value-type="float">
            <text:p>20075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8728.60869565217" calcext:value-type="float">
            <text:p>8728,61</text:p>
          </table:table-cell>
          <table:table-cell office:value-type="float" office:value="413" calcext:value-type="float">
            <text:p>413</text:p>
          </table:table-cell>
          <table:table-cell office:value-type="float" office:value="218158" calcext:value-type="float">
            <text:p>21815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485.1304347826" calcext:value-type="float">
            <text:p>9485,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6" calcext:value-type="float">
            <text:p>426</text:p>
          </table:table-cell>
          <table:table-cell office:value-type="float" office:value="201184" calcext:value-type="float">
            <text:p>201184</text:p>
          </table:table-cell>
          <table:table-cell office:value-type="float" office:value="18.5217391304348" calcext:value-type="float">
            <text:p>18,52</text:p>
          </table:table-cell>
          <table:table-cell office:value-type="float" office:value="8747.13043478261" calcext:value-type="float">
            <text:p>8747,13</text:p>
          </table:table-cell>
          <table:table-cell office:value-type="float" office:value="417" calcext:value-type="float">
            <text:p>417</text:p>
          </table:table-cell>
          <table:table-cell office:value-type="float" office:value="218575" calcext:value-type="float">
            <text:p>218575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9503.26086956521" calcext:value-type="float">
            <text:p>9503,2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84" calcext:value-type="float">
            <text:p>284</text:p>
          </table:table-cell>
          <table:table-cell office:value-type="float" office:value="201468" calcext:value-type="float">
            <text:p>201468</text:p>
          </table:table-cell>
          <table:table-cell office:value-type="float" office:value="12.3478260869565" calcext:value-type="float">
            <text:p>12,35</text:p>
          </table:table-cell>
          <table:table-cell office:value-type="float" office:value="8759.47826086956" calcext:value-type="float">
            <text:p>8759,48</text:p>
          </table:table-cell>
          <table:table-cell office:value-type="float" office:value="411" calcext:value-type="float">
            <text:p>411</text:p>
          </table:table-cell>
          <table:table-cell office:value-type="float" office:value="218986" calcext:value-type="float">
            <text:p>21898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9521.1304347826" calcext:value-type="float">
            <text:p>9521,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7" calcext:value-type="float">
            <text:p>387</text:p>
          </table:table-cell>
          <table:table-cell office:value-type="float" office:value="201855" calcext:value-type="float">
            <text:p>20185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8776.30434782609" calcext:value-type="float">
            <text:p>8776,30</text:p>
          </table:table-cell>
          <table:table-cell office:value-type="float" office:value="413" calcext:value-type="float">
            <text:p>413</text:p>
          </table:table-cell>
          <table:table-cell office:value-type="float" office:value="219399" calcext:value-type="float">
            <text:p>21939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539.08695652173" calcext:value-type="float">
            <text:p>9539,0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1" calcext:value-type="float">
            <text:p>401</text:p>
          </table:table-cell>
          <table:table-cell office:value-type="float" office:value="202256" calcext:value-type="float">
            <text:p>202256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8793.73913043478" calcext:value-type="float">
            <text:p>8793,74</text:p>
          </table:table-cell>
          <table:table-cell office:value-type="float" office:value="416" calcext:value-type="float">
            <text:p>416</text:p>
          </table:table-cell>
          <table:table-cell office:value-type="float" office:value="219815" calcext:value-type="float">
            <text:p>21981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9557.17391304347" calcext:value-type="float">
            <text:p>9557,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3" calcext:value-type="float">
            <text:p>393</text:p>
          </table:table-cell>
          <table:table-cell office:value-type="float" office:value="202649" calcext:value-type="float">
            <text:p>202649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8810.82608695652" calcext:value-type="float">
            <text:p>8810,83</text:p>
          </table:table-cell>
          <table:table-cell office:value-type="float" office:value="412" calcext:value-type="float">
            <text:p>412</text:p>
          </table:table-cell>
          <table:table-cell office:value-type="float" office:value="220227" calcext:value-type="float">
            <text:p>22022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575.08695652173" calcext:value-type="float">
            <text:p>9575,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89" calcext:value-type="float">
            <text:p>389</text:p>
          </table:table-cell>
          <table:table-cell office:value-type="float" office:value="203038" calcext:value-type="float">
            <text:p>20303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8827.73913043478" calcext:value-type="float">
            <text:p>8827,74</text:p>
          </table:table-cell>
          <table:table-cell office:value-type="float" office:value="413" calcext:value-type="float">
            <text:p>413</text:p>
          </table:table-cell>
          <table:table-cell office:value-type="float" office:value="220640" calcext:value-type="float">
            <text:p>220640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593.04347826087" calcext:value-type="float">
            <text:p>9593,0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5" calcext:value-type="float">
            <text:p>385</text:p>
          </table:table-cell>
          <table:table-cell office:value-type="float" office:value="203423" calcext:value-type="float">
            <text:p>203423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8844.47826086957" calcext:value-type="float">
            <text:p>8844,48</text:p>
          </table:table-cell>
          <table:table-cell office:value-type="float" office:value="412" calcext:value-type="float">
            <text:p>412</text:p>
          </table:table-cell>
          <table:table-cell office:value-type="float" office:value="221052" calcext:value-type="float">
            <text:p>221052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610.95652173912" calcext:value-type="float">
            <text:p>9610,9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7" calcext:value-type="float">
            <text:p>387</text:p>
          </table:table-cell>
          <table:table-cell office:value-type="float" office:value="203810" calcext:value-type="float">
            <text:p>203810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8861.30434782609" calcext:value-type="float">
            <text:p>8861,30</text:p>
          </table:table-cell>
          <table:table-cell office:value-type="float" office:value="406" calcext:value-type="float">
            <text:p>406</text:p>
          </table:table-cell>
          <table:table-cell office:value-type="float" office:value="221458" calcext:value-type="float">
            <text:p>22145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9628.60869565217" calcext:value-type="float">
            <text:p>9628,6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89" calcext:value-type="float">
            <text:p>389</text:p>
          </table:table-cell>
          <table:table-cell office:value-type="float" office:value="204199" calcext:value-type="float">
            <text:p>204199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8878.21739130435" calcext:value-type="float">
            <text:p>8878,22</text:p>
          </table:table-cell>
          <table:table-cell office:value-type="float" office:value="417" calcext:value-type="float">
            <text:p>417</text:p>
          </table:table-cell>
          <table:table-cell office:value-type="float" office:value="221875" calcext:value-type="float">
            <text:p>221875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9646.73913043478" calcext:value-type="float">
            <text:p>9646,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92" calcext:value-type="float">
            <text:p>392</text:p>
          </table:table-cell>
          <table:table-cell office:value-type="float" office:value="204591" calcext:value-type="float">
            <text:p>204591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8895.26086956522" calcext:value-type="float">
            <text:p>8895,26</text:p>
          </table:table-cell>
          <table:table-cell office:value-type="float" office:value="413" calcext:value-type="float">
            <text:p>413</text:p>
          </table:table-cell>
          <table:table-cell office:value-type="float" office:value="222288" calcext:value-type="float">
            <text:p>22228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664.69565217391" calcext:value-type="float">
            <text:p>9664,7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8" calcext:value-type="float">
            <text:p>368</text:p>
          </table:table-cell>
          <table:table-cell office:value-type="float" office:value="204959" calcext:value-type="float">
            <text:p>204959</text:p>
          </table:table-cell>
          <table:table-cell office:value-type="float" office:value="16" calcext:value-type="float">
            <text:p>16,00</text:p>
          </table:table-cell>
          <table:table-cell office:value-type="float" office:value="8911.26086956522" calcext:value-type="float">
            <text:p>8911,26</text:p>
          </table:table-cell>
          <table:table-cell office:value-type="float" office:value="412" calcext:value-type="float">
            <text:p>412</text:p>
          </table:table-cell>
          <table:table-cell office:value-type="float" office:value="222700" calcext:value-type="float">
            <text:p>22270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682.60869565217" calcext:value-type="float">
            <text:p>9682,6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88" calcext:value-type="float">
            <text:p>388</text:p>
          </table:table-cell>
          <table:table-cell office:value-type="float" office:value="205347" calcext:value-type="float">
            <text:p>205347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8928.13043478261" calcext:value-type="float">
            <text:p>8928,13</text:p>
          </table:table-cell>
          <table:table-cell office:value-type="float" office:value="419" calcext:value-type="float">
            <text:p>419</text:p>
          </table:table-cell>
          <table:table-cell office:value-type="float" office:value="223119" calcext:value-type="float">
            <text:p>223119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9700.82608695651" calcext:value-type="float">
            <text:p>9700,8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0" calcext:value-type="float">
            <text:p>390</text:p>
          </table:table-cell>
          <table:table-cell office:value-type="float" office:value="205737" calcext:value-type="float">
            <text:p>20573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8945.08695652174" calcext:value-type="float">
            <text:p>8945,09</text:p>
          </table:table-cell>
          <table:table-cell office:value-type="float" office:value="408" calcext:value-type="float">
            <text:p>408</text:p>
          </table:table-cell>
          <table:table-cell office:value-type="float" office:value="223527" calcext:value-type="float">
            <text:p>223527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9718.5652173913" calcext:value-type="float">
            <text:p>9718,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95" calcext:value-type="float">
            <text:p>395</text:p>
          </table:table-cell>
          <table:table-cell office:value-type="float" office:value="206132" calcext:value-type="float">
            <text:p>206132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8962.26086956522" calcext:value-type="float">
            <text:p>8962,26</text:p>
          </table:table-cell>
          <table:table-cell office:value-type="float" office:value="427" calcext:value-type="float">
            <text:p>427</text:p>
          </table:table-cell>
          <table:table-cell office:value-type="float" office:value="223954" calcext:value-type="float">
            <text:p>223954</text:p>
          </table:table-cell>
          <table:table-cell office:value-type="float" office:value="18.5652173913043" calcext:value-type="float">
            <text:p>18,57</text:p>
          </table:table-cell>
          <table:table-cell office:value-type="float" office:value="9737.1304347826" calcext:value-type="float">
            <text:p>9737,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206509" calcext:value-type="float">
            <text:p>206509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8978.65217391304" calcext:value-type="float">
            <text:p>8978,65</text:p>
          </table:table-cell>
          <table:table-cell office:value-type="float" office:value="459" calcext:value-type="float">
            <text:p>459</text:p>
          </table:table-cell>
          <table:table-cell office:value-type="float" office:value="224413" calcext:value-type="float">
            <text:p>224413</text:p>
          </table:table-cell>
          <table:table-cell office:value-type="float" office:value="19.9565217391304" calcext:value-type="float">
            <text:p>19,96</text:p>
          </table:table-cell>
          <table:table-cell office:value-type="float" office:value="9757.08695652173" calcext:value-type="float">
            <text:p>9757,0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73" calcext:value-type="float">
            <text:p>373</text:p>
          </table:table-cell>
          <table:table-cell office:value-type="float" office:value="206882" calcext:value-type="float">
            <text:p>206882</text:p>
          </table:table-cell>
          <table:table-cell office:value-type="float" office:value="16.2173913043478" calcext:value-type="float">
            <text:p>16,22</text:p>
          </table:table-cell>
          <table:table-cell office:value-type="float" office:value="8994.86956521739" calcext:value-type="float">
            <text:p>8994,87</text:p>
          </table:table-cell>
          <table:table-cell office:value-type="float" office:value="399" calcext:value-type="float">
            <text:p>399</text:p>
          </table:table-cell>
          <table:table-cell office:value-type="float" office:value="224812" calcext:value-type="float">
            <text:p>224812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9774.43478260869" calcext:value-type="float">
            <text:p>9774,4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207261" calcext:value-type="float">
            <text:p>207261</text:p>
          </table:table-cell>
          <table:table-cell office:value-type="float" office:value="16.4782608695652" calcext:value-type="float">
            <text:p>16,48</text:p>
          </table:table-cell>
          <table:table-cell office:value-type="float" office:value="9011.34782608696" calcext:value-type="float">
            <text:p>9011,35</text:p>
          </table:table-cell>
          <table:table-cell office:value-type="float" office:value="409" calcext:value-type="float">
            <text:p>409</text:p>
          </table:table-cell>
          <table:table-cell office:value-type="float" office:value="225221" calcext:value-type="float">
            <text:p>225221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9792.21739130434" calcext:value-type="float">
            <text:p>9792,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89" calcext:value-type="float">
            <text:p>389</text:p>
          </table:table-cell>
          <table:table-cell office:value-type="float" office:value="207650" calcext:value-type="float">
            <text:p>207650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9028.26086956522" calcext:value-type="float">
            <text:p>9028,26</text:p>
          </table:table-cell>
          <table:table-cell office:value-type="float" office:value="399" calcext:value-type="float">
            <text:p>399</text:p>
          </table:table-cell>
          <table:table-cell office:value-type="float" office:value="225620" calcext:value-type="float">
            <text:p>225620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9809.5652173913" calcext:value-type="float">
            <text:p>9809,5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float" office:value="208030" calcext:value-type="float">
            <text:p>208030</text:p>
          </table:table-cell>
          <table:table-cell office:value-type="float" office:value="16.5217391304348" calcext:value-type="float">
            <text:p>16,52</text:p>
          </table:table-cell>
          <table:table-cell office:value-type="float" office:value="9044.78260869565" calcext:value-type="float">
            <text:p>9044,78</text:p>
          </table:table-cell>
          <table:table-cell office:value-type="float" office:value="416" calcext:value-type="float">
            <text:p>416</text:p>
          </table:table-cell>
          <table:table-cell office:value-type="float" office:value="226036" calcext:value-type="float">
            <text:p>22603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9827.65217391304" calcext:value-type="float">
            <text:p>9827,6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88" calcext:value-type="float">
            <text:p>388</text:p>
          </table:table-cell>
          <table:table-cell office:value-type="float" office:value="208418" calcext:value-type="float">
            <text:p>20841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9061.65217391304" calcext:value-type="float">
            <text:p>9061,65</text:p>
          </table:table-cell>
          <table:table-cell office:value-type="float" office:value="415" calcext:value-type="float">
            <text:p>415</text:p>
          </table:table-cell>
          <table:table-cell office:value-type="float" office:value="226451" calcext:value-type="float">
            <text:p>22645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9845.69565217391" calcext:value-type="float">
            <text:p>9845,7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90" calcext:value-type="float">
            <text:p>390</text:p>
          </table:table-cell>
          <table:table-cell office:value-type="float" office:value="208808" calcext:value-type="float">
            <text:p>208808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9078.60869565217" calcext:value-type="float">
            <text:p>9078,61</text:p>
          </table:table-cell>
          <table:table-cell office:value-type="float" office:value="412" calcext:value-type="float">
            <text:p>412</text:p>
          </table:table-cell>
          <table:table-cell office:value-type="float" office:value="226863" calcext:value-type="float">
            <text:p>22686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9863.60869565216" calcext:value-type="float">
            <text:p>9863,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88" calcext:value-type="float">
            <text:p>388</text:p>
          </table:table-cell>
          <table:table-cell office:value-type="float" office:value="209196" calcext:value-type="float">
            <text:p>20919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9095.47826086956" calcext:value-type="float">
            <text:p>9095,48</text:p>
          </table:table-cell>
          <table:table-cell office:value-type="float" office:value="413" calcext:value-type="float">
            <text:p>413</text:p>
          </table:table-cell>
          <table:table-cell office:value-type="float" office:value="227276" calcext:value-type="float">
            <text:p>227276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9881.56521739129" calcext:value-type="float">
            <text:p>9881,5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0" calcext:value-type="float">
            <text:p>390</text:p>
          </table:table-cell>
          <table:table-cell office:value-type="float" office:value="209586" calcext:value-type="float">
            <text:p>209586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9112.43478260869" calcext:value-type="float">
            <text:p>9112,43</text:p>
          </table:table-cell>
          <table:table-cell office:value-type="float" office:value="399" calcext:value-type="float">
            <text:p>399</text:p>
          </table:table-cell>
          <table:table-cell office:value-type="float" office:value="227675" calcext:value-type="float">
            <text:p>227675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9898.91304347825" calcext:value-type="float">
            <text:p>9898,9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2" calcext:value-type="float">
            <text:p>372</text:p>
          </table:table-cell>
          <table:table-cell office:value-type="float" office:value="209958" calcext:value-type="float">
            <text:p>209958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9128.60869565217" calcext:value-type="float">
            <text:p>9128,61</text:p>
          </table:table-cell>
          <table:table-cell office:value-type="float" office:value="399" calcext:value-type="float">
            <text:p>399</text:p>
          </table:table-cell>
          <table:table-cell office:value-type="float" office:value="228074" calcext:value-type="float">
            <text:p>228074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9916.26086956521" calcext:value-type="float">
            <text:p>9916,2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76" calcext:value-type="float">
            <text:p>376</text:p>
          </table:table-cell>
          <table:table-cell office:value-type="float" office:value="210334" calcext:value-type="float">
            <text:p>210334</text:p>
          </table:table-cell>
          <table:table-cell office:value-type="float" office:value="16.3478260869565" calcext:value-type="float">
            <text:p>16,35</text:p>
          </table:table-cell>
          <table:table-cell office:value-type="float" office:value="9144.95652173913" calcext:value-type="float">
            <text:p>9144,96</text:p>
          </table:table-cell>
          <table:table-cell office:value-type="float" office:value="405" calcext:value-type="float">
            <text:p>405</text:p>
          </table:table-cell>
          <table:table-cell office:value-type="float" office:value="228479" calcext:value-type="float">
            <text:p>228479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9933.86956521738" calcext:value-type="float">
            <text:p>9933,8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86" calcext:value-type="float">
            <text:p>386</text:p>
          </table:table-cell>
          <table:table-cell office:value-type="float" office:value="210720" calcext:value-type="float">
            <text:p>210720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9161.73913043478" calcext:value-type="float">
            <text:p>9161,74</text:p>
          </table:table-cell>
          <table:table-cell office:value-type="float" office:value="402" calcext:value-type="float">
            <text:p>402</text:p>
          </table:table-cell>
          <table:table-cell office:value-type="float" office:value="228881" calcext:value-type="float">
            <text:p>228881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9951.34782608695" calcext:value-type="float">
            <text:p>9951,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90" calcext:value-type="float">
            <text:p>390</text:p>
          </table:table-cell>
          <table:table-cell office:value-type="float" office:value="211110" calcext:value-type="float">
            <text:p>211110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9178.69565217391" calcext:value-type="float">
            <text:p>9178,70</text:p>
          </table:table-cell>
          <table:table-cell office:value-type="float" office:value="399" calcext:value-type="float">
            <text:p>399</text:p>
          </table:table-cell>
          <table:table-cell office:value-type="float" office:value="229280" calcext:value-type="float">
            <text:p>229280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9968.6956521739" calcext:value-type="float">
            <text:p>9968,7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8" calcext:value-type="float">
            <text:p>378</text:p>
          </table:table-cell>
          <table:table-cell office:value-type="float" office:value="211488" calcext:value-type="float">
            <text:p>211488</text:p>
          </table:table-cell>
          <table:table-cell office:value-type="float" office:value="16.4347826086957" calcext:value-type="float">
            <text:p>16,43</text:p>
          </table:table-cell>
          <table:table-cell office:value-type="float" office:value="9195.13043478261" calcext:value-type="float">
            <text:p>9195,13</text:p>
          </table:table-cell>
          <table:table-cell office:value-type="float" office:value="409" calcext:value-type="float">
            <text:p>409</text:p>
          </table:table-cell>
          <table:table-cell office:value-type="float" office:value="229689" calcext:value-type="float">
            <text:p>229689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9986.47826086956" calcext:value-type="float">
            <text:p>9986,4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77" calcext:value-type="float">
            <text:p>377</text:p>
          </table:table-cell>
          <table:table-cell office:value-type="float" office:value="211865" calcext:value-type="float">
            <text:p>211865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9211.52173913043" calcext:value-type="float">
            <text:p>9211,52</text:p>
          </table:table-cell>
          <table:table-cell office:value-type="float" office:value="475" calcext:value-type="float">
            <text:p>475</text:p>
          </table:table-cell>
          <table:table-cell office:value-type="float" office:value="230164" calcext:value-type="float">
            <text:p>230164</text:p>
          </table:table-cell>
          <table:table-cell office:value-type="float" office:value="20.6521739130435" calcext:value-type="float">
            <text:p>20,65</text:p>
          </table:table-cell>
          <table:table-cell office:value-type="float" office:value="10007.1304347826" calcext:value-type="float">
            <text:p>10007,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5" calcext:value-type="float">
            <text:p>395</text:p>
          </table:table-cell>
          <table:table-cell office:value-type="float" office:value="212260" calcext:value-type="float">
            <text:p>212260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9228.69565217391" calcext:value-type="float">
            <text:p>9228,70</text:p>
          </table:table-cell>
          <table:table-cell office:value-type="float" office:value="412" calcext:value-type="float">
            <text:p>412</text:p>
          </table:table-cell>
          <table:table-cell office:value-type="float" office:value="230576" calcext:value-type="float">
            <text:p>23057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0025.0434782609" calcext:value-type="float">
            <text:p>10025,0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91" calcext:value-type="float">
            <text:p>391</text:p>
          </table:table-cell>
          <table:table-cell office:value-type="float" office:value="212651" calcext:value-type="float">
            <text:p>212651</text:p>
          </table:table-cell>
          <table:table-cell office:value-type="float" office:value="17" calcext:value-type="float">
            <text:p>17,00</text:p>
          </table:table-cell>
          <table:table-cell office:value-type="float" office:value="9245.69565217391" calcext:value-type="float">
            <text:p>9245,70</text:p>
          </table:table-cell>
          <table:table-cell office:value-type="float" office:value="265" calcext:value-type="float">
            <text:p>265</text:p>
          </table:table-cell>
          <table:table-cell office:value-type="float" office:value="230841" calcext:value-type="float">
            <text:p>230841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10036.5652173913" calcext:value-type="float">
            <text:p>10036,5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35" calcext:value-type="float">
            <text:p>435</text:p>
          </table:table-cell>
          <table:table-cell office:value-type="float" office:value="213086" calcext:value-type="float">
            <text:p>213086</text:p>
          </table:table-cell>
          <table:table-cell office:value-type="float" office:value="18.9130434782609" calcext:value-type="float">
            <text:p>18,91</text:p>
          </table:table-cell>
          <table:table-cell office:value-type="float" office:value="9264.60869565217" calcext:value-type="float">
            <text:p>9264,61</text:p>
          </table:table-cell>
          <table:table-cell office:value-type="float" office:value="410" calcext:value-type="float">
            <text:p>410</text:p>
          </table:table-cell>
          <table:table-cell office:value-type="float" office:value="231251" calcext:value-type="float">
            <text:p>23125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0054.3913043478" calcext:value-type="float">
            <text:p>10054,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213476" calcext:value-type="float">
            <text:p>213476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9281.5652173913" calcext:value-type="float">
            <text:p>9281,57</text:p>
          </table:table-cell>
          <table:table-cell office:value-type="float" office:value="401" calcext:value-type="float">
            <text:p>401</text:p>
          </table:table-cell>
          <table:table-cell office:value-type="float" office:value="231652" calcext:value-type="float">
            <text:p>231652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10071.8260869565" calcext:value-type="float">
            <text:p>10071,8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77" calcext:value-type="float">
            <text:p>377</text:p>
          </table:table-cell>
          <table:table-cell office:value-type="float" office:value="213853" calcext:value-type="float">
            <text:p>213853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9297.95652173913" calcext:value-type="float">
            <text:p>9297,96</text:p>
          </table:table-cell>
          <table:table-cell office:value-type="float" office:value="413" calcext:value-type="float">
            <text:p>413</text:p>
          </table:table-cell>
          <table:table-cell office:value-type="float" office:value="232065" calcext:value-type="float">
            <text:p>23206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0089.7826086956" calcext:value-type="float">
            <text:p>10089,7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float" office:value="214238" calcext:value-type="float">
            <text:p>21423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9314.69565217391" calcext:value-type="float">
            <text:p>9314,70</text:p>
          </table:table-cell>
          <table:table-cell office:value-type="float" office:value="412" calcext:value-type="float">
            <text:p>412</text:p>
          </table:table-cell>
          <table:table-cell office:value-type="float" office:value="232477" calcext:value-type="float">
            <text:p>23247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0107.6956521739" calcext:value-type="float">
            <text:p>10107,7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84" calcext:value-type="float">
            <text:p>384</text:p>
          </table:table-cell>
          <table:table-cell office:value-type="float" office:value="214622" calcext:value-type="float">
            <text:p>214622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9331.39130434782" calcext:value-type="float">
            <text:p>9331,39</text:p>
          </table:table-cell>
          <table:table-cell office:value-type="float" office:value="411" calcext:value-type="float">
            <text:p>411</text:p>
          </table:table-cell>
          <table:table-cell office:value-type="float" office:value="232888" calcext:value-type="float">
            <text:p>23288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0125.5652173913" calcext:value-type="float">
            <text:p>10125,5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215008" calcext:value-type="float">
            <text:p>215008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9348.17391304347" calcext:value-type="float">
            <text:p>9348,17</text:p>
          </table:table-cell>
          <table:table-cell office:value-type="float" office:value="261" calcext:value-type="float">
            <text:p>261</text:p>
          </table:table-cell>
          <table:table-cell office:value-type="float" office:value="233149" calcext:value-type="float">
            <text:p>233149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0136.9130434782" calcext:value-type="float">
            <text:p>10136,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215395" calcext:value-type="float">
            <text:p>21539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9365" calcext:value-type="float">
            <text:p>9365,00</text:p>
          </table:table-cell>
          <table:table-cell office:value-type="float" office:value="508" calcext:value-type="float">
            <text:p>508</text:p>
          </table:table-cell>
          <table:table-cell office:value-type="float" office:value="233657" calcext:value-type="float">
            <text:p>233657</text:p>
          </table:table-cell>
          <table:table-cell office:value-type="float" office:value="22.0869565217391" calcext:value-type="float">
            <text:p>22,09</text:p>
          </table:table-cell>
          <table:table-cell office:value-type="float" office:value="10159" calcext:value-type="float">
            <text:p>10159,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88" calcext:value-type="float">
            <text:p>488</text:p>
          </table:table-cell>
          <table:table-cell office:value-type="float" office:value="215883" calcext:value-type="float">
            <text:p>215883</text:p>
          </table:table-cell>
          <table:table-cell office:value-type="float" office:value="21.2173913043478" calcext:value-type="float">
            <text:p>21,22</text:p>
          </table:table-cell>
          <table:table-cell office:value-type="float" office:value="9386.21739130434" calcext:value-type="float">
            <text:p>9386,22</text:p>
          </table:table-cell>
          <table:table-cell office:value-type="float" office:value="412" calcext:value-type="float">
            <text:p>412</text:p>
          </table:table-cell>
          <table:table-cell office:value-type="float" office:value="234069" calcext:value-type="float">
            <text:p>23406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0176.9130434782" calcext:value-type="float">
            <text:p>10176,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216271" calcext:value-type="float">
            <text:p>21627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9403.08695652174" calcext:value-type="float">
            <text:p>9403,09</text:p>
          </table:table-cell>
          <table:table-cell office:value-type="float" office:value="411" calcext:value-type="float">
            <text:p>411</text:p>
          </table:table-cell>
          <table:table-cell office:value-type="float" office:value="234480" calcext:value-type="float">
            <text:p>23448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0194.7826086956" calcext:value-type="float">
            <text:p>10194,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office:value-type="float" office:value="216661" calcext:value-type="float">
            <text:p>216661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9420.04347826087" calcext:value-type="float">
            <text:p>9420,04</text:p>
          </table:table-cell>
          <table:table-cell office:value-type="float" office:value="416" calcext:value-type="float">
            <text:p>416</text:p>
          </table:table-cell>
          <table:table-cell office:value-type="float" office:value="234896" calcext:value-type="float">
            <text:p>23489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0212.8695652174" calcext:value-type="float">
            <text:p>10212,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1" calcext:value-type="float">
            <text:p>391</text:p>
          </table:table-cell>
          <table:table-cell office:value-type="float" office:value="217052" calcext:value-type="float">
            <text:p>217052</text:p>
          </table:table-cell>
          <table:table-cell office:value-type="float" office:value="17" calcext:value-type="float">
            <text:p>17,00</text:p>
          </table:table-cell>
          <table:table-cell office:value-type="float" office:value="9437.04347826087" calcext:value-type="float">
            <text:p>9437,04</text:p>
          </table:table-cell>
          <table:table-cell office:value-type="float" office:value="323" calcext:value-type="float">
            <text:p>323</text:p>
          </table:table-cell>
          <table:table-cell office:value-type="float" office:value="235219" calcext:value-type="float">
            <text:p>235219</text:p>
          </table:table-cell>
          <table:table-cell office:value-type="float" office:value="14.0434782608696" calcext:value-type="float">
            <text:p>14,04</text:p>
          </table:table-cell>
          <table:table-cell office:value-type="float" office:value="10226.9130434783" calcext:value-type="float">
            <text:p>10226,9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3" calcext:value-type="float">
            <text:p>393</text:p>
          </table:table-cell>
          <table:table-cell office:value-type="float" office:value="217445" calcext:value-type="float">
            <text:p>217445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9454.13043478261" calcext:value-type="float">
            <text:p>9454,13</text:p>
          </table:table-cell>
          <table:table-cell office:value-type="float" office:value="422" calcext:value-type="float">
            <text:p>422</text:p>
          </table:table-cell>
          <table:table-cell office:value-type="float" office:value="235641" calcext:value-type="float">
            <text:p>235641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10245.2608695652" calcext:value-type="float">
            <text:p>10245,2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59" calcext:value-type="float">
            <text:p>359</text:p>
          </table:table-cell>
          <table:table-cell office:value-type="float" office:value="217804" calcext:value-type="float">
            <text:p>217804</text:p>
          </table:table-cell>
          <table:table-cell office:value-type="float" office:value="15.6086956521739" calcext:value-type="float">
            <text:p>15,61</text:p>
          </table:table-cell>
          <table:table-cell office:value-type="float" office:value="9469.73913043478" calcext:value-type="float">
            <text:p>9469,74</text:p>
          </table:table-cell>
          <table:table-cell office:value-type="float" office:value="412" calcext:value-type="float">
            <text:p>412</text:p>
          </table:table-cell>
          <table:table-cell office:value-type="float" office:value="236053" calcext:value-type="float">
            <text:p>23605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0263.1739130435" calcext:value-type="float">
            <text:p>10263,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87" calcext:value-type="float">
            <text:p>387</text:p>
          </table:table-cell>
          <table:table-cell office:value-type="float" office:value="218191" calcext:value-type="float">
            <text:p>218191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9486.5652173913" calcext:value-type="float">
            <text:p>9486,57</text:p>
          </table:table-cell>
          <table:table-cell office:value-type="float" office:value="410" calcext:value-type="float">
            <text:p>410</text:p>
          </table:table-cell>
          <table:table-cell office:value-type="float" office:value="236463" calcext:value-type="float">
            <text:p>236463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0281" calcext:value-type="float">
            <text:p>10281,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00" calcext:value-type="float">
            <text:p>400</text:p>
          </table:table-cell>
          <table:table-cell office:value-type="float" office:value="218591" calcext:value-type="float">
            <text:p>218591</text:p>
          </table:table-cell>
          <table:table-cell office:value-type="float" office:value="17.3913043478261" calcext:value-type="float">
            <text:p>17,39</text:p>
          </table:table-cell>
          <table:table-cell office:value-type="float" office:value="9503.95652173913" calcext:value-type="float">
            <text:p>9503,96</text:p>
          </table:table-cell>
          <table:table-cell office:value-type="float" office:value="415" calcext:value-type="float">
            <text:p>415</text:p>
          </table:table-cell>
          <table:table-cell office:value-type="float" office:value="236878" calcext:value-type="float">
            <text:p>236878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0299.0434782609" calcext:value-type="float">
            <text:p>10299,0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92" calcext:value-type="float">
            <text:p>392</text:p>
          </table:table-cell>
          <table:table-cell office:value-type="float" office:value="218983" calcext:value-type="float">
            <text:p>218983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9521" calcext:value-type="float">
            <text:p>9521,00</text:p>
          </table:table-cell>
          <table:table-cell office:value-type="float" office:value="411" calcext:value-type="float">
            <text:p>411</text:p>
          </table:table-cell>
          <table:table-cell office:value-type="float" office:value="237289" calcext:value-type="float">
            <text:p>23728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0316.9130434783" calcext:value-type="float">
            <text:p>10316,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7" calcext:value-type="float">
            <text:p>397</text:p>
          </table:table-cell>
          <table:table-cell office:value-type="float" office:value="219380" calcext:value-type="float">
            <text:p>219380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9538.26086956522" calcext:value-type="float">
            <text:p>9538,26</text:p>
          </table:table-cell>
          <table:table-cell office:value-type="float" office:value="422" calcext:value-type="float">
            <text:p>422</text:p>
          </table:table-cell>
          <table:table-cell office:value-type="float" office:value="237711" calcext:value-type="float">
            <text:p>237711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10335.2608695652" calcext:value-type="float">
            <text:p>10335,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92" calcext:value-type="float">
            <text:p>392</text:p>
          </table:table-cell>
          <table:table-cell office:value-type="float" office:value="219772" calcext:value-type="float">
            <text:p>21977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9555.30434782609" calcext:value-type="float">
            <text:p>9555,30</text:p>
          </table:table-cell>
          <table:table-cell office:value-type="float" office:value="407" calcext:value-type="float">
            <text:p>407</text:p>
          </table:table-cell>
          <table:table-cell office:value-type="float" office:value="238118" calcext:value-type="float">
            <text:p>238118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0352.9565217391" calcext:value-type="float">
            <text:p>10352,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95" calcext:value-type="float">
            <text:p>395</text:p>
          </table:table-cell>
          <table:table-cell office:value-type="float" office:value="220167" calcext:value-type="float">
            <text:p>220167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9572.47826086956" calcext:value-type="float">
            <text:p>9572,48</text:p>
          </table:table-cell>
          <table:table-cell office:value-type="float" office:value="415" calcext:value-type="float">
            <text:p>415</text:p>
          </table:table-cell>
          <table:table-cell office:value-type="float" office:value="238533" calcext:value-type="float">
            <text:p>238533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0371" calcext:value-type="float">
            <text:p>10371,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91" calcext:value-type="float">
            <text:p>391</text:p>
          </table:table-cell>
          <table:table-cell office:value-type="float" office:value="220558" calcext:value-type="float">
            <text:p>220558</text:p>
          </table:table-cell>
          <table:table-cell office:value-type="float" office:value="17" calcext:value-type="float">
            <text:p>17,00</text:p>
          </table:table-cell>
          <table:table-cell office:value-type="float" office:value="9589.47826086956" calcext:value-type="float">
            <text:p>9589,48</text:p>
          </table:table-cell>
          <table:table-cell office:value-type="float" office:value="408" calcext:value-type="float">
            <text:p>408</text:p>
          </table:table-cell>
          <table:table-cell office:value-type="float" office:value="238941" calcext:value-type="float">
            <text:p>23894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0388.7391304348" calcext:value-type="float">
            <text:p>10388,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91" calcext:value-type="float">
            <text:p>391</text:p>
          </table:table-cell>
          <table:table-cell office:value-type="float" office:value="220949" calcext:value-type="float">
            <text:p>220949</text:p>
          </table:table-cell>
          <table:table-cell office:value-type="float" office:value="17" calcext:value-type="float">
            <text:p>17,00</text:p>
          </table:table-cell>
          <table:table-cell office:value-type="float" office:value="9606.47826086956" calcext:value-type="float">
            <text:p>9606,48</text:p>
          </table:table-cell>
          <table:table-cell office:value-type="float" office:value="410" calcext:value-type="float">
            <text:p>410</text:p>
          </table:table-cell>
          <table:table-cell office:value-type="float" office:value="239351" calcext:value-type="float">
            <text:p>23935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0406.5652173913" calcext:value-type="float">
            <text:p>10406,5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94" calcext:value-type="float">
            <text:p>394</text:p>
          </table:table-cell>
          <table:table-cell office:value-type="float" office:value="221343" calcext:value-type="float">
            <text:p>221343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9623.60869565217" calcext:value-type="float">
            <text:p>9623,61</text:p>
          </table:table-cell>
          <table:table-cell office:value-type="float" office:value="420" calcext:value-type="float">
            <text:p>420</text:p>
          </table:table-cell>
          <table:table-cell office:value-type="float" office:value="239771" calcext:value-type="float">
            <text:p>239771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10424.8260869565" calcext:value-type="float">
            <text:p>10424,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01" calcext:value-type="float">
            <text:p>401</text:p>
          </table:table-cell>
          <table:table-cell office:value-type="float" office:value="221744" calcext:value-type="float">
            <text:p>221744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9641.04347826087" calcext:value-type="float">
            <text:p>9641,04</text:p>
          </table:table-cell>
          <table:table-cell office:value-type="float" office:value="413" calcext:value-type="float">
            <text:p>413</text:p>
          </table:table-cell>
          <table:table-cell office:value-type="float" office:value="240184" calcext:value-type="float">
            <text:p>240184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0442.7826086956" calcext:value-type="float">
            <text:p>10442,7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222130" calcext:value-type="float">
            <text:p>222130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9657.82608695652" calcext:value-type="float">
            <text:p>9657,83</text:p>
          </table:table-cell>
          <table:table-cell office:value-type="float" office:value="412" calcext:value-type="float">
            <text:p>412</text:p>
          </table:table-cell>
          <table:table-cell office:value-type="float" office:value="240596" calcext:value-type="float">
            <text:p>24059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0460.6956521739" calcext:value-type="float">
            <text:p>10460,7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office:value-type="float" office:value="222522" calcext:value-type="float">
            <text:p>22252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9674.86956521739" calcext:value-type="float">
            <text:p>9674,87</text:p>
          </table:table-cell>
          <table:table-cell office:value-type="float" office:value="418" calcext:value-type="float">
            <text:p>418</text:p>
          </table:table-cell>
          <table:table-cell office:value-type="float" office:value="241014" calcext:value-type="float">
            <text:p>241014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0478.8695652174" calcext:value-type="float">
            <text:p>10478,8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99" calcext:value-type="float">
            <text:p>399</text:p>
          </table:table-cell>
          <table:table-cell office:value-type="float" office:value="222921" calcext:value-type="float">
            <text:p>222921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9692.21739130435" calcext:value-type="float">
            <text:p>9692,22</text:p>
          </table:table-cell>
          <table:table-cell office:value-type="float" office:value="403" calcext:value-type="float">
            <text:p>403</text:p>
          </table:table-cell>
          <table:table-cell office:value-type="float" office:value="241417" calcext:value-type="float">
            <text:p>241417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10496.3913043478" calcext:value-type="float">
            <text:p>10496,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float" office:value="223305" calcext:value-type="float">
            <text:p>223305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9708.91304347826" calcext:value-type="float">
            <text:p>9708,91</text:p>
          </table:table-cell>
          <table:table-cell office:value-type="float" office:value="406" calcext:value-type="float">
            <text:p>406</text:p>
          </table:table-cell>
          <table:table-cell office:value-type="float" office:value="241823" calcext:value-type="float">
            <text:p>241823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0514.0434782609" calcext:value-type="float">
            <text:p>10514,0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86" calcext:value-type="float">
            <text:p>386</text:p>
          </table:table-cell>
          <table:table-cell office:value-type="float" office:value="223691" calcext:value-type="float">
            <text:p>223691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9725.69565217391" calcext:value-type="float">
            <text:p>9725,70</text:p>
          </table:table-cell>
          <table:table-cell office:value-type="float" office:value="405" calcext:value-type="float">
            <text:p>405</text:p>
          </table:table-cell>
          <table:table-cell office:value-type="float" office:value="242228" calcext:value-type="float">
            <text:p>242228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0531.652173913" calcext:value-type="float">
            <text:p>10531,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84" calcext:value-type="float">
            <text:p>384</text:p>
          </table:table-cell>
          <table:table-cell office:value-type="float" office:value="224075" calcext:value-type="float">
            <text:p>224075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9742.39130434783" calcext:value-type="float">
            <text:p>9742,39</text:p>
          </table:table-cell>
          <table:table-cell office:value-type="float" office:value="410" calcext:value-type="float">
            <text:p>410</text:p>
          </table:table-cell>
          <table:table-cell office:value-type="float" office:value="242638" calcext:value-type="float">
            <text:p>24263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0549.4782608696" calcext:value-type="float">
            <text:p>10549,4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86" calcext:value-type="float">
            <text:p>386</text:p>
          </table:table-cell>
          <table:table-cell office:value-type="float" office:value="224461" calcext:value-type="float">
            <text:p>224461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9759.17391304348" calcext:value-type="float">
            <text:p>9759,17</text:p>
          </table:table-cell>
          <table:table-cell office:value-type="float" office:value="394" calcext:value-type="float">
            <text:p>394</text:p>
          </table:table-cell>
          <table:table-cell office:value-type="float" office:value="243032" calcext:value-type="float">
            <text:p>243032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0566.6086956522" calcext:value-type="float">
            <text:p>10566,6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78" calcext:value-type="float">
            <text:p>378</text:p>
          </table:table-cell>
          <table:table-cell office:value-type="float" office:value="224839" calcext:value-type="float">
            <text:p>224839</text:p>
          </table:table-cell>
          <table:table-cell office:value-type="float" office:value="16.4347826086957" calcext:value-type="float">
            <text:p>16,43</text:p>
          </table:table-cell>
          <table:table-cell office:value-type="float" office:value="9775.60869565217" calcext:value-type="float">
            <text:p>9775,61</text:p>
          </table:table-cell>
          <table:table-cell office:value-type="float" office:value="415" calcext:value-type="float">
            <text:p>415</text:p>
          </table:table-cell>
          <table:table-cell office:value-type="float" office:value="243447" calcext:value-type="float">
            <text:p>243447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0584.652173913" calcext:value-type="float">
            <text:p>10584,6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87" calcext:value-type="float">
            <text:p>387</text:p>
          </table:table-cell>
          <table:table-cell office:value-type="float" office:value="225226" calcext:value-type="float">
            <text:p>225226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9792.4347826087" calcext:value-type="float">
            <text:p>9792,43</text:p>
          </table:table-cell>
          <table:table-cell office:value-type="float" office:value="394" calcext:value-type="float">
            <text:p>394</text:p>
          </table:table-cell>
          <table:table-cell office:value-type="float" office:value="243841" calcext:value-type="float">
            <text:p>243841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0601.7826086956" calcext:value-type="float">
            <text:p>10601,7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65" calcext:value-type="float">
            <text:p>365</text:p>
          </table:table-cell>
          <table:table-cell office:value-type="float" office:value="225591" calcext:value-type="float">
            <text:p>225591</text:p>
          </table:table-cell>
          <table:table-cell office:value-type="float" office:value="15.8695652173913" calcext:value-type="float">
            <text:p>15,87</text:p>
          </table:table-cell>
          <table:table-cell office:value-type="float" office:value="9808.30434782609" calcext:value-type="float">
            <text:p>9808,30</text:p>
          </table:table-cell>
          <table:table-cell office:value-type="float" office:value="392" calcext:value-type="float">
            <text:p>392</text:p>
          </table:table-cell>
          <table:table-cell office:value-type="float" office:value="244233" calcext:value-type="float">
            <text:p>244233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0618.8260869565" calcext:value-type="float">
            <text:p>10618,8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77" calcext:value-type="float">
            <text:p>377</text:p>
          </table:table-cell>
          <table:table-cell office:value-type="float" office:value="225968" calcext:value-type="float">
            <text:p>225968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9824.69565217391" calcext:value-type="float">
            <text:p>9824,70</text:p>
          </table:table-cell>
          <table:table-cell office:value-type="float" office:value="406" calcext:value-type="float">
            <text:p>406</text:p>
          </table:table-cell>
          <table:table-cell office:value-type="float" office:value="244639" calcext:value-type="float">
            <text:p>244639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0636.4782608696" calcext:value-type="float">
            <text:p>10636,4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93" calcext:value-type="float">
            <text:p>393</text:p>
          </table:table-cell>
          <table:table-cell office:value-type="float" office:value="226361" calcext:value-type="float">
            <text:p>226361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9841.78260869565" calcext:value-type="float">
            <text:p>9841,78</text:p>
          </table:table-cell>
          <table:table-cell office:value-type="float" office:value="411" calcext:value-type="float">
            <text:p>411</text:p>
          </table:table-cell>
          <table:table-cell office:value-type="float" office:value="245050" calcext:value-type="float">
            <text:p>24505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0654.3478260869" calcext:value-type="float">
            <text:p>10654,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97" calcext:value-type="float">
            <text:p>397</text:p>
          </table:table-cell>
          <table:table-cell office:value-type="float" office:value="226758" calcext:value-type="float">
            <text:p>226758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9859.04347826087" calcext:value-type="float">
            <text:p>9859,04</text:p>
          </table:table-cell>
          <table:table-cell office:value-type="float" office:value="410" calcext:value-type="float">
            <text:p>410</text:p>
          </table:table-cell>
          <table:table-cell office:value-type="float" office:value="245460" calcext:value-type="float">
            <text:p>24546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0672.1739130435" calcext:value-type="float">
            <text:p>10672,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0" calcext:value-type="float">
            <text:p>390</text:p>
          </table:table-cell>
          <table:table-cell office:value-type="float" office:value="227148" calcext:value-type="float">
            <text:p>227148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9876" calcext:value-type="float">
            <text:p>9876,00</text:p>
          </table:table-cell>
          <table:table-cell office:value-type="float" office:value="411" calcext:value-type="float">
            <text:p>411</text:p>
          </table:table-cell>
          <table:table-cell office:value-type="float" office:value="245871" calcext:value-type="float">
            <text:p>24587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0690.0434782609" calcext:value-type="float">
            <text:p>10690,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96" calcext:value-type="float">
            <text:p>396</text:p>
          </table:table-cell>
          <table:table-cell office:value-type="float" office:value="227544" calcext:value-type="float">
            <text:p>227544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9893.21739130435" calcext:value-type="float">
            <text:p>9893,22</text:p>
          </table:table-cell>
          <table:table-cell office:value-type="float" office:value="462" calcext:value-type="float">
            <text:p>462</text:p>
          </table:table-cell>
          <table:table-cell office:value-type="float" office:value="246333" calcext:value-type="float">
            <text:p>246333</text:p>
          </table:table-cell>
          <table:table-cell office:value-type="float" office:value="20.0869565217391" calcext:value-type="float">
            <text:p>20,09</text:p>
          </table:table-cell>
          <table:table-cell office:value-type="float" office:value="10710.1304347826" calcext:value-type="float">
            <text:p>10710,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78" calcext:value-type="float">
            <text:p>378</text:p>
          </table:table-cell>
          <table:table-cell office:value-type="float" office:value="227922" calcext:value-type="float">
            <text:p>227922</text:p>
          </table:table-cell>
          <table:table-cell office:value-type="float" office:value="16.4347826086957" calcext:value-type="float">
            <text:p>16,43</text:p>
          </table:table-cell>
          <table:table-cell office:value-type="float" office:value="9909.65217391305" calcext:value-type="float">
            <text:p>9909,65</text:p>
          </table:table-cell>
          <table:table-cell office:value-type="float" office:value="407" calcext:value-type="float">
            <text:p>407</text:p>
          </table:table-cell>
          <table:table-cell office:value-type="float" office:value="246740" calcext:value-type="float">
            <text:p>246740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0727.8260869565" calcext:value-type="float">
            <text:p>10727,8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93" calcext:value-type="float">
            <text:p>393</text:p>
          </table:table-cell>
          <table:table-cell office:value-type="float" office:value="228315" calcext:value-type="float">
            <text:p>228315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9926.73913043479" calcext:value-type="float">
            <text:p>9926,74</text:p>
          </table:table-cell>
          <table:table-cell office:value-type="float" office:value="392" calcext:value-type="float">
            <text:p>392</text:p>
          </table:table-cell>
          <table:table-cell office:value-type="float" office:value="247132" calcext:value-type="float">
            <text:p>24713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0744.8695652174" calcext:value-type="float">
            <text:p>10744,8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float" office:value="228687" calcext:value-type="float">
            <text:p>228687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9942.91304347826" calcext:value-type="float">
            <text:p>9942,91</text:p>
          </table:table-cell>
          <table:table-cell office:value-type="float" office:value="387" calcext:value-type="float">
            <text:p>387</text:p>
          </table:table-cell>
          <table:table-cell office:value-type="float" office:value="247519" calcext:value-type="float">
            <text:p>247519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0761.6956521739" calcext:value-type="float">
            <text:p>10761,7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71" calcext:value-type="float">
            <text:p>371</text:p>
          </table:table-cell>
          <table:table-cell office:value-type="float" office:value="229058" calcext:value-type="float">
            <text:p>229058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9959.04347826087" calcext:value-type="float">
            <text:p>9959,04</text:p>
          </table:table-cell>
          <table:table-cell office:value-type="float" office:value="405" calcext:value-type="float">
            <text:p>405</text:p>
          </table:table-cell>
          <table:table-cell office:value-type="float" office:value="247924" calcext:value-type="float">
            <text:p>247924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0779.3043478261" calcext:value-type="float">
            <text:p>10779,3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96" calcext:value-type="float">
            <text:p>396</text:p>
          </table:table-cell>
          <table:table-cell office:value-type="float" office:value="229454" calcext:value-type="float">
            <text:p>229454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9976.26086956522" calcext:value-type="float">
            <text:p>9976,26</text:p>
          </table:table-cell>
          <table:table-cell office:value-type="float" office:value="414" calcext:value-type="float">
            <text:p>414</text:p>
          </table:table-cell>
          <table:table-cell office:value-type="float" office:value="248338" calcext:value-type="float">
            <text:p>248338</text:p>
          </table:table-cell>
          <table:table-cell office:value-type="float" office:value="18" calcext:value-type="float">
            <text:p>18,00</text:p>
          </table:table-cell>
          <table:table-cell office:value-type="float" office:value="10797.3043478261" calcext:value-type="float">
            <text:p>10797,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83" calcext:value-type="float">
            <text:p>383</text:p>
          </table:table-cell>
          <table:table-cell office:value-type="float" office:value="229837" calcext:value-type="float">
            <text:p>229837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9992.91304347826" calcext:value-type="float">
            <text:p>9992,91</text:p>
          </table:table-cell>
          <table:table-cell office:value-type="float" office:value="386" calcext:value-type="float">
            <text:p>386</text:p>
          </table:table-cell>
          <table:table-cell office:value-type="float" office:value="248724" calcext:value-type="float">
            <text:p>248724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0814.0869565217" calcext:value-type="float">
            <text:p>10814,0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69" calcext:value-type="float">
            <text:p>369</text:p>
          </table:table-cell>
          <table:table-cell office:value-type="float" office:value="230206" calcext:value-type="float">
            <text:p>230206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0008.9565217391" calcext:value-type="float">
            <text:p>10008,96</text:p>
          </table:table-cell>
          <table:table-cell office:value-type="float" office:value="389" calcext:value-type="float">
            <text:p>389</text:p>
          </table:table-cell>
          <table:table-cell office:value-type="float" office:value="249113" calcext:value-type="float">
            <text:p>249113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0831" calcext:value-type="float">
            <text:p>10831,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230579" calcext:value-type="float">
            <text:p>230579</text:p>
          </table:table-cell>
          <table:table-cell office:value-type="float" office:value="16.2173913043478" calcext:value-type="float">
            <text:p>16,22</text:p>
          </table:table-cell>
          <table:table-cell office:value-type="float" office:value="10025.1739130435" calcext:value-type="float">
            <text:p>10025,17</text:p>
          </table:table-cell>
          <table:table-cell office:value-type="float" office:value="409" calcext:value-type="float">
            <text:p>409</text:p>
          </table:table-cell>
          <table:table-cell office:value-type="float" office:value="249522" calcext:value-type="float">
            <text:p>24952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0848.7826086956" calcext:value-type="float">
            <text:p>10848,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91" calcext:value-type="float">
            <text:p>391</text:p>
          </table:table-cell>
          <table:table-cell office:value-type="float" office:value="230970" calcext:value-type="float">
            <text:p>230970</text:p>
          </table:table-cell>
          <table:table-cell office:value-type="float" office:value="17" calcext:value-type="float">
            <text:p>17,00</text:p>
          </table:table-cell>
          <table:table-cell office:value-type="float" office:value="10042.1739130435" calcext:value-type="float">
            <text:p>10042,17</text:p>
          </table:table-cell>
          <table:table-cell office:value-type="float" office:value="408" calcext:value-type="float">
            <text:p>408</text:p>
          </table:table-cell>
          <table:table-cell office:value-type="float" office:value="249930" calcext:value-type="float">
            <text:p>249930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0866.5217391304" calcext:value-type="float">
            <text:p>10866,5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0" calcext:value-type="float">
            <text:p>390</text:p>
          </table:table-cell>
          <table:table-cell office:value-type="float" office:value="231360" calcext:value-type="float">
            <text:p>231360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0059.1304347826" calcext:value-type="float">
            <text:p>10059,13</text:p>
          </table:table-cell>
          <table:table-cell office:value-type="float" office:value="395" calcext:value-type="float">
            <text:p>395</text:p>
          </table:table-cell>
          <table:table-cell office:value-type="float" office:value="250325" calcext:value-type="float">
            <text:p>250325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0883.6956521739" calcext:value-type="float">
            <text:p>10883,7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69" calcext:value-type="float">
            <text:p>369</text:p>
          </table:table-cell>
          <table:table-cell office:value-type="float" office:value="231729" calcext:value-type="float">
            <text:p>231729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0075.1739130435" calcext:value-type="float">
            <text:p>10075,17</text:p>
          </table:table-cell>
          <table:table-cell office:value-type="float" office:value="394" calcext:value-type="float">
            <text:p>394</text:p>
          </table:table-cell>
          <table:table-cell office:value-type="float" office:value="250719" calcext:value-type="float">
            <text:p>250719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0900.8260869565" calcext:value-type="float">
            <text:p>10900,8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72" calcext:value-type="float">
            <text:p>372</text:p>
          </table:table-cell>
          <table:table-cell office:value-type="float" office:value="232101" calcext:value-type="float">
            <text:p>232101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10091.347826087" calcext:value-type="float">
            <text:p>10091,35</text:p>
          </table:table-cell>
          <table:table-cell office:value-type="float" office:value="414" calcext:value-type="float">
            <text:p>414</text:p>
          </table:table-cell>
          <table:table-cell office:value-type="float" office:value="251133" calcext:value-type="float">
            <text:p>251133</text:p>
          </table:table-cell>
          <table:table-cell office:value-type="float" office:value="18" calcext:value-type="float">
            <text:p>18,00</text:p>
          </table:table-cell>
          <table:table-cell office:value-type="float" office:value="10918.8260869565" calcext:value-type="float">
            <text:p>10918,8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75" calcext:value-type="float">
            <text:p>375</text:p>
          </table:table-cell>
          <table:table-cell office:value-type="float" office:value="232476" calcext:value-type="float">
            <text:p>232476</text:p>
          </table:table-cell>
          <table:table-cell office:value-type="float" office:value="16.304347826087" calcext:value-type="float">
            <text:p>16,30</text:p>
          </table:table-cell>
          <table:table-cell office:value-type="float" office:value="10107.652173913" calcext:value-type="float">
            <text:p>10107,65</text:p>
          </table:table-cell>
          <table:table-cell office:value-type="float" office:value="404" calcext:value-type="float">
            <text:p>404</text:p>
          </table:table-cell>
          <table:table-cell office:value-type="float" office:value="251537" calcext:value-type="float">
            <text:p>251537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0936.3913043478" calcext:value-type="float">
            <text:p>10936,3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3" calcext:value-type="float">
            <text:p>393</text:p>
          </table:table-cell>
          <table:table-cell office:value-type="float" office:value="232869" calcext:value-type="float">
            <text:p>232869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0124.7391304348" calcext:value-type="float">
            <text:p>10124,74</text:p>
          </table:table-cell>
          <table:table-cell office:value-type="float" office:value="390" calcext:value-type="float">
            <text:p>390</text:p>
          </table:table-cell>
          <table:table-cell office:value-type="float" office:value="251927" calcext:value-type="float">
            <text:p>25192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0953.3478260869" calcext:value-type="float">
            <text:p>10953,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70" calcext:value-type="float">
            <text:p>370</text:p>
          </table:table-cell>
          <table:table-cell office:value-type="float" office:value="233239" calcext:value-type="float">
            <text:p>233239</text:p>
          </table:table-cell>
          <table:table-cell office:value-type="float" office:value="16.0869565217391" calcext:value-type="float">
            <text:p>16,09</text:p>
          </table:table-cell>
          <table:table-cell office:value-type="float" office:value="10140.8260869565" calcext:value-type="float">
            <text:p>10140,83</text:p>
          </table:table-cell>
          <table:table-cell office:value-type="float" office:value="391" calcext:value-type="float">
            <text:p>391</text:p>
          </table:table-cell>
          <table:table-cell office:value-type="float" office:value="252318" calcext:value-type="float">
            <text:p>252318</text:p>
          </table:table-cell>
          <table:table-cell office:value-type="float" office:value="17" calcext:value-type="float">
            <text:p>17,00</text:p>
          </table:table-cell>
          <table:table-cell office:value-type="float" office:value="10970.3478260869" calcext:value-type="float">
            <text:p>10970,3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71" calcext:value-type="float">
            <text:p>371</text:p>
          </table:table-cell>
          <table:table-cell office:value-type="float" office:value="233610" calcext:value-type="float">
            <text:p>233610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10156.9565217391" calcext:value-type="float">
            <text:p>10156,96</text:p>
          </table:table-cell>
          <table:table-cell office:value-type="float" office:value="410" calcext:value-type="float">
            <text:p>410</text:p>
          </table:table-cell>
          <table:table-cell office:value-type="float" office:value="252728" calcext:value-type="float">
            <text:p>25272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0988.1739130435" calcext:value-type="float">
            <text:p>10988,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95" calcext:value-type="float">
            <text:p>395</text:p>
          </table:table-cell>
          <table:table-cell office:value-type="float" office:value="234005" calcext:value-type="float">
            <text:p>234005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0174.1304347826" calcext:value-type="float">
            <text:p>10174,13</text:p>
          </table:table-cell>
          <table:table-cell office:value-type="float" office:value="411" calcext:value-type="float">
            <text:p>411</text:p>
          </table:table-cell>
          <table:table-cell office:value-type="float" office:value="253139" calcext:value-type="float">
            <text:p>25313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1006.0434782609" calcext:value-type="float">
            <text:p>11006,0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1" calcext:value-type="float">
            <text:p>391</text:p>
          </table:table-cell>
          <table:table-cell office:value-type="float" office:value="234396" calcext:value-type="float">
            <text:p>234396</text:p>
          </table:table-cell>
          <table:table-cell office:value-type="float" office:value="17" calcext:value-type="float">
            <text:p>17,00</text:p>
          </table:table-cell>
          <table:table-cell office:value-type="float" office:value="10191.1304347826" calcext:value-type="float">
            <text:p>10191,13</text:p>
          </table:table-cell>
          <table:table-cell office:value-type="float" office:value="387" calcext:value-type="float">
            <text:p>387</text:p>
          </table:table-cell>
          <table:table-cell office:value-type="float" office:value="253526" calcext:value-type="float">
            <text:p>253526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022.8695652174" calcext:value-type="float">
            <text:p>11022,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9" calcext:value-type="float">
            <text:p>369</text:p>
          </table:table-cell>
          <table:table-cell office:value-type="float" office:value="234765" calcext:value-type="float">
            <text:p>234765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0207.1739130435" calcext:value-type="float">
            <text:p>10207,17</text:p>
          </table:table-cell>
          <table:table-cell office:value-type="float" office:value="387" calcext:value-type="float">
            <text:p>387</text:p>
          </table:table-cell>
          <table:table-cell office:value-type="float" office:value="253913" calcext:value-type="float">
            <text:p>25391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039.6956521739" calcext:value-type="float">
            <text:p>11039,7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67" calcext:value-type="float">
            <text:p>367</text:p>
          </table:table-cell>
          <table:table-cell office:value-type="float" office:value="235132" calcext:value-type="float">
            <text:p>235132</text:p>
          </table:table-cell>
          <table:table-cell office:value-type="float" office:value="15.9565217391304" calcext:value-type="float">
            <text:p>15,96</text:p>
          </table:table-cell>
          <table:table-cell office:value-type="float" office:value="10223.1304347826" calcext:value-type="float">
            <text:p>10223,13</text:p>
          </table:table-cell>
          <table:table-cell office:value-type="float" office:value="413" calcext:value-type="float">
            <text:p>413</text:p>
          </table:table-cell>
          <table:table-cell office:value-type="float" office:value="254326" calcext:value-type="float">
            <text:p>254326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1057.652173913" calcext:value-type="float">
            <text:p>11057,6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1" calcext:value-type="float">
            <text:p>401</text:p>
          </table:table-cell>
          <table:table-cell office:value-type="float" office:value="235533" calcext:value-type="float">
            <text:p>235533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10240.5652173913" calcext:value-type="float">
            <text:p>10240,57</text:p>
          </table:table-cell>
          <table:table-cell office:value-type="float" office:value="411" calcext:value-type="float">
            <text:p>411</text:p>
          </table:table-cell>
          <table:table-cell office:value-type="float" office:value="254737" calcext:value-type="float">
            <text:p>254737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1075.5217391304" calcext:value-type="float">
            <text:p>11075,5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93" calcext:value-type="float">
            <text:p>393</text:p>
          </table:table-cell>
          <table:table-cell office:value-type="float" office:value="235926" calcext:value-type="float">
            <text:p>235926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0257.652173913" calcext:value-type="float">
            <text:p>10257,65</text:p>
          </table:table-cell>
          <table:table-cell office:value-type="float" office:value="385" calcext:value-type="float">
            <text:p>385</text:p>
          </table:table-cell>
          <table:table-cell office:value-type="float" office:value="255122" calcext:value-type="float">
            <text:p>255122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1092.2608695652" calcext:value-type="float">
            <text:p>11092,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71" calcext:value-type="float">
            <text:p>371</text:p>
          </table:table-cell>
          <table:table-cell office:value-type="float" office:value="236297" calcext:value-type="float">
            <text:p>236297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10273.7826086957" calcext:value-type="float">
            <text:p>10273,78</text:p>
          </table:table-cell>
          <table:table-cell office:value-type="float" office:value="390" calcext:value-type="float">
            <text:p>390</text:p>
          </table:table-cell>
          <table:table-cell office:value-type="float" office:value="255512" calcext:value-type="float">
            <text:p>255512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109.2173913043" calcext:value-type="float">
            <text:p>11109,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67" calcext:value-type="float">
            <text:p>367</text:p>
          </table:table-cell>
          <table:table-cell office:value-type="float" office:value="236664" calcext:value-type="float">
            <text:p>236664</text:p>
          </table:table-cell>
          <table:table-cell office:value-type="float" office:value="15.9565217391304" calcext:value-type="float">
            <text:p>15,96</text:p>
          </table:table-cell>
          <table:table-cell office:value-type="float" office:value="10289.7391304348" calcext:value-type="float">
            <text:p>10289,74</text:p>
          </table:table-cell>
          <table:table-cell office:value-type="float" office:value="409" calcext:value-type="float">
            <text:p>409</text:p>
          </table:table-cell>
          <table:table-cell office:value-type="float" office:value="255921" calcext:value-type="float">
            <text:p>255921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1127" calcext:value-type="float">
            <text:p>11127,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41" calcext:value-type="float">
            <text:p>241</text:p>
          </table:table-cell>
          <table:table-cell office:value-type="float" office:value="236905" calcext:value-type="float">
            <text:p>236905</text:p>
          </table:table-cell>
          <table:table-cell office:value-type="float" office:value="10.4782608695652" calcext:value-type="float">
            <text:p>10,48</text:p>
          </table:table-cell>
          <table:table-cell office:value-type="float" office:value="10300.2173913044" calcext:value-type="float">
            <text:p>10300,22</text:p>
          </table:table-cell>
          <table:table-cell office:value-type="float" office:value="409" calcext:value-type="float">
            <text:p>409</text:p>
          </table:table-cell>
          <table:table-cell office:value-type="float" office:value="256330" calcext:value-type="float">
            <text:p>25633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1144.7826086956" calcext:value-type="float">
            <text:p>11144,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89" calcext:value-type="float">
            <text:p>389</text:p>
          </table:table-cell>
          <table:table-cell office:value-type="float" office:value="237294" calcext:value-type="float">
            <text:p>237294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0317.1304347826" calcext:value-type="float">
            <text:p>10317,13</text:p>
          </table:table-cell>
          <table:table-cell office:value-type="float" office:value="397" calcext:value-type="float">
            <text:p>397</text:p>
          </table:table-cell>
          <table:table-cell office:value-type="float" office:value="256727" calcext:value-type="float">
            <text:p>256727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11162.0434782609" calcext:value-type="float">
            <text:p>11162,0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72" calcext:value-type="float">
            <text:p>372</text:p>
          </table:table-cell>
          <table:table-cell office:value-type="float" office:value="237666" calcext:value-type="float">
            <text:p>237666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10333.3043478261" calcext:value-type="float">
            <text:p>10333,30</text:p>
          </table:table-cell>
          <table:table-cell office:value-type="float" office:value="396" calcext:value-type="float">
            <text:p>396</text:p>
          </table:table-cell>
          <table:table-cell office:value-type="float" office:value="257123" calcext:value-type="float">
            <text:p>257123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1179.2608695652" calcext:value-type="float">
            <text:p>11179,2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76" calcext:value-type="float">
            <text:p>376</text:p>
          </table:table-cell>
          <table:table-cell office:value-type="float" office:value="238042" calcext:value-type="float">
            <text:p>238042</text:p>
          </table:table-cell>
          <table:table-cell office:value-type="float" office:value="16.3478260869565" calcext:value-type="float">
            <text:p>16,35</text:p>
          </table:table-cell>
          <table:table-cell office:value-type="float" office:value="10349.652173913" calcext:value-type="float">
            <text:p>10349,65</text:p>
          </table:table-cell>
          <table:table-cell office:value-type="float" office:value="409" calcext:value-type="float">
            <text:p>409</text:p>
          </table:table-cell>
          <table:table-cell office:value-type="float" office:value="257532" calcext:value-type="float">
            <text:p>25753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1197.0434782609" calcext:value-type="float">
            <text:p>11197,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4" calcext:value-type="float">
            <text:p>384</text:p>
          </table:table-cell>
          <table:table-cell office:value-type="float" office:value="238426" calcext:value-type="float">
            <text:p>238426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0366.347826087" calcext:value-type="float">
            <text:p>10366,35</text:p>
          </table:table-cell>
          <table:table-cell office:value-type="float" office:value="412" calcext:value-type="float">
            <text:p>412</text:p>
          </table:table-cell>
          <table:table-cell office:value-type="float" office:value="257944" calcext:value-type="float">
            <text:p>25794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1214.9565217391" calcext:value-type="float">
            <text:p>11214,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93" calcext:value-type="float">
            <text:p>393</text:p>
          </table:table-cell>
          <table:table-cell office:value-type="float" office:value="238819" calcext:value-type="float">
            <text:p>238819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0383.4347826087" calcext:value-type="float">
            <text:p>10383,43</text:p>
          </table:table-cell>
          <table:table-cell office:value-type="float" office:value="410" calcext:value-type="float">
            <text:p>410</text:p>
          </table:table-cell>
          <table:table-cell office:value-type="float" office:value="258354" calcext:value-type="float">
            <text:p>258354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1232.7826086956" calcext:value-type="float">
            <text:p>11232,7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4" calcext:value-type="float">
            <text:p>394</text:p>
          </table:table-cell>
          <table:table-cell office:value-type="float" office:value="239213" calcext:value-type="float">
            <text:p>239213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0400.5652173913" calcext:value-type="float">
            <text:p>10400,57</text:p>
          </table:table-cell>
          <table:table-cell office:value-type="float" office:value="392" calcext:value-type="float">
            <text:p>392</text:p>
          </table:table-cell>
          <table:table-cell office:value-type="float" office:value="258746" calcext:value-type="float">
            <text:p>25874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1249.8260869565" calcext:value-type="float">
            <text:p>11249,8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78" calcext:value-type="float">
            <text:p>378</text:p>
          </table:table-cell>
          <table:table-cell office:value-type="float" office:value="239591" calcext:value-type="float">
            <text:p>239591</text:p>
          </table:table-cell>
          <table:table-cell office:value-type="float" office:value="16.4347826086957" calcext:value-type="float">
            <text:p>16,43</text:p>
          </table:table-cell>
          <table:table-cell office:value-type="float" office:value="10417" calcext:value-type="float">
            <text:p>10417,00</text:p>
          </table:table-cell>
          <table:table-cell office:value-type="float" office:value="461" calcext:value-type="float">
            <text:p>461</text:p>
          </table:table-cell>
          <table:table-cell office:value-type="float" office:value="259207" calcext:value-type="float">
            <text:p>259207</text:p>
          </table:table-cell>
          <table:table-cell office:value-type="float" office:value="20.0434782608696" calcext:value-type="float">
            <text:p>20,04</text:p>
          </table:table-cell>
          <table:table-cell office:value-type="float" office:value="11269.8695652174" calcext:value-type="float">
            <text:p>11269,8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36" calcext:value-type="float">
            <text:p>436</text:p>
          </table:table-cell>
          <table:table-cell office:value-type="float" office:value="240027" calcext:value-type="float">
            <text:p>240027</text:p>
          </table:table-cell>
          <table:table-cell office:value-type="float" office:value="18.9565217391304" calcext:value-type="float">
            <text:p>18,96</text:p>
          </table:table-cell>
          <table:table-cell office:value-type="float" office:value="10435.9565217391" calcext:value-type="float">
            <text:p>10435,96</text:p>
          </table:table-cell>
          <table:table-cell office:value-type="float" office:value="371" calcext:value-type="float">
            <text:p>371</text:p>
          </table:table-cell>
          <table:table-cell office:value-type="float" office:value="259578" calcext:value-type="float">
            <text:p>259578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11286" calcext:value-type="float">
            <text:p>11286,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54" calcext:value-type="float">
            <text:p>354</text:p>
          </table:table-cell>
          <table:table-cell office:value-type="float" office:value="240381" calcext:value-type="float">
            <text:p>240381</text:p>
          </table:table-cell>
          <table:table-cell office:value-type="float" office:value="15.3913043478261" calcext:value-type="float">
            <text:p>15,39</text:p>
          </table:table-cell>
          <table:table-cell office:value-type="float" office:value="10451.347826087" calcext:value-type="float">
            <text:p>10451,35</text:p>
          </table:table-cell>
          <table:table-cell office:value-type="float" office:value="246" calcext:value-type="float">
            <text:p>246</text:p>
          </table:table-cell>
          <table:table-cell office:value-type="float" office:value="259824" calcext:value-type="float">
            <text:p>259824</text:p>
          </table:table-cell>
          <table:table-cell office:value-type="float" office:value="10.695652173913" calcext:value-type="float">
            <text:p>10,70</text:p>
          </table:table-cell>
          <table:table-cell office:value-type="float" office:value="11296.6956521739" calcext:value-type="float">
            <text:p>11296,7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0" calcext:value-type="float">
            <text:p>220</text:p>
          </table:table-cell>
          <table:table-cell office:value-type="float" office:value="240601" calcext:value-type="float">
            <text:p>240601</text:p>
          </table:table-cell>
          <table:table-cell office:value-type="float" office:value="9.56521739130435" calcext:value-type="float">
            <text:p>9,57</text:p>
          </table:table-cell>
          <table:table-cell office:value-type="float" office:value="10460.9130434783" calcext:value-type="float">
            <text:p>10460,91</text:p>
          </table:table-cell>
          <table:table-cell office:value-type="float" office:value="244" calcext:value-type="float">
            <text:p>244</text:p>
          </table:table-cell>
          <table:table-cell office:value-type="float" office:value="260068" calcext:value-type="float">
            <text:p>260068</text:p>
          </table:table-cell>
          <table:table-cell office:value-type="float" office:value="10.6086956521739" calcext:value-type="float">
            <text:p>10,61</text:p>
          </table:table-cell>
          <table:table-cell office:value-type="float" office:value="11307.3043478261" calcext:value-type="float">
            <text:p>11307,3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1" calcext:value-type="float">
            <text:p>221</text:p>
          </table:table-cell>
          <table:table-cell office:value-type="float" office:value="240822" calcext:value-type="float">
            <text:p>240822</text:p>
          </table:table-cell>
          <table:table-cell office:value-type="float" office:value="9.60869565217391" calcext:value-type="float">
            <text:p>9,61</text:p>
          </table:table-cell>
          <table:table-cell office:value-type="float" office:value="10470.5217391304" calcext:value-type="float">
            <text:p>10470,52</text:p>
          </table:table-cell>
          <table:table-cell office:value-type="float" office:value="406" calcext:value-type="float">
            <text:p>406</text:p>
          </table:table-cell>
          <table:table-cell office:value-type="float" office:value="260474" calcext:value-type="float">
            <text:p>260474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1324.9565217391" calcext:value-type="float">
            <text:p>11324,9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97" calcext:value-type="float">
            <text:p>397</text:p>
          </table:table-cell>
          <table:table-cell office:value-type="float" office:value="241219" calcext:value-type="float">
            <text:p>241219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10487.7826086957" calcext:value-type="float">
            <text:p>10487,78</text:p>
          </table:table-cell>
          <table:table-cell office:value-type="float" office:value="411" calcext:value-type="float">
            <text:p>411</text:p>
          </table:table-cell>
          <table:table-cell office:value-type="float" office:value="260885" calcext:value-type="float">
            <text:p>26088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1342.8260869565" calcext:value-type="float">
            <text:p>11342,8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98" calcext:value-type="float">
            <text:p>398</text:p>
          </table:table-cell>
          <table:table-cell office:value-type="float" office:value="241617" calcext:value-type="float">
            <text:p>241617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10505.0869565217" calcext:value-type="float">
            <text:p>10505,09</text:p>
          </table:table-cell>
          <table:table-cell office:value-type="float" office:value="266" calcext:value-type="float">
            <text:p>266</text:p>
          </table:table-cell>
          <table:table-cell office:value-type="float" office:value="261151" calcext:value-type="float">
            <text:p>261151</text:p>
          </table:table-cell>
          <table:table-cell office:value-type="float" office:value="11.5652173913043" calcext:value-type="float">
            <text:p>11,57</text:p>
          </table:table-cell>
          <table:table-cell office:value-type="float" office:value="11354.3913043478" calcext:value-type="float">
            <text:p>11354,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0" calcext:value-type="float">
            <text:p>240</text:p>
          </table:table-cell>
          <table:table-cell office:value-type="float" office:value="241857" calcext:value-type="float">
            <text:p>241857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0515.5217391304" calcext:value-type="float">
            <text:p>10515,52</text:p>
          </table:table-cell>
          <table:table-cell office:value-type="float" office:value="261" calcext:value-type="float">
            <text:p>261</text:p>
          </table:table-cell>
          <table:table-cell office:value-type="float" office:value="261412" calcext:value-type="float">
            <text:p>261412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1365.7391304348" calcext:value-type="float">
            <text:p>11365,7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1" calcext:value-type="float">
            <text:p>241</text:p>
          </table:table-cell>
          <table:table-cell office:value-type="float" office:value="242098" calcext:value-type="float">
            <text:p>242098</text:p>
          </table:table-cell>
          <table:table-cell office:value-type="float" office:value="10.4782608695652" calcext:value-type="float">
            <text:p>10,48</text:p>
          </table:table-cell>
          <table:table-cell office:value-type="float" office:value="10526" calcext:value-type="float">
            <text:p>10526,00</text:p>
          </table:table-cell>
          <table:table-cell office:value-type="float" office:value="410" calcext:value-type="float">
            <text:p>410</text:p>
          </table:table-cell>
          <table:table-cell office:value-type="float" office:value="261822" calcext:value-type="float">
            <text:p>26182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1383.5652173913" calcext:value-type="float">
            <text:p>11383,5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87" calcext:value-type="float">
            <text:p>387</text:p>
          </table:table-cell>
          <table:table-cell office:value-type="float" office:value="242485" calcext:value-type="float">
            <text:p>24248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0542.8260869565" calcext:value-type="float">
            <text:p>10542,83</text:p>
          </table:table-cell>
          <table:table-cell office:value-type="float" office:value="404" calcext:value-type="float">
            <text:p>404</text:p>
          </table:table-cell>
          <table:table-cell office:value-type="float" office:value="262226" calcext:value-type="float">
            <text:p>262226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1401.1304347826" calcext:value-type="float">
            <text:p>11401,1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92" calcext:value-type="float">
            <text:p>392</text:p>
          </table:table-cell>
          <table:table-cell office:value-type="float" office:value="242877" calcext:value-type="float">
            <text:p>24287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0559.8695652174" calcext:value-type="float">
            <text:p>10559,87</text:p>
          </table:table-cell>
          <table:table-cell office:value-type="float" office:value="252" calcext:value-type="float">
            <text:p>252</text:p>
          </table:table-cell>
          <table:table-cell office:value-type="float" office:value="262478" calcext:value-type="float">
            <text:p>262478</text:p>
          </table:table-cell>
          <table:table-cell office:value-type="float" office:value="10.9565217391304" calcext:value-type="float">
            <text:p>10,96</text:p>
          </table:table-cell>
          <table:table-cell office:value-type="float" office:value="11412.0869565217" calcext:value-type="float">
            <text:p>11412,0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9" calcext:value-type="float">
            <text:p>229</text:p>
          </table:table-cell>
          <table:table-cell office:value-type="float" office:value="243106" calcext:value-type="float">
            <text:p>243106</text:p>
          </table:table-cell>
          <table:table-cell office:value-type="float" office:value="9.95652173913044" calcext:value-type="float">
            <text:p>9,96</text:p>
          </table:table-cell>
          <table:table-cell office:value-type="float" office:value="10569.8260869565" calcext:value-type="float">
            <text:p>10569,83</text:p>
          </table:table-cell>
          <table:table-cell office:value-type="float" office:value="250" calcext:value-type="float">
            <text:p>250</text:p>
          </table:table-cell>
          <table:table-cell office:value-type="float" office:value="262728" calcext:value-type="float">
            <text:p>262728</text:p>
          </table:table-cell>
          <table:table-cell office:value-type="float" office:value="10.8695652173913" calcext:value-type="float">
            <text:p>10,87</text:p>
          </table:table-cell>
          <table:table-cell office:value-type="float" office:value="11422.9565217391" calcext:value-type="float">
            <text:p>11422,9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9" calcext:value-type="float">
            <text:p>229</text:p>
          </table:table-cell>
          <table:table-cell office:value-type="float" office:value="243335" calcext:value-type="float">
            <text:p>243335</text:p>
          </table:table-cell>
          <table:table-cell office:value-type="float" office:value="9.95652173913044" calcext:value-type="float">
            <text:p>9,96</text:p>
          </table:table-cell>
          <table:table-cell office:value-type="float" office:value="10579.7826086957" calcext:value-type="float">
            <text:p>10579,78</text:p>
          </table:table-cell>
          <table:table-cell office:value-type="float" office:value="410" calcext:value-type="float">
            <text:p>410</text:p>
          </table:table-cell>
          <table:table-cell office:value-type="float" office:value="263138" calcext:value-type="float">
            <text:p>26313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1440.7826086956" calcext:value-type="float">
            <text:p>11440,7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90" calcext:value-type="float">
            <text:p>390</text:p>
          </table:table-cell>
          <table:table-cell office:value-type="float" office:value="243725" calcext:value-type="float">
            <text:p>243725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0596.7391304348" calcext:value-type="float">
            <text:p>10596,74</text:p>
          </table:table-cell>
          <table:table-cell office:value-type="float" office:value="413" calcext:value-type="float">
            <text:p>413</text:p>
          </table:table-cell>
          <table:table-cell office:value-type="float" office:value="263551" calcext:value-type="float">
            <text:p>263551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1458.7391304348" calcext:value-type="float">
            <text:p>11458,7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1" calcext:value-type="float">
            <text:p>391</text:p>
          </table:table-cell>
          <table:table-cell office:value-type="float" office:value="244116" calcext:value-type="float">
            <text:p>244116</text:p>
          </table:table-cell>
          <table:table-cell office:value-type="float" office:value="17" calcext:value-type="float">
            <text:p>17,00</text:p>
          </table:table-cell>
          <table:table-cell office:value-type="float" office:value="10613.7391304348" calcext:value-type="float">
            <text:p>10613,74</text:p>
          </table:table-cell>
          <table:table-cell office:value-type="float" office:value="280" calcext:value-type="float">
            <text:p>280</text:p>
          </table:table-cell>
          <table:table-cell office:value-type="float" office:value="263831" calcext:value-type="float">
            <text:p>263831</text:p>
          </table:table-cell>
          <table:table-cell office:value-type="float" office:value="12.1739130434783" calcext:value-type="float">
            <text:p>12,17</text:p>
          </table:table-cell>
          <table:table-cell office:value-type="float" office:value="11470.9130434783" calcext:value-type="float">
            <text:p>11470,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7" calcext:value-type="float">
            <text:p>257</text:p>
          </table:table-cell>
          <table:table-cell office:value-type="float" office:value="244373" calcext:value-type="float">
            <text:p>244373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0624.9130434783" calcext:value-type="float">
            <text:p>10624,91</text:p>
          </table:table-cell>
          <table:table-cell office:value-type="float" office:value="280" calcext:value-type="float">
            <text:p>280</text:p>
          </table:table-cell>
          <table:table-cell office:value-type="float" office:value="264111" calcext:value-type="float">
            <text:p>264111</text:p>
          </table:table-cell>
          <table:table-cell office:value-type="float" office:value="12.1739130434783" calcext:value-type="float">
            <text:p>12,17</text:p>
          </table:table-cell>
          <table:table-cell office:value-type="float" office:value="11483.0869565217" calcext:value-type="float">
            <text:p>11483,0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8" calcext:value-type="float">
            <text:p>258</text:p>
          </table:table-cell>
          <table:table-cell office:value-type="float" office:value="244631" calcext:value-type="float">
            <text:p>244631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10636.1304347826" calcext:value-type="float">
            <text:p>10636,13</text:p>
          </table:table-cell>
          <table:table-cell office:value-type="float" office:value="413" calcext:value-type="float">
            <text:p>413</text:p>
          </table:table-cell>
          <table:table-cell office:value-type="float" office:value="264524" calcext:value-type="float">
            <text:p>264524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1501.0434782609" calcext:value-type="float">
            <text:p>11501,0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6" calcext:value-type="float">
            <text:p>396</text:p>
          </table:table-cell>
          <table:table-cell office:value-type="float" office:value="245027" calcext:value-type="float">
            <text:p>245027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0653.347826087" calcext:value-type="float">
            <text:p>10653,35</text:p>
          </table:table-cell>
          <table:table-cell office:value-type="float" office:value="410" calcext:value-type="float">
            <text:p>410</text:p>
          </table:table-cell>
          <table:table-cell office:value-type="float" office:value="264934" calcext:value-type="float">
            <text:p>264934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1518.8695652174" calcext:value-type="float">
            <text:p>11518,8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00" calcext:value-type="float">
            <text:p>400</text:p>
          </table:table-cell>
          <table:table-cell office:value-type="float" office:value="245427" calcext:value-type="float">
            <text:p>245427</text:p>
          </table:table-cell>
          <table:table-cell office:value-type="float" office:value="17.3913043478261" calcext:value-type="float">
            <text:p>17,39</text:p>
          </table:table-cell>
          <table:table-cell office:value-type="float" office:value="10670.7391304348" calcext:value-type="float">
            <text:p>10670,74</text:p>
          </table:table-cell>
          <table:table-cell office:value-type="float" office:value="412" calcext:value-type="float">
            <text:p>412</text:p>
          </table:table-cell>
          <table:table-cell office:value-type="float" office:value="265346" calcext:value-type="float">
            <text:p>26534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1536.7826086956" calcext:value-type="float">
            <text:p>11536,7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86" calcext:value-type="float">
            <text:p>386</text:p>
          </table:table-cell>
          <table:table-cell office:value-type="float" office:value="245813" calcext:value-type="float">
            <text:p>245813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0687.5217391304" calcext:value-type="float">
            <text:p>10687,52</text:p>
          </table:table-cell>
          <table:table-cell office:value-type="float" office:value="415" calcext:value-type="float">
            <text:p>415</text:p>
          </table:table-cell>
          <table:table-cell office:value-type="float" office:value="265761" calcext:value-type="float">
            <text:p>26576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1554.8260869565" calcext:value-type="float">
            <text:p>11554,8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96" calcext:value-type="float">
            <text:p>396</text:p>
          </table:table-cell>
          <table:table-cell office:value-type="float" office:value="246209" calcext:value-type="float">
            <text:p>246209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0704.7391304348" calcext:value-type="float">
            <text:p>10704,74</text:p>
          </table:table-cell>
          <table:table-cell office:value-type="float" office:value="412" calcext:value-type="float">
            <text:p>412</text:p>
          </table:table-cell>
          <table:table-cell office:value-type="float" office:value="266173" calcext:value-type="float">
            <text:p>26617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1572.7391304348" calcext:value-type="float">
            <text:p>11572,7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88" calcext:value-type="float">
            <text:p>388</text:p>
          </table:table-cell>
          <table:table-cell office:value-type="float" office:value="246597" calcext:value-type="float">
            <text:p>246597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0721.6086956522" calcext:value-type="float">
            <text:p>10721,61</text:p>
          </table:table-cell>
          <table:table-cell office:value-type="float" office:value="413" calcext:value-type="float">
            <text:p>413</text:p>
          </table:table-cell>
          <table:table-cell office:value-type="float" office:value="266586" calcext:value-type="float">
            <text:p>266586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1590.6956521739" calcext:value-type="float">
            <text:p>11590,7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48" calcext:value-type="float">
            <text:p>448</text:p>
          </table:table-cell>
          <table:table-cell office:value-type="float" office:value="247045" calcext:value-type="float">
            <text:p>247045</text:p>
          </table:table-cell>
          <table:table-cell office:value-type="float" office:value="19.4782608695652" calcext:value-type="float">
            <text:p>19,48</text:p>
          </table:table-cell>
          <table:table-cell office:value-type="float" office:value="10741.0869565217" calcext:value-type="float">
            <text:p>10741,09</text:p>
          </table:table-cell>
          <table:table-cell office:value-type="float" office:value="413" calcext:value-type="float">
            <text:p>413</text:p>
          </table:table-cell>
          <table:table-cell office:value-type="float" office:value="266999" calcext:value-type="float">
            <text:p>26699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1608.652173913" calcext:value-type="float">
            <text:p>11608,6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8" calcext:value-type="float">
            <text:p>388</text:p>
          </table:table-cell>
          <table:table-cell office:value-type="float" office:value="247433" calcext:value-type="float">
            <text:p>247433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0757.9565217391" calcext:value-type="float">
            <text:p>10757,96</text:p>
          </table:table-cell>
          <table:table-cell office:value-type="float" office:value="406" calcext:value-type="float">
            <text:p>406</text:p>
          </table:table-cell>
          <table:table-cell office:value-type="float" office:value="267405" calcext:value-type="float">
            <text:p>267405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1626.3043478261" calcext:value-type="float">
            <text:p>11626,3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85" calcext:value-type="float">
            <text:p>385</text:p>
          </table:table-cell>
          <table:table-cell office:value-type="float" office:value="247818" calcext:value-type="float">
            <text:p>24781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0774.6956521739" calcext:value-type="float">
            <text:p>10774,70</text:p>
          </table:table-cell>
          <table:table-cell office:value-type="float" office:value="359" calcext:value-type="float">
            <text:p>359</text:p>
          </table:table-cell>
          <table:table-cell office:value-type="float" office:value="267764" calcext:value-type="float">
            <text:p>267764</text:p>
          </table:table-cell>
          <table:table-cell office:value-type="float" office:value="15.6086956521739" calcext:value-type="float">
            <text:p>15,61</text:p>
          </table:table-cell>
          <table:table-cell office:value-type="float" office:value="11641.9130434783" calcext:value-type="float">
            <text:p>11641,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94" calcext:value-type="float">
            <text:p>394</text:p>
          </table:table-cell>
          <table:table-cell office:value-type="float" office:value="248212" calcext:value-type="float">
            <text:p>248212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0791.8260869565" calcext:value-type="float">
            <text:p>10791,83</text:p>
          </table:table-cell>
          <table:table-cell office:value-type="float" office:value="412" calcext:value-type="float">
            <text:p>412</text:p>
          </table:table-cell>
          <table:table-cell office:value-type="float" office:value="268176" calcext:value-type="float">
            <text:p>26817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1659.8260869565" calcext:value-type="float">
            <text:p>11659,8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float" office:value="248598" calcext:value-type="float">
            <text:p>248598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0808.6086956522" calcext:value-type="float">
            <text:p>10808,61</text:p>
          </table:table-cell>
          <table:table-cell office:value-type="float" office:value="408" calcext:value-type="float">
            <text:p>408</text:p>
          </table:table-cell>
          <table:table-cell office:value-type="float" office:value="268584" calcext:value-type="float">
            <text:p>26858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1677.5652173913" calcext:value-type="float">
            <text:p>11677,5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87" calcext:value-type="float">
            <text:p>387</text:p>
          </table:table-cell>
          <table:table-cell office:value-type="float" office:value="248985" calcext:value-type="float">
            <text:p>24898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0825.4347826087" calcext:value-type="float">
            <text:p>10825,43</text:p>
          </table:table-cell>
          <table:table-cell office:value-type="float" office:value="262" calcext:value-type="float">
            <text:p>262</text:p>
          </table:table-cell>
          <table:table-cell office:value-type="float" office:value="268846" calcext:value-type="float">
            <text:p>268846</text:p>
          </table:table-cell>
          <table:table-cell office:value-type="float" office:value="11.3913043478261" calcext:value-type="float">
            <text:p>11,39</text:p>
          </table:table-cell>
          <table:table-cell office:value-type="float" office:value="11688.9565217391" calcext:value-type="float">
            <text:p>11688,9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80" calcext:value-type="float">
            <text:p>280</text:p>
          </table:table-cell>
          <table:table-cell office:value-type="float" office:value="249265" calcext:value-type="float">
            <text:p>249265</text:p>
          </table:table-cell>
          <table:table-cell office:value-type="float" office:value="12.1739130434783" calcext:value-type="float">
            <text:p>12,17</text:p>
          </table:table-cell>
          <table:table-cell office:value-type="float" office:value="10837.6086956522" calcext:value-type="float">
            <text:p>10837,61</text:p>
          </table:table-cell>
          <table:table-cell office:value-type="float" office:value="263" calcext:value-type="float">
            <text:p>263</text:p>
          </table:table-cell>
          <table:table-cell office:value-type="float" office:value="269109" calcext:value-type="float">
            <text:p>269109</text:p>
          </table:table-cell>
          <table:table-cell office:value-type="float" office:value="11.4347826086957" calcext:value-type="float">
            <text:p>11,43</text:p>
          </table:table-cell>
          <table:table-cell office:value-type="float" office:value="11700.3913043478" calcext:value-type="float">
            <text:p>11700,3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8" calcext:value-type="float">
            <text:p>238</text:p>
          </table:table-cell>
          <table:table-cell office:value-type="float" office:value="249503" calcext:value-type="float">
            <text:p>249503</text:p>
          </table:table-cell>
          <table:table-cell office:value-type="float" office:value="10.3478260869565" calcext:value-type="float">
            <text:p>10,35</text:p>
          </table:table-cell>
          <table:table-cell office:value-type="float" office:value="10847.9565217391" calcext:value-type="float">
            <text:p>10847,96</text:p>
          </table:table-cell>
          <table:table-cell office:value-type="float" office:value="265" calcext:value-type="float">
            <text:p>265</text:p>
          </table:table-cell>
          <table:table-cell office:value-type="float" office:value="269374" calcext:value-type="float">
            <text:p>269374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11711.9130434782" calcext:value-type="float">
            <text:p>11711,9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42" calcext:value-type="float">
            <text:p>242</text:p>
          </table:table-cell>
          <table:table-cell office:value-type="float" office:value="249745" calcext:value-type="float">
            <text:p>249745</text:p>
          </table:table-cell>
          <table:table-cell office:value-type="float" office:value="10.5217391304348" calcext:value-type="float">
            <text:p>10,52</text:p>
          </table:table-cell>
          <table:table-cell office:value-type="float" office:value="10858.4782608696" calcext:value-type="float">
            <text:p>10858,48</text:p>
          </table:table-cell>
          <table:table-cell office:value-type="float" office:value="267" calcext:value-type="float">
            <text:p>267</text:p>
          </table:table-cell>
          <table:table-cell office:value-type="float" office:value="269641" calcext:value-type="float">
            <text:p>269641</text:p>
          </table:table-cell>
          <table:table-cell office:value-type="float" office:value="11.6086956521739" calcext:value-type="float">
            <text:p>11,61</text:p>
          </table:table-cell>
          <table:table-cell office:value-type="float" office:value="11723.5217391304" calcext:value-type="float">
            <text:p>11723,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40" calcext:value-type="float">
            <text:p>240</text:p>
          </table:table-cell>
          <table:table-cell office:value-type="float" office:value="249985" calcext:value-type="float">
            <text:p>249985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0868.9130434783" calcext:value-type="float">
            <text:p>10868,91</text:p>
          </table:table-cell>
          <table:table-cell office:value-type="float" office:value="267" calcext:value-type="float">
            <text:p>267</text:p>
          </table:table-cell>
          <table:table-cell office:value-type="float" office:value="269908" calcext:value-type="float">
            <text:p>269908</text:p>
          </table:table-cell>
          <table:table-cell office:value-type="float" office:value="11.6086956521739" calcext:value-type="float">
            <text:p>11,61</text:p>
          </table:table-cell>
          <table:table-cell office:value-type="float" office:value="11735.1304347826" calcext:value-type="float">
            <text:p>11735,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0" calcext:value-type="float">
            <text:p>250</text:p>
          </table:table-cell>
          <table:table-cell office:value-type="float" office:value="250235" calcext:value-type="float">
            <text:p>250235</text:p>
          </table:table-cell>
          <table:table-cell office:value-type="float" office:value="10.8695652173913" calcext:value-type="float">
            <text:p>10,87</text:p>
          </table:table-cell>
          <table:table-cell office:value-type="float" office:value="10879.7826086957" calcext:value-type="float">
            <text:p>10879,78</text:p>
          </table:table-cell>
          <table:table-cell office:value-type="float" office:value="261" calcext:value-type="float">
            <text:p>261</text:p>
          </table:table-cell>
          <table:table-cell office:value-type="float" office:value="270169" calcext:value-type="float">
            <text:p>270169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1746.4782608696" calcext:value-type="float">
            <text:p>11746,4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0" calcext:value-type="float">
            <text:p>240</text:p>
          </table:table-cell>
          <table:table-cell office:value-type="float" office:value="250475" calcext:value-type="float">
            <text:p>250475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0890.2173913044" calcext:value-type="float">
            <text:p>10890,22</text:p>
          </table:table-cell>
          <table:table-cell office:value-type="float" office:value="275" calcext:value-type="float">
            <text:p>275</text:p>
          </table:table-cell>
          <table:table-cell office:value-type="float" office:value="270444" calcext:value-type="float">
            <text:p>270444</text:p>
          </table:table-cell>
          <table:table-cell office:value-type="float" office:value="11.9565217391304" calcext:value-type="float">
            <text:p>11,96</text:p>
          </table:table-cell>
          <table:table-cell office:value-type="float" office:value="11758.4347826087" calcext:value-type="float">
            <text:p>11758,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48" calcext:value-type="float">
            <text:p>248</text:p>
          </table:table-cell>
          <table:table-cell office:value-type="float" office:value="250723" calcext:value-type="float">
            <text:p>250723</text:p>
          </table:table-cell>
          <table:table-cell office:value-type="float" office:value="10.7826086956522" calcext:value-type="float">
            <text:p>10,78</text:p>
          </table:table-cell>
          <table:table-cell office:value-type="float" office:value="10901" calcext:value-type="float">
            <text:p>10901,00</text:p>
          </table:table-cell>
          <table:table-cell office:value-type="float" office:value="410" calcext:value-type="float">
            <text:p>410</text:p>
          </table:table-cell>
          <table:table-cell office:value-type="float" office:value="270854" calcext:value-type="float">
            <text:p>270854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1776.2608695652" calcext:value-type="float">
            <text:p>11776,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86" calcext:value-type="float">
            <text:p>386</text:p>
          </table:table-cell>
          <table:table-cell office:value-type="float" office:value="251109" calcext:value-type="float">
            <text:p>251109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0917.7826086957" calcext:value-type="float">
            <text:p>10917,78</text:p>
          </table:table-cell>
          <table:table-cell office:value-type="float" office:value="279" calcext:value-type="float">
            <text:p>279</text:p>
          </table:table-cell>
          <table:table-cell office:value-type="float" office:value="271133" calcext:value-type="float">
            <text:p>271133</text:p>
          </table:table-cell>
          <table:table-cell office:value-type="float" office:value="12.1304347826087" calcext:value-type="float">
            <text:p>12,13</text:p>
          </table:table-cell>
          <table:table-cell office:value-type="float" office:value="11788.3913043478" calcext:value-type="float">
            <text:p>11788,3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49" calcext:value-type="float">
            <text:p>249</text:p>
          </table:table-cell>
          <table:table-cell office:value-type="float" office:value="251358" calcext:value-type="float">
            <text:p>251358</text:p>
          </table:table-cell>
          <table:table-cell office:value-type="float" office:value="10.8260869565217" calcext:value-type="float">
            <text:p>10,83</text:p>
          </table:table-cell>
          <table:table-cell office:value-type="float" office:value="10928.6086956522" calcext:value-type="float">
            <text:p>10928,61</text:p>
          </table:table-cell>
          <table:table-cell office:value-type="float" office:value="323" calcext:value-type="float">
            <text:p>323</text:p>
          </table:table-cell>
          <table:table-cell office:value-type="float" office:value="271456" calcext:value-type="float">
            <text:p>271456</text:p>
          </table:table-cell>
          <table:table-cell office:value-type="float" office:value="14.0434782608696" calcext:value-type="float">
            <text:p>14,04</text:p>
          </table:table-cell>
          <table:table-cell office:value-type="float" office:value="11802.4347826087" calcext:value-type="float">
            <text:p>11802,4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37" calcext:value-type="float">
            <text:p>337</text:p>
          </table:table-cell>
          <table:table-cell office:value-type="float" office:value="251695" calcext:value-type="float">
            <text:p>251695</text:p>
          </table:table-cell>
          <table:table-cell office:value-type="float" office:value="14.6521739130435" calcext:value-type="float">
            <text:p>14,65</text:p>
          </table:table-cell>
          <table:table-cell office:value-type="float" office:value="10943.2608695652" calcext:value-type="float">
            <text:p>10943,26</text:p>
          </table:table-cell>
          <table:table-cell office:value-type="float" office:value="366" calcext:value-type="float">
            <text:p>366</text:p>
          </table:table-cell>
          <table:table-cell office:value-type="float" office:value="271822" calcext:value-type="float">
            <text:p>271822</text:p>
          </table:table-cell>
          <table:table-cell office:value-type="float" office:value="15.9130434782609" calcext:value-type="float">
            <text:p>15,91</text:p>
          </table:table-cell>
          <table:table-cell office:value-type="float" office:value="11818.3478260869" calcext:value-type="float">
            <text:p>11818,3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3" calcext:value-type="float">
            <text:p>343</text:p>
          </table:table-cell>
          <table:table-cell office:value-type="float" office:value="252038" calcext:value-type="float">
            <text:p>252038</text:p>
          </table:table-cell>
          <table:table-cell office:value-type="float" office:value="14.9130434782609" calcext:value-type="float">
            <text:p>14,91</text:p>
          </table:table-cell>
          <table:table-cell office:value-type="float" office:value="10958.1739130435" calcext:value-type="float">
            <text:p>10958,17</text:p>
          </table:table-cell>
          <table:table-cell office:value-type="float" office:value="370" calcext:value-type="float">
            <text:p>370</text:p>
          </table:table-cell>
          <table:table-cell office:value-type="float" office:value="272192" calcext:value-type="float">
            <text:p>272192</text:p>
          </table:table-cell>
          <table:table-cell office:value-type="float" office:value="16.0869565217391" calcext:value-type="float">
            <text:p>16,09</text:p>
          </table:table-cell>
          <table:table-cell office:value-type="float" office:value="11834.4347826087" calcext:value-type="float">
            <text:p>11834,4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6" calcext:value-type="float">
            <text:p>346</text:p>
          </table:table-cell>
          <table:table-cell office:value-type="float" office:value="252384" calcext:value-type="float">
            <text:p>252384</text:p>
          </table:table-cell>
          <table:table-cell office:value-type="float" office:value="15.0434782608696" calcext:value-type="float">
            <text:p>15,04</text:p>
          </table:table-cell>
          <table:table-cell office:value-type="float" office:value="10973.2173913044" calcext:value-type="float">
            <text:p>10973,22</text:p>
          </table:table-cell>
          <table:table-cell office:value-type="float" office:value="368" calcext:value-type="float">
            <text:p>368</text:p>
          </table:table-cell>
          <table:table-cell office:value-type="float" office:value="272560" calcext:value-type="float">
            <text:p>272560</text:p>
          </table:table-cell>
          <table:table-cell office:value-type="float" office:value="16" calcext:value-type="float">
            <text:p>16,00</text:p>
          </table:table-cell>
          <table:table-cell office:value-type="float" office:value="11850.4347826087" calcext:value-type="float">
            <text:p>11850,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6" calcext:value-type="float">
            <text:p>346</text:p>
          </table:table-cell>
          <table:table-cell office:value-type="float" office:value="252730" calcext:value-type="float">
            <text:p>252730</text:p>
          </table:table-cell>
          <table:table-cell office:value-type="float" office:value="15.0434782608696" calcext:value-type="float">
            <text:p>15,04</text:p>
          </table:table-cell>
          <table:table-cell office:value-type="float" office:value="10988.2608695652" calcext:value-type="float">
            <text:p>10988,26</text:p>
          </table:table-cell>
          <table:table-cell office:value-type="float" office:value="373" calcext:value-type="float">
            <text:p>373</text:p>
          </table:table-cell>
          <table:table-cell office:value-type="float" office:value="272933" calcext:value-type="float">
            <text:p>272933</text:p>
          </table:table-cell>
          <table:table-cell office:value-type="float" office:value="16.2173913043478" calcext:value-type="float">
            <text:p>16,22</text:p>
          </table:table-cell>
          <table:table-cell office:value-type="float" office:value="11866.652173913" calcext:value-type="float">
            <text:p>11866,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office:value-type="float" office:value="253076" calcext:value-type="float">
            <text:p>253076</text:p>
          </table:table-cell>
          <table:table-cell office:value-type="float" office:value="15.0434782608696" calcext:value-type="float">
            <text:p>15,04</text:p>
          </table:table-cell>
          <table:table-cell office:value-type="float" office:value="11003.3043478261" calcext:value-type="float">
            <text:p>11003,30</text:p>
          </table:table-cell>
          <table:table-cell office:value-type="float" office:value="362" calcext:value-type="float">
            <text:p>362</text:p>
          </table:table-cell>
          <table:table-cell office:value-type="float" office:value="273295" calcext:value-type="float">
            <text:p>273295</text:p>
          </table:table-cell>
          <table:table-cell office:value-type="float" office:value="15.7391304347826" calcext:value-type="float">
            <text:p>15,74</text:p>
          </table:table-cell>
          <table:table-cell office:value-type="float" office:value="11882.3913043478" calcext:value-type="float">
            <text:p>11882,3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8" calcext:value-type="float">
            <text:p>348</text:p>
          </table:table-cell>
          <table:table-cell office:value-type="float" office:value="253424" calcext:value-type="float">
            <text:p>253424</text:p>
          </table:table-cell>
          <table:table-cell office:value-type="float" office:value="15.1304347826087" calcext:value-type="float">
            <text:p>15,13</text:p>
          </table:table-cell>
          <table:table-cell office:value-type="float" office:value="11018.4347826087" calcext:value-type="float">
            <text:p>11018,43</text:p>
          </table:table-cell>
          <table:table-cell office:value-type="float" office:value="263" calcext:value-type="float">
            <text:p>263</text:p>
          </table:table-cell>
          <table:table-cell office:value-type="float" office:value="273558" calcext:value-type="float">
            <text:p>273558</text:p>
          </table:table-cell>
          <table:table-cell office:value-type="float" office:value="11.4347826086957" calcext:value-type="float">
            <text:p>11,43</text:p>
          </table:table-cell>
          <table:table-cell office:value-type="float" office:value="11893.8260869565" calcext:value-type="float">
            <text:p>11893,8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9" calcext:value-type="float">
            <text:p>229</text:p>
          </table:table-cell>
          <table:table-cell office:value-type="float" office:value="253653" calcext:value-type="float">
            <text:p>253653</text:p>
          </table:table-cell>
          <table:table-cell office:value-type="float" office:value="9.95652173913044" calcext:value-type="float">
            <text:p>9,96</text:p>
          </table:table-cell>
          <table:table-cell office:value-type="float" office:value="11028.3913043478" calcext:value-type="float">
            <text:p>11028,39</text:p>
          </table:table-cell>
          <table:table-cell office:value-type="float" office:value="252" calcext:value-type="float">
            <text:p>252</text:p>
          </table:table-cell>
          <table:table-cell office:value-type="float" office:value="273810" calcext:value-type="float">
            <text:p>273810</text:p>
          </table:table-cell>
          <table:table-cell office:value-type="float" office:value="10.9565217391304" calcext:value-type="float">
            <text:p>10,96</text:p>
          </table:table-cell>
          <table:table-cell office:value-type="float" office:value="11904.7826086956" calcext:value-type="float">
            <text:p>11904,7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0" calcext:value-type="float">
            <text:p>230</text:p>
          </table:table-cell>
          <table:table-cell office:value-type="float" office:value="253883" calcext:value-type="float">
            <text:p>253883</text:p>
          </table:table-cell>
          <table:table-cell office:value-type="float" office:value="10" calcext:value-type="float">
            <text:p>10,00</text:p>
          </table:table-cell>
          <table:table-cell office:value-type="float" office:value="11038.3913043478" calcext:value-type="float">
            <text:p>11038,39</text:p>
          </table:table-cell>
          <table:table-cell office:value-type="float" office:value="248" calcext:value-type="float">
            <text:p>248</text:p>
          </table:table-cell>
          <table:table-cell office:value-type="float" office:value="274058" calcext:value-type="float">
            <text:p>274058</text:p>
          </table:table-cell>
          <table:table-cell office:value-type="float" office:value="10.7826086956522" calcext:value-type="float">
            <text:p>10,78</text:p>
          </table:table-cell>
          <table:table-cell office:value-type="float" office:value="11915.5652173913" calcext:value-type="float">
            <text:p>11915,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30" calcext:value-type="float">
            <text:p>230</text:p>
          </table:table-cell>
          <table:table-cell office:value-type="float" office:value="254113" calcext:value-type="float">
            <text:p>254113</text:p>
          </table:table-cell>
          <table:table-cell office:value-type="float" office:value="10" calcext:value-type="float">
            <text:p>10,00</text:p>
          </table:table-cell>
          <table:table-cell office:value-type="float" office:value="11048.3913043478" calcext:value-type="float">
            <text:p>11048,39</text:p>
          </table:table-cell>
          <table:table-cell office:value-type="float" office:value="416" calcext:value-type="float">
            <text:p>416</text:p>
          </table:table-cell>
          <table:table-cell office:value-type="float" office:value="274474" calcext:value-type="float">
            <text:p>274474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1933.652173913" calcext:value-type="float">
            <text:p>11933,6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98" calcext:value-type="float">
            <text:p>398</text:p>
          </table:table-cell>
          <table:table-cell office:value-type="float" office:value="254511" calcext:value-type="float">
            <text:p>254511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11065.6956521739" calcext:value-type="float">
            <text:p>11065,70</text:p>
          </table:table-cell>
          <table:table-cell office:value-type="float" office:value="413" calcext:value-type="float">
            <text:p>413</text:p>
          </table:table-cell>
          <table:table-cell office:value-type="float" office:value="274887" calcext:value-type="float">
            <text:p>274887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1951.6086956522" calcext:value-type="float">
            <text:p>11951,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7" calcext:value-type="float">
            <text:p>397</text:p>
          </table:table-cell>
          <table:table-cell office:value-type="float" office:value="254908" calcext:value-type="float">
            <text:p>254908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11082.9565217391" calcext:value-type="float">
            <text:p>11082,96</text:p>
          </table:table-cell>
          <table:table-cell office:value-type="float" office:value="414" calcext:value-type="float">
            <text:p>414</text:p>
          </table:table-cell>
          <table:table-cell office:value-type="float" office:value="275301" calcext:value-type="float">
            <text:p>275301</text:p>
          </table:table-cell>
          <table:table-cell office:value-type="float" office:value="18" calcext:value-type="float">
            <text:p>18,00</text:p>
          </table:table-cell>
          <table:table-cell office:value-type="float" office:value="11969.6086956522" calcext:value-type="float">
            <text:p>11969,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2" calcext:value-type="float">
            <text:p>402</text:p>
          </table:table-cell>
          <table:table-cell office:value-type="float" office:value="255310" calcext:value-type="float">
            <text:p>255310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11100.4347826087" calcext:value-type="float">
            <text:p>11100,43</text:p>
          </table:table-cell>
          <table:table-cell office:value-type="float" office:value="425" calcext:value-type="float">
            <text:p>425</text:p>
          </table:table-cell>
          <table:table-cell office:value-type="float" office:value="275726" calcext:value-type="float">
            <text:p>275726</text:p>
          </table:table-cell>
          <table:table-cell office:value-type="float" office:value="18.4782608695652" calcext:value-type="float">
            <text:p>18,48</text:p>
          </table:table-cell>
          <table:table-cell office:value-type="float" office:value="11988.0869565217" calcext:value-type="float">
            <text:p>11988,0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99" calcext:value-type="float">
            <text:p>399</text:p>
          </table:table-cell>
          <table:table-cell office:value-type="float" office:value="255709" calcext:value-type="float">
            <text:p>255709</text:p>
          </table:table-cell>
          <table:table-cell office:value-type="float" office:value="17.3478260869565" calcext:value-type="float">
            <text:p>17,35</text:p>
          </table:table-cell>
          <table:table-cell office:value-type="float" office:value="11117.7826086957" calcext:value-type="float">
            <text:p>11117,78</text:p>
          </table:table-cell>
          <table:table-cell office:value-type="float" office:value="415" calcext:value-type="float">
            <text:p>415</text:p>
          </table:table-cell>
          <table:table-cell office:value-type="float" office:value="276141" calcext:value-type="float">
            <text:p>27614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2006.1304347826" calcext:value-type="float">
            <text:p>12006,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87" calcext:value-type="float">
            <text:p>387</text:p>
          </table:table-cell>
          <table:table-cell office:value-type="float" office:value="256096" calcext:value-type="float">
            <text:p>256096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134.6086956522" calcext:value-type="float">
            <text:p>11134,61</text:p>
          </table:table-cell>
          <table:table-cell office:value-type="float" office:value="408" calcext:value-type="float">
            <text:p>408</text:p>
          </table:table-cell>
          <table:table-cell office:value-type="float" office:value="276549" calcext:value-type="float">
            <text:p>276549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2023.8695652174" calcext:value-type="float">
            <text:p>12023,8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6" calcext:value-type="float">
            <text:p>386</text:p>
          </table:table-cell>
          <table:table-cell office:value-type="float" office:value="256482" calcext:value-type="float">
            <text:p>25648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1151.3913043478" calcext:value-type="float">
            <text:p>11151,39</text:p>
          </table:table-cell>
          <table:table-cell office:value-type="float" office:value="421" calcext:value-type="float">
            <text:p>421</text:p>
          </table:table-cell>
          <table:table-cell office:value-type="float" office:value="276970" calcext:value-type="float">
            <text:p>276970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12042.1739130435" calcext:value-type="float">
            <text:p>12042,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85" calcext:value-type="float">
            <text:p>385</text:p>
          </table:table-cell>
          <table:table-cell office:value-type="float" office:value="256867" calcext:value-type="float">
            <text:p>256867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1168.1304347826" calcext:value-type="float">
            <text:p>11168,13</text:p>
          </table:table-cell>
          <table:table-cell office:value-type="float" office:value="410" calcext:value-type="float">
            <text:p>410</text:p>
          </table:table-cell>
          <table:table-cell office:value-type="float" office:value="277380" calcext:value-type="float">
            <text:p>27738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2060" calcext:value-type="float">
            <text:p>12060,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8" calcext:value-type="float">
            <text:p>388</text:p>
          </table:table-cell>
          <table:table-cell office:value-type="float" office:value="257255" calcext:value-type="float">
            <text:p>257255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1185" calcext:value-type="float">
            <text:p>11185,00</text:p>
          </table:table-cell>
          <table:table-cell office:value-type="float" office:value="416" calcext:value-type="float">
            <text:p>416</text:p>
          </table:table-cell>
          <table:table-cell office:value-type="float" office:value="277796" calcext:value-type="float">
            <text:p>27779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2078.0869565217" calcext:value-type="float">
            <text:p>12078,0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86" calcext:value-type="float">
            <text:p>386</text:p>
          </table:table-cell>
          <table:table-cell office:value-type="float" office:value="257641" calcext:value-type="float">
            <text:p>257641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1201.7826086957" calcext:value-type="float">
            <text:p>11201,78</text:p>
          </table:table-cell>
          <table:table-cell office:value-type="float" office:value="421" calcext:value-type="float">
            <text:p>421</text:p>
          </table:table-cell>
          <table:table-cell office:value-type="float" office:value="278217" calcext:value-type="float">
            <text:p>278217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12096.3913043478" calcext:value-type="float">
            <text:p>12096,3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85" calcext:value-type="float">
            <text:p>385</text:p>
          </table:table-cell>
          <table:table-cell office:value-type="float" office:value="258026" calcext:value-type="float">
            <text:p>258026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1218.5217391304" calcext:value-type="float">
            <text:p>11218,52</text:p>
          </table:table-cell>
          <table:table-cell office:value-type="float" office:value="414" calcext:value-type="float">
            <text:p>414</text:p>
          </table:table-cell>
          <table:table-cell office:value-type="float" office:value="278631" calcext:value-type="float">
            <text:p>278631</text:p>
          </table:table-cell>
          <table:table-cell office:value-type="float" office:value="18" calcext:value-type="float">
            <text:p>18,00</text:p>
          </table:table-cell>
          <table:table-cell office:value-type="float" office:value="12114.3913043478" calcext:value-type="float">
            <text:p>12114,3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91" calcext:value-type="float">
            <text:p>391</text:p>
          </table:table-cell>
          <table:table-cell office:value-type="float" office:value="258417" calcext:value-type="float">
            <text:p>258417</text:p>
          </table:table-cell>
          <table:table-cell office:value-type="float" office:value="17" calcext:value-type="float">
            <text:p>17,00</text:p>
          </table:table-cell>
          <table:table-cell office:value-type="float" office:value="11235.5217391304" calcext:value-type="float">
            <text:p>11235,52</text:p>
          </table:table-cell>
          <table:table-cell office:value-type="float" office:value="413" calcext:value-type="float">
            <text:p>413</text:p>
          </table:table-cell>
          <table:table-cell office:value-type="float" office:value="279044" calcext:value-type="float">
            <text:p>279044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2132.3478260869" calcext:value-type="float">
            <text:p>12132,3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88" calcext:value-type="float">
            <text:p>388</text:p>
          </table:table-cell>
          <table:table-cell office:value-type="float" office:value="258805" calcext:value-type="float">
            <text:p>258805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1252.3913043478" calcext:value-type="float">
            <text:p>11252,39</text:p>
          </table:table-cell>
          <table:table-cell office:value-type="float" office:value="416" calcext:value-type="float">
            <text:p>416</text:p>
          </table:table-cell>
          <table:table-cell office:value-type="float" office:value="279460" calcext:value-type="float">
            <text:p>279460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2150.4347826087" calcext:value-type="float">
            <text:p>12150,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96" calcext:value-type="float">
            <text:p>396</text:p>
          </table:table-cell>
          <table:table-cell office:value-type="float" office:value="259201" calcext:value-type="float">
            <text:p>259201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1269.6086956522" calcext:value-type="float">
            <text:p>11269,61</text:p>
          </table:table-cell>
          <table:table-cell office:value-type="float" office:value="411" calcext:value-type="float">
            <text:p>411</text:p>
          </table:table-cell>
          <table:table-cell office:value-type="float" office:value="279871" calcext:value-type="float">
            <text:p>27987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168.3043478261" calcext:value-type="float">
            <text:p>12168,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90" calcext:value-type="float">
            <text:p>390</text:p>
          </table:table-cell>
          <table:table-cell office:value-type="float" office:value="259591" calcext:value-type="float">
            <text:p>259591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286.5652173913" calcext:value-type="float">
            <text:p>11286,57</text:p>
          </table:table-cell>
          <table:table-cell office:value-type="float" office:value="407" calcext:value-type="float">
            <text:p>407</text:p>
          </table:table-cell>
          <table:table-cell office:value-type="float" office:value="280278" calcext:value-type="float">
            <text:p>280278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2186" calcext:value-type="float">
            <text:p>12186,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90" calcext:value-type="float">
            <text:p>390</text:p>
          </table:table-cell>
          <table:table-cell office:value-type="float" office:value="259981" calcext:value-type="float">
            <text:p>259981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303.5217391304" calcext:value-type="float">
            <text:p>11303,52</text:p>
          </table:table-cell>
          <table:table-cell office:value-type="float" office:value="420" calcext:value-type="float">
            <text:p>420</text:p>
          </table:table-cell>
          <table:table-cell office:value-type="float" office:value="280698" calcext:value-type="float">
            <text:p>280698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12204.2608695652" calcext:value-type="float">
            <text:p>12204,2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88" calcext:value-type="float">
            <text:p>388</text:p>
          </table:table-cell>
          <table:table-cell office:value-type="float" office:value="260369" calcext:value-type="float">
            <text:p>260369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1320.3913043478" calcext:value-type="float">
            <text:p>11320,39</text:p>
          </table:table-cell>
          <table:table-cell office:value-type="float" office:value="418" calcext:value-type="float">
            <text:p>418</text:p>
          </table:table-cell>
          <table:table-cell office:value-type="float" office:value="281116" calcext:value-type="float">
            <text:p>281116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2222.4347826087" calcext:value-type="float">
            <text:p>12222,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96" calcext:value-type="float">
            <text:p>396</text:p>
          </table:table-cell>
          <table:table-cell office:value-type="float" office:value="260765" calcext:value-type="float">
            <text:p>260765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1337.6086956522" calcext:value-type="float">
            <text:p>11337,61</text:p>
          </table:table-cell>
          <table:table-cell office:value-type="float" office:value="412" calcext:value-type="float">
            <text:p>412</text:p>
          </table:table-cell>
          <table:table-cell office:value-type="float" office:value="281528" calcext:value-type="float">
            <text:p>281528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240.3478260869" calcext:value-type="float">
            <text:p>12240,3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88" calcext:value-type="float">
            <text:p>388</text:p>
          </table:table-cell>
          <table:table-cell office:value-type="float" office:value="261153" calcext:value-type="float">
            <text:p>261153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1354.4782608696" calcext:value-type="float">
            <text:p>11354,48</text:p>
          </table:table-cell>
          <table:table-cell office:value-type="float" office:value="422" calcext:value-type="float">
            <text:p>422</text:p>
          </table:table-cell>
          <table:table-cell office:value-type="float" office:value="281950" calcext:value-type="float">
            <text:p>281950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12258.6956521739" calcext:value-type="float">
            <text:p>12258,7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89" calcext:value-type="float">
            <text:p>389</text:p>
          </table:table-cell>
          <table:table-cell office:value-type="float" office:value="261542" calcext:value-type="float">
            <text:p>26154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1371.3913043478" calcext:value-type="float">
            <text:p>11371,39</text:p>
          </table:table-cell>
          <table:table-cell office:value-type="float" office:value="404" calcext:value-type="float">
            <text:p>404</text:p>
          </table:table-cell>
          <table:table-cell office:value-type="float" office:value="282354" calcext:value-type="float">
            <text:p>282354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2276.2608695652" calcext:value-type="float">
            <text:p>12276,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3" calcext:value-type="float">
            <text:p>393</text:p>
          </table:table-cell>
          <table:table-cell office:value-type="float" office:value="261935" calcext:value-type="float">
            <text:p>261935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1388.4782608696" calcext:value-type="float">
            <text:p>11388,48</text:p>
          </table:table-cell>
          <table:table-cell office:value-type="float" office:value="470" calcext:value-type="float">
            <text:p>470</text:p>
          </table:table-cell>
          <table:table-cell office:value-type="float" office:value="282824" calcext:value-type="float">
            <text:p>282824</text:p>
          </table:table-cell>
          <table:table-cell office:value-type="float" office:value="20.4347826086957" calcext:value-type="float">
            <text:p>20,43</text:p>
          </table:table-cell>
          <table:table-cell office:value-type="float" office:value="12296.6956521739" calcext:value-type="float">
            <text:p>12296,7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91" calcext:value-type="float">
            <text:p>391</text:p>
          </table:table-cell>
          <table:table-cell office:value-type="float" office:value="262326" calcext:value-type="float">
            <text:p>262326</text:p>
          </table:table-cell>
          <table:table-cell office:value-type="float" office:value="17" calcext:value-type="float">
            <text:p>17,00</text:p>
          </table:table-cell>
          <table:table-cell office:value-type="float" office:value="11405.4782608696" calcext:value-type="float">
            <text:p>11405,48</text:p>
          </table:table-cell>
          <table:table-cell office:value-type="float" office:value="412" calcext:value-type="float">
            <text:p>412</text:p>
          </table:table-cell>
          <table:table-cell office:value-type="float" office:value="283236" calcext:value-type="float">
            <text:p>28323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314.6086956522" calcext:value-type="float">
            <text:p>12314,6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89" calcext:value-type="float">
            <text:p>389</text:p>
          </table:table-cell>
          <table:table-cell office:value-type="float" office:value="262715" calcext:value-type="float">
            <text:p>262715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1422.3913043478" calcext:value-type="float">
            <text:p>11422,39</text:p>
          </table:table-cell>
          <table:table-cell office:value-type="float" office:value="413" calcext:value-type="float">
            <text:p>413</text:p>
          </table:table-cell>
          <table:table-cell office:value-type="float" office:value="283649" calcext:value-type="float">
            <text:p>28364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2332.5652173913" calcext:value-type="float">
            <text:p>12332,5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89" calcext:value-type="float">
            <text:p>389</text:p>
          </table:table-cell>
          <table:table-cell office:value-type="float" office:value="263104" calcext:value-type="float">
            <text:p>263104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1439.3043478261" calcext:value-type="float">
            <text:p>11439,30</text:p>
          </table:table-cell>
          <table:table-cell office:value-type="float" office:value="409" calcext:value-type="float">
            <text:p>409</text:p>
          </table:table-cell>
          <table:table-cell office:value-type="float" office:value="284058" calcext:value-type="float">
            <text:p>28405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2350.3478260869" calcext:value-type="float">
            <text:p>12350,3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87" calcext:value-type="float">
            <text:p>387</text:p>
          </table:table-cell>
          <table:table-cell office:value-type="float" office:value="263491" calcext:value-type="float">
            <text:p>263491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456.1304347826" calcext:value-type="float">
            <text:p>11456,13</text:p>
          </table:table-cell>
          <table:table-cell office:value-type="float" office:value="414" calcext:value-type="float">
            <text:p>414</text:p>
          </table:table-cell>
          <table:table-cell office:value-type="float" office:value="284472" calcext:value-type="float">
            <text:p>284472</text:p>
          </table:table-cell>
          <table:table-cell office:value-type="float" office:value="18" calcext:value-type="float">
            <text:p>18,00</text:p>
          </table:table-cell>
          <table:table-cell office:value-type="float" office:value="12368.3478260869" calcext:value-type="float">
            <text:p>12368,3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5" calcext:value-type="float">
            <text:p>395</text:p>
          </table:table-cell>
          <table:table-cell office:value-type="float" office:value="263886" calcext:value-type="float">
            <text:p>263886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1473.3043478261" calcext:value-type="float">
            <text:p>11473,30</text:p>
          </table:table-cell>
          <table:table-cell office:value-type="float" office:value="410" calcext:value-type="float">
            <text:p>410</text:p>
          </table:table-cell>
          <table:table-cell office:value-type="float" office:value="284882" calcext:value-type="float">
            <text:p>28488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2386.1739130435" calcext:value-type="float">
            <text:p>12386,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90" calcext:value-type="float">
            <text:p>390</text:p>
          </table:table-cell>
          <table:table-cell office:value-type="float" office:value="264276" calcext:value-type="float">
            <text:p>264276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490.2608695652" calcext:value-type="float">
            <text:p>11490,26</text:p>
          </table:table-cell>
          <table:table-cell office:value-type="float" office:value="403" calcext:value-type="float">
            <text:p>403</text:p>
          </table:table-cell>
          <table:table-cell office:value-type="float" office:value="285285" calcext:value-type="float">
            <text:p>285285</text:p>
          </table:table-cell>
          <table:table-cell office:value-type="float" office:value="17.5217391304348" calcext:value-type="float">
            <text:p>17,52</text:p>
          </table:table-cell>
          <table:table-cell office:value-type="float" office:value="12403.6956521739" calcext:value-type="float">
            <text:p>12403,7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79" calcext:value-type="float">
            <text:p>379</text:p>
          </table:table-cell>
          <table:table-cell office:value-type="float" office:value="264655" calcext:value-type="float">
            <text:p>264655</text:p>
          </table:table-cell>
          <table:table-cell office:value-type="float" office:value="16.4782608695652" calcext:value-type="float">
            <text:p>16,48</text:p>
          </table:table-cell>
          <table:table-cell office:value-type="float" office:value="11506.7391304348" calcext:value-type="float">
            <text:p>11506,74</text:p>
          </table:table-cell>
          <table:table-cell office:value-type="float" office:value="396" calcext:value-type="float">
            <text:p>396</text:p>
          </table:table-cell>
          <table:table-cell office:value-type="float" office:value="285681" calcext:value-type="float">
            <text:p>285681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2420.9130434782" calcext:value-type="float">
            <text:p>12420,9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81" calcext:value-type="float">
            <text:p>381</text:p>
          </table:table-cell>
          <table:table-cell office:value-type="float" office:value="265036" calcext:value-type="float">
            <text:p>265036</text:p>
          </table:table-cell>
          <table:table-cell office:value-type="float" office:value="16.5652173913043" calcext:value-type="float">
            <text:p>16,57</text:p>
          </table:table-cell>
          <table:table-cell office:value-type="float" office:value="11523.3043478261" calcext:value-type="float">
            <text:p>11523,30</text:p>
          </table:table-cell>
          <table:table-cell office:value-type="float" office:value="401" calcext:value-type="float">
            <text:p>401</text:p>
          </table:table-cell>
          <table:table-cell office:value-type="float" office:value="286082" calcext:value-type="float">
            <text:p>286082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12438.3478260869" calcext:value-type="float">
            <text:p>12438,3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1" calcext:value-type="float">
            <text:p>391</text:p>
          </table:table-cell>
          <table:table-cell office:value-type="float" office:value="265427" calcext:value-type="float">
            <text:p>265427</text:p>
          </table:table-cell>
          <table:table-cell office:value-type="float" office:value="17" calcext:value-type="float">
            <text:p>17,00</text:p>
          </table:table-cell>
          <table:table-cell office:value-type="float" office:value="11540.3043478261" calcext:value-type="float">
            <text:p>11540,30</text:p>
          </table:table-cell>
          <table:table-cell office:value-type="float" office:value="404" calcext:value-type="float">
            <text:p>404</text:p>
          </table:table-cell>
          <table:table-cell office:value-type="float" office:value="286486" calcext:value-type="float">
            <text:p>286486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2455.9130434782" calcext:value-type="float">
            <text:p>12455,9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78" calcext:value-type="float">
            <text:p>378</text:p>
          </table:table-cell>
          <table:table-cell office:value-type="float" office:value="265805" calcext:value-type="float">
            <text:p>265805</text:p>
          </table:table-cell>
          <table:table-cell office:value-type="float" office:value="16.4347826086957" calcext:value-type="float">
            <text:p>16,43</text:p>
          </table:table-cell>
          <table:table-cell office:value-type="float" office:value="11556.7391304348" calcext:value-type="float">
            <text:p>11556,74</text:p>
          </table:table-cell>
          <table:table-cell office:value-type="float" office:value="408" calcext:value-type="float">
            <text:p>408</text:p>
          </table:table-cell>
          <table:table-cell office:value-type="float" office:value="286894" calcext:value-type="float">
            <text:p>28689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2473.652173913" calcext:value-type="float">
            <text:p>12473,6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89" calcext:value-type="float">
            <text:p>389</text:p>
          </table:table-cell>
          <table:table-cell office:value-type="float" office:value="266194" calcext:value-type="float">
            <text:p>266194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1573.652173913" calcext:value-type="float">
            <text:p>11573,65</text:p>
          </table:table-cell>
          <table:table-cell office:value-type="float" office:value="410" calcext:value-type="float">
            <text:p>410</text:p>
          </table:table-cell>
          <table:table-cell office:value-type="float" office:value="287304" calcext:value-type="float">
            <text:p>287304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2491.4782608696" calcext:value-type="float">
            <text:p>12491,4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2" calcext:value-type="float">
            <text:p>392</text:p>
          </table:table-cell>
          <table:table-cell office:value-type="float" office:value="266586" calcext:value-type="float">
            <text:p>26658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1590.6956521739" calcext:value-type="float">
            <text:p>11590,70</text:p>
          </table:table-cell>
          <table:table-cell office:value-type="float" office:value="411" calcext:value-type="float">
            <text:p>411</text:p>
          </table:table-cell>
          <table:table-cell office:value-type="float" office:value="287715" calcext:value-type="float">
            <text:p>28771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509.3478260869" calcext:value-type="float">
            <text:p>12509,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86" calcext:value-type="float">
            <text:p>386</text:p>
          </table:table-cell>
          <table:table-cell office:value-type="float" office:value="266972" calcext:value-type="float">
            <text:p>26697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1607.4782608696" calcext:value-type="float">
            <text:p>11607,48</text:p>
          </table:table-cell>
          <table:table-cell office:value-type="float" office:value="255" calcext:value-type="float">
            <text:p>255</text:p>
          </table:table-cell>
          <table:table-cell office:value-type="float" office:value="287970" calcext:value-type="float">
            <text:p>287970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12520.4347826087" calcext:value-type="float">
            <text:p>12520,4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97" calcext:value-type="float">
            <text:p>397</text:p>
          </table:table-cell>
          <table:table-cell office:value-type="float" office:value="267369" calcext:value-type="float">
            <text:p>267369</text:p>
          </table:table-cell>
          <table:table-cell office:value-type="float" office:value="17.2608695652174" calcext:value-type="float">
            <text:p>17,26</text:p>
          </table:table-cell>
          <table:table-cell office:value-type="float" office:value="11624.7391304348" calcext:value-type="float">
            <text:p>11624,74</text:p>
          </table:table-cell>
          <table:table-cell office:value-type="float" office:value="413" calcext:value-type="float">
            <text:p>413</text:p>
          </table:table-cell>
          <table:table-cell office:value-type="float" office:value="288383" calcext:value-type="float">
            <text:p>288383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2538.3913043478" calcext:value-type="float">
            <text:p>12538,3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5" calcext:value-type="float">
            <text:p>395</text:p>
          </table:table-cell>
          <table:table-cell office:value-type="float" office:value="267764" calcext:value-type="float">
            <text:p>267764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1641.9130434783" calcext:value-type="float">
            <text:p>11641,91</text:p>
          </table:table-cell>
          <table:table-cell office:value-type="float" office:value="411" calcext:value-type="float">
            <text:p>411</text:p>
          </table:table-cell>
          <table:table-cell office:value-type="float" office:value="288794" calcext:value-type="float">
            <text:p>288794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556.2608695652" calcext:value-type="float">
            <text:p>12556,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90" calcext:value-type="float">
            <text:p>390</text:p>
          </table:table-cell>
          <table:table-cell office:value-type="float" office:value="268154" calcext:value-type="float">
            <text:p>26815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658.8695652174" calcext:value-type="float">
            <text:p>11658,87</text:p>
          </table:table-cell>
          <table:table-cell office:value-type="float" office:value="421" calcext:value-type="float">
            <text:p>421</text:p>
          </table:table-cell>
          <table:table-cell office:value-type="float" office:value="289215" calcext:value-type="float">
            <text:p>289215</text:p>
          </table:table-cell>
          <table:table-cell office:value-type="float" office:value="18.304347826087" calcext:value-type="float">
            <text:p>18,30</text:p>
          </table:table-cell>
          <table:table-cell office:value-type="float" office:value="12574.5652173913" calcext:value-type="float">
            <text:p>12574,5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84" calcext:value-type="float">
            <text:p>384</text:p>
          </table:table-cell>
          <table:table-cell office:value-type="float" office:value="268538" calcext:value-type="float">
            <text:p>268538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1675.5652173913" calcext:value-type="float">
            <text:p>11675,57</text:p>
          </table:table-cell>
          <table:table-cell office:value-type="float" office:value="411" calcext:value-type="float">
            <text:p>411</text:p>
          </table:table-cell>
          <table:table-cell office:value-type="float" office:value="289626" calcext:value-type="float">
            <text:p>28962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2592.4347826087" calcext:value-type="float">
            <text:p>12592,4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92" calcext:value-type="float">
            <text:p>392</text:p>
          </table:table-cell>
          <table:table-cell office:value-type="float" office:value="268930" calcext:value-type="float">
            <text:p>268930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1692.6086956522" calcext:value-type="float">
            <text:p>11692,61</text:p>
          </table:table-cell>
          <table:table-cell office:value-type="float" office:value="409" calcext:value-type="float">
            <text:p>409</text:p>
          </table:table-cell>
          <table:table-cell office:value-type="float" office:value="290035" calcext:value-type="float">
            <text:p>290035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2610.2173913043" calcext:value-type="float">
            <text:p>12610,2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90" calcext:value-type="float">
            <text:p>390</text:p>
          </table:table-cell>
          <table:table-cell office:value-type="float" office:value="269320" calcext:value-type="float">
            <text:p>269320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709.5652173913" calcext:value-type="float">
            <text:p>11709,57</text:p>
          </table:table-cell>
          <table:table-cell office:value-type="float" office:value="413" calcext:value-type="float">
            <text:p>413</text:p>
          </table:table-cell>
          <table:table-cell office:value-type="float" office:value="290448" calcext:value-type="float">
            <text:p>29044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2628.1739130435" calcext:value-type="float">
            <text:p>12628,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87" calcext:value-type="float">
            <text:p>387</text:p>
          </table:table-cell>
          <table:table-cell office:value-type="float" office:value="269707" calcext:value-type="float">
            <text:p>26970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726.3913043478" calcext:value-type="float">
            <text:p>11726,39</text:p>
          </table:table-cell>
          <table:table-cell office:value-type="float" office:value="412" calcext:value-type="float">
            <text:p>412</text:p>
          </table:table-cell>
          <table:table-cell office:value-type="float" office:value="290860" calcext:value-type="float">
            <text:p>290860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646.0869565217" calcext:value-type="float">
            <text:p>12646,0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91" calcext:value-type="float">
            <text:p>391</text:p>
          </table:table-cell>
          <table:table-cell office:value-type="float" office:value="270098" calcext:value-type="float">
            <text:p>270098</text:p>
          </table:table-cell>
          <table:table-cell office:value-type="float" office:value="17" calcext:value-type="float">
            <text:p>17,00</text:p>
          </table:table-cell>
          <table:table-cell office:value-type="float" office:value="11743.3913043478" calcext:value-type="float">
            <text:p>11743,39</text:p>
          </table:table-cell>
          <table:table-cell office:value-type="float" office:value="414" calcext:value-type="float">
            <text:p>414</text:p>
          </table:table-cell>
          <table:table-cell office:value-type="float" office:value="291274" calcext:value-type="float">
            <text:p>291274</text:p>
          </table:table-cell>
          <table:table-cell office:value-type="float" office:value="18" calcext:value-type="float">
            <text:p>18,00</text:p>
          </table:table-cell>
          <table:table-cell office:value-type="float" office:value="12664.0869565217" calcext:value-type="float">
            <text:p>12664,0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7" calcext:value-type="float">
            <text:p>437</text:p>
          </table:table-cell>
          <table:table-cell office:value-type="float" office:value="270535" calcext:value-type="float">
            <text:p>270535</text:p>
          </table:table-cell>
          <table:table-cell office:value-type="float" office:value="19" calcext:value-type="float">
            <text:p>19,00</text:p>
          </table:table-cell>
          <table:table-cell office:value-type="float" office:value="11762.3913043478" calcext:value-type="float">
            <text:p>11762,39</text:p>
          </table:table-cell>
          <table:table-cell office:value-type="float" office:value="418" calcext:value-type="float">
            <text:p>418</text:p>
          </table:table-cell>
          <table:table-cell office:value-type="float" office:value="291692" calcext:value-type="float">
            <text:p>291692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2682.2608695652" calcext:value-type="float">
            <text:p>12682,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85" calcext:value-type="float">
            <text:p>385</text:p>
          </table:table-cell>
          <table:table-cell office:value-type="float" office:value="270920" calcext:value-type="float">
            <text:p>270920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1779.1304347826" calcext:value-type="float">
            <text:p>11779,13</text:p>
          </table:table-cell>
          <table:table-cell office:value-type="float" office:value="412" calcext:value-type="float">
            <text:p>412</text:p>
          </table:table-cell>
          <table:table-cell office:value-type="float" office:value="292104" calcext:value-type="float">
            <text:p>292104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700.1739130435" calcext:value-type="float">
            <text:p>12700,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92" calcext:value-type="float">
            <text:p>392</text:p>
          </table:table-cell>
          <table:table-cell office:value-type="float" office:value="271312" calcext:value-type="float">
            <text:p>271312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1796.1739130435" calcext:value-type="float">
            <text:p>11796,17</text:p>
          </table:table-cell>
          <table:table-cell office:value-type="float" office:value="412" calcext:value-type="float">
            <text:p>412</text:p>
          </table:table-cell>
          <table:table-cell office:value-type="float" office:value="292516" calcext:value-type="float">
            <text:p>292516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718.0869565217" calcext:value-type="float">
            <text:p>12718,0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98" calcext:value-type="float">
            <text:p>298</text:p>
          </table:table-cell>
          <table:table-cell office:value-type="float" office:value="271610" calcext:value-type="float">
            <text:p>271610</text:p>
          </table:table-cell>
          <table:table-cell office:value-type="float" office:value="12.9565217391304" calcext:value-type="float">
            <text:p>12,96</text:p>
          </table:table-cell>
          <table:table-cell office:value-type="float" office:value="11809.1304347826" calcext:value-type="float">
            <text:p>11809,13</text:p>
          </table:table-cell>
          <table:table-cell office:value-type="float" office:value="410" calcext:value-type="float">
            <text:p>410</text:p>
          </table:table-cell>
          <table:table-cell office:value-type="float" office:value="292926" calcext:value-type="float">
            <text:p>292926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2735.9130434782" calcext:value-type="float">
            <text:p>12735,9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87" calcext:value-type="float">
            <text:p>387</text:p>
          </table:table-cell>
          <table:table-cell office:value-type="float" office:value="271997" calcext:value-type="float">
            <text:p>27199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825.9565217391" calcext:value-type="float">
            <text:p>11825,96</text:p>
          </table:table-cell>
          <table:table-cell office:value-type="float" office:value="407" calcext:value-type="float">
            <text:p>407</text:p>
          </table:table-cell>
          <table:table-cell office:value-type="float" office:value="293333" calcext:value-type="float">
            <text:p>293333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2753.6086956522" calcext:value-type="float">
            <text:p>12753,6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89" calcext:value-type="float">
            <text:p>389</text:p>
          </table:table-cell>
          <table:table-cell office:value-type="float" office:value="272386" calcext:value-type="float">
            <text:p>272386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1842.8695652174" calcext:value-type="float">
            <text:p>11842,87</text:p>
          </table:table-cell>
          <table:table-cell office:value-type="float" office:value="396" calcext:value-type="float">
            <text:p>396</text:p>
          </table:table-cell>
          <table:table-cell office:value-type="float" office:value="293729" calcext:value-type="float">
            <text:p>293729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2770.8260869565" calcext:value-type="float">
            <text:p>12770,8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70" calcext:value-type="float">
            <text:p>370</text:p>
          </table:table-cell>
          <table:table-cell office:value-type="float" office:value="272756" calcext:value-type="float">
            <text:p>272756</text:p>
          </table:table-cell>
          <table:table-cell office:value-type="float" office:value="16.0869565217391" calcext:value-type="float">
            <text:p>16,09</text:p>
          </table:table-cell>
          <table:table-cell office:value-type="float" office:value="11858.9565217391" calcext:value-type="float">
            <text:p>11858,96</text:p>
          </table:table-cell>
          <table:table-cell office:value-type="float" office:value="404" calcext:value-type="float">
            <text:p>404</text:p>
          </table:table-cell>
          <table:table-cell office:value-type="float" office:value="294133" calcext:value-type="float">
            <text:p>294133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2788.3913043478" calcext:value-type="float">
            <text:p>12788,3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70" calcext:value-type="float">
            <text:p>370</text:p>
          </table:table-cell>
          <table:table-cell office:value-type="float" office:value="273126" calcext:value-type="float">
            <text:p>273126</text:p>
          </table:table-cell>
          <table:table-cell office:value-type="float" office:value="16.0869565217391" calcext:value-type="float">
            <text:p>16,09</text:p>
          </table:table-cell>
          <table:table-cell office:value-type="float" office:value="11875.0434782609" calcext:value-type="float">
            <text:p>11875,04</text:p>
          </table:table-cell>
          <table:table-cell office:value-type="float" office:value="396" calcext:value-type="float">
            <text:p>396</text:p>
          </table:table-cell>
          <table:table-cell office:value-type="float" office:value="294529" calcext:value-type="float">
            <text:p>294529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2805.6086956522" calcext:value-type="float">
            <text:p>12805,6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77" calcext:value-type="float">
            <text:p>377</text:p>
          </table:table-cell>
          <table:table-cell office:value-type="float" office:value="273503" calcext:value-type="float">
            <text:p>273503</text:p>
          </table:table-cell>
          <table:table-cell office:value-type="float" office:value="16.3913043478261" calcext:value-type="float">
            <text:p>16,39</text:p>
          </table:table-cell>
          <table:table-cell office:value-type="float" office:value="11891.4347826087" calcext:value-type="float">
            <text:p>11891,43</text:p>
          </table:table-cell>
          <table:table-cell office:value-type="float" office:value="415" calcext:value-type="float">
            <text:p>415</text:p>
          </table:table-cell>
          <table:table-cell office:value-type="float" office:value="294944" calcext:value-type="float">
            <text:p>294944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2823.652173913" calcext:value-type="float">
            <text:p>12823,6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91" calcext:value-type="float">
            <text:p>391</text:p>
          </table:table-cell>
          <table:table-cell office:value-type="float" office:value="273894" calcext:value-type="float">
            <text:p>273894</text:p>
          </table:table-cell>
          <table:table-cell office:value-type="float" office:value="17" calcext:value-type="float">
            <text:p>17,00</text:p>
          </table:table-cell>
          <table:table-cell office:value-type="float" office:value="11908.4347826087" calcext:value-type="float">
            <text:p>11908,43</text:p>
          </table:table-cell>
          <table:table-cell office:value-type="float" office:value="415" calcext:value-type="float">
            <text:p>415</text:p>
          </table:table-cell>
          <table:table-cell office:value-type="float" office:value="295359" calcext:value-type="float">
            <text:p>295359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2841.6956521739" calcext:value-type="float">
            <text:p>12841,7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9" calcext:value-type="float">
            <text:p>389</text:p>
          </table:table-cell>
          <table:table-cell office:value-type="float" office:value="274283" calcext:value-type="float">
            <text:p>274283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1925.347826087" calcext:value-type="float">
            <text:p>11925,35</text:p>
          </table:table-cell>
          <table:table-cell office:value-type="float" office:value="405" calcext:value-type="float">
            <text:p>405</text:p>
          </table:table-cell>
          <table:table-cell office:value-type="float" office:value="295764" calcext:value-type="float">
            <text:p>295764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2859.3043478261" calcext:value-type="float">
            <text:p>12859,3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2" calcext:value-type="float">
            <text:p>392</text:p>
          </table:table-cell>
          <table:table-cell office:value-type="float" office:value="274675" calcext:value-type="float">
            <text:p>27467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1942.3913043478" calcext:value-type="float">
            <text:p>11942,39</text:p>
          </table:table-cell>
          <table:table-cell office:value-type="float" office:value="408" calcext:value-type="float">
            <text:p>408</text:p>
          </table:table-cell>
          <table:table-cell office:value-type="float" office:value="296172" calcext:value-type="float">
            <text:p>296172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2877.0434782609" calcext:value-type="float">
            <text:p>12877,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1" calcext:value-type="float">
            <text:p>391</text:p>
          </table:table-cell>
          <table:table-cell office:value-type="float" office:value="275066" calcext:value-type="float">
            <text:p>275066</text:p>
          </table:table-cell>
          <table:table-cell office:value-type="float" office:value="17" calcext:value-type="float">
            <text:p>17,00</text:p>
          </table:table-cell>
          <table:table-cell office:value-type="float" office:value="11959.3913043478" calcext:value-type="float">
            <text:p>11959,39</text:p>
          </table:table-cell>
          <table:table-cell office:value-type="float" office:value="410" calcext:value-type="float">
            <text:p>410</text:p>
          </table:table-cell>
          <table:table-cell office:value-type="float" office:value="296582" calcext:value-type="float">
            <text:p>29658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2894.8695652174" calcext:value-type="float">
            <text:p>12894,8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0" calcext:value-type="float">
            <text:p>390</text:p>
          </table:table-cell>
          <table:table-cell office:value-type="float" office:value="275456" calcext:value-type="float">
            <text:p>275456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1976.347826087" calcext:value-type="float">
            <text:p>11976,35</text:p>
          </table:table-cell>
          <table:table-cell office:value-type="float" office:value="410" calcext:value-type="float">
            <text:p>410</text:p>
          </table:table-cell>
          <table:table-cell office:value-type="float" office:value="296992" calcext:value-type="float">
            <text:p>296992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2912.6956521739" calcext:value-type="float">
            <text:p>12912,7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87" calcext:value-type="float">
            <text:p>387</text:p>
          </table:table-cell>
          <table:table-cell office:value-type="float" office:value="275843" calcext:value-type="float">
            <text:p>27584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1993.1739130435" calcext:value-type="float">
            <text:p>11993,17</text:p>
          </table:table-cell>
          <table:table-cell office:value-type="float" office:value="417" calcext:value-type="float">
            <text:p>417</text:p>
          </table:table-cell>
          <table:table-cell office:value-type="float" office:value="297409" calcext:value-type="float">
            <text:p>297409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2930.8260869565" calcext:value-type="float">
            <text:p>12930,8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1" calcext:value-type="float">
            <text:p>391</text:p>
          </table:table-cell>
          <table:table-cell office:value-type="float" office:value="276234" calcext:value-type="float">
            <text:p>276234</text:p>
          </table:table-cell>
          <table:table-cell office:value-type="float" office:value="17" calcext:value-type="float">
            <text:p>17,00</text:p>
          </table:table-cell>
          <table:table-cell office:value-type="float" office:value="12010.1739130435" calcext:value-type="float">
            <text:p>12010,17</text:p>
          </table:table-cell>
          <table:table-cell office:value-type="float" office:value="415" calcext:value-type="float">
            <text:p>415</text:p>
          </table:table-cell>
          <table:table-cell office:value-type="float" office:value="297824" calcext:value-type="float">
            <text:p>297824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2948.8695652174" calcext:value-type="float">
            <text:p>12948,8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20" calcext:value-type="float">
            <text:p>620</text:p>
          </table:table-cell>
          <table:table-cell office:value-type="float" office:value="276854" calcext:value-type="float">
            <text:p>276854</text:p>
          </table:table-cell>
          <table:table-cell office:value-type="float" office:value="26.9565217391304" calcext:value-type="float">
            <text:p>26,96</text:p>
          </table:table-cell>
          <table:table-cell office:value-type="float" office:value="12037.1304347826" calcext:value-type="float">
            <text:p>12037,13</text:p>
          </table:table-cell>
          <table:table-cell office:value-type="float" office:value="407" calcext:value-type="float">
            <text:p>407</text:p>
          </table:table-cell>
          <table:table-cell office:value-type="float" office:value="298231" calcext:value-type="float">
            <text:p>29823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2966.5652173913" calcext:value-type="float">
            <text:p>12966,5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33" calcext:value-type="float">
            <text:p>233</text:p>
          </table:table-cell>
          <table:table-cell office:value-type="float" office:value="277087" calcext:value-type="float">
            <text:p>277087</text:p>
          </table:table-cell>
          <table:table-cell office:value-type="float" office:value="10.1304347826087" calcext:value-type="float">
            <text:p>10,13</text:p>
          </table:table-cell>
          <table:table-cell office:value-type="float" office:value="12047.2608695652" calcext:value-type="float">
            <text:p>12047,26</text:p>
          </table:table-cell>
          <table:table-cell office:value-type="float" office:value="412" calcext:value-type="float">
            <text:p>412</text:p>
          </table:table-cell>
          <table:table-cell office:value-type="float" office:value="298643" calcext:value-type="float">
            <text:p>298643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2984.4782608696" calcext:value-type="float">
            <text:p>12984,4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16" calcext:value-type="float">
            <text:p>316</text:p>
          </table:table-cell>
          <table:table-cell office:value-type="float" office:value="277403" calcext:value-type="float">
            <text:p>277403</text:p>
          </table:table-cell>
          <table:table-cell office:value-type="float" office:value="13.7391304347826" calcext:value-type="float">
            <text:p>13,74</text:p>
          </table:table-cell>
          <table:table-cell office:value-type="float" office:value="12061" calcext:value-type="float">
            <text:p>12061,00</text:p>
          </table:table-cell>
          <table:table-cell office:value-type="float" office:value="412" calcext:value-type="float">
            <text:p>412</text:p>
          </table:table-cell>
          <table:table-cell office:value-type="float" office:value="299055" calcext:value-type="float">
            <text:p>29905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3002.3913043478" calcext:value-type="float">
            <text:p>13002,3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91" calcext:value-type="float">
            <text:p>391</text:p>
          </table:table-cell>
          <table:table-cell office:value-type="float" office:value="277794" calcext:value-type="float">
            <text:p>277794</text:p>
          </table:table-cell>
          <table:table-cell office:value-type="float" office:value="17" calcext:value-type="float">
            <text:p>17,00</text:p>
          </table:table-cell>
          <table:table-cell office:value-type="float" office:value="12078" calcext:value-type="float">
            <text:p>12078,00</text:p>
          </table:table-cell>
          <table:table-cell office:value-type="float" office:value="392" calcext:value-type="float">
            <text:p>392</text:p>
          </table:table-cell>
          <table:table-cell office:value-type="float" office:value="299447" calcext:value-type="float">
            <text:p>299447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3019.4347826087" calcext:value-type="float">
            <text:p>13019,4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69" calcext:value-type="float">
            <text:p>369</text:p>
          </table:table-cell>
          <table:table-cell office:value-type="float" office:value="278163" calcext:value-type="float">
            <text:p>278163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2094.0434782609" calcext:value-type="float">
            <text:p>12094,04</text:p>
          </table:table-cell>
          <table:table-cell office:value-type="float" office:value="396" calcext:value-type="float">
            <text:p>396</text:p>
          </table:table-cell>
          <table:table-cell office:value-type="float" office:value="299843" calcext:value-type="float">
            <text:p>299843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3036.652173913" calcext:value-type="float">
            <text:p>13036,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72" calcext:value-type="float">
            <text:p>372</text:p>
          </table:table-cell>
          <table:table-cell office:value-type="float" office:value="278535" calcext:value-type="float">
            <text:p>278535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12110.2173913044" calcext:value-type="float">
            <text:p>12110,22</text:p>
          </table:table-cell>
          <table:table-cell office:value-type="float" office:value="392" calcext:value-type="float">
            <text:p>392</text:p>
          </table:table-cell>
          <table:table-cell office:value-type="float" office:value="300235" calcext:value-type="float">
            <text:p>30023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3053.6956521739" calcext:value-type="float">
            <text:p>13053,7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68" calcext:value-type="float">
            <text:p>368</text:p>
          </table:table-cell>
          <table:table-cell office:value-type="float" office:value="278903" calcext:value-type="float">
            <text:p>278903</text:p>
          </table:table-cell>
          <table:table-cell office:value-type="float" office:value="16" calcext:value-type="float">
            <text:p>16,00</text:p>
          </table:table-cell>
          <table:table-cell office:value-type="float" office:value="12126.2173913044" calcext:value-type="float">
            <text:p>12126,22</text:p>
          </table:table-cell>
          <table:table-cell office:value-type="float" office:value="398" calcext:value-type="float">
            <text:p>398</text:p>
          </table:table-cell>
          <table:table-cell office:value-type="float" office:value="300633" calcext:value-type="float">
            <text:p>300633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13071" calcext:value-type="float">
            <text:p>13071,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68" calcext:value-type="float">
            <text:p>368</text:p>
          </table:table-cell>
          <table:table-cell office:value-type="float" office:value="279271" calcext:value-type="float">
            <text:p>279271</text:p>
          </table:table-cell>
          <table:table-cell office:value-type="float" office:value="16" calcext:value-type="float">
            <text:p>16,00</text:p>
          </table:table-cell>
          <table:table-cell office:value-type="float" office:value="12142.2173913044" calcext:value-type="float">
            <text:p>12142,22</text:p>
          </table:table-cell>
          <table:table-cell office:value-type="float" office:value="396" calcext:value-type="float">
            <text:p>396</text:p>
          </table:table-cell>
          <table:table-cell office:value-type="float" office:value="301029" calcext:value-type="float">
            <text:p>301029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3088.2173913043" calcext:value-type="float">
            <text:p>13088,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71" calcext:value-type="float">
            <text:p>371</text:p>
          </table:table-cell>
          <table:table-cell office:value-type="float" office:value="279642" calcext:value-type="float">
            <text:p>279642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12158.347826087" calcext:value-type="float">
            <text:p>12158,35</text:p>
          </table:table-cell>
          <table:table-cell office:value-type="float" office:value="384" calcext:value-type="float">
            <text:p>384</text:p>
          </table:table-cell>
          <table:table-cell office:value-type="float" office:value="301413" calcext:value-type="float">
            <text:p>301413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3104.9130434782" calcext:value-type="float">
            <text:p>13104,9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71" calcext:value-type="float">
            <text:p>371</text:p>
          </table:table-cell>
          <table:table-cell office:value-type="float" office:value="280013" calcext:value-type="float">
            <text:p>280013</text:p>
          </table:table-cell>
          <table:table-cell office:value-type="float" office:value="16.1304347826087" calcext:value-type="float">
            <text:p>16,13</text:p>
          </table:table-cell>
          <table:table-cell office:value-type="float" office:value="12174.4782608696" calcext:value-type="float">
            <text:p>12174,48</text:p>
          </table:table-cell>
          <table:table-cell office:value-type="float" office:value="406" calcext:value-type="float">
            <text:p>406</text:p>
          </table:table-cell>
          <table:table-cell office:value-type="float" office:value="301819" calcext:value-type="float">
            <text:p>301819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3122.5652173913" calcext:value-type="float">
            <text:p>13122,5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83" calcext:value-type="float">
            <text:p>383</text:p>
          </table:table-cell>
          <table:table-cell office:value-type="float" office:value="280396" calcext:value-type="float">
            <text:p>280396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2191.1304347826" calcext:value-type="float">
            <text:p>12191,13</text:p>
          </table:table-cell>
          <table:table-cell office:value-type="float" office:value="408" calcext:value-type="float">
            <text:p>408</text:p>
          </table:table-cell>
          <table:table-cell office:value-type="float" office:value="302227" calcext:value-type="float">
            <text:p>302227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3140.3043478261" calcext:value-type="float">
            <text:p>13140,3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6" calcext:value-type="float">
            <text:p>386</text:p>
          </table:table-cell>
          <table:table-cell office:value-type="float" office:value="280782" calcext:value-type="float">
            <text:p>28078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2207.9130434783" calcext:value-type="float">
            <text:p>12207,91</text:p>
          </table:table-cell>
          <table:table-cell office:value-type="float" office:value="409" calcext:value-type="float">
            <text:p>409</text:p>
          </table:table-cell>
          <table:table-cell office:value-type="float" office:value="302636" calcext:value-type="float">
            <text:p>30263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158.0869565217" calcext:value-type="float">
            <text:p>13158,0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83" calcext:value-type="float">
            <text:p>383</text:p>
          </table:table-cell>
          <table:table-cell office:value-type="float" office:value="281165" calcext:value-type="float">
            <text:p>281165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2224.5652173913" calcext:value-type="float">
            <text:p>12224,57</text:p>
          </table:table-cell>
          <table:table-cell office:value-type="float" office:value="413" calcext:value-type="float">
            <text:p>413</text:p>
          </table:table-cell>
          <table:table-cell office:value-type="float" office:value="303049" calcext:value-type="float">
            <text:p>303049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3176.0434782609" calcext:value-type="float">
            <text:p>13176,0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90" calcext:value-type="float">
            <text:p>390</text:p>
          </table:table-cell>
          <table:table-cell office:value-type="float" office:value="281555" calcext:value-type="float">
            <text:p>281555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2241.5217391304" calcext:value-type="float">
            <text:p>12241,52</text:p>
          </table:table-cell>
          <table:table-cell office:value-type="float" office:value="414" calcext:value-type="float">
            <text:p>414</text:p>
          </table:table-cell>
          <table:table-cell office:value-type="float" office:value="303463" calcext:value-type="float">
            <text:p>303463</text:p>
          </table:table-cell>
          <table:table-cell office:value-type="float" office:value="18" calcext:value-type="float">
            <text:p>18,00</text:p>
          </table:table-cell>
          <table:table-cell office:value-type="float" office:value="13194.0434782609" calcext:value-type="float">
            <text:p>13194,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83" calcext:value-type="float">
            <text:p>383</text:p>
          </table:table-cell>
          <table:table-cell office:value-type="float" office:value="281938" calcext:value-type="float">
            <text:p>281938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2258.1739130435" calcext:value-type="float">
            <text:p>12258,17</text:p>
          </table:table-cell>
          <table:table-cell office:value-type="float" office:value="407" calcext:value-type="float">
            <text:p>407</text:p>
          </table:table-cell>
          <table:table-cell office:value-type="float" office:value="303870" calcext:value-type="float">
            <text:p>303870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3211.7391304348" calcext:value-type="float">
            <text:p>13211,7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4" calcext:value-type="float">
            <text:p>594</text:p>
          </table:table-cell>
          <table:table-cell office:value-type="float" office:value="282532" calcext:value-type="float">
            <text:p>282532</text:p>
          </table:table-cell>
          <table:table-cell office:value-type="float" office:value="25.8260869565217" calcext:value-type="float">
            <text:p>25,83</text:p>
          </table:table-cell>
          <table:table-cell office:value-type="float" office:value="12284" calcext:value-type="float">
            <text:p>12284,00</text:p>
          </table:table-cell>
          <table:table-cell office:value-type="float" office:value="415" calcext:value-type="float">
            <text:p>415</text:p>
          </table:table-cell>
          <table:table-cell office:value-type="float" office:value="304285" calcext:value-type="float">
            <text:p>304285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3229.7826086956" calcext:value-type="float">
            <text:p>13229,7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88" calcext:value-type="float">
            <text:p>388</text:p>
          </table:table-cell>
          <table:table-cell office:value-type="float" office:value="282920" calcext:value-type="float">
            <text:p>28292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300.8695652174" calcext:value-type="float">
            <text:p>12300,87</text:p>
          </table:table-cell>
          <table:table-cell office:value-type="float" office:value="408" calcext:value-type="float">
            <text:p>408</text:p>
          </table:table-cell>
          <table:table-cell office:value-type="float" office:value="304693" calcext:value-type="float">
            <text:p>30469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3247.5217391304" calcext:value-type="float">
            <text:p>13247,5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87" calcext:value-type="float">
            <text:p>387</text:p>
          </table:table-cell>
          <table:table-cell office:value-type="float" office:value="283307" calcext:value-type="float">
            <text:p>28330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317.6956521739" calcext:value-type="float">
            <text:p>12317,70</text:p>
          </table:table-cell>
          <table:table-cell office:value-type="float" office:value="418" calcext:value-type="float">
            <text:p>418</text:p>
          </table:table-cell>
          <table:table-cell office:value-type="float" office:value="305111" calcext:value-type="float">
            <text:p>305111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3265.6956521739" calcext:value-type="float">
            <text:p>13265,7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91" calcext:value-type="float">
            <text:p>391</text:p>
          </table:table-cell>
          <table:table-cell office:value-type="float" office:value="283698" calcext:value-type="float">
            <text:p>283698</text:p>
          </table:table-cell>
          <table:table-cell office:value-type="float" office:value="17" calcext:value-type="float">
            <text:p>17,00</text:p>
          </table:table-cell>
          <table:table-cell office:value-type="float" office:value="12334.6956521739" calcext:value-type="float">
            <text:p>12334,70</text:p>
          </table:table-cell>
          <table:table-cell office:value-type="float" office:value="416" calcext:value-type="float">
            <text:p>416</text:p>
          </table:table-cell>
          <table:table-cell office:value-type="float" office:value="305527" calcext:value-type="float">
            <text:p>305527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3283.7826086956" calcext:value-type="float">
            <text:p>13283,7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88" calcext:value-type="float">
            <text:p>388</text:p>
          </table:table-cell>
          <table:table-cell office:value-type="float" office:value="284086" calcext:value-type="float">
            <text:p>28408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351.5652173913" calcext:value-type="float">
            <text:p>12351,57</text:p>
          </table:table-cell>
          <table:table-cell office:value-type="float" office:value="409" calcext:value-type="float">
            <text:p>409</text:p>
          </table:table-cell>
          <table:table-cell office:value-type="float" office:value="305936" calcext:value-type="float">
            <text:p>305936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301.5652173913" calcext:value-type="float">
            <text:p>13301,5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88" calcext:value-type="float">
            <text:p>388</text:p>
          </table:table-cell>
          <table:table-cell office:value-type="float" office:value="284474" calcext:value-type="float">
            <text:p>284474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368.4347826087" calcext:value-type="float">
            <text:p>12368,43</text:p>
          </table:table-cell>
          <table:table-cell office:value-type="float" office:value="440" calcext:value-type="float">
            <text:p>440</text:p>
          </table:table-cell>
          <table:table-cell office:value-type="float" office:value="306376" calcext:value-type="float">
            <text:p>306376</text:p>
          </table:table-cell>
          <table:table-cell office:value-type="float" office:value="19.1304347826087" calcext:value-type="float">
            <text:p>19,13</text:p>
          </table:table-cell>
          <table:table-cell office:value-type="float" office:value="13320.6956521739" calcext:value-type="float">
            <text:p>13320,7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88" calcext:value-type="float">
            <text:p>388</text:p>
          </table:table-cell>
          <table:table-cell office:value-type="float" office:value="284862" calcext:value-type="float">
            <text:p>284862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385.3043478261" calcext:value-type="float">
            <text:p>12385,30</text:p>
          </table:table-cell>
          <table:table-cell office:value-type="float" office:value="409" calcext:value-type="float">
            <text:p>409</text:p>
          </table:table-cell>
          <table:table-cell office:value-type="float" office:value="306785" calcext:value-type="float">
            <text:p>306785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338.4782608696" calcext:value-type="float">
            <text:p>13338,4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85" calcext:value-type="float">
            <text:p>385</text:p>
          </table:table-cell>
          <table:table-cell office:value-type="float" office:value="285247" calcext:value-type="float">
            <text:p>285247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2402.0434782609" calcext:value-type="float">
            <text:p>12402,04</text:p>
          </table:table-cell>
          <table:table-cell office:value-type="float" office:value="413" calcext:value-type="float">
            <text:p>413</text:p>
          </table:table-cell>
          <table:table-cell office:value-type="float" office:value="307198" calcext:value-type="float">
            <text:p>30719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3356.4347826087" calcext:value-type="float">
            <text:p>13356,4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87" calcext:value-type="float">
            <text:p>387</text:p>
          </table:table-cell>
          <table:table-cell office:value-type="float" office:value="285634" calcext:value-type="float">
            <text:p>285634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418.8695652174" calcext:value-type="float">
            <text:p>12418,87</text:p>
          </table:table-cell>
          <table:table-cell office:value-type="float" office:value="408" calcext:value-type="float">
            <text:p>408</text:p>
          </table:table-cell>
          <table:table-cell office:value-type="float" office:value="307606" calcext:value-type="float">
            <text:p>307606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3374.1739130435" calcext:value-type="float">
            <text:p>13374,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87" calcext:value-type="float">
            <text:p>387</text:p>
          </table:table-cell>
          <table:table-cell office:value-type="float" office:value="286021" calcext:value-type="float">
            <text:p>286021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435.6956521739" calcext:value-type="float">
            <text:p>12435,70</text:p>
          </table:table-cell>
          <table:table-cell office:value-type="float" office:value="415" calcext:value-type="float">
            <text:p>415</text:p>
          </table:table-cell>
          <table:table-cell office:value-type="float" office:value="308021" calcext:value-type="float">
            <text:p>308021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3392.2173913043" calcext:value-type="float">
            <text:p>13392,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87" calcext:value-type="float">
            <text:p>387</text:p>
          </table:table-cell>
          <table:table-cell office:value-type="float" office:value="286408" calcext:value-type="float">
            <text:p>286408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452.5217391304" calcext:value-type="float">
            <text:p>12452,52</text:p>
          </table:table-cell>
          <table:table-cell office:value-type="float" office:value="418" calcext:value-type="float">
            <text:p>418</text:p>
          </table:table-cell>
          <table:table-cell office:value-type="float" office:value="308439" calcext:value-type="float">
            <text:p>308439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3410.3913043478" calcext:value-type="float">
            <text:p>13410,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92" calcext:value-type="float">
            <text:p>392</text:p>
          </table:table-cell>
          <table:table-cell office:value-type="float" office:value="286800" calcext:value-type="float">
            <text:p>286800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2469.5652173913" calcext:value-type="float">
            <text:p>12469,57</text:p>
          </table:table-cell>
          <table:table-cell office:value-type="float" office:value="416" calcext:value-type="float">
            <text:p>416</text:p>
          </table:table-cell>
          <table:table-cell office:value-type="float" office:value="308855" calcext:value-type="float">
            <text:p>30885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3428.4782608696" calcext:value-type="float">
            <text:p>13428,4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5" calcext:value-type="float">
            <text:p>395</text:p>
          </table:table-cell>
          <table:table-cell office:value-type="float" office:value="287195" calcext:value-type="float">
            <text:p>287195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2486.7391304348" calcext:value-type="float">
            <text:p>12486,74</text:p>
          </table:table-cell>
          <table:table-cell office:value-type="float" office:value="422" calcext:value-type="float">
            <text:p>422</text:p>
          </table:table-cell>
          <table:table-cell office:value-type="float" office:value="309277" calcext:value-type="float">
            <text:p>309277</text:p>
          </table:table-cell>
          <table:table-cell office:value-type="float" office:value="18.3478260869565" calcext:value-type="float">
            <text:p>18,35</text:p>
          </table:table-cell>
          <table:table-cell office:value-type="float" office:value="13446.8260869565" calcext:value-type="float">
            <text:p>13446,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89" calcext:value-type="float">
            <text:p>389</text:p>
          </table:table-cell>
          <table:table-cell office:value-type="float" office:value="287584" calcext:value-type="float">
            <text:p>287584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2503.652173913" calcext:value-type="float">
            <text:p>12503,65</text:p>
          </table:table-cell>
          <table:table-cell office:value-type="float" office:value="407" calcext:value-type="float">
            <text:p>407</text:p>
          </table:table-cell>
          <table:table-cell office:value-type="float" office:value="309684" calcext:value-type="float">
            <text:p>309684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3464.5217391304" calcext:value-type="float">
            <text:p>13464,5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1" calcext:value-type="float">
            <text:p>391</text:p>
          </table:table-cell>
          <table:table-cell office:value-type="float" office:value="287975" calcext:value-type="float">
            <text:p>287975</text:p>
          </table:table-cell>
          <table:table-cell office:value-type="float" office:value="17" calcext:value-type="float">
            <text:p>17,00</text:p>
          </table:table-cell>
          <table:table-cell office:value-type="float" office:value="12520.652173913" calcext:value-type="float">
            <text:p>12520,65</text:p>
          </table:table-cell>
          <table:table-cell office:value-type="float" office:value="409" calcext:value-type="float">
            <text:p>409</text:p>
          </table:table-cell>
          <table:table-cell office:value-type="float" office:value="310093" calcext:value-type="float">
            <text:p>31009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482.3043478261" calcext:value-type="float">
            <text:p>13482,3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94" calcext:value-type="float">
            <text:p>394</text:p>
          </table:table-cell>
          <table:table-cell office:value-type="float" office:value="288369" calcext:value-type="float">
            <text:p>288369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2537.7826086957" calcext:value-type="float">
            <text:p>12537,78</text:p>
          </table:table-cell>
          <table:table-cell office:value-type="float" office:value="419" calcext:value-type="float">
            <text:p>419</text:p>
          </table:table-cell>
          <table:table-cell office:value-type="float" office:value="310512" calcext:value-type="float">
            <text:p>310512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13500.5217391304" calcext:value-type="float">
            <text:p>13500,5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90" calcext:value-type="float">
            <text:p>390</text:p>
          </table:table-cell>
          <table:table-cell office:value-type="float" office:value="288759" calcext:value-type="float">
            <text:p>28875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2554.7391304348" calcext:value-type="float">
            <text:p>12554,74</text:p>
          </table:table-cell>
          <table:table-cell office:value-type="float" office:value="413" calcext:value-type="float">
            <text:p>413</text:p>
          </table:table-cell>
          <table:table-cell office:value-type="float" office:value="310925" calcext:value-type="float">
            <text:p>310925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3518.4782608696" calcext:value-type="float">
            <text:p>13518,4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85" calcext:value-type="float">
            <text:p>385</text:p>
          </table:table-cell>
          <table:table-cell office:value-type="float" office:value="289144" calcext:value-type="float">
            <text:p>289144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2571.4782608696" calcext:value-type="float">
            <text:p>12571,48</text:p>
          </table:table-cell>
          <table:table-cell office:value-type="float" office:value="413" calcext:value-type="float">
            <text:p>413</text:p>
          </table:table-cell>
          <table:table-cell office:value-type="float" office:value="311338" calcext:value-type="float">
            <text:p>311338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3536.4347826087" calcext:value-type="float">
            <text:p>13536,4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88" calcext:value-type="float">
            <text:p>388</text:p>
          </table:table-cell>
          <table:table-cell office:value-type="float" office:value="289532" calcext:value-type="float">
            <text:p>289532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588.347826087" calcext:value-type="float">
            <text:p>12588,35</text:p>
          </table:table-cell>
          <table:table-cell office:value-type="float" office:value="410" calcext:value-type="float">
            <text:p>410</text:p>
          </table:table-cell>
          <table:table-cell office:value-type="float" office:value="311748" calcext:value-type="float">
            <text:p>311748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3554.2608695652" calcext:value-type="float">
            <text:p>13554,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84" calcext:value-type="float">
            <text:p>384</text:p>
          </table:table-cell>
          <table:table-cell office:value-type="float" office:value="289916" calcext:value-type="float">
            <text:p>289916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2605.0434782609" calcext:value-type="float">
            <text:p>12605,04</text:p>
          </table:table-cell>
          <table:table-cell office:value-type="float" office:value="404" calcext:value-type="float">
            <text:p>404</text:p>
          </table:table-cell>
          <table:table-cell office:value-type="float" office:value="312152" calcext:value-type="float">
            <text:p>312152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3571.8260869565" calcext:value-type="float">
            <text:p>13571,8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87" calcext:value-type="float">
            <text:p>387</text:p>
          </table:table-cell>
          <table:table-cell office:value-type="float" office:value="290303" calcext:value-type="float">
            <text:p>29030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621.8695652174" calcext:value-type="float">
            <text:p>12621,87</text:p>
          </table:table-cell>
          <table:table-cell office:value-type="float" office:value="411" calcext:value-type="float">
            <text:p>411</text:p>
          </table:table-cell>
          <table:table-cell office:value-type="float" office:value="312563" calcext:value-type="float">
            <text:p>31256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3589.6956521739" calcext:value-type="float">
            <text:p>13589,7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90" calcext:value-type="float">
            <text:p>390</text:p>
          </table:table-cell>
          <table:table-cell office:value-type="float" office:value="290693" calcext:value-type="float">
            <text:p>29069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2638.8260869565" calcext:value-type="float">
            <text:p>12638,83</text:p>
          </table:table-cell>
          <table:table-cell office:value-type="float" office:value="415" calcext:value-type="float">
            <text:p>415</text:p>
          </table:table-cell>
          <table:table-cell office:value-type="float" office:value="312978" calcext:value-type="float">
            <text:p>312978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3607.7391304348" calcext:value-type="float">
            <text:p>13607,7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88" calcext:value-type="float">
            <text:p>388</text:p>
          </table:table-cell>
          <table:table-cell office:value-type="float" office:value="291081" calcext:value-type="float">
            <text:p>29108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655.6956521739" calcext:value-type="float">
            <text:p>12655,70</text:p>
          </table:table-cell>
          <table:table-cell office:value-type="float" office:value="409" calcext:value-type="float">
            <text:p>409</text:p>
          </table:table-cell>
          <table:table-cell office:value-type="float" office:value="313387" calcext:value-type="float">
            <text:p>313387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625.5217391304" calcext:value-type="float">
            <text:p>13625,5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96" calcext:value-type="float">
            <text:p>396</text:p>
          </table:table-cell>
          <table:table-cell office:value-type="float" office:value="291477" calcext:value-type="float">
            <text:p>291477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2672.9130434783" calcext:value-type="float">
            <text:p>12672,91</text:p>
          </table:table-cell>
          <table:table-cell office:value-type="float" office:value="411" calcext:value-type="float">
            <text:p>411</text:p>
          </table:table-cell>
          <table:table-cell office:value-type="float" office:value="313798" calcext:value-type="float">
            <text:p>31379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3643.3913043478" calcext:value-type="float">
            <text:p>13643,3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4" calcext:value-type="float">
            <text:p>394</text:p>
          </table:table-cell>
          <table:table-cell office:value-type="float" office:value="291871" calcext:value-type="float">
            <text:p>291871</text:p>
          </table:table-cell>
          <table:table-cell office:value-type="float" office:value="17.1304347826087" calcext:value-type="float">
            <text:p>17,13</text:p>
          </table:table-cell>
          <table:table-cell office:value-type="float" office:value="12690.0434782609" calcext:value-type="float">
            <text:p>12690,04</text:p>
          </table:table-cell>
          <table:table-cell office:value-type="float" office:value="414" calcext:value-type="float">
            <text:p>414</text:p>
          </table:table-cell>
          <table:table-cell office:value-type="float" office:value="314212" calcext:value-type="float">
            <text:p>314212</text:p>
          </table:table-cell>
          <table:table-cell office:value-type="float" office:value="18" calcext:value-type="float">
            <text:p>18,00</text:p>
          </table:table-cell>
          <table:table-cell office:value-type="float" office:value="13661.3913043478" calcext:value-type="float">
            <text:p>13661,3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85" calcext:value-type="float">
            <text:p>385</text:p>
          </table:table-cell>
          <table:table-cell office:value-type="float" office:value="292256" calcext:value-type="float">
            <text:p>292256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2706.7826086957" calcext:value-type="float">
            <text:p>12706,78</text:p>
          </table:table-cell>
          <table:table-cell office:value-type="float" office:value="411" calcext:value-type="float">
            <text:p>411</text:p>
          </table:table-cell>
          <table:table-cell office:value-type="float" office:value="314623" calcext:value-type="float">
            <text:p>314623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3679.2608695652" calcext:value-type="float">
            <text:p>13679,2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6" calcext:value-type="float">
            <text:p>396</text:p>
          </table:table-cell>
          <table:table-cell office:value-type="float" office:value="292652" calcext:value-type="float">
            <text:p>292652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2724" calcext:value-type="float">
            <text:p>12724,00</text:p>
          </table:table-cell>
          <table:table-cell office:value-type="float" office:value="416" calcext:value-type="float">
            <text:p>416</text:p>
          </table:table-cell>
          <table:table-cell office:value-type="float" office:value="315039" calcext:value-type="float">
            <text:p>315039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3697.3478260869" calcext:value-type="float">
            <text:p>13697,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91" calcext:value-type="float">
            <text:p>391</text:p>
          </table:table-cell>
          <table:table-cell office:value-type="float" office:value="293043" calcext:value-type="float">
            <text:p>293043</text:p>
          </table:table-cell>
          <table:table-cell office:value-type="float" office:value="17" calcext:value-type="float">
            <text:p>17,00</text:p>
          </table:table-cell>
          <table:table-cell office:value-type="float" office:value="12741" calcext:value-type="float">
            <text:p>12741,00</text:p>
          </table:table-cell>
          <table:table-cell office:value-type="float" office:value="416" calcext:value-type="float">
            <text:p>416</text:p>
          </table:table-cell>
          <table:table-cell office:value-type="float" office:value="315455" calcext:value-type="float">
            <text:p>31545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3715.4347826087" calcext:value-type="float">
            <text:p>13715,4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0" calcext:value-type="float">
            <text:p>390</text:p>
          </table:table-cell>
          <table:table-cell office:value-type="float" office:value="293433" calcext:value-type="float">
            <text:p>29343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2757.9565217391" calcext:value-type="float">
            <text:p>12757,96</text:p>
          </table:table-cell>
          <table:table-cell office:value-type="float" office:value="408" calcext:value-type="float">
            <text:p>408</text:p>
          </table:table-cell>
          <table:table-cell office:value-type="float" office:value="315863" calcext:value-type="float">
            <text:p>31586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3733.1739130435" calcext:value-type="float">
            <text:p>13733,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89" calcext:value-type="float">
            <text:p>389</text:p>
          </table:table-cell>
          <table:table-cell office:value-type="float" office:value="293822" calcext:value-type="float">
            <text:p>29382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2774.8695652174" calcext:value-type="float">
            <text:p>12774,87</text:p>
          </table:table-cell>
          <table:table-cell office:value-type="float" office:value="404" calcext:value-type="float">
            <text:p>404</text:p>
          </table:table-cell>
          <table:table-cell office:value-type="float" office:value="316267" calcext:value-type="float">
            <text:p>316267</text:p>
          </table:table-cell>
          <table:table-cell office:value-type="float" office:value="17.5652173913043" calcext:value-type="float">
            <text:p>17,57</text:p>
          </table:table-cell>
          <table:table-cell office:value-type="float" office:value="13750.7391304348" calcext:value-type="float">
            <text:p>13750,7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89" calcext:value-type="float">
            <text:p>389</text:p>
          </table:table-cell>
          <table:table-cell office:value-type="float" office:value="294211" calcext:value-type="float">
            <text:p>294211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2791.7826086957" calcext:value-type="float">
            <text:p>12791,78</text:p>
          </table:table-cell>
          <table:table-cell office:value-type="float" office:value="418" calcext:value-type="float">
            <text:p>418</text:p>
          </table:table-cell>
          <table:table-cell office:value-type="float" office:value="316685" calcext:value-type="float">
            <text:p>316685</text:p>
          </table:table-cell>
          <table:table-cell office:value-type="float" office:value="18.1739130434783" calcext:value-type="float">
            <text:p>18,17</text:p>
          </table:table-cell>
          <table:table-cell office:value-type="float" office:value="13768.9130434782" calcext:value-type="float">
            <text:p>13768,9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88" calcext:value-type="float">
            <text:p>388</text:p>
          </table:table-cell>
          <table:table-cell office:value-type="float" office:value="294599" calcext:value-type="float">
            <text:p>294599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808.652173913" calcext:value-type="float">
            <text:p>12808,65</text:p>
          </table:table-cell>
          <table:table-cell office:value-type="float" office:value="408" calcext:value-type="float">
            <text:p>408</text:p>
          </table:table-cell>
          <table:table-cell office:value-type="float" office:value="317093" calcext:value-type="float">
            <text:p>31709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3786.652173913" calcext:value-type="float">
            <text:p>13786,6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93" calcext:value-type="float">
            <text:p>393</text:p>
          </table:table-cell>
          <table:table-cell office:value-type="float" office:value="294992" calcext:value-type="float">
            <text:p>294992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2825.7391304348" calcext:value-type="float">
            <text:p>12825,74</text:p>
          </table:table-cell>
          <table:table-cell office:value-type="float" office:value="408" calcext:value-type="float">
            <text:p>408</text:p>
          </table:table-cell>
          <table:table-cell office:value-type="float" office:value="317501" calcext:value-type="float">
            <text:p>31750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3804.3913043478" calcext:value-type="float">
            <text:p>13804,3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88" calcext:value-type="float">
            <text:p>388</text:p>
          </table:table-cell>
          <table:table-cell office:value-type="float" office:value="295380" calcext:value-type="float">
            <text:p>29538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2842.6086956522" calcext:value-type="float">
            <text:p>12842,61</text:p>
          </table:table-cell>
          <table:table-cell office:value-type="float" office:value="540" calcext:value-type="float">
            <text:p>540</text:p>
          </table:table-cell>
          <table:table-cell office:value-type="float" office:value="318041" calcext:value-type="float">
            <text:p>318041</text:p>
          </table:table-cell>
          <table:table-cell office:value-type="float" office:value="23.4782608695652" calcext:value-type="float">
            <text:p>23,48</text:p>
          </table:table-cell>
          <table:table-cell office:value-type="float" office:value="13827.8695652174" calcext:value-type="float">
            <text:p>13827,8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31" calcext:value-type="float">
            <text:p>331</text:p>
          </table:table-cell>
          <table:table-cell office:value-type="float" office:value="295711" calcext:value-type="float">
            <text:p>295711</text:p>
          </table:table-cell>
          <table:table-cell office:value-type="float" office:value="14.3913043478261" calcext:value-type="float">
            <text:p>14,39</text:p>
          </table:table-cell>
          <table:table-cell office:value-type="float" office:value="12857" calcext:value-type="float">
            <text:p>12857,00</text:p>
          </table:table-cell>
          <table:table-cell office:value-type="float" office:value="409" calcext:value-type="float">
            <text:p>409</text:p>
          </table:table-cell>
          <table:table-cell office:value-type="float" office:value="318450" calcext:value-type="float">
            <text:p>31845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845.652173913" calcext:value-type="float">
            <text:p>13845,6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86" calcext:value-type="float">
            <text:p>386</text:p>
          </table:table-cell>
          <table:table-cell office:value-type="float" office:value="296097" calcext:value-type="float">
            <text:p>296097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2873.7826086957" calcext:value-type="float">
            <text:p>12873,78</text:p>
          </table:table-cell>
          <table:table-cell office:value-type="float" office:value="411" calcext:value-type="float">
            <text:p>411</text:p>
          </table:table-cell>
          <table:table-cell office:value-type="float" office:value="318861" calcext:value-type="float">
            <text:p>31886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3863.5217391304" calcext:value-type="float">
            <text:p>13863,5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86" calcext:value-type="float">
            <text:p>386</text:p>
          </table:table-cell>
          <table:table-cell office:value-type="float" office:value="296483" calcext:value-type="float">
            <text:p>296483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2890.5652173913" calcext:value-type="float">
            <text:p>12890,57</text:p>
          </table:table-cell>
          <table:table-cell office:value-type="float" office:value="414" calcext:value-type="float">
            <text:p>414</text:p>
          </table:table-cell>
          <table:table-cell office:value-type="float" office:value="319275" calcext:value-type="float">
            <text:p>319275</text:p>
          </table:table-cell>
          <table:table-cell office:value-type="float" office:value="18" calcext:value-type="float">
            <text:p>18,00</text:p>
          </table:table-cell>
          <table:table-cell office:value-type="float" office:value="13881.5217391304" calcext:value-type="float">
            <text:p>13881,5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85" calcext:value-type="float">
            <text:p>385</text:p>
          </table:table-cell>
          <table:table-cell office:value-type="float" office:value="296868" calcext:value-type="float">
            <text:p>29686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2907.3043478261" calcext:value-type="float">
            <text:p>12907,30</text:p>
          </table:table-cell>
          <table:table-cell office:value-type="float" office:value="411" calcext:value-type="float">
            <text:p>411</text:p>
          </table:table-cell>
          <table:table-cell office:value-type="float" office:value="319686" calcext:value-type="float">
            <text:p>31968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3899.3913043478" calcext:value-type="float">
            <text:p>13899,3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32" calcext:value-type="float">
            <text:p>432</text:p>
          </table:table-cell>
          <table:table-cell office:value-type="float" office:value="297300" calcext:value-type="float">
            <text:p>297300</text:p>
          </table:table-cell>
          <table:table-cell office:value-type="float" office:value="18.7826086956522" calcext:value-type="float">
            <text:p>18,78</text:p>
          </table:table-cell>
          <table:table-cell office:value-type="float" office:value="12926.0869565217" calcext:value-type="float">
            <text:p>12926,09</text:p>
          </table:table-cell>
          <table:table-cell office:value-type="float" office:value="405" calcext:value-type="float">
            <text:p>405</text:p>
          </table:table-cell>
          <table:table-cell office:value-type="float" office:value="320091" calcext:value-type="float">
            <text:p>320091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3917" calcext:value-type="float">
            <text:p>13917,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87" calcext:value-type="float">
            <text:p>387</text:p>
          </table:table-cell>
          <table:table-cell office:value-type="float" office:value="297687" calcext:value-type="float">
            <text:p>297687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942.9130434783" calcext:value-type="float">
            <text:p>12942,91</text:p>
          </table:table-cell>
          <table:table-cell office:value-type="float" office:value="409" calcext:value-type="float">
            <text:p>409</text:p>
          </table:table-cell>
          <table:table-cell office:value-type="float" office:value="320500" calcext:value-type="float">
            <text:p>32050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3934.7826086956" calcext:value-type="float">
            <text:p>13934,7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87" calcext:value-type="float">
            <text:p>387</text:p>
          </table:table-cell>
          <table:table-cell office:value-type="float" office:value="298074" calcext:value-type="float">
            <text:p>298074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959.7391304348" calcext:value-type="float">
            <text:p>12959,74</text:p>
          </table:table-cell>
          <table:table-cell office:value-type="float" office:value="417" calcext:value-type="float">
            <text:p>417</text:p>
          </table:table-cell>
          <table:table-cell office:value-type="float" office:value="320917" calcext:value-type="float">
            <text:p>320917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3952.9130434783" calcext:value-type="float">
            <text:p>13952,9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92" calcext:value-type="float">
            <text:p>392</text:p>
          </table:table-cell>
          <table:table-cell office:value-type="float" office:value="298466" calcext:value-type="float">
            <text:p>298466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2976.7826086957" calcext:value-type="float">
            <text:p>12976,78</text:p>
          </table:table-cell>
          <table:table-cell office:value-type="float" office:value="414" calcext:value-type="float">
            <text:p>414</text:p>
          </table:table-cell>
          <table:table-cell office:value-type="float" office:value="321331" calcext:value-type="float">
            <text:p>321331</text:p>
          </table:table-cell>
          <table:table-cell office:value-type="float" office:value="18" calcext:value-type="float">
            <text:p>18,00</text:p>
          </table:table-cell>
          <table:table-cell office:value-type="float" office:value="13970.9130434783" calcext:value-type="float">
            <text:p>13970,9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87" calcext:value-type="float">
            <text:p>387</text:p>
          </table:table-cell>
          <table:table-cell office:value-type="float" office:value="298853" calcext:value-type="float">
            <text:p>29885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2993.6086956522" calcext:value-type="float">
            <text:p>12993,61</text:p>
          </table:table-cell>
          <table:table-cell office:value-type="float" office:value="411" calcext:value-type="float">
            <text:p>411</text:p>
          </table:table-cell>
          <table:table-cell office:value-type="float" office:value="321742" calcext:value-type="float">
            <text:p>32174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3988.7826086956" calcext:value-type="float">
            <text:p>13988,7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85" calcext:value-type="float">
            <text:p>385</text:p>
          </table:table-cell>
          <table:table-cell office:value-type="float" office:value="299238" calcext:value-type="float">
            <text:p>29923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3010.347826087" calcext:value-type="float">
            <text:p>13010,35</text:p>
          </table:table-cell>
          <table:table-cell office:value-type="float" office:value="263" calcext:value-type="float">
            <text:p>263</text:p>
          </table:table-cell>
          <table:table-cell office:value-type="float" office:value="322005" calcext:value-type="float">
            <text:p>322005</text:p>
          </table:table-cell>
          <table:table-cell office:value-type="float" office:value="11.4347826086957" calcext:value-type="float">
            <text:p>11,43</text:p>
          </table:table-cell>
          <table:table-cell office:value-type="float" office:value="14000.2173913043" calcext:value-type="float">
            <text:p>14000,2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88" calcext:value-type="float">
            <text:p>388</text:p>
          </table:table-cell>
          <table:table-cell office:value-type="float" office:value="299626" calcext:value-type="float">
            <text:p>29962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3027.2173913044" calcext:value-type="float">
            <text:p>13027,22</text:p>
          </table:table-cell>
          <table:table-cell office:value-type="float" office:value="415" calcext:value-type="float">
            <text:p>415</text:p>
          </table:table-cell>
          <table:table-cell office:value-type="float" office:value="322420" calcext:value-type="float">
            <text:p>322420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4018.2608695652" calcext:value-type="float">
            <text:p>14018,2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84" calcext:value-type="float">
            <text:p>384</text:p>
          </table:table-cell>
          <table:table-cell office:value-type="float" office:value="300010" calcext:value-type="float">
            <text:p>300010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3043.9130434783" calcext:value-type="float">
            <text:p>13043,91</text:p>
          </table:table-cell>
          <table:table-cell office:value-type="float" office:value="410" calcext:value-type="float">
            <text:p>410</text:p>
          </table:table-cell>
          <table:table-cell office:value-type="float" office:value="322830" calcext:value-type="float">
            <text:p>32283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036.0869565217" calcext:value-type="float">
            <text:p>14036,0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86" calcext:value-type="float">
            <text:p>386</text:p>
          </table:table-cell>
          <table:table-cell office:value-type="float" office:value="300396" calcext:value-type="float">
            <text:p>300396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3060.6956521739" calcext:value-type="float">
            <text:p>13060,70</text:p>
          </table:table-cell>
          <table:table-cell office:value-type="float" office:value="411" calcext:value-type="float">
            <text:p>411</text:p>
          </table:table-cell>
          <table:table-cell office:value-type="float" office:value="323241" calcext:value-type="float">
            <text:p>32324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053.9565217391" calcext:value-type="float">
            <text:p>14053,9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9" calcext:value-type="float">
            <text:p>389</text:p>
          </table:table-cell>
          <table:table-cell office:value-type="float" office:value="300785" calcext:value-type="float">
            <text:p>300785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077.6086956522" calcext:value-type="float">
            <text:p>13077,61</text:p>
          </table:table-cell>
          <table:table-cell office:value-type="float" office:value="409" calcext:value-type="float">
            <text:p>409</text:p>
          </table:table-cell>
          <table:table-cell office:value-type="float" office:value="323650" calcext:value-type="float">
            <text:p>32365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4071.7391304348" calcext:value-type="float">
            <text:p>14071,7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91" calcext:value-type="float">
            <text:p>391</text:p>
          </table:table-cell>
          <table:table-cell office:value-type="float" office:value="301176" calcext:value-type="float">
            <text:p>301176</text:p>
          </table:table-cell>
          <table:table-cell office:value-type="float" office:value="17" calcext:value-type="float">
            <text:p>17,00</text:p>
          </table:table-cell>
          <table:table-cell office:value-type="float" office:value="13094.6086956522" calcext:value-type="float">
            <text:p>13094,61</text:p>
          </table:table-cell>
          <table:table-cell office:value-type="float" office:value="409" calcext:value-type="float">
            <text:p>409</text:p>
          </table:table-cell>
          <table:table-cell office:value-type="float" office:value="324059" calcext:value-type="float">
            <text:p>324059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4089.5217391304" calcext:value-type="float">
            <text:p>14089,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86" calcext:value-type="float">
            <text:p>386</text:p>
          </table:table-cell>
          <table:table-cell office:value-type="float" office:value="301562" calcext:value-type="float">
            <text:p>30156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3111.3913043478" calcext:value-type="float">
            <text:p>13111,39</text:p>
          </table:table-cell>
          <table:table-cell office:value-type="float" office:value="410" calcext:value-type="float">
            <text:p>410</text:p>
          </table:table-cell>
          <table:table-cell office:value-type="float" office:value="324469" calcext:value-type="float">
            <text:p>32446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107.3478260869" calcext:value-type="float">
            <text:p>14107,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87" calcext:value-type="float">
            <text:p>387</text:p>
          </table:table-cell>
          <table:table-cell office:value-type="float" office:value="301949" calcext:value-type="float">
            <text:p>301949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3128.2173913044" calcext:value-type="float">
            <text:p>13128,22</text:p>
          </table:table-cell>
          <table:table-cell office:value-type="float" office:value="416" calcext:value-type="float">
            <text:p>416</text:p>
          </table:table-cell>
          <table:table-cell office:value-type="float" office:value="324885" calcext:value-type="float">
            <text:p>32488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4125.4347826087" calcext:value-type="float">
            <text:p>14125,4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0" calcext:value-type="float">
            <text:p>390</text:p>
          </table:table-cell>
          <table:table-cell office:value-type="float" office:value="302339" calcext:value-type="float">
            <text:p>302339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3145.1739130435" calcext:value-type="float">
            <text:p>13145,17</text:p>
          </table:table-cell>
          <table:table-cell office:value-type="float" office:value="414" calcext:value-type="float">
            <text:p>414</text:p>
          </table:table-cell>
          <table:table-cell office:value-type="float" office:value="325299" calcext:value-type="float">
            <text:p>325299</text:p>
          </table:table-cell>
          <table:table-cell office:value-type="float" office:value="18" calcext:value-type="float">
            <text:p>18,00</text:p>
          </table:table-cell>
          <table:table-cell office:value-type="float" office:value="14143.4347826087" calcext:value-type="float">
            <text:p>14143,4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89" calcext:value-type="float">
            <text:p>389</text:p>
          </table:table-cell>
          <table:table-cell office:value-type="float" office:value="302728" calcext:value-type="float">
            <text:p>30272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162.0869565217" calcext:value-type="float">
            <text:p>13162,09</text:p>
          </table:table-cell>
          <table:table-cell office:value-type="float" office:value="415" calcext:value-type="float">
            <text:p>415</text:p>
          </table:table-cell>
          <table:table-cell office:value-type="float" office:value="325714" calcext:value-type="float">
            <text:p>325714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4161.4782608696" calcext:value-type="float">
            <text:p>14161,4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98" calcext:value-type="float">
            <text:p>398</text:p>
          </table:table-cell>
          <table:table-cell office:value-type="float" office:value="303126" calcext:value-type="float">
            <text:p>303126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13179.3913043478" calcext:value-type="float">
            <text:p>13179,39</text:p>
          </table:table-cell>
          <table:table-cell office:value-type="float" office:value="414" calcext:value-type="float">
            <text:p>414</text:p>
          </table:table-cell>
          <table:table-cell office:value-type="float" office:value="326128" calcext:value-type="float">
            <text:p>326128</text:p>
          </table:table-cell>
          <table:table-cell office:value-type="float" office:value="18" calcext:value-type="float">
            <text:p>18,00</text:p>
          </table:table-cell>
          <table:table-cell office:value-type="float" office:value="14179.4782608696" calcext:value-type="float">
            <text:p>14179,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85" calcext:value-type="float">
            <text:p>385</text:p>
          </table:table-cell>
          <table:table-cell office:value-type="float" office:value="303511" calcext:value-type="float">
            <text:p>303511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3196.1304347826" calcext:value-type="float">
            <text:p>13196,13</text:p>
          </table:table-cell>
          <table:table-cell office:value-type="float" office:value="262" calcext:value-type="float">
            <text:p>262</text:p>
          </table:table-cell>
          <table:table-cell office:value-type="float" office:value="326390" calcext:value-type="float">
            <text:p>326390</text:p>
          </table:table-cell>
          <table:table-cell office:value-type="float" office:value="11.3913043478261" calcext:value-type="float">
            <text:p>11,39</text:p>
          </table:table-cell>
          <table:table-cell office:value-type="float" office:value="14190.8695652174" calcext:value-type="float">
            <text:p>14190,8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89" calcext:value-type="float">
            <text:p>389</text:p>
          </table:table-cell>
          <table:table-cell office:value-type="float" office:value="303900" calcext:value-type="float">
            <text:p>303900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213.0434782609" calcext:value-type="float">
            <text:p>13213,04</text:p>
          </table:table-cell>
          <table:table-cell office:value-type="float" office:value="405" calcext:value-type="float">
            <text:p>405</text:p>
          </table:table-cell>
          <table:table-cell office:value-type="float" office:value="326795" calcext:value-type="float">
            <text:p>326795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4208.4782608696" calcext:value-type="float">
            <text:p>14208,4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89" calcext:value-type="float">
            <text:p>389</text:p>
          </table:table-cell>
          <table:table-cell office:value-type="float" office:value="304289" calcext:value-type="float">
            <text:p>304289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229.9565217391" calcext:value-type="float">
            <text:p>13229,96</text:p>
          </table:table-cell>
          <table:table-cell office:value-type="float" office:value="412" calcext:value-type="float">
            <text:p>412</text:p>
          </table:table-cell>
          <table:table-cell office:value-type="float" office:value="327207" calcext:value-type="float">
            <text:p>32720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4226.3913043478" calcext:value-type="float">
            <text:p>14226,3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85" calcext:value-type="float">
            <text:p>385</text:p>
          </table:table-cell>
          <table:table-cell office:value-type="float" office:value="304674" calcext:value-type="float">
            <text:p>304674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3246.6956521739" calcext:value-type="float">
            <text:p>13246,70</text:p>
          </table:table-cell>
          <table:table-cell office:value-type="float" office:value="411" calcext:value-type="float">
            <text:p>411</text:p>
          </table:table-cell>
          <table:table-cell office:value-type="float" office:value="327618" calcext:value-type="float">
            <text:p>327618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244.2608695652" calcext:value-type="float">
            <text:p>14244,2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89" calcext:value-type="float">
            <text:p>389</text:p>
          </table:table-cell>
          <table:table-cell office:value-type="float" office:value="305063" calcext:value-type="float">
            <text:p>305063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263.6086956522" calcext:value-type="float">
            <text:p>13263,61</text:p>
          </table:table-cell>
          <table:table-cell office:value-type="float" office:value="413" calcext:value-type="float">
            <text:p>413</text:p>
          </table:table-cell>
          <table:table-cell office:value-type="float" office:value="328031" calcext:value-type="float">
            <text:p>328031</text:p>
          </table:table-cell>
          <table:table-cell office:value-type="float" office:value="17.9565217391304" calcext:value-type="float">
            <text:p>17,96</text:p>
          </table:table-cell>
          <table:table-cell office:value-type="float" office:value="14262.2173913043" calcext:value-type="float">
            <text:p>14262,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90" calcext:value-type="float">
            <text:p>390</text:p>
          </table:table-cell>
          <table:table-cell office:value-type="float" office:value="305453" calcext:value-type="float">
            <text:p>30545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3280.5652173913" calcext:value-type="float">
            <text:p>13280,57</text:p>
          </table:table-cell>
          <table:table-cell office:value-type="float" office:value="411" calcext:value-type="float">
            <text:p>411</text:p>
          </table:table-cell>
          <table:table-cell office:value-type="float" office:value="328442" calcext:value-type="float">
            <text:p>32844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280.0869565217" calcext:value-type="float">
            <text:p>14280,0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9" calcext:value-type="float">
            <text:p>389</text:p>
          </table:table-cell>
          <table:table-cell office:value-type="float" office:value="305842" calcext:value-type="float">
            <text:p>305842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297.4782608696" calcext:value-type="float">
            <text:p>13297,48</text:p>
          </table:table-cell>
          <table:table-cell office:value-type="float" office:value="416" calcext:value-type="float">
            <text:p>416</text:p>
          </table:table-cell>
          <table:table-cell office:value-type="float" office:value="328858" calcext:value-type="float">
            <text:p>328858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4298.1739130435" calcext:value-type="float">
            <text:p>14298,1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88" calcext:value-type="float">
            <text:p>388</text:p>
          </table:table-cell>
          <table:table-cell office:value-type="float" office:value="306230" calcext:value-type="float">
            <text:p>30623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3314.347826087" calcext:value-type="float">
            <text:p>13314,35</text:p>
          </table:table-cell>
          <table:table-cell office:value-type="float" office:value="411" calcext:value-type="float">
            <text:p>411</text:p>
          </table:table-cell>
          <table:table-cell office:value-type="float" office:value="329269" calcext:value-type="float">
            <text:p>329269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316.0434782609" calcext:value-type="float">
            <text:p>14316,0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93" calcext:value-type="float">
            <text:p>393</text:p>
          </table:table-cell>
          <table:table-cell office:value-type="float" office:value="306623" calcext:value-type="float">
            <text:p>306623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3331.4347826087" calcext:value-type="float">
            <text:p>13331,43</text:p>
          </table:table-cell>
          <table:table-cell office:value-type="float" office:value="410" calcext:value-type="float">
            <text:p>410</text:p>
          </table:table-cell>
          <table:table-cell office:value-type="float" office:value="329679" calcext:value-type="float">
            <text:p>32967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333.8695652174" calcext:value-type="float">
            <text:p>14333,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90" calcext:value-type="float">
            <text:p>390</text:p>
          </table:table-cell>
          <table:table-cell office:value-type="float" office:value="307013" calcext:value-type="float">
            <text:p>307013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3348.3913043478" calcext:value-type="float">
            <text:p>13348,39</text:p>
          </table:table-cell>
          <table:table-cell office:value-type="float" office:value="410" calcext:value-type="float">
            <text:p>410</text:p>
          </table:table-cell>
          <table:table-cell office:value-type="float" office:value="330089" calcext:value-type="float">
            <text:p>33008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351.6956521739" calcext:value-type="float">
            <text:p>14351,7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91" calcext:value-type="float">
            <text:p>391</text:p>
          </table:table-cell>
          <table:table-cell office:value-type="float" office:value="307404" calcext:value-type="float">
            <text:p>307404</text:p>
          </table:table-cell>
          <table:table-cell office:value-type="float" office:value="17" calcext:value-type="float">
            <text:p>17,00</text:p>
          </table:table-cell>
          <table:table-cell office:value-type="float" office:value="13365.3913043478" calcext:value-type="float">
            <text:p>13365,39</text:p>
          </table:table-cell>
          <table:table-cell office:value-type="float" office:value="411" calcext:value-type="float">
            <text:p>411</text:p>
          </table:table-cell>
          <table:table-cell office:value-type="float" office:value="330500" calcext:value-type="float">
            <text:p>33050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369.5652173913" calcext:value-type="float">
            <text:p>14369,5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0" calcext:value-type="float">
            <text:p>300</text:p>
          </table:table-cell>
          <table:table-cell office:value-type="float" office:value="307704" calcext:value-type="float">
            <text:p>307704</text:p>
          </table:table-cell>
          <table:table-cell office:value-type="float" office:value="13.0434782608696" calcext:value-type="float">
            <text:p>13,04</text:p>
          </table:table-cell>
          <table:table-cell office:value-type="float" office:value="13378.4347826087" calcext:value-type="float">
            <text:p>13378,43</text:p>
          </table:table-cell>
          <table:table-cell office:value-type="float" office:value="410" calcext:value-type="float">
            <text:p>410</text:p>
          </table:table-cell>
          <table:table-cell office:value-type="float" office:value="330910" calcext:value-type="float">
            <text:p>33091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387.3913043478" calcext:value-type="float">
            <text:p>14387,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83" calcext:value-type="float">
            <text:p>383</text:p>
          </table:table-cell>
          <table:table-cell office:value-type="float" office:value="308087" calcext:value-type="float">
            <text:p>308087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3395.0869565217" calcext:value-type="float">
            <text:p>13395,09</text:p>
          </table:table-cell>
          <table:table-cell office:value-type="float" office:value="279" calcext:value-type="float">
            <text:p>279</text:p>
          </table:table-cell>
          <table:table-cell office:value-type="float" office:value="331189" calcext:value-type="float">
            <text:p>331189</text:p>
          </table:table-cell>
          <table:table-cell office:value-type="float" office:value="12.1304347826087" calcext:value-type="float">
            <text:p>12,13</text:p>
          </table:table-cell>
          <table:table-cell office:value-type="float" office:value="14399.5217391304" calcext:value-type="float">
            <text:p>14399,5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86" calcext:value-type="float">
            <text:p>286</text:p>
          </table:table-cell>
          <table:table-cell office:value-type="float" office:value="308373" calcext:value-type="float">
            <text:p>308373</text:p>
          </table:table-cell>
          <table:table-cell office:value-type="float" office:value="12.4347826086957" calcext:value-type="float">
            <text:p>12,43</text:p>
          </table:table-cell>
          <table:table-cell office:value-type="float" office:value="13407.5217391304" calcext:value-type="float">
            <text:p>13407,52</text:p>
          </table:table-cell>
          <table:table-cell office:value-type="float" office:value="283" calcext:value-type="float">
            <text:p>283</text:p>
          </table:table-cell>
          <table:table-cell office:value-type="float" office:value="331472" calcext:value-type="float">
            <text:p>331472</text:p>
          </table:table-cell>
          <table:table-cell office:value-type="float" office:value="12.304347826087" calcext:value-type="float">
            <text:p>12,30</text:p>
          </table:table-cell>
          <table:table-cell office:value-type="float" office:value="14411.8260869565" calcext:value-type="float">
            <text:p>14411,8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7" calcext:value-type="float">
            <text:p>257</text:p>
          </table:table-cell>
          <table:table-cell office:value-type="float" office:value="308630" calcext:value-type="float">
            <text:p>308630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3418.6956521739" calcext:value-type="float">
            <text:p>13418,70</text:p>
          </table:table-cell>
          <table:table-cell office:value-type="float" office:value="265" calcext:value-type="float">
            <text:p>265</text:p>
          </table:table-cell>
          <table:table-cell office:value-type="float" office:value="331737" calcext:value-type="float">
            <text:p>331737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14423.347826087" calcext:value-type="float">
            <text:p>14423,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36" calcext:value-type="float">
            <text:p>236</text:p>
          </table:table-cell>
          <table:table-cell office:value-type="float" office:value="308866" calcext:value-type="float">
            <text:p>308866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3428.9565217391" calcext:value-type="float">
            <text:p>13428,96</text:p>
          </table:table-cell>
          <table:table-cell office:value-type="float" office:value="257" calcext:value-type="float">
            <text:p>257</text:p>
          </table:table-cell>
          <table:table-cell office:value-type="float" office:value="331994" calcext:value-type="float">
            <text:p>331994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4434.5217391304" calcext:value-type="float">
            <text:p>14434,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38" calcext:value-type="float">
            <text:p>238</text:p>
          </table:table-cell>
          <table:table-cell office:value-type="float" office:value="309104" calcext:value-type="float">
            <text:p>309104</text:p>
          </table:table-cell>
          <table:table-cell office:value-type="float" office:value="10.3478260869565" calcext:value-type="float">
            <text:p>10,35</text:p>
          </table:table-cell>
          <table:table-cell office:value-type="float" office:value="13439.3043478261" calcext:value-type="float">
            <text:p>13439,30</text:p>
          </table:table-cell>
          <table:table-cell office:value-type="float" office:value="260" calcext:value-type="float">
            <text:p>260</text:p>
          </table:table-cell>
          <table:table-cell office:value-type="float" office:value="332254" calcext:value-type="float">
            <text:p>332254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4445.8260869565" calcext:value-type="float">
            <text:p>14445,8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37" calcext:value-type="float">
            <text:p>237</text:p>
          </table:table-cell>
          <table:table-cell office:value-type="float" office:value="309341" calcext:value-type="float">
            <text:p>309341</text:p>
          </table:table-cell>
          <table:table-cell office:value-type="float" office:value="10.304347826087" calcext:value-type="float">
            <text:p>10,30</text:p>
          </table:table-cell>
          <table:table-cell office:value-type="float" office:value="13449.6086956522" calcext:value-type="float">
            <text:p>13449,61</text:p>
          </table:table-cell>
          <table:table-cell office:value-type="float" office:value="375" calcext:value-type="float">
            <text:p>375</text:p>
          </table:table-cell>
          <table:table-cell office:value-type="float" office:value="332629" calcext:value-type="float">
            <text:p>332629</text:p>
          </table:table-cell>
          <table:table-cell office:value-type="float" office:value="16.304347826087" calcext:value-type="float">
            <text:p>16,30</text:p>
          </table:table-cell>
          <table:table-cell office:value-type="float" office:value="14462.1304347826" calcext:value-type="float">
            <text:p>14462,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87" calcext:value-type="float">
            <text:p>387</text:p>
          </table:table-cell>
          <table:table-cell office:value-type="float" office:value="309728" calcext:value-type="float">
            <text:p>309728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3466.4347826087" calcext:value-type="float">
            <text:p>13466,43</text:p>
          </table:table-cell>
          <table:table-cell office:value-type="float" office:value="409" calcext:value-type="float">
            <text:p>409</text:p>
          </table:table-cell>
          <table:table-cell office:value-type="float" office:value="333038" calcext:value-type="float">
            <text:p>33303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4479.9130434783" calcext:value-type="float">
            <text:p>14479,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89" calcext:value-type="float">
            <text:p>389</text:p>
          </table:table-cell>
          <table:table-cell office:value-type="float" office:value="310117" calcext:value-type="float">
            <text:p>31011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483.347826087" calcext:value-type="float">
            <text:p>13483,35</text:p>
          </table:table-cell>
          <table:table-cell office:value-type="float" office:value="405" calcext:value-type="float">
            <text:p>405</text:p>
          </table:table-cell>
          <table:table-cell office:value-type="float" office:value="333443" calcext:value-type="float">
            <text:p>333443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4497.5217391304" calcext:value-type="float">
            <text:p>14497,5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90" calcext:value-type="float">
            <text:p>390</text:p>
          </table:table-cell>
          <table:table-cell office:value-type="float" office:value="310507" calcext:value-type="float">
            <text:p>31050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3500.3043478261" calcext:value-type="float">
            <text:p>13500,30</text:p>
          </table:table-cell>
          <table:table-cell office:value-type="float" office:value="412" calcext:value-type="float">
            <text:p>412</text:p>
          </table:table-cell>
          <table:table-cell office:value-type="float" office:value="333855" calcext:value-type="float">
            <text:p>33385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4515.4347826087" calcext:value-type="float">
            <text:p>14515,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93" calcext:value-type="float">
            <text:p>393</text:p>
          </table:table-cell>
          <table:table-cell office:value-type="float" office:value="310900" calcext:value-type="float">
            <text:p>310900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3517.3913043478" calcext:value-type="float">
            <text:p>13517,39</text:p>
          </table:table-cell>
          <table:table-cell office:value-type="float" office:value="411" calcext:value-type="float">
            <text:p>411</text:p>
          </table:table-cell>
          <table:table-cell office:value-type="float" office:value="334266" calcext:value-type="float">
            <text:p>33426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533.3043478261" calcext:value-type="float">
            <text:p>14533,3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84" calcext:value-type="float">
            <text:p>384</text:p>
          </table:table-cell>
          <table:table-cell office:value-type="float" office:value="311284" calcext:value-type="float">
            <text:p>311284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3534.0869565217" calcext:value-type="float">
            <text:p>13534,09</text:p>
          </table:table-cell>
          <table:table-cell office:value-type="float" office:value="414" calcext:value-type="float">
            <text:p>414</text:p>
          </table:table-cell>
          <table:table-cell office:value-type="float" office:value="334680" calcext:value-type="float">
            <text:p>334680</text:p>
          </table:table-cell>
          <table:table-cell office:value-type="float" office:value="18" calcext:value-type="float">
            <text:p>18,00</text:p>
          </table:table-cell>
          <table:table-cell office:value-type="float" office:value="14551.3043478261" calcext:value-type="float">
            <text:p>14551,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83" calcext:value-type="float">
            <text:p>383</text:p>
          </table:table-cell>
          <table:table-cell office:value-type="float" office:value="311667" calcext:value-type="float">
            <text:p>311667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3550.7391304348" calcext:value-type="float">
            <text:p>13550,74</text:p>
          </table:table-cell>
          <table:table-cell office:value-type="float" office:value="424" calcext:value-type="float">
            <text:p>424</text:p>
          </table:table-cell>
          <table:table-cell office:value-type="float" office:value="335104" calcext:value-type="float">
            <text:p>335104</text:p>
          </table:table-cell>
          <table:table-cell office:value-type="float" office:value="18.4347826086957" calcext:value-type="float">
            <text:p>18,43</text:p>
          </table:table-cell>
          <table:table-cell office:value-type="float" office:value="14569.7391304348" calcext:value-type="float">
            <text:p>14569,7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93" calcext:value-type="float">
            <text:p>393</text:p>
          </table:table-cell>
          <table:table-cell office:value-type="float" office:value="312060" calcext:value-type="float">
            <text:p>312060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3567.8260869565" calcext:value-type="float">
            <text:p>13567,83</text:p>
          </table:table-cell>
          <table:table-cell office:value-type="float" office:value="411" calcext:value-type="float">
            <text:p>411</text:p>
          </table:table-cell>
          <table:table-cell office:value-type="float" office:value="335515" calcext:value-type="float">
            <text:p>335515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587.6086956522" calcext:value-type="float">
            <text:p>14587,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88" calcext:value-type="float">
            <text:p>388</text:p>
          </table:table-cell>
          <table:table-cell office:value-type="float" office:value="312448" calcext:value-type="float">
            <text:p>31244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3584.6956521739" calcext:value-type="float">
            <text:p>13584,70</text:p>
          </table:table-cell>
          <table:table-cell office:value-type="float" office:value="411" calcext:value-type="float">
            <text:p>411</text:p>
          </table:table-cell>
          <table:table-cell office:value-type="float" office:value="335926" calcext:value-type="float">
            <text:p>335926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605.4782608696" calcext:value-type="float">
            <text:p>14605,4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89" calcext:value-type="float">
            <text:p>389</text:p>
          </table:table-cell>
          <table:table-cell office:value-type="float" office:value="312837" calcext:value-type="float">
            <text:p>31283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601.6086956522" calcext:value-type="float">
            <text:p>13601,61</text:p>
          </table:table-cell>
          <table:table-cell office:value-type="float" office:value="417" calcext:value-type="float">
            <text:p>417</text:p>
          </table:table-cell>
          <table:table-cell office:value-type="float" office:value="336343" calcext:value-type="float">
            <text:p>336343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4623.6086956522" calcext:value-type="float">
            <text:p>14623,6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0" calcext:value-type="float">
            <text:p>390</text:p>
          </table:table-cell>
          <table:table-cell office:value-type="float" office:value="313227" calcext:value-type="float">
            <text:p>31322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3618.5652173913" calcext:value-type="float">
            <text:p>13618,57</text:p>
          </table:table-cell>
          <table:table-cell office:value-type="float" office:value="257" calcext:value-type="float">
            <text:p>257</text:p>
          </table:table-cell>
          <table:table-cell office:value-type="float" office:value="336600" calcext:value-type="float">
            <text:p>336600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4634.7826086956" calcext:value-type="float">
            <text:p>14634,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30" calcext:value-type="float">
            <text:p>230</text:p>
          </table:table-cell>
          <table:table-cell office:value-type="float" office:value="313457" calcext:value-type="float">
            <text:p>313457</text:p>
          </table:table-cell>
          <table:table-cell office:value-type="float" office:value="10" calcext:value-type="float">
            <text:p>10,00</text:p>
          </table:table-cell>
          <table:table-cell office:value-type="float" office:value="13628.5652173913" calcext:value-type="float">
            <text:p>13628,57</text:p>
          </table:table-cell>
          <table:table-cell office:value-type="float" office:value="257" calcext:value-type="float">
            <text:p>257</text:p>
          </table:table-cell>
          <table:table-cell office:value-type="float" office:value="336857" calcext:value-type="float">
            <text:p>336857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4645.9565217391" calcext:value-type="float">
            <text:p>14645,9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40" calcext:value-type="float">
            <text:p>240</text:p>
          </table:table-cell>
          <table:table-cell office:value-type="float" office:value="313697" calcext:value-type="float">
            <text:p>313697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3639" calcext:value-type="float">
            <text:p>13639,00</text:p>
          </table:table-cell>
          <table:table-cell office:value-type="float" office:value="265" calcext:value-type="float">
            <text:p>265</text:p>
          </table:table-cell>
          <table:table-cell office:value-type="float" office:value="337122" calcext:value-type="float">
            <text:p>337122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14657.4782608696" calcext:value-type="float">
            <text:p>14657,4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44" calcext:value-type="float">
            <text:p>244</text:p>
          </table:table-cell>
          <table:table-cell office:value-type="float" office:value="313941" calcext:value-type="float">
            <text:p>313941</text:p>
          </table:table-cell>
          <table:table-cell office:value-type="float" office:value="10.6086956521739" calcext:value-type="float">
            <text:p>10,61</text:p>
          </table:table-cell>
          <table:table-cell office:value-type="float" office:value="13649.6086956522" calcext:value-type="float">
            <text:p>13649,61</text:p>
          </table:table-cell>
          <table:table-cell office:value-type="float" office:value="271" calcext:value-type="float">
            <text:p>271</text:p>
          </table:table-cell>
          <table:table-cell office:value-type="float" office:value="337393" calcext:value-type="float">
            <text:p>337393</text:p>
          </table:table-cell>
          <table:table-cell office:value-type="float" office:value="11.7826086956522" calcext:value-type="float">
            <text:p>11,78</text:p>
          </table:table-cell>
          <table:table-cell office:value-type="float" office:value="14669.2608695652" calcext:value-type="float">
            <text:p>14669,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44" calcext:value-type="float">
            <text:p>244</text:p>
          </table:table-cell>
          <table:table-cell office:value-type="float" office:value="314185" calcext:value-type="float">
            <text:p>314185</text:p>
          </table:table-cell>
          <table:table-cell office:value-type="float" office:value="10.6086956521739" calcext:value-type="float">
            <text:p>10,61</text:p>
          </table:table-cell>
          <table:table-cell office:value-type="float" office:value="13660.2173913043" calcext:value-type="float">
            <text:p>13660,22</text:p>
          </table:table-cell>
          <table:table-cell office:value-type="float" office:value="260" calcext:value-type="float">
            <text:p>260</text:p>
          </table:table-cell>
          <table:table-cell office:value-type="float" office:value="337653" calcext:value-type="float">
            <text:p>337653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4680.5652173913" calcext:value-type="float">
            <text:p>14680,5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1" calcext:value-type="float">
            <text:p>241</text:p>
          </table:table-cell>
          <table:table-cell office:value-type="float" office:value="314426" calcext:value-type="float">
            <text:p>314426</text:p>
          </table:table-cell>
          <table:table-cell office:value-type="float" office:value="10.4782608695652" calcext:value-type="float">
            <text:p>10,48</text:p>
          </table:table-cell>
          <table:table-cell office:value-type="float" office:value="13670.6956521739" calcext:value-type="float">
            <text:p>13670,70</text:p>
          </table:table-cell>
          <table:table-cell office:value-type="float" office:value="257" calcext:value-type="float">
            <text:p>257</text:p>
          </table:table-cell>
          <table:table-cell office:value-type="float" office:value="337910" calcext:value-type="float">
            <text:p>337910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4691.7391304348" calcext:value-type="float">
            <text:p>14691,7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41" calcext:value-type="float">
            <text:p>241</text:p>
          </table:table-cell>
          <table:table-cell office:value-type="float" office:value="314667" calcext:value-type="float">
            <text:p>314667</text:p>
          </table:table-cell>
          <table:table-cell office:value-type="float" office:value="10.4782608695652" calcext:value-type="float">
            <text:p>10,48</text:p>
          </table:table-cell>
          <table:table-cell office:value-type="float" office:value="13681.1739130435" calcext:value-type="float">
            <text:p>13681,17</text:p>
          </table:table-cell>
          <table:table-cell office:value-type="float" office:value="263" calcext:value-type="float">
            <text:p>263</text:p>
          </table:table-cell>
          <table:table-cell office:value-type="float" office:value="338173" calcext:value-type="float">
            <text:p>338173</text:p>
          </table:table-cell>
          <table:table-cell office:value-type="float" office:value="11.4347826086957" calcext:value-type="float">
            <text:p>11,43</text:p>
          </table:table-cell>
          <table:table-cell office:value-type="float" office:value="14703.1739130435" calcext:value-type="float">
            <text:p>14703,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46" calcext:value-type="float">
            <text:p>246</text:p>
          </table:table-cell>
          <table:table-cell office:value-type="float" office:value="314913" calcext:value-type="float">
            <text:p>314913</text:p>
          </table:table-cell>
          <table:table-cell office:value-type="float" office:value="10.695652173913" calcext:value-type="float">
            <text:p>10,70</text:p>
          </table:table-cell>
          <table:table-cell office:value-type="float" office:value="13691.8695652174" calcext:value-type="float">
            <text:p>13691,87</text:p>
          </table:table-cell>
          <table:table-cell office:value-type="float" office:value="263" calcext:value-type="float">
            <text:p>263</text:p>
          </table:table-cell>
          <table:table-cell office:value-type="float" office:value="338436" calcext:value-type="float">
            <text:p>338436</text:p>
          </table:table-cell>
          <table:table-cell office:value-type="float" office:value="11.4347826086957" calcext:value-type="float">
            <text:p>11,43</text:p>
          </table:table-cell>
          <table:table-cell office:value-type="float" office:value="14714.6086956522" calcext:value-type="float">
            <text:p>14714,6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2" calcext:value-type="float">
            <text:p>252</text:p>
          </table:table-cell>
          <table:table-cell office:value-type="float" office:value="315165" calcext:value-type="float">
            <text:p>315165</text:p>
          </table:table-cell>
          <table:table-cell office:value-type="float" office:value="10.9565217391304" calcext:value-type="float">
            <text:p>10,96</text:p>
          </table:table-cell>
          <table:table-cell office:value-type="float" office:value="13702.8260869565" calcext:value-type="float">
            <text:p>13702,83</text:p>
          </table:table-cell>
          <table:table-cell office:value-type="float" office:value="260" calcext:value-type="float">
            <text:p>260</text:p>
          </table:table-cell>
          <table:table-cell office:value-type="float" office:value="338696" calcext:value-type="float">
            <text:p>338696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4725.9130434783" calcext:value-type="float">
            <text:p>14725,9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36" calcext:value-type="float">
            <text:p>236</text:p>
          </table:table-cell>
          <table:table-cell office:value-type="float" office:value="315401" calcext:value-type="float">
            <text:p>315401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3713.0869565217" calcext:value-type="float">
            <text:p>13713,09</text:p>
          </table:table-cell>
          <table:table-cell office:value-type="float" office:value="254" calcext:value-type="float">
            <text:p>254</text:p>
          </table:table-cell>
          <table:table-cell office:value-type="float" office:value="338950" calcext:value-type="float">
            <text:p>338950</text:p>
          </table:table-cell>
          <table:table-cell office:value-type="float" office:value="11.0434782608696" calcext:value-type="float">
            <text:p>11,04</text:p>
          </table:table-cell>
          <table:table-cell office:value-type="float" office:value="14736.9565217391" calcext:value-type="float">
            <text:p>14736,9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40" calcext:value-type="float">
            <text:p>240</text:p>
          </table:table-cell>
          <table:table-cell office:value-type="float" office:value="315641" calcext:value-type="float">
            <text:p>315641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3723.5217391304" calcext:value-type="float">
            <text:p>13723,52</text:p>
          </table:table-cell>
          <table:table-cell office:value-type="float" office:value="411" calcext:value-type="float">
            <text:p>411</text:p>
          </table:table-cell>
          <table:table-cell office:value-type="float" office:value="339361" calcext:value-type="float">
            <text:p>339361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4754.8260869565" calcext:value-type="float">
            <text:p>14754,8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88" calcext:value-type="float">
            <text:p>388</text:p>
          </table:table-cell>
          <table:table-cell office:value-type="float" office:value="316029" calcext:value-type="float">
            <text:p>316029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3740.3913043478" calcext:value-type="float">
            <text:p>13740,39</text:p>
          </table:table-cell>
          <table:table-cell office:value-type="float" office:value="415" calcext:value-type="float">
            <text:p>415</text:p>
          </table:table-cell>
          <table:table-cell office:value-type="float" office:value="339776" calcext:value-type="float">
            <text:p>339776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4772.8695652174" calcext:value-type="float">
            <text:p>14772,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89" calcext:value-type="float">
            <text:p>389</text:p>
          </table:table-cell>
          <table:table-cell office:value-type="float" office:value="316418" calcext:value-type="float">
            <text:p>31641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757.3043478261" calcext:value-type="float">
            <text:p>13757,30</text:p>
          </table:table-cell>
          <table:table-cell office:value-type="float" office:value="261" calcext:value-type="float">
            <text:p>261</text:p>
          </table:table-cell>
          <table:table-cell office:value-type="float" office:value="340037" calcext:value-type="float">
            <text:p>340037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4784.2173913043" calcext:value-type="float">
            <text:p>14784,2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36" calcext:value-type="float">
            <text:p>236</text:p>
          </table:table-cell>
          <table:table-cell office:value-type="float" office:value="316654" calcext:value-type="float">
            <text:p>316654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3767.5652173913" calcext:value-type="float">
            <text:p>13767,57</text:p>
          </table:table-cell>
          <table:table-cell office:value-type="float" office:value="260" calcext:value-type="float">
            <text:p>260</text:p>
          </table:table-cell>
          <table:table-cell office:value-type="float" office:value="340297" calcext:value-type="float">
            <text:p>340297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4795.5217391304" calcext:value-type="float">
            <text:p>14795,5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39" calcext:value-type="float">
            <text:p>239</text:p>
          </table:table-cell>
          <table:table-cell office:value-type="float" office:value="316893" calcext:value-type="float">
            <text:p>316893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13777.9565217391" calcext:value-type="float">
            <text:p>13777,96</text:p>
          </table:table-cell>
          <table:table-cell office:value-type="float" office:value="412" calcext:value-type="float">
            <text:p>412</text:p>
          </table:table-cell>
          <table:table-cell office:value-type="float" office:value="340709" calcext:value-type="float">
            <text:p>340709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4813.4347826087" calcext:value-type="float">
            <text:p>14813,4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88" calcext:value-type="float">
            <text:p>388</text:p>
          </table:table-cell>
          <table:table-cell office:value-type="float" office:value="317281" calcext:value-type="float">
            <text:p>31728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3794.8260869565" calcext:value-type="float">
            <text:p>13794,83</text:p>
          </table:table-cell>
          <table:table-cell office:value-type="float" office:value="492" calcext:value-type="float">
            <text:p>492</text:p>
          </table:table-cell>
          <table:table-cell office:value-type="float" office:value="341201" calcext:value-type="float">
            <text:p>341201</text:p>
          </table:table-cell>
          <table:table-cell office:value-type="float" office:value="21.3913043478261" calcext:value-type="float">
            <text:p>21,39</text:p>
          </table:table-cell>
          <table:table-cell office:value-type="float" office:value="14834.8260869565" calcext:value-type="float">
            <text:p>14834,8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90" calcext:value-type="float">
            <text:p>390</text:p>
          </table:table-cell>
          <table:table-cell office:value-type="float" office:value="317671" calcext:value-type="float">
            <text:p>317671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3811.7826086957" calcext:value-type="float">
            <text:p>13811,78</text:p>
          </table:table-cell>
          <table:table-cell office:value-type="float" office:value="257" calcext:value-type="float">
            <text:p>257</text:p>
          </table:table-cell>
          <table:table-cell office:value-type="float" office:value="341458" calcext:value-type="float">
            <text:p>341458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4846" calcext:value-type="float">
            <text:p>14846,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38" calcext:value-type="float">
            <text:p>238</text:p>
          </table:table-cell>
          <table:table-cell office:value-type="float" office:value="317909" calcext:value-type="float">
            <text:p>317909</text:p>
          </table:table-cell>
          <table:table-cell office:value-type="float" office:value="10.3478260869565" calcext:value-type="float">
            <text:p>10,35</text:p>
          </table:table-cell>
          <table:table-cell office:value-type="float" office:value="13822.1304347826" calcext:value-type="float">
            <text:p>13822,13</text:p>
          </table:table-cell>
          <table:table-cell office:value-type="float" office:value="265" calcext:value-type="float">
            <text:p>265</text:p>
          </table:table-cell>
          <table:table-cell office:value-type="float" office:value="341723" calcext:value-type="float">
            <text:p>341723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14857.5217391304" calcext:value-type="float">
            <text:p>14857,5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37" calcext:value-type="float">
            <text:p>237</text:p>
          </table:table-cell>
          <table:table-cell office:value-type="float" office:value="318146" calcext:value-type="float">
            <text:p>318146</text:p>
          </table:table-cell>
          <table:table-cell office:value-type="float" office:value="10.304347826087" calcext:value-type="float">
            <text:p>10,30</text:p>
          </table:table-cell>
          <table:table-cell office:value-type="float" office:value="13832.4347826087" calcext:value-type="float">
            <text:p>13832,43</text:p>
          </table:table-cell>
          <table:table-cell office:value-type="float" office:value="408" calcext:value-type="float">
            <text:p>408</text:p>
          </table:table-cell>
          <table:table-cell office:value-type="float" office:value="342131" calcext:value-type="float">
            <text:p>342131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4875.2608695652" calcext:value-type="float">
            <text:p>14875,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86" calcext:value-type="float">
            <text:p>386</text:p>
          </table:table-cell>
          <table:table-cell office:value-type="float" office:value="318532" calcext:value-type="float">
            <text:p>318532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3849.2173913044" calcext:value-type="float">
            <text:p>13849,22</text:p>
          </table:table-cell>
          <table:table-cell office:value-type="float" office:value="410" calcext:value-type="float">
            <text:p>410</text:p>
          </table:table-cell>
          <table:table-cell office:value-type="float" office:value="342541" calcext:value-type="float">
            <text:p>34254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893.0869565217" calcext:value-type="float">
            <text:p>14893,0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89" calcext:value-type="float">
            <text:p>389</text:p>
          </table:table-cell>
          <table:table-cell office:value-type="float" office:value="318921" calcext:value-type="float">
            <text:p>318921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3866.1304347826" calcext:value-type="float">
            <text:p>13866,13</text:p>
          </table:table-cell>
          <table:table-cell office:value-type="float" office:value="255" calcext:value-type="float">
            <text:p>255</text:p>
          </table:table-cell>
          <table:table-cell office:value-type="float" office:value="342796" calcext:value-type="float">
            <text:p>342796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14904.1739130435" calcext:value-type="float">
            <text:p>14904,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38" calcext:value-type="float">
            <text:p>238</text:p>
          </table:table-cell>
          <table:table-cell office:value-type="float" office:value="319159" calcext:value-type="float">
            <text:p>319159</text:p>
          </table:table-cell>
          <table:table-cell office:value-type="float" office:value="10.3478260869565" calcext:value-type="float">
            <text:p>10,35</text:p>
          </table:table-cell>
          <table:table-cell office:value-type="float" office:value="13876.4782608696" calcext:value-type="float">
            <text:p>13876,48</text:p>
          </table:table-cell>
          <table:table-cell office:value-type="float" office:value="261" calcext:value-type="float">
            <text:p>261</text:p>
          </table:table-cell>
          <table:table-cell office:value-type="float" office:value="343057" calcext:value-type="float">
            <text:p>343057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4915.5217391304" calcext:value-type="float">
            <text:p>14915,5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36" calcext:value-type="float">
            <text:p>236</text:p>
          </table:table-cell>
          <table:table-cell office:value-type="float" office:value="319395" calcext:value-type="float">
            <text:p>319395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3886.7391304348" calcext:value-type="float">
            <text:p>13886,74</text:p>
          </table:table-cell>
          <table:table-cell office:value-type="float" office:value="410" calcext:value-type="float">
            <text:p>410</text:p>
          </table:table-cell>
          <table:table-cell office:value-type="float" office:value="343467" calcext:value-type="float">
            <text:p>343467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933.3478260869" calcext:value-type="float">
            <text:p>14933,3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98" calcext:value-type="float">
            <text:p>398</text:p>
          </table:table-cell>
          <table:table-cell office:value-type="float" office:value="319793" calcext:value-type="float">
            <text:p>319793</text:p>
          </table:table-cell>
          <table:table-cell office:value-type="float" office:value="17.304347826087" calcext:value-type="float">
            <text:p>17,30</text:p>
          </table:table-cell>
          <table:table-cell office:value-type="float" office:value="13904.0434782609" calcext:value-type="float">
            <text:p>13904,04</text:p>
          </table:table-cell>
          <table:table-cell office:value-type="float" office:value="408" calcext:value-type="float">
            <text:p>408</text:p>
          </table:table-cell>
          <table:table-cell office:value-type="float" office:value="343875" calcext:value-type="float">
            <text:p>343875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4951.0869565217" calcext:value-type="float">
            <text:p>14951,0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88" calcext:value-type="float">
            <text:p>388</text:p>
          </table:table-cell>
          <table:table-cell office:value-type="float" office:value="320181" calcext:value-type="float">
            <text:p>320181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3920.9130434783" calcext:value-type="float">
            <text:p>13920,91</text:p>
          </table:table-cell>
          <table:table-cell office:value-type="float" office:value="259" calcext:value-type="float">
            <text:p>259</text:p>
          </table:table-cell>
          <table:table-cell office:value-type="float" office:value="344134" calcext:value-type="float">
            <text:p>344134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14962.3478260869" calcext:value-type="float">
            <text:p>14962,3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40" calcext:value-type="float">
            <text:p>240</text:p>
          </table:table-cell>
          <table:table-cell office:value-type="float" office:value="320421" calcext:value-type="float">
            <text:p>320421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3931.347826087" calcext:value-type="float">
            <text:p>13931,35</text:p>
          </table:table-cell>
          <table:table-cell office:value-type="float" office:value="257" calcext:value-type="float">
            <text:p>257</text:p>
          </table:table-cell>
          <table:table-cell office:value-type="float" office:value="344391" calcext:value-type="float">
            <text:p>344391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4973.5217391304" calcext:value-type="float">
            <text:p>14973,5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1" calcext:value-type="float">
            <text:p>241</text:p>
          </table:table-cell>
          <table:table-cell office:value-type="float" office:value="320662" calcext:value-type="float">
            <text:p>320662</text:p>
          </table:table-cell>
          <table:table-cell office:value-type="float" office:value="10.4782608695652" calcext:value-type="float">
            <text:p>10,48</text:p>
          </table:table-cell>
          <table:table-cell office:value-type="float" office:value="13941.8260869565" calcext:value-type="float">
            <text:p>13941,83</text:p>
          </table:table-cell>
          <table:table-cell office:value-type="float" office:value="266" calcext:value-type="float">
            <text:p>266</text:p>
          </table:table-cell>
          <table:table-cell office:value-type="float" office:value="344657" calcext:value-type="float">
            <text:p>344657</text:p>
          </table:table-cell>
          <table:table-cell office:value-type="float" office:value="11.5652173913043" calcext:value-type="float">
            <text:p>11,57</text:p>
          </table:table-cell>
          <table:table-cell office:value-type="float" office:value="14985.0869565217" calcext:value-type="float">
            <text:p>14985,0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46" calcext:value-type="float">
            <text:p>246</text:p>
          </table:table-cell>
          <table:table-cell office:value-type="float" office:value="320908" calcext:value-type="float">
            <text:p>320908</text:p>
          </table:table-cell>
          <table:table-cell office:value-type="float" office:value="10.695652173913" calcext:value-type="float">
            <text:p>10,70</text:p>
          </table:table-cell>
          <table:table-cell office:value-type="float" office:value="13952.5217391304" calcext:value-type="float">
            <text:p>13952,52</text:p>
          </table:table-cell>
          <table:table-cell office:value-type="float" office:value="270" calcext:value-type="float">
            <text:p>270</text:p>
          </table:table-cell>
          <table:table-cell office:value-type="float" office:value="344927" calcext:value-type="float">
            <text:p>344927</text:p>
          </table:table-cell>
          <table:table-cell office:value-type="float" office:value="11.7391304347826" calcext:value-type="float">
            <text:p>11,74</text:p>
          </table:table-cell>
          <table:table-cell office:value-type="float" office:value="14996.8260869565" calcext:value-type="float">
            <text:p>14996,8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48" calcext:value-type="float">
            <text:p>248</text:p>
          </table:table-cell>
          <table:table-cell office:value-type="float" office:value="321156" calcext:value-type="float">
            <text:p>321156</text:p>
          </table:table-cell>
          <table:table-cell office:value-type="float" office:value="10.7826086956522" calcext:value-type="float">
            <text:p>10,78</text:p>
          </table:table-cell>
          <table:table-cell office:value-type="float" office:value="13963.3043478261" calcext:value-type="float">
            <text:p>13963,30</text:p>
          </table:table-cell>
          <table:table-cell office:value-type="float" office:value="255" calcext:value-type="float">
            <text:p>255</text:p>
          </table:table-cell>
          <table:table-cell office:value-type="float" office:value="345182" calcext:value-type="float">
            <text:p>345182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15007.9130434782" calcext:value-type="float">
            <text:p>15007,9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39" calcext:value-type="float">
            <text:p>239</text:p>
          </table:table-cell>
          <table:table-cell office:value-type="float" office:value="321395" calcext:value-type="float">
            <text:p>321395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13973.6956521739" calcext:value-type="float">
            <text:p>13973,70</text:p>
          </table:table-cell>
          <table:table-cell office:value-type="float" office:value="258" calcext:value-type="float">
            <text:p>258</text:p>
          </table:table-cell>
          <table:table-cell office:value-type="float" office:value="345440" calcext:value-type="float">
            <text:p>345440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15019.1304347826" calcext:value-type="float">
            <text:p>15019,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35" calcext:value-type="float">
            <text:p>235</text:p>
          </table:table-cell>
          <table:table-cell office:value-type="float" office:value="321630" calcext:value-type="float">
            <text:p>321630</text:p>
          </table:table-cell>
          <table:table-cell office:value-type="float" office:value="10.2173913043478" calcext:value-type="float">
            <text:p>10,22</text:p>
          </table:table-cell>
          <table:table-cell office:value-type="float" office:value="13983.9130434783" calcext:value-type="float">
            <text:p>13983,91</text:p>
          </table:table-cell>
          <table:table-cell office:value-type="float" office:value="267" calcext:value-type="float">
            <text:p>267</text:p>
          </table:table-cell>
          <table:table-cell office:value-type="float" office:value="345707" calcext:value-type="float">
            <text:p>345707</text:p>
          </table:table-cell>
          <table:table-cell office:value-type="float" office:value="11.6086956521739" calcext:value-type="float">
            <text:p>11,61</text:p>
          </table:table-cell>
          <table:table-cell office:value-type="float" office:value="15030.7391304348" calcext:value-type="float">
            <text:p>15030,7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1" calcext:value-type="float">
            <text:p>251</text:p>
          </table:table-cell>
          <table:table-cell office:value-type="float" office:value="321881" calcext:value-type="float">
            <text:p>321881</text:p>
          </table:table-cell>
          <table:table-cell office:value-type="float" office:value="10.9130434782609" calcext:value-type="float">
            <text:p>10,91</text:p>
          </table:table-cell>
          <table:table-cell office:value-type="float" office:value="13994.8260869565" calcext:value-type="float">
            <text:p>13994,83</text:p>
          </table:table-cell>
          <table:table-cell office:value-type="float" office:value="345" calcext:value-type="float">
            <text:p>345</text:p>
          </table:table-cell>
          <table:table-cell office:value-type="float" office:value="346052" calcext:value-type="float">
            <text:p>346052</text:p>
          </table:table-cell>
          <table:table-cell office:value-type="float" office:value="15" calcext:value-type="float">
            <text:p>15,00</text:p>
          </table:table-cell>
          <table:table-cell office:value-type="float" office:value="15045.7391304348" calcext:value-type="float">
            <text:p>15045,7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23" calcext:value-type="float">
            <text:p>323</text:p>
          </table:table-cell>
          <table:table-cell office:value-type="float" office:value="322204" calcext:value-type="float">
            <text:p>322204</text:p>
          </table:table-cell>
          <table:table-cell office:value-type="float" office:value="14.0434782608696" calcext:value-type="float">
            <text:p>14,04</text:p>
          </table:table-cell>
          <table:table-cell office:value-type="float" office:value="14008.8695652174" calcext:value-type="float">
            <text:p>14008,87</text:p>
          </table:table-cell>
          <table:table-cell office:value-type="float" office:value="258" calcext:value-type="float">
            <text:p>258</text:p>
          </table:table-cell>
          <table:table-cell office:value-type="float" office:value="346310" calcext:value-type="float">
            <text:p>346310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15056.9565217391" calcext:value-type="float">
            <text:p>15056,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36" calcext:value-type="float">
            <text:p>236</text:p>
          </table:table-cell>
          <table:table-cell office:value-type="float" office:value="322440" calcext:value-type="float">
            <text:p>322440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4019.1304347826" calcext:value-type="float">
            <text:p>14019,13</text:p>
          </table:table-cell>
          <table:table-cell office:value-type="float" office:value="258" calcext:value-type="float">
            <text:p>258</text:p>
          </table:table-cell>
          <table:table-cell office:value-type="float" office:value="346568" calcext:value-type="float">
            <text:p>346568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15068.1739130435" calcext:value-type="float">
            <text:p>15068,1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35" calcext:value-type="float">
            <text:p>235</text:p>
          </table:table-cell>
          <table:table-cell office:value-type="float" office:value="322675" calcext:value-type="float">
            <text:p>322675</text:p>
          </table:table-cell>
          <table:table-cell office:value-type="float" office:value="10.2173913043478" calcext:value-type="float">
            <text:p>10,22</text:p>
          </table:table-cell>
          <table:table-cell office:value-type="float" office:value="14029.347826087" calcext:value-type="float">
            <text:p>14029,35</text:p>
          </table:table-cell>
          <table:table-cell office:value-type="float" office:value="282" calcext:value-type="float">
            <text:p>282</text:p>
          </table:table-cell>
          <table:table-cell office:value-type="float" office:value="346850" calcext:value-type="float">
            <text:p>346850</text:p>
          </table:table-cell>
          <table:table-cell office:value-type="float" office:value="12.2608695652174" calcext:value-type="float">
            <text:p>12,26</text:p>
          </table:table-cell>
          <table:table-cell office:value-type="float" office:value="15080.4347826087" calcext:value-type="float">
            <text:p>15080,4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44" calcext:value-type="float">
            <text:p>244</text:p>
          </table:table-cell>
          <table:table-cell office:value-type="float" office:value="322919" calcext:value-type="float">
            <text:p>322919</text:p>
          </table:table-cell>
          <table:table-cell office:value-type="float" office:value="10.6086956521739" calcext:value-type="float">
            <text:p>10,61</text:p>
          </table:table-cell>
          <table:table-cell office:value-type="float" office:value="14039.9565217391" calcext:value-type="float">
            <text:p>14039,96</text:p>
          </table:table-cell>
          <table:table-cell office:value-type="float" office:value="402" calcext:value-type="float">
            <text:p>402</text:p>
          </table:table-cell>
          <table:table-cell office:value-type="float" office:value="347252" calcext:value-type="float">
            <text:p>347252</text:p>
          </table:table-cell>
          <table:table-cell office:value-type="float" office:value="17.4782608695652" calcext:value-type="float">
            <text:p>17,48</text:p>
          </table:table-cell>
          <table:table-cell office:value-type="float" office:value="15097.9130434782" calcext:value-type="float">
            <text:p>15097,9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84" calcext:value-type="float">
            <text:p>384</text:p>
          </table:table-cell>
          <table:table-cell office:value-type="float" office:value="323303" calcext:value-type="float">
            <text:p>323303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4056.652173913" calcext:value-type="float">
            <text:p>14056,65</text:p>
          </table:table-cell>
          <table:table-cell office:value-type="float" office:value="259" calcext:value-type="float">
            <text:p>259</text:p>
          </table:table-cell>
          <table:table-cell office:value-type="float" office:value="347511" calcext:value-type="float">
            <text:p>347511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15109.1739130435" calcext:value-type="float">
            <text:p>15109,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39" calcext:value-type="float">
            <text:p>239</text:p>
          </table:table-cell>
          <table:table-cell office:value-type="float" office:value="323542" calcext:value-type="float">
            <text:p>323542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14067.0434782609" calcext:value-type="float">
            <text:p>14067,04</text:p>
          </table:table-cell>
          <table:table-cell office:value-type="float" office:value="264" calcext:value-type="float">
            <text:p>264</text:p>
          </table:table-cell>
          <table:table-cell office:value-type="float" office:value="347775" calcext:value-type="float">
            <text:p>347775</text:p>
          </table:table-cell>
          <table:table-cell office:value-type="float" office:value="11.4782608695652" calcext:value-type="float">
            <text:p>11,48</text:p>
          </table:table-cell>
          <table:table-cell office:value-type="float" office:value="15120.652173913" calcext:value-type="float">
            <text:p>15120,6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40" calcext:value-type="float">
            <text:p>240</text:p>
          </table:table-cell>
          <table:table-cell office:value-type="float" office:value="323782" calcext:value-type="float">
            <text:p>323782</text:p>
          </table:table-cell>
          <table:table-cell office:value-type="float" office:value="10.4347826086957" calcext:value-type="float">
            <text:p>10,43</text:p>
          </table:table-cell>
          <table:table-cell office:value-type="float" office:value="14077.4782608696" calcext:value-type="float">
            <text:p>14077,48</text:p>
          </table:table-cell>
          <table:table-cell office:value-type="float" office:value="407" calcext:value-type="float">
            <text:p>407</text:p>
          </table:table-cell>
          <table:table-cell office:value-type="float" office:value="348182" calcext:value-type="float">
            <text:p>348182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5138.3478260869" calcext:value-type="float">
            <text:p>15138,3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88" calcext:value-type="float">
            <text:p>388</text:p>
          </table:table-cell>
          <table:table-cell office:value-type="float" office:value="324170" calcext:value-type="float">
            <text:p>32417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4094.347826087" calcext:value-type="float">
            <text:p>14094,35</text:p>
          </table:table-cell>
          <table:table-cell office:value-type="float" office:value="406" calcext:value-type="float">
            <text:p>406</text:p>
          </table:table-cell>
          <table:table-cell office:value-type="float" office:value="348588" calcext:value-type="float">
            <text:p>34858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5156" calcext:value-type="float">
            <text:p>15156,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8" calcext:value-type="float">
            <text:p>388</text:p>
          </table:table-cell>
          <table:table-cell office:value-type="float" office:value="324558" calcext:value-type="float">
            <text:p>32455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4111.2173913044" calcext:value-type="float">
            <text:p>14111,22</text:p>
          </table:table-cell>
          <table:table-cell office:value-type="float" office:value="257" calcext:value-type="float">
            <text:p>257</text:p>
          </table:table-cell>
          <table:table-cell office:value-type="float" office:value="348845" calcext:value-type="float">
            <text:p>348845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5167.1739130435" calcext:value-type="float">
            <text:p>15167,1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34" calcext:value-type="float">
            <text:p>234</text:p>
          </table:table-cell>
          <table:table-cell office:value-type="float" office:value="324792" calcext:value-type="float">
            <text:p>324792</text:p>
          </table:table-cell>
          <table:table-cell office:value-type="float" office:value="10.1739130434783" calcext:value-type="float">
            <text:p>10,17</text:p>
          </table:table-cell>
          <table:table-cell office:value-type="float" office:value="14121.3913043478" calcext:value-type="float">
            <text:p>14121,39</text:p>
          </table:table-cell>
          <table:table-cell office:value-type="float" office:value="257" calcext:value-type="float">
            <text:p>257</text:p>
          </table:table-cell>
          <table:table-cell office:value-type="float" office:value="349102" calcext:value-type="float">
            <text:p>349102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5178.3478260869" calcext:value-type="float">
            <text:p>15178,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36" calcext:value-type="float">
            <text:p>236</text:p>
          </table:table-cell>
          <table:table-cell office:value-type="float" office:value="325028" calcext:value-type="float">
            <text:p>325028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4131.6521739131" calcext:value-type="float">
            <text:p>14131,65</text:p>
          </table:table-cell>
          <table:table-cell office:value-type="float" office:value="269" calcext:value-type="float">
            <text:p>269</text:p>
          </table:table-cell>
          <table:table-cell office:value-type="float" office:value="349371" calcext:value-type="float">
            <text:p>349371</text:p>
          </table:table-cell>
          <table:table-cell office:value-type="float" office:value="11.695652173913" calcext:value-type="float">
            <text:p>11,70</text:p>
          </table:table-cell>
          <table:table-cell office:value-type="float" office:value="15190.0434782609" calcext:value-type="float">
            <text:p>15190,0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48" calcext:value-type="float">
            <text:p>248</text:p>
          </table:table-cell>
          <table:table-cell office:value-type="float" office:value="325276" calcext:value-type="float">
            <text:p>325276</text:p>
          </table:table-cell>
          <table:table-cell office:value-type="float" office:value="10.7826086956522" calcext:value-type="float">
            <text:p>10,78</text:p>
          </table:table-cell>
          <table:table-cell office:value-type="float" office:value="14142.4347826087" calcext:value-type="float">
            <text:p>14142,43</text:p>
          </table:table-cell>
          <table:table-cell office:value-type="float" office:value="411" calcext:value-type="float">
            <text:p>411</text:p>
          </table:table-cell>
          <table:table-cell office:value-type="float" office:value="349782" calcext:value-type="float">
            <text:p>34978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5207.9130434783" calcext:value-type="float">
            <text:p>15207,9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85" calcext:value-type="float">
            <text:p>385</text:p>
          </table:table-cell>
          <table:table-cell office:value-type="float" office:value="325661" calcext:value-type="float">
            <text:p>325661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4159.1739130435" calcext:value-type="float">
            <text:p>14159,17</text:p>
          </table:table-cell>
          <table:table-cell office:value-type="float" office:value="256" calcext:value-type="float">
            <text:p>256</text:p>
          </table:table-cell>
          <table:table-cell office:value-type="float" office:value="350038" calcext:value-type="float">
            <text:p>350038</text:p>
          </table:table-cell>
          <table:table-cell office:value-type="float" office:value="11.1304347826087" calcext:value-type="float">
            <text:p>11,13</text:p>
          </table:table-cell>
          <table:table-cell office:value-type="float" office:value="15219.0434782609" calcext:value-type="float">
            <text:p>15219,0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39" calcext:value-type="float">
            <text:p>239</text:p>
          </table:table-cell>
          <table:table-cell office:value-type="float" office:value="325900" calcext:value-type="float">
            <text:p>325900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14169.5652173913" calcext:value-type="float">
            <text:p>14169,57</text:p>
          </table:table-cell>
          <table:table-cell office:value-type="float" office:value="260" calcext:value-type="float">
            <text:p>260</text:p>
          </table:table-cell>
          <table:table-cell office:value-type="float" office:value="350298" calcext:value-type="float">
            <text:p>350298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5230.3478260869" calcext:value-type="float">
            <text:p>15230,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32" calcext:value-type="float">
            <text:p>232</text:p>
          </table:table-cell>
          <table:table-cell office:value-type="float" office:value="326132" calcext:value-type="float">
            <text:p>326132</text:p>
          </table:table-cell>
          <table:table-cell office:value-type="float" office:value="10.0869565217391" calcext:value-type="float">
            <text:p>10,09</text:p>
          </table:table-cell>
          <table:table-cell office:value-type="float" office:value="14179.652173913" calcext:value-type="float">
            <text:p>14179,65</text:p>
          </table:table-cell>
          <table:table-cell office:value-type="float" office:value="419" calcext:value-type="float">
            <text:p>419</text:p>
          </table:table-cell>
          <table:table-cell office:value-type="float" office:value="350717" calcext:value-type="float">
            <text:p>350717</text:p>
          </table:table-cell>
          <table:table-cell office:value-type="float" office:value="18.2173913043478" calcext:value-type="float">
            <text:p>18,22</text:p>
          </table:table-cell>
          <table:table-cell office:value-type="float" office:value="15248.5652173913" calcext:value-type="float">
            <text:p>15248,5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37" calcext:value-type="float">
            <text:p>437</text:p>
          </table:table-cell>
          <table:table-cell office:value-type="float" office:value="326569" calcext:value-type="float">
            <text:p>326569</text:p>
          </table:table-cell>
          <table:table-cell office:value-type="float" office:value="19" calcext:value-type="float">
            <text:p>19,00</text:p>
          </table:table-cell>
          <table:table-cell office:value-type="float" office:value="14198.652173913" calcext:value-type="float">
            <text:p>14198,65</text:p>
          </table:table-cell>
          <table:table-cell office:value-type="float" office:value="290" calcext:value-type="float">
            <text:p>290</text:p>
          </table:table-cell>
          <table:table-cell office:value-type="float" office:value="351007" calcext:value-type="float">
            <text:p>351007</text:p>
          </table:table-cell>
          <table:table-cell office:value-type="float" office:value="12.6086956521739" calcext:value-type="float">
            <text:p>12,61</text:p>
          </table:table-cell>
          <table:table-cell office:value-type="float" office:value="15261.1739130435" calcext:value-type="float">
            <text:p>15261,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5" calcext:value-type="float">
            <text:p>265</text:p>
          </table:table-cell>
          <table:table-cell office:value-type="float" office:value="326834" calcext:value-type="float">
            <text:p>326834</text:p>
          </table:table-cell>
          <table:table-cell office:value-type="float" office:value="11.5217391304348" calcext:value-type="float">
            <text:p>11,52</text:p>
          </table:table-cell>
          <table:table-cell office:value-type="float" office:value="14210.1739130435" calcext:value-type="float">
            <text:p>14210,17</text:p>
          </table:table-cell>
          <table:table-cell office:value-type="float" office:value="264" calcext:value-type="float">
            <text:p>264</text:p>
          </table:table-cell>
          <table:table-cell office:value-type="float" office:value="351271" calcext:value-type="float">
            <text:p>351271</text:p>
          </table:table-cell>
          <table:table-cell office:value-type="float" office:value="11.4782608695652" calcext:value-type="float">
            <text:p>11,48</text:p>
          </table:table-cell>
          <table:table-cell office:value-type="float" office:value="15272.652173913" calcext:value-type="float">
            <text:p>15272,6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35" calcext:value-type="float">
            <text:p>235</text:p>
          </table:table-cell>
          <table:table-cell office:value-type="float" office:value="327069" calcext:value-type="float">
            <text:p>327069</text:p>
          </table:table-cell>
          <table:table-cell office:value-type="float" office:value="10.2173913043478" calcext:value-type="float">
            <text:p>10,22</text:p>
          </table:table-cell>
          <table:table-cell office:value-type="float" office:value="14220.3913043478" calcext:value-type="float">
            <text:p>14220,39</text:p>
          </table:table-cell>
          <table:table-cell office:value-type="float" office:value="259" calcext:value-type="float">
            <text:p>259</text:p>
          </table:table-cell>
          <table:table-cell office:value-type="float" office:value="351530" calcext:value-type="float">
            <text:p>351530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15283.9130434783" calcext:value-type="float">
            <text:p>15283,9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36" calcext:value-type="float">
            <text:p>236</text:p>
          </table:table-cell>
          <table:table-cell office:value-type="float" office:value="327305" calcext:value-type="float">
            <text:p>327305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4230.6521739131" calcext:value-type="float">
            <text:p>14230,65</text:p>
          </table:table-cell>
          <table:table-cell office:value-type="float" office:value="410" calcext:value-type="float">
            <text:p>410</text:p>
          </table:table-cell>
          <table:table-cell office:value-type="float" office:value="351940" calcext:value-type="float">
            <text:p>351940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5301.7391304348" calcext:value-type="float">
            <text:p>15301,7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29" calcext:value-type="float">
            <text:p>429</text:p>
          </table:table-cell>
          <table:table-cell office:value-type="float" office:value="327734" calcext:value-type="float">
            <text:p>327734</text:p>
          </table:table-cell>
          <table:table-cell office:value-type="float" office:value="18.6521739130435" calcext:value-type="float">
            <text:p>18,65</text:p>
          </table:table-cell>
          <table:table-cell office:value-type="float" office:value="14249.3043478261" calcext:value-type="float">
            <text:p>14249,30</text:p>
          </table:table-cell>
          <table:table-cell office:value-type="float" office:value="406" calcext:value-type="float">
            <text:p>406</text:p>
          </table:table-cell>
          <table:table-cell office:value-type="float" office:value="352346" calcext:value-type="float">
            <text:p>352346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5319.3913043478" calcext:value-type="float">
            <text:p>15319,3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87" calcext:value-type="float">
            <text:p>387</text:p>
          </table:table-cell>
          <table:table-cell office:value-type="float" office:value="328121" calcext:value-type="float">
            <text:p>328121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4266.1304347826" calcext:value-type="float">
            <text:p>14266,13</text:p>
          </table:table-cell>
          <table:table-cell office:value-type="float" office:value="259" calcext:value-type="float">
            <text:p>259</text:p>
          </table:table-cell>
          <table:table-cell office:value-type="float" office:value="352605" calcext:value-type="float">
            <text:p>352605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15330.652173913" calcext:value-type="float">
            <text:p>15330,6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36" calcext:value-type="float">
            <text:p>236</text:p>
          </table:table-cell>
          <table:table-cell office:value-type="float" office:value="328357" calcext:value-type="float">
            <text:p>328357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4276.3913043478" calcext:value-type="float">
            <text:p>14276,39</text:p>
          </table:table-cell>
          <table:table-cell office:value-type="float" office:value="258" calcext:value-type="float">
            <text:p>258</text:p>
          </table:table-cell>
          <table:table-cell office:value-type="float" office:value="352863" calcext:value-type="float">
            <text:p>352863</text:p>
          </table:table-cell>
          <table:table-cell office:value-type="float" office:value="11.2173913043478" calcext:value-type="float">
            <text:p>11,22</text:p>
          </table:table-cell>
          <table:table-cell office:value-type="float" office:value="15341.8695652174" calcext:value-type="float">
            <text:p>15341,8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33" calcext:value-type="float">
            <text:p>233</text:p>
          </table:table-cell>
          <table:table-cell office:value-type="float" office:value="328590" calcext:value-type="float">
            <text:p>328590</text:p>
          </table:table-cell>
          <table:table-cell office:value-type="float" office:value="10.1304347826087" calcext:value-type="float">
            <text:p>10,13</text:p>
          </table:table-cell>
          <table:table-cell office:value-type="float" office:value="14286.5217391304" calcext:value-type="float">
            <text:p>14286,52</text:p>
          </table:table-cell>
          <table:table-cell office:value-type="float" office:value="409" calcext:value-type="float">
            <text:p>409</text:p>
          </table:table-cell>
          <table:table-cell office:value-type="float" office:value="353272" calcext:value-type="float">
            <text:p>353272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5359.652173913" calcext:value-type="float">
            <text:p>15359,6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89" calcext:value-type="float">
            <text:p>389</text:p>
          </table:table-cell>
          <table:table-cell office:value-type="float" office:value="328979" calcext:value-type="float">
            <text:p>328979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303.4347826087" calcext:value-type="float">
            <text:p>14303,43</text:p>
          </table:table-cell>
          <table:table-cell office:value-type="float" office:value="406" calcext:value-type="float">
            <text:p>406</text:p>
          </table:table-cell>
          <table:table-cell office:value-type="float" office:value="353678" calcext:value-type="float">
            <text:p>35367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5377.3043478261" calcext:value-type="float">
            <text:p>15377,3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89" calcext:value-type="float">
            <text:p>389</text:p>
          </table:table-cell>
          <table:table-cell office:value-type="float" office:value="329368" calcext:value-type="float">
            <text:p>32936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320.347826087" calcext:value-type="float">
            <text:p>14320,35</text:p>
          </table:table-cell>
          <table:table-cell office:value-type="float" office:value="260" calcext:value-type="float">
            <text:p>260</text:p>
          </table:table-cell>
          <table:table-cell office:value-type="float" office:value="353938" calcext:value-type="float">
            <text:p>353938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5388.6086956522" calcext:value-type="float">
            <text:p>15388,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37" calcext:value-type="float">
            <text:p>237</text:p>
          </table:table-cell>
          <table:table-cell office:value-type="float" office:value="329605" calcext:value-type="float">
            <text:p>329605</text:p>
          </table:table-cell>
          <table:table-cell office:value-type="float" office:value="10.304347826087" calcext:value-type="float">
            <text:p>10,30</text:p>
          </table:table-cell>
          <table:table-cell office:value-type="float" office:value="14330.652173913" calcext:value-type="float">
            <text:p>14330,65</text:p>
          </table:table-cell>
          <table:table-cell office:value-type="float" office:value="259" calcext:value-type="float">
            <text:p>259</text:p>
          </table:table-cell>
          <table:table-cell office:value-type="float" office:value="354197" calcext:value-type="float">
            <text:p>354197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15399.8695652174" calcext:value-type="float">
            <text:p>15399,8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39" calcext:value-type="float">
            <text:p>239</text:p>
          </table:table-cell>
          <table:table-cell office:value-type="float" office:value="329844" calcext:value-type="float">
            <text:p>329844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14341.0434782609" calcext:value-type="float">
            <text:p>14341,04</text:p>
          </table:table-cell>
          <table:table-cell office:value-type="float" office:value="406" calcext:value-type="float">
            <text:p>406</text:p>
          </table:table-cell>
          <table:table-cell office:value-type="float" office:value="354603" calcext:value-type="float">
            <text:p>354603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5417.5217391304" calcext:value-type="float">
            <text:p>15417,5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90" calcext:value-type="float">
            <text:p>390</text:p>
          </table:table-cell>
          <table:table-cell office:value-type="float" office:value="330234" calcext:value-type="float">
            <text:p>330234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4358" calcext:value-type="float">
            <text:p>14358,00</text:p>
          </table:table-cell>
          <table:table-cell office:value-type="float" office:value="369" calcext:value-type="float">
            <text:p>369</text:p>
          </table:table-cell>
          <table:table-cell office:value-type="float" office:value="354972" calcext:value-type="float">
            <text:p>354972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5433.5652173913" calcext:value-type="float">
            <text:p>15433,5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44" calcext:value-type="float">
            <text:p>344</text:p>
          </table:table-cell>
          <table:table-cell office:value-type="float" office:value="330578" calcext:value-type="float">
            <text:p>330578</text:p>
          </table:table-cell>
          <table:table-cell office:value-type="float" office:value="14.9565217391304" calcext:value-type="float">
            <text:p>14,96</text:p>
          </table:table-cell>
          <table:table-cell office:value-type="float" office:value="14372.9565217391" calcext:value-type="float">
            <text:p>14372,96</text:p>
          </table:table-cell>
          <table:table-cell office:value-type="float" office:value="361" calcext:value-type="float">
            <text:p>361</text:p>
          </table:table-cell>
          <table:table-cell office:value-type="float" office:value="355333" calcext:value-type="float">
            <text:p>355333</text:p>
          </table:table-cell>
          <table:table-cell office:value-type="float" office:value="15.695652173913" calcext:value-type="float">
            <text:p>15,70</text:p>
          </table:table-cell>
          <table:table-cell office:value-type="float" office:value="15449.2608695652" calcext:value-type="float">
            <text:p>15449,2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4" calcext:value-type="float">
            <text:p>344</text:p>
          </table:table-cell>
          <table:table-cell office:value-type="float" office:value="330922" calcext:value-type="float">
            <text:p>330922</text:p>
          </table:table-cell>
          <table:table-cell office:value-type="float" office:value="14.9565217391304" calcext:value-type="float">
            <text:p>14,96</text:p>
          </table:table-cell>
          <table:table-cell office:value-type="float" office:value="14387.9130434783" calcext:value-type="float">
            <text:p>14387,91</text:p>
          </table:table-cell>
          <table:table-cell office:value-type="float" office:value="365" calcext:value-type="float">
            <text:p>365</text:p>
          </table:table-cell>
          <table:table-cell office:value-type="float" office:value="355698" calcext:value-type="float">
            <text:p>355698</text:p>
          </table:table-cell>
          <table:table-cell office:value-type="float" office:value="15.8695652173913" calcext:value-type="float">
            <text:p>15,87</text:p>
          </table:table-cell>
          <table:table-cell office:value-type="float" office:value="15465.1304347826" calcext:value-type="float">
            <text:p>15465,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1" calcext:value-type="float">
            <text:p>341</text:p>
          </table:table-cell>
          <table:table-cell office:value-type="float" office:value="331263" calcext:value-type="float">
            <text:p>331263</text:p>
          </table:table-cell>
          <table:table-cell office:value-type="float" office:value="14.8260869565217" calcext:value-type="float">
            <text:p>14,83</text:p>
          </table:table-cell>
          <table:table-cell office:value-type="float" office:value="14402.7391304348" calcext:value-type="float">
            <text:p>14402,74</text:p>
          </table:table-cell>
          <table:table-cell office:value-type="float" office:value="407" calcext:value-type="float">
            <text:p>407</text:p>
          </table:table-cell>
          <table:table-cell office:value-type="float" office:value="356105" calcext:value-type="float">
            <text:p>356105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5482.8260869565" calcext:value-type="float">
            <text:p>15482,8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83" calcext:value-type="float">
            <text:p>383</text:p>
          </table:table-cell>
          <table:table-cell office:value-type="float" office:value="331646" calcext:value-type="float">
            <text:p>331646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4419.3913043478" calcext:value-type="float">
            <text:p>14419,39</text:p>
          </table:table-cell>
          <table:table-cell office:value-type="float" office:value="414" calcext:value-type="float">
            <text:p>414</text:p>
          </table:table-cell>
          <table:table-cell office:value-type="float" office:value="356519" calcext:value-type="float">
            <text:p>356519</text:p>
          </table:table-cell>
          <table:table-cell office:value-type="float" office:value="18" calcext:value-type="float">
            <text:p>18,00</text:p>
          </table:table-cell>
          <table:table-cell office:value-type="float" office:value="15500.8260869565" calcext:value-type="float">
            <text:p>15500,8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95" calcext:value-type="float">
            <text:p>395</text:p>
          </table:table-cell>
          <table:table-cell office:value-type="float" office:value="332041" calcext:value-type="float">
            <text:p>332041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4436.5652173913" calcext:value-type="float">
            <text:p>14436,57</text:p>
          </table:table-cell>
          <table:table-cell office:value-type="float" office:value="361" calcext:value-type="float">
            <text:p>361</text:p>
          </table:table-cell>
          <table:table-cell office:value-type="float" office:value="356880" calcext:value-type="float">
            <text:p>356880</text:p>
          </table:table-cell>
          <table:table-cell office:value-type="float" office:value="15.695652173913" calcext:value-type="float">
            <text:p>15,70</text:p>
          </table:table-cell>
          <table:table-cell office:value-type="float" office:value="15516.5217391304" calcext:value-type="float">
            <text:p>15516,5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42" calcext:value-type="float">
            <text:p>342</text:p>
          </table:table-cell>
          <table:table-cell office:value-type="float" office:value="332383" calcext:value-type="float">
            <text:p>332383</text:p>
          </table:table-cell>
          <table:table-cell office:value-type="float" office:value="14.8695652173913" calcext:value-type="float">
            <text:p>14,87</text:p>
          </table:table-cell>
          <table:table-cell office:value-type="float" office:value="14451.4347826087" calcext:value-type="float">
            <text:p>14451,43</text:p>
          </table:table-cell>
          <table:table-cell office:value-type="float" office:value="369" calcext:value-type="float">
            <text:p>369</text:p>
          </table:table-cell>
          <table:table-cell office:value-type="float" office:value="357249" calcext:value-type="float">
            <text:p>357249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5532.5652173913" calcext:value-type="float">
            <text:p>15532,5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44" calcext:value-type="float">
            <text:p>344</text:p>
          </table:table-cell>
          <table:table-cell office:value-type="float" office:value="332727" calcext:value-type="float">
            <text:p>332727</text:p>
          </table:table-cell>
          <table:table-cell office:value-type="float" office:value="14.9565217391304" calcext:value-type="float">
            <text:p>14,96</text:p>
          </table:table-cell>
          <table:table-cell office:value-type="float" office:value="14466.3913043478" calcext:value-type="float">
            <text:p>14466,39</text:p>
          </table:table-cell>
          <table:table-cell office:value-type="float" office:value="411" calcext:value-type="float">
            <text:p>411</text:p>
          </table:table-cell>
          <table:table-cell office:value-type="float" office:value="357660" calcext:value-type="float">
            <text:p>357660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5550.4347826087" calcext:value-type="float">
            <text:p>15550,4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93" calcext:value-type="float">
            <text:p>393</text:p>
          </table:table-cell>
          <table:table-cell office:value-type="float" office:value="333120" calcext:value-type="float">
            <text:p>333120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4483.4782608696" calcext:value-type="float">
            <text:p>14483,48</text:p>
          </table:table-cell>
          <table:table-cell office:value-type="float" office:value="372" calcext:value-type="float">
            <text:p>372</text:p>
          </table:table-cell>
          <table:table-cell office:value-type="float" office:value="358032" calcext:value-type="float">
            <text:p>358032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15566.6086956522" calcext:value-type="float">
            <text:p>15566,6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50" calcext:value-type="float">
            <text:p>350</text:p>
          </table:table-cell>
          <table:table-cell office:value-type="float" office:value="333470" calcext:value-type="float">
            <text:p>333470</text:p>
          </table:table-cell>
          <table:table-cell office:value-type="float" office:value="15.2173913043478" calcext:value-type="float">
            <text:p>15,22</text:p>
          </table:table-cell>
          <table:table-cell office:value-type="float" office:value="14498.6956521739" calcext:value-type="float">
            <text:p>14498,70</text:p>
          </table:table-cell>
          <table:table-cell office:value-type="float" office:value="359" calcext:value-type="float">
            <text:p>359</text:p>
          </table:table-cell>
          <table:table-cell office:value-type="float" office:value="358391" calcext:value-type="float">
            <text:p>358391</text:p>
          </table:table-cell>
          <table:table-cell office:value-type="float" office:value="15.6086956521739" calcext:value-type="float">
            <text:p>15,61</text:p>
          </table:table-cell>
          <table:table-cell office:value-type="float" office:value="15582.2173913043" calcext:value-type="float">
            <text:p>15582,2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0" calcext:value-type="float">
            <text:p>340</text:p>
          </table:table-cell>
          <table:table-cell office:value-type="float" office:value="333810" calcext:value-type="float">
            <text:p>333810</text:p>
          </table:table-cell>
          <table:table-cell office:value-type="float" office:value="14.7826086956522" calcext:value-type="float">
            <text:p>14,78</text:p>
          </table:table-cell>
          <table:table-cell office:value-type="float" office:value="14513.4782608696" calcext:value-type="float">
            <text:p>14513,48</text:p>
          </table:table-cell>
          <table:table-cell office:value-type="float" office:value="358" calcext:value-type="float">
            <text:p>358</text:p>
          </table:table-cell>
          <table:table-cell office:value-type="float" office:value="358749" calcext:value-type="float">
            <text:p>358749</text:p>
          </table:table-cell>
          <table:table-cell office:value-type="float" office:value="15.5652173913043" calcext:value-type="float">
            <text:p>15,57</text:p>
          </table:table-cell>
          <table:table-cell office:value-type="float" office:value="15597.7826086957" calcext:value-type="float">
            <text:p>15597,7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45" calcext:value-type="float">
            <text:p>345</text:p>
          </table:table-cell>
          <table:table-cell office:value-type="float" office:value="334155" calcext:value-type="float">
            <text:p>334155</text:p>
          </table:table-cell>
          <table:table-cell office:value-type="float" office:value="15" calcext:value-type="float">
            <text:p>15,00</text:p>
          </table:table-cell>
          <table:table-cell office:value-type="float" office:value="14528.4782608696" calcext:value-type="float">
            <text:p>14528,48</text:p>
          </table:table-cell>
          <table:table-cell office:value-type="float" office:value="416" calcext:value-type="float">
            <text:p>416</text:p>
          </table:table-cell>
          <table:table-cell office:value-type="float" office:value="359165" calcext:value-type="float">
            <text:p>35916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5615.8695652174" calcext:value-type="float">
            <text:p>15615,8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89" calcext:value-type="float">
            <text:p>389</text:p>
          </table:table-cell>
          <table:table-cell office:value-type="float" office:value="334544" calcext:value-type="float">
            <text:p>334544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545.3913043478" calcext:value-type="float">
            <text:p>14545,39</text:p>
          </table:table-cell>
          <table:table-cell office:value-type="float" office:value="405" calcext:value-type="float">
            <text:p>405</text:p>
          </table:table-cell>
          <table:table-cell office:value-type="float" office:value="359570" calcext:value-type="float">
            <text:p>359570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5633.4782608696" calcext:value-type="float">
            <text:p>15633,4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89" calcext:value-type="float">
            <text:p>389</text:p>
          </table:table-cell>
          <table:table-cell office:value-type="float" office:value="334933" calcext:value-type="float">
            <text:p>334933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562.3043478261" calcext:value-type="float">
            <text:p>14562,30</text:p>
          </table:table-cell>
          <table:table-cell office:value-type="float" office:value="263" calcext:value-type="float">
            <text:p>263</text:p>
          </table:table-cell>
          <table:table-cell office:value-type="float" office:value="359833" calcext:value-type="float">
            <text:p>359833</text:p>
          </table:table-cell>
          <table:table-cell office:value-type="float" office:value="11.4347826086957" calcext:value-type="float">
            <text:p>11,43</text:p>
          </table:table-cell>
          <table:table-cell office:value-type="float" office:value="15644.9130434783" calcext:value-type="float">
            <text:p>15644,9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6" calcext:value-type="float">
            <text:p>256</text:p>
          </table:table-cell>
          <table:table-cell office:value-type="float" office:value="335189" calcext:value-type="float">
            <text:p>335189</text:p>
          </table:table-cell>
          <table:table-cell office:value-type="float" office:value="11.1304347826087" calcext:value-type="float">
            <text:p>11,13</text:p>
          </table:table-cell>
          <table:table-cell office:value-type="float" office:value="14573.4347826087" calcext:value-type="float">
            <text:p>14573,43</text:p>
          </table:table-cell>
          <table:table-cell office:value-type="float" office:value="257" calcext:value-type="float">
            <text:p>257</text:p>
          </table:table-cell>
          <table:table-cell office:value-type="float" office:value="360090" calcext:value-type="float">
            <text:p>360090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5656.0869565217" calcext:value-type="float">
            <text:p>15656,0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0" calcext:value-type="float">
            <text:p>250</text:p>
          </table:table-cell>
          <table:table-cell office:value-type="float" office:value="335439" calcext:value-type="float">
            <text:p>335439</text:p>
          </table:table-cell>
          <table:table-cell office:value-type="float" office:value="10.8695652173913" calcext:value-type="float">
            <text:p>10,87</text:p>
          </table:table-cell>
          <table:table-cell office:value-type="float" office:value="14584.3043478261" calcext:value-type="float">
            <text:p>14584,30</text:p>
          </table:table-cell>
          <table:table-cell office:value-type="float" office:value="254" calcext:value-type="float">
            <text:p>254</text:p>
          </table:table-cell>
          <table:table-cell office:value-type="float" office:value="360344" calcext:value-type="float">
            <text:p>360344</text:p>
          </table:table-cell>
          <table:table-cell office:value-type="float" office:value="11.0434782608696" calcext:value-type="float">
            <text:p>11,04</text:p>
          </table:table-cell>
          <table:table-cell office:value-type="float" office:value="15667.1304347826" calcext:value-type="float">
            <text:p>15667,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10" calcext:value-type="float">
            <text:p>410</text:p>
          </table:table-cell>
          <table:table-cell office:value-type="float" office:value="335849" calcext:value-type="float">
            <text:p>335849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4602.1304347826" calcext:value-type="float">
            <text:p>14602,13</text:p>
          </table:table-cell>
          <table:table-cell office:value-type="float" office:value="289" calcext:value-type="float">
            <text:p>289</text:p>
          </table:table-cell>
          <table:table-cell office:value-type="float" office:value="360633" calcext:value-type="float">
            <text:p>360633</text:p>
          </table:table-cell>
          <table:table-cell office:value-type="float" office:value="12.5652173913043" calcext:value-type="float">
            <text:p>12,57</text:p>
          </table:table-cell>
          <table:table-cell office:value-type="float" office:value="15679.6956521739" calcext:value-type="float">
            <text:p>15679,7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83" calcext:value-type="float">
            <text:p>283</text:p>
          </table:table-cell>
          <table:table-cell office:value-type="float" office:value="336132" calcext:value-type="float">
            <text:p>336132</text:p>
          </table:table-cell>
          <table:table-cell office:value-type="float" office:value="12.304347826087" calcext:value-type="float">
            <text:p>12,30</text:p>
          </table:table-cell>
          <table:table-cell office:value-type="float" office:value="14614.4347826087" calcext:value-type="float">
            <text:p>14614,43</text:p>
          </table:table-cell>
          <table:table-cell office:value-type="float" office:value="254" calcext:value-type="float">
            <text:p>254</text:p>
          </table:table-cell>
          <table:table-cell office:value-type="float" office:value="360887" calcext:value-type="float">
            <text:p>360887</text:p>
          </table:table-cell>
          <table:table-cell office:value-type="float" office:value="11.0434782608696" calcext:value-type="float">
            <text:p>11,04</text:p>
          </table:table-cell>
          <table:table-cell office:value-type="float" office:value="15690.7391304348" calcext:value-type="float">
            <text:p>15690,7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9" calcext:value-type="float">
            <text:p>239</text:p>
          </table:table-cell>
          <table:table-cell office:value-type="float" office:value="336371" calcext:value-type="float">
            <text:p>336371</text:p>
          </table:table-cell>
          <table:table-cell office:value-type="float" office:value="10.3913043478261" calcext:value-type="float">
            <text:p>10,39</text:p>
          </table:table-cell>
          <table:table-cell office:value-type="float" office:value="14624.8260869565" calcext:value-type="float">
            <text:p>14624,83</text:p>
          </table:table-cell>
          <table:table-cell office:value-type="float" office:value="260" calcext:value-type="float">
            <text:p>260</text:p>
          </table:table-cell>
          <table:table-cell office:value-type="float" office:value="361147" calcext:value-type="float">
            <text:p>361147</text:p>
          </table:table-cell>
          <table:table-cell office:value-type="float" office:value="11.304347826087" calcext:value-type="float">
            <text:p>11,30</text:p>
          </table:table-cell>
          <table:table-cell office:value-type="float" office:value="15702.0434782609" calcext:value-type="float">
            <text:p>15702,0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35" calcext:value-type="float">
            <text:p>235</text:p>
          </table:table-cell>
          <table:table-cell office:value-type="float" office:value="336606" calcext:value-type="float">
            <text:p>336606</text:p>
          </table:table-cell>
          <table:table-cell office:value-type="float" office:value="10.2173913043478" calcext:value-type="float">
            <text:p>10,22</text:p>
          </table:table-cell>
          <table:table-cell office:value-type="float" office:value="14635.0434782609" calcext:value-type="float">
            <text:p>14635,04</text:p>
          </table:table-cell>
          <table:table-cell office:value-type="float" office:value="408" calcext:value-type="float">
            <text:p>408</text:p>
          </table:table-cell>
          <table:table-cell office:value-type="float" office:value="361555" calcext:value-type="float">
            <text:p>361555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5719.7826086957" calcext:value-type="float">
            <text:p>15719,7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7" calcext:value-type="float">
            <text:p>387</text:p>
          </table:table-cell>
          <table:table-cell office:value-type="float" office:value="336993" calcext:value-type="float">
            <text:p>33699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4651.8695652174" calcext:value-type="float">
            <text:p>14651,87</text:p>
          </table:table-cell>
          <table:table-cell office:value-type="float" office:value="272" calcext:value-type="float">
            <text:p>272</text:p>
          </table:table-cell>
          <table:table-cell office:value-type="float" office:value="361827" calcext:value-type="float">
            <text:p>361827</text:p>
          </table:table-cell>
          <table:table-cell office:value-type="float" office:value="11.8260869565217" calcext:value-type="float">
            <text:p>11,83</text:p>
          </table:table-cell>
          <table:table-cell office:value-type="float" office:value="15731.6086956522" calcext:value-type="float">
            <text:p>15731,6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42" calcext:value-type="float">
            <text:p>242</text:p>
          </table:table-cell>
          <table:table-cell office:value-type="float" office:value="337235" calcext:value-type="float">
            <text:p>337235</text:p>
          </table:table-cell>
          <table:table-cell office:value-type="float" office:value="10.5217391304348" calcext:value-type="float">
            <text:p>10,52</text:p>
          </table:table-cell>
          <table:table-cell office:value-type="float" office:value="14662.3913043478" calcext:value-type="float">
            <text:p>14662,39</text:p>
          </table:table-cell>
          <table:table-cell office:value-type="float" office:value="290" calcext:value-type="float">
            <text:p>290</text:p>
          </table:table-cell>
          <table:table-cell office:value-type="float" office:value="362117" calcext:value-type="float">
            <text:p>362117</text:p>
          </table:table-cell>
          <table:table-cell office:value-type="float" office:value="12.6086956521739" calcext:value-type="float">
            <text:p>12,61</text:p>
          </table:table-cell>
          <table:table-cell office:value-type="float" office:value="15744.2173913043" calcext:value-type="float">
            <text:p>15744,2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4" calcext:value-type="float">
            <text:p>264</text:p>
          </table:table-cell>
          <table:table-cell office:value-type="float" office:value="337499" calcext:value-type="float">
            <text:p>337499</text:p>
          </table:table-cell>
          <table:table-cell office:value-type="float" office:value="11.4782608695652" calcext:value-type="float">
            <text:p>11,48</text:p>
          </table:table-cell>
          <table:table-cell office:value-type="float" office:value="14673.8695652174" calcext:value-type="float">
            <text:p>14673,87</text:p>
          </table:table-cell>
          <table:table-cell office:value-type="float" office:value="272" calcext:value-type="float">
            <text:p>272</text:p>
          </table:table-cell>
          <table:table-cell office:value-type="float" office:value="362389" calcext:value-type="float">
            <text:p>362389</text:p>
          </table:table-cell>
          <table:table-cell office:value-type="float" office:value="11.8260869565217" calcext:value-type="float">
            <text:p>11,83</text:p>
          </table:table-cell>
          <table:table-cell office:value-type="float" office:value="15756.0434782609" calcext:value-type="float">
            <text:p>15756,0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45" calcext:value-type="float">
            <text:p>245</text:p>
          </table:table-cell>
          <table:table-cell office:value-type="float" office:value="337744" calcext:value-type="float">
            <text:p>337744</text:p>
          </table:table-cell>
          <table:table-cell office:value-type="float" office:value="10.6521739130435" calcext:value-type="float">
            <text:p>10,65</text:p>
          </table:table-cell>
          <table:table-cell office:value-type="float" office:value="14684.5217391304" calcext:value-type="float">
            <text:p>14684,52</text:p>
          </table:table-cell>
          <table:table-cell office:value-type="float" office:value="268" calcext:value-type="float">
            <text:p>268</text:p>
          </table:table-cell>
          <table:table-cell office:value-type="float" office:value="362657" calcext:value-type="float">
            <text:p>362657</text:p>
          </table:table-cell>
          <table:table-cell office:value-type="float" office:value="11.6521739130435" calcext:value-type="float">
            <text:p>11,65</text:p>
          </table:table-cell>
          <table:table-cell office:value-type="float" office:value="15767.6956521739" calcext:value-type="float">
            <text:p>15767,7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48" calcext:value-type="float">
            <text:p>248</text:p>
          </table:table-cell>
          <table:table-cell office:value-type="float" office:value="337992" calcext:value-type="float">
            <text:p>337992</text:p>
          </table:table-cell>
          <table:table-cell office:value-type="float" office:value="10.7826086956522" calcext:value-type="float">
            <text:p>10,78</text:p>
          </table:table-cell>
          <table:table-cell office:value-type="float" office:value="14695.3043478261" calcext:value-type="float">
            <text:p>14695,30</text:p>
          </table:table-cell>
          <table:table-cell office:value-type="float" office:value="405" calcext:value-type="float">
            <text:p>405</text:p>
          </table:table-cell>
          <table:table-cell office:value-type="float" office:value="363062" calcext:value-type="float">
            <text:p>363062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5785.3043478261" calcext:value-type="float">
            <text:p>15785,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88" calcext:value-type="float">
            <text:p>388</text:p>
          </table:table-cell>
          <table:table-cell office:value-type="float" office:value="338380" calcext:value-type="float">
            <text:p>338380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4712.1739130435" calcext:value-type="float">
            <text:p>14712,17</text:p>
          </table:table-cell>
          <table:table-cell office:value-type="float" office:value="406" calcext:value-type="float">
            <text:p>406</text:p>
          </table:table-cell>
          <table:table-cell office:value-type="float" office:value="363468" calcext:value-type="float">
            <text:p>363468</text:p>
          </table:table-cell>
          <table:table-cell office:value-type="float" office:value="17.6521739130435" calcext:value-type="float">
            <text:p>17,65</text:p>
          </table:table-cell>
          <table:table-cell office:value-type="float" office:value="15802.9565217391" calcext:value-type="float">
            <text:p>15802,9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88" calcext:value-type="float">
            <text:p>388</text:p>
          </table:table-cell>
          <table:table-cell office:value-type="float" office:value="338768" calcext:value-type="float">
            <text:p>33876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4729.0434782609" calcext:value-type="float">
            <text:p>14729,04</text:p>
          </table:table-cell>
          <table:table-cell office:value-type="float" office:value="405" calcext:value-type="float">
            <text:p>405</text:p>
          </table:table-cell>
          <table:table-cell office:value-type="float" office:value="363873" calcext:value-type="float">
            <text:p>363873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5820.5652173913" calcext:value-type="float">
            <text:p>15820,5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89" calcext:value-type="float">
            <text:p>389</text:p>
          </table:table-cell>
          <table:table-cell office:value-type="float" office:value="339157" calcext:value-type="float">
            <text:p>339157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745.9565217391" calcext:value-type="float">
            <text:p>14745,96</text:p>
          </table:table-cell>
          <table:table-cell office:value-type="float" office:value="372" calcext:value-type="float">
            <text:p>372</text:p>
          </table:table-cell>
          <table:table-cell office:value-type="float" office:value="364245" calcext:value-type="float">
            <text:p>364245</text:p>
          </table:table-cell>
          <table:table-cell office:value-type="float" office:value="16.1739130434783" calcext:value-type="float">
            <text:p>16,17</text:p>
          </table:table-cell>
          <table:table-cell office:value-type="float" office:value="15836.7391304348" calcext:value-type="float">
            <text:p>15836,7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53" calcext:value-type="float">
            <text:p>353</text:p>
          </table:table-cell>
          <table:table-cell office:value-type="float" office:value="339510" calcext:value-type="float">
            <text:p>339510</text:p>
          </table:table-cell>
          <table:table-cell office:value-type="float" office:value="15.3478260869565" calcext:value-type="float">
            <text:p>15,35</text:p>
          </table:table-cell>
          <table:table-cell office:value-type="float" office:value="14761.3043478261" calcext:value-type="float">
            <text:p>14761,30</text:p>
          </table:table-cell>
          <table:table-cell office:value-type="float" office:value="407" calcext:value-type="float">
            <text:p>407</text:p>
          </table:table-cell>
          <table:table-cell office:value-type="float" office:value="364652" calcext:value-type="float">
            <text:p>364652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5854.4347826087" calcext:value-type="float">
            <text:p>15854,4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85" calcext:value-type="float">
            <text:p>385</text:p>
          </table:table-cell>
          <table:table-cell office:value-type="float" office:value="339895" calcext:value-type="float">
            <text:p>33989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4778.0434782609" calcext:value-type="float">
            <text:p>14778,04</text:p>
          </table:table-cell>
          <table:table-cell office:value-type="float" office:value="378" calcext:value-type="float">
            <text:p>378</text:p>
          </table:table-cell>
          <table:table-cell office:value-type="float" office:value="365030" calcext:value-type="float">
            <text:p>365030</text:p>
          </table:table-cell>
          <table:table-cell office:value-type="float" office:value="16.4347826086957" calcext:value-type="float">
            <text:p>16,43</text:p>
          </table:table-cell>
          <table:table-cell office:value-type="float" office:value="15870.8695652174" calcext:value-type="float">
            <text:p>15870,8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55" calcext:value-type="float">
            <text:p>355</text:p>
          </table:table-cell>
          <table:table-cell office:value-type="float" office:value="340250" calcext:value-type="float">
            <text:p>340250</text:p>
          </table:table-cell>
          <table:table-cell office:value-type="float" office:value="15.4347826086957" calcext:value-type="float">
            <text:p>15,43</text:p>
          </table:table-cell>
          <table:table-cell office:value-type="float" office:value="14793.4782608696" calcext:value-type="float">
            <text:p>14793,48</text:p>
          </table:table-cell>
          <table:table-cell office:value-type="float" office:value="409" calcext:value-type="float">
            <text:p>409</text:p>
          </table:table-cell>
          <table:table-cell office:value-type="float" office:value="365439" calcext:value-type="float">
            <text:p>365439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5888.652173913" calcext:value-type="float">
            <text:p>15888,6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89" calcext:value-type="float">
            <text:p>389</text:p>
          </table:table-cell>
          <table:table-cell office:value-type="float" office:value="340639" calcext:value-type="float">
            <text:p>340639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810.3913043478" calcext:value-type="float">
            <text:p>14810,39</text:p>
          </table:table-cell>
          <table:table-cell office:value-type="float" office:value="261" calcext:value-type="float">
            <text:p>261</text:p>
          </table:table-cell>
          <table:table-cell office:value-type="float" office:value="365700" calcext:value-type="float">
            <text:p>365700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5900" calcext:value-type="float">
            <text:p>15900,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1" calcext:value-type="float">
            <text:p>391</text:p>
          </table:table-cell>
          <table:table-cell office:value-type="float" office:value="341030" calcext:value-type="float">
            <text:p>341030</text:p>
          </table:table-cell>
          <table:table-cell office:value-type="float" office:value="17" calcext:value-type="float">
            <text:p>17,00</text:p>
          </table:table-cell>
          <table:table-cell office:value-type="float" office:value="14827.3913043478" calcext:value-type="float">
            <text:p>14827,39</text:p>
          </table:table-cell>
          <table:table-cell office:value-type="float" office:value="416" calcext:value-type="float">
            <text:p>416</text:p>
          </table:table-cell>
          <table:table-cell office:value-type="float" office:value="366116" calcext:value-type="float">
            <text:p>366116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5918.0869565217" calcext:value-type="float">
            <text:p>15918,0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90" calcext:value-type="float">
            <text:p>390</text:p>
          </table:table-cell>
          <table:table-cell office:value-type="float" office:value="341420" calcext:value-type="float">
            <text:p>341420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4844.347826087" calcext:value-type="float">
            <text:p>14844,35</text:p>
          </table:table-cell>
          <table:table-cell office:value-type="float" office:value="409" calcext:value-type="float">
            <text:p>409</text:p>
          </table:table-cell>
          <table:table-cell office:value-type="float" office:value="366525" calcext:value-type="float">
            <text:p>366525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5935.8695652174" calcext:value-type="float">
            <text:p>15935,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88" calcext:value-type="float">
            <text:p>388</text:p>
          </table:table-cell>
          <table:table-cell office:value-type="float" office:value="341808" calcext:value-type="float">
            <text:p>341808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4861.2173913044" calcext:value-type="float">
            <text:p>14861,22</text:p>
          </table:table-cell>
          <table:table-cell office:value-type="float" office:value="408" calcext:value-type="float">
            <text:p>408</text:p>
          </table:table-cell>
          <table:table-cell office:value-type="float" office:value="366933" calcext:value-type="float">
            <text:p>366933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5953.6086956522" calcext:value-type="float">
            <text:p>15953,6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86" calcext:value-type="float">
            <text:p>386</text:p>
          </table:table-cell>
          <table:table-cell office:value-type="float" office:value="342194" calcext:value-type="float">
            <text:p>342194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4878" calcext:value-type="float">
            <text:p>14878,00</text:p>
          </table:table-cell>
          <table:table-cell office:value-type="float" office:value="415" calcext:value-type="float">
            <text:p>415</text:p>
          </table:table-cell>
          <table:table-cell office:value-type="float" office:value="367348" calcext:value-type="float">
            <text:p>367348</text:p>
          </table:table-cell>
          <table:table-cell office:value-type="float" office:value="18.0434782608696" calcext:value-type="float">
            <text:p>18,04</text:p>
          </table:table-cell>
          <table:table-cell office:value-type="float" office:value="15971.652173913" calcext:value-type="float">
            <text:p>15971,6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5" calcext:value-type="float">
            <text:p>395</text:p>
          </table:table-cell>
          <table:table-cell office:value-type="float" office:value="342589" calcext:value-type="float">
            <text:p>342589</text:p>
          </table:table-cell>
          <table:table-cell office:value-type="float" office:value="17.1739130434783" calcext:value-type="float">
            <text:p>17,17</text:p>
          </table:table-cell>
          <table:table-cell office:value-type="float" office:value="14895.1739130435" calcext:value-type="float">
            <text:p>14895,17</text:p>
          </table:table-cell>
          <table:table-cell office:value-type="float" office:value="407" calcext:value-type="float">
            <text:p>407</text:p>
          </table:table-cell>
          <table:table-cell office:value-type="float" office:value="367755" calcext:value-type="float">
            <text:p>367755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5989.347826087" calcext:value-type="float">
            <text:p>15989,3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89" calcext:value-type="float">
            <text:p>389</text:p>
          </table:table-cell>
          <table:table-cell office:value-type="float" office:value="342978" calcext:value-type="float">
            <text:p>34297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4912.0869565217" calcext:value-type="float">
            <text:p>14912,09</text:p>
          </table:table-cell>
          <table:table-cell office:value-type="float" office:value="416" calcext:value-type="float">
            <text:p>416</text:p>
          </table:table-cell>
          <table:table-cell office:value-type="float" office:value="368171" calcext:value-type="float">
            <text:p>368171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6007.4347826087" calcext:value-type="float">
            <text:p>16007,4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87" calcext:value-type="float">
            <text:p>387</text:p>
          </table:table-cell>
          <table:table-cell office:value-type="float" office:value="343365" calcext:value-type="float">
            <text:p>343365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4928.9130434783" calcext:value-type="float">
            <text:p>14928,91</text:p>
          </table:table-cell>
          <table:table-cell office:value-type="float" office:value="410" calcext:value-type="float">
            <text:p>410</text:p>
          </table:table-cell>
          <table:table-cell office:value-type="float" office:value="368581" calcext:value-type="float">
            <text:p>36858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6025.2608695652" calcext:value-type="float">
            <text:p>16025,2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87" calcext:value-type="float">
            <text:p>387</text:p>
          </table:table-cell>
          <table:table-cell office:value-type="float" office:value="343752" calcext:value-type="float">
            <text:p>343752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4945.7391304348" calcext:value-type="float">
            <text:p>14945,74</text:p>
          </table:table-cell>
          <table:table-cell office:value-type="float" office:value="409" calcext:value-type="float">
            <text:p>409</text:p>
          </table:table-cell>
          <table:table-cell office:value-type="float" office:value="368990" calcext:value-type="float">
            <text:p>368990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6043.0434782609" calcext:value-type="float">
            <text:p>16043,0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91" calcext:value-type="float">
            <text:p>391</text:p>
          </table:table-cell>
          <table:table-cell office:value-type="float" office:value="344143" calcext:value-type="float">
            <text:p>344143</text:p>
          </table:table-cell>
          <table:table-cell office:value-type="float" office:value="17" calcext:value-type="float">
            <text:p>17,00</text:p>
          </table:table-cell>
          <table:table-cell office:value-type="float" office:value="14962.7391304348" calcext:value-type="float">
            <text:p>14962,74</text:p>
          </table:table-cell>
          <table:table-cell office:value-type="float" office:value="414" calcext:value-type="float">
            <text:p>414</text:p>
          </table:table-cell>
          <table:table-cell office:value-type="float" office:value="369404" calcext:value-type="float">
            <text:p>369404</text:p>
          </table:table-cell>
          <table:table-cell office:value-type="float" office:value="18" calcext:value-type="float">
            <text:p>18,00</text:p>
          </table:table-cell>
          <table:table-cell office:value-type="float" office:value="16061.0434782609" calcext:value-type="float">
            <text:p>16061,0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85" calcext:value-type="float">
            <text:p>385</text:p>
          </table:table-cell>
          <table:table-cell office:value-type="float" office:value="344528" calcext:value-type="float">
            <text:p>344528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4979.4782608696" calcext:value-type="float">
            <text:p>14979,48</text:p>
          </table:table-cell>
          <table:table-cell office:value-type="float" office:value="420" calcext:value-type="float">
            <text:p>420</text:p>
          </table:table-cell>
          <table:table-cell office:value-type="float" office:value="369824" calcext:value-type="float">
            <text:p>369824</text:p>
          </table:table-cell>
          <table:table-cell office:value-type="float" office:value="18.2608695652174" calcext:value-type="float">
            <text:p>18,26</text:p>
          </table:table-cell>
          <table:table-cell office:value-type="float" office:value="16079.3043478261" calcext:value-type="float">
            <text:p>16079,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88" calcext:value-type="float">
            <text:p>388</text:p>
          </table:table-cell>
          <table:table-cell office:value-type="float" office:value="344916" calcext:value-type="float">
            <text:p>34491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4996.347826087" calcext:value-type="float">
            <text:p>14996,35</text:p>
          </table:table-cell>
          <table:table-cell office:value-type="float" office:value="407" calcext:value-type="float">
            <text:p>407</text:p>
          </table:table-cell>
          <table:table-cell office:value-type="float" office:value="370231" calcext:value-type="float">
            <text:p>370231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6097" calcext:value-type="float">
            <text:p>16097,0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88" calcext:value-type="float">
            <text:p>388</text:p>
          </table:table-cell>
          <table:table-cell office:value-type="float" office:value="345304" calcext:value-type="float">
            <text:p>345304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5013.2173913044" calcext:value-type="float">
            <text:p>15013,22</text:p>
          </table:table-cell>
          <table:table-cell office:value-type="float" office:value="411" calcext:value-type="float">
            <text:p>411</text:p>
          </table:table-cell>
          <table:table-cell office:value-type="float" office:value="370642" calcext:value-type="float">
            <text:p>370642</text:p>
          </table:table-cell>
          <table:table-cell office:value-type="float" office:value="17.8695652173913" calcext:value-type="float">
            <text:p>17,87</text:p>
          </table:table-cell>
          <table:table-cell office:value-type="float" office:value="16114.8695652174" calcext:value-type="float">
            <text:p>16114,8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6" calcext:value-type="float">
            <text:p>396</text:p>
          </table:table-cell>
          <table:table-cell office:value-type="float" office:value="345700" calcext:value-type="float">
            <text:p>345700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5030.4347826087" calcext:value-type="float">
            <text:p>15030,43</text:p>
          </table:table-cell>
          <table:table-cell office:value-type="float" office:value="401" calcext:value-type="float">
            <text:p>401</text:p>
          </table:table-cell>
          <table:table-cell office:value-type="float" office:value="371043" calcext:value-type="float">
            <text:p>371043</text:p>
          </table:table-cell>
          <table:table-cell office:value-type="float" office:value="17.4347826086957" calcext:value-type="float">
            <text:p>17,43</text:p>
          </table:table-cell>
          <table:table-cell office:value-type="float" office:value="16132.3043478261" calcext:value-type="float">
            <text:p>16132,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85" calcext:value-type="float">
            <text:p>385</text:p>
          </table:table-cell>
          <table:table-cell office:value-type="float" office:value="346085" calcext:value-type="float">
            <text:p>346085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5047.1739130435" calcext:value-type="float">
            <text:p>15047,17</text:p>
          </table:table-cell>
          <table:table-cell office:value-type="float" office:value="412" calcext:value-type="float">
            <text:p>412</text:p>
          </table:table-cell>
          <table:table-cell office:value-type="float" office:value="371455" calcext:value-type="float">
            <text:p>371455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6150.2173913044" calcext:value-type="float">
            <text:p>16150,2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83" calcext:value-type="float">
            <text:p>383</text:p>
          </table:table-cell>
          <table:table-cell office:value-type="float" office:value="346468" calcext:value-type="float">
            <text:p>346468</text:p>
          </table:table-cell>
          <table:table-cell office:value-type="float" office:value="16.6521739130435" calcext:value-type="float">
            <text:p>16,65</text:p>
          </table:table-cell>
          <table:table-cell office:value-type="float" office:value="15063.8260869565" calcext:value-type="float">
            <text:p>15063,83</text:p>
          </table:table-cell>
          <table:table-cell office:value-type="float" office:value="286" calcext:value-type="float">
            <text:p>286</text:p>
          </table:table-cell>
          <table:table-cell office:value-type="float" office:value="371741" calcext:value-type="float">
            <text:p>371741</text:p>
          </table:table-cell>
          <table:table-cell office:value-type="float" office:value="12.4347826086957" calcext:value-type="float">
            <text:p>12,43</text:p>
          </table:table-cell>
          <table:table-cell office:value-type="float" office:value="16162.652173913" calcext:value-type="float">
            <text:p>16162,6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5" calcext:value-type="float">
            <text:p>255</text:p>
          </table:table-cell>
          <table:table-cell office:value-type="float" office:value="346723" calcext:value-type="float">
            <text:p>346723</text:p>
          </table:table-cell>
          <table:table-cell office:value-type="float" office:value="11.0869565217391" calcext:value-type="float">
            <text:p>11,09</text:p>
          </table:table-cell>
          <table:table-cell office:value-type="float" office:value="15074.9130434783" calcext:value-type="float">
            <text:p>15074,91</text:p>
          </table:table-cell>
          <table:table-cell office:value-type="float" office:value="410" calcext:value-type="float">
            <text:p>410</text:p>
          </table:table-cell>
          <table:table-cell office:value-type="float" office:value="372151" calcext:value-type="float">
            <text:p>372151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6180.4782608696" calcext:value-type="float">
            <text:p>16180,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2" calcext:value-type="float">
            <text:p>392</text:p>
          </table:table-cell>
          <table:table-cell office:value-type="float" office:value="347115" calcext:value-type="float">
            <text:p>347115</text:p>
          </table:table-cell>
          <table:table-cell office:value-type="float" office:value="17.0434782608696" calcext:value-type="float">
            <text:p>17,04</text:p>
          </table:table-cell>
          <table:table-cell office:value-type="float" office:value="15091.9565217391" calcext:value-type="float">
            <text:p>15091,96</text:p>
          </table:table-cell>
          <table:table-cell office:value-type="float" office:value="280" calcext:value-type="float">
            <text:p>280</text:p>
          </table:table-cell>
          <table:table-cell office:value-type="float" office:value="372431" calcext:value-type="float">
            <text:p>372431</text:p>
          </table:table-cell>
          <table:table-cell office:value-type="float" office:value="12.1739130434783" calcext:value-type="float">
            <text:p>12,17</text:p>
          </table:table-cell>
          <table:table-cell office:value-type="float" office:value="16192.652173913" calcext:value-type="float">
            <text:p>16192,6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9" calcext:value-type="float">
            <text:p>259</text:p>
          </table:table-cell>
          <table:table-cell office:value-type="float" office:value="347374" calcext:value-type="float">
            <text:p>347374</text:p>
          </table:table-cell>
          <table:table-cell office:value-type="float" office:value="11.2608695652174" calcext:value-type="float">
            <text:p>11,26</text:p>
          </table:table-cell>
          <table:table-cell office:value-type="float" office:value="15103.2173913044" calcext:value-type="float">
            <text:p>15103,22</text:p>
          </table:table-cell>
          <table:table-cell office:value-type="float" office:value="279" calcext:value-type="float">
            <text:p>279</text:p>
          </table:table-cell>
          <table:table-cell office:value-type="float" office:value="372710" calcext:value-type="float">
            <text:p>372710</text:p>
          </table:table-cell>
          <table:table-cell office:value-type="float" office:value="12.1304347826087" calcext:value-type="float">
            <text:p>12,13</text:p>
          </table:table-cell>
          <table:table-cell office:value-type="float" office:value="16204.7826086957" calcext:value-type="float">
            <text:p>16204,7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61" calcext:value-type="float">
            <text:p>261</text:p>
          </table:table-cell>
          <table:table-cell office:value-type="float" office:value="347635" calcext:value-type="float">
            <text:p>347635</text:p>
          </table:table-cell>
          <table:table-cell office:value-type="float" office:value="11.3478260869565" calcext:value-type="float">
            <text:p>11,35</text:p>
          </table:table-cell>
          <table:table-cell office:value-type="float" office:value="15114.5652173913" calcext:value-type="float">
            <text:p>15114,57</text:p>
          </table:table-cell>
          <table:table-cell office:value-type="float" office:value="279" calcext:value-type="float">
            <text:p>279</text:p>
          </table:table-cell>
          <table:table-cell office:value-type="float" office:value="372989" calcext:value-type="float">
            <text:p>372989</text:p>
          </table:table-cell>
          <table:table-cell office:value-type="float" office:value="12.1304347826087" calcext:value-type="float">
            <text:p>12,13</text:p>
          </table:table-cell>
          <table:table-cell office:value-type="float" office:value="16216.9130434783" calcext:value-type="float">
            <text:p>16216,9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57" calcext:value-type="float">
            <text:p>257</text:p>
          </table:table-cell>
          <table:table-cell office:value-type="float" office:value="347892" calcext:value-type="float">
            <text:p>347892</text:p>
          </table:table-cell>
          <table:table-cell office:value-type="float" office:value="11.1739130434783" calcext:value-type="float">
            <text:p>11,17</text:p>
          </table:table-cell>
          <table:table-cell office:value-type="float" office:value="15125.7391304348" calcext:value-type="float">
            <text:p>15125,74</text:p>
          </table:table-cell>
          <table:table-cell office:value-type="float" office:value="409" calcext:value-type="float">
            <text:p>409</text:p>
          </table:table-cell>
          <table:table-cell office:value-type="float" office:value="373398" calcext:value-type="float">
            <text:p>373398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6234.6956521739" calcext:value-type="float">
            <text:p>16234,7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87" calcext:value-type="float">
            <text:p>387</text:p>
          </table:table-cell>
          <table:table-cell office:value-type="float" office:value="348279" calcext:value-type="float">
            <text:p>348279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5142.5652173913" calcext:value-type="float">
            <text:p>15142,57</text:p>
          </table:table-cell>
          <table:table-cell office:value-type="float" office:value="408" calcext:value-type="float">
            <text:p>408</text:p>
          </table:table-cell>
          <table:table-cell office:value-type="float" office:value="373806" calcext:value-type="float">
            <text:p>373806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6252.4347826087" calcext:value-type="float">
            <text:p>16252,4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89" calcext:value-type="float">
            <text:p>389</text:p>
          </table:table-cell>
          <table:table-cell office:value-type="float" office:value="348668" calcext:value-type="float">
            <text:p>348668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5159.4782608696" calcext:value-type="float">
            <text:p>15159,48</text:p>
          </table:table-cell>
          <table:table-cell office:value-type="float" office:value="405" calcext:value-type="float">
            <text:p>405</text:p>
          </table:table-cell>
          <table:table-cell office:value-type="float" office:value="374211" calcext:value-type="float">
            <text:p>374211</text:p>
          </table:table-cell>
          <table:table-cell office:value-type="float" office:value="17.6086956521739" calcext:value-type="float">
            <text:p>17,61</text:p>
          </table:table-cell>
          <table:table-cell office:value-type="float" office:value="16270.0434782609" calcext:value-type="float">
            <text:p>16270,0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88" calcext:value-type="float">
            <text:p>388</text:p>
          </table:table-cell>
          <table:table-cell office:value-type="float" office:value="349056" calcext:value-type="float">
            <text:p>349056</text:p>
          </table:table-cell>
          <table:table-cell office:value-type="float" office:value="16.8695652173913" calcext:value-type="float">
            <text:p>16,87</text:p>
          </table:table-cell>
          <table:table-cell office:value-type="float" office:value="15176.347826087" calcext:value-type="float">
            <text:p>15176,35</text:p>
          </table:table-cell>
          <table:table-cell office:value-type="float" office:value="506" calcext:value-type="float">
            <text:p>506</text:p>
          </table:table-cell>
          <table:table-cell office:value-type="float" office:value="374717" calcext:value-type="float">
            <text:p>374717</text:p>
          </table:table-cell>
          <table:table-cell office:value-type="float" office:value="22" calcext:value-type="float">
            <text:p>22,00</text:p>
          </table:table-cell>
          <table:table-cell office:value-type="float" office:value="16292.0434782609" calcext:value-type="float">
            <text:p>16292,0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03" calcext:value-type="float">
            <text:p>503</text:p>
          </table:table-cell>
          <table:table-cell office:value-type="float" office:value="349559" calcext:value-type="float">
            <text:p>349559</text:p>
          </table:table-cell>
          <table:table-cell office:value-type="float" office:value="21.8695652173913" calcext:value-type="float">
            <text:p>21,87</text:p>
          </table:table-cell>
          <table:table-cell office:value-type="float" office:value="15198.2173913044" calcext:value-type="float">
            <text:p>15198,22</text:p>
          </table:table-cell>
          <table:table-cell office:value-type="float" office:value="416" calcext:value-type="float">
            <text:p>416</text:p>
          </table:table-cell>
          <table:table-cell office:value-type="float" office:value="375133" calcext:value-type="float">
            <text:p>375133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6310.1304347826" calcext:value-type="float">
            <text:p>16310,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87" calcext:value-type="float">
            <text:p>387</text:p>
          </table:table-cell>
          <table:table-cell office:value-type="float" office:value="349946" calcext:value-type="float">
            <text:p>349946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5215.0434782609" calcext:value-type="float">
            <text:p>15215,04</text:p>
          </table:table-cell>
          <table:table-cell office:value-type="float" office:value="416" calcext:value-type="float">
            <text:p>416</text:p>
          </table:table-cell>
          <table:table-cell office:value-type="float" office:value="375549" calcext:value-type="float">
            <text:p>375549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6328.2173913044" calcext:value-type="float">
            <text:p>16328,2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87" calcext:value-type="float">
            <text:p>387</text:p>
          </table:table-cell>
          <table:table-cell office:value-type="float" office:value="350333" calcext:value-type="float">
            <text:p>350333</text:p>
          </table:table-cell>
          <table:table-cell office:value-type="float" office:value="16.8260869565217" calcext:value-type="float">
            <text:p>16,83</text:p>
          </table:table-cell>
          <table:table-cell office:value-type="float" office:value="15231.8695652174" calcext:value-type="float">
            <text:p>15231,87</text:p>
          </table:table-cell>
          <table:table-cell office:value-type="float" office:value="417" calcext:value-type="float">
            <text:p>417</text:p>
          </table:table-cell>
          <table:table-cell office:value-type="float" office:value="375966" calcext:value-type="float">
            <text:p>375966</text:p>
          </table:table-cell>
          <table:table-cell office:value-type="float" office:value="18.1304347826087" calcext:value-type="float">
            <text:p>18,13</text:p>
          </table:table-cell>
          <table:table-cell office:value-type="float" office:value="16346.347826087" calcext:value-type="float">
            <text:p>16346,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91" calcext:value-type="float">
            <text:p>391</text:p>
          </table:table-cell>
          <table:table-cell office:value-type="float" office:value="350724" calcext:value-type="float">
            <text:p>350724</text:p>
          </table:table-cell>
          <table:table-cell office:value-type="float" office:value="17" calcext:value-type="float">
            <text:p>17,00</text:p>
          </table:table-cell>
          <table:table-cell office:value-type="float" office:value="15248.8695652174" calcext:value-type="float">
            <text:p>15248,87</text:p>
          </table:table-cell>
          <table:table-cell office:value-type="float" office:value="369" calcext:value-type="float">
            <text:p>369</text:p>
          </table:table-cell>
          <table:table-cell office:value-type="float" office:value="376335" calcext:value-type="float">
            <text:p>376335</text:p>
          </table:table-cell>
          <table:table-cell office:value-type="float" office:value="16.0434782608696" calcext:value-type="float">
            <text:p>16,04</text:p>
          </table:table-cell>
          <table:table-cell office:value-type="float" office:value="16362.3913043478" calcext:value-type="float">
            <text:p>16362,3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89" calcext:value-type="float">
            <text:p>389</text:p>
          </table:table-cell>
          <table:table-cell office:value-type="float" office:value="351113" calcext:value-type="float">
            <text:p>351113</text:p>
          </table:table-cell>
          <table:table-cell office:value-type="float" office:value="16.9130434782609" calcext:value-type="float">
            <text:p>16,91</text:p>
          </table:table-cell>
          <table:table-cell office:value-type="float" office:value="15265.7826086957" calcext:value-type="float">
            <text:p>15265,78</text:p>
          </table:table-cell>
          <table:table-cell office:value-type="float" office:value="468" calcext:value-type="float">
            <text:p>468</text:p>
          </table:table-cell>
          <table:table-cell office:value-type="float" office:value="376803" calcext:value-type="float">
            <text:p>376803</text:p>
          </table:table-cell>
          <table:table-cell office:value-type="float" office:value="20.3478260869565" calcext:value-type="float">
            <text:p>20,35</text:p>
          </table:table-cell>
          <table:table-cell office:value-type="float" office:value="16382.7391304348" calcext:value-type="float">
            <text:p>16382,7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47" calcext:value-type="float">
            <text:p>447</text:p>
          </table:table-cell>
          <table:table-cell office:value-type="float" office:value="351560" calcext:value-type="float">
            <text:p>351560</text:p>
          </table:table-cell>
          <table:table-cell office:value-type="float" office:value="19.4347826086957" calcext:value-type="float">
            <text:p>19,43</text:p>
          </table:table-cell>
          <table:table-cell office:value-type="float" office:value="15285.2173913044" calcext:value-type="float">
            <text:p>15285,22</text:p>
          </table:table-cell>
          <table:table-cell office:value-type="float" office:value="235" calcext:value-type="float">
            <text:p>235</text:p>
          </table:table-cell>
          <table:table-cell office:value-type="float" office:value="377038" calcext:value-type="float">
            <text:p>377038</text:p>
          </table:table-cell>
          <table:table-cell office:value-type="float" office:value="10.2173913043478" calcext:value-type="float">
            <text:p>10,22</text:p>
          </table:table-cell>
          <table:table-cell office:value-type="float" office:value="16392.9565217391" calcext:value-type="float">
            <text:p>16392,9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8" calcext:value-type="float">
            <text:p>208</text:p>
          </table:table-cell>
          <table:table-cell office:value-type="float" office:value="351768" calcext:value-type="float">
            <text:p>351768</text:p>
          </table:table-cell>
          <table:table-cell office:value-type="float" office:value="9.04347826086956" calcext:value-type="float">
            <text:p>9,04</text:p>
          </table:table-cell>
          <table:table-cell office:value-type="float" office:value="15294.2608695652" calcext:value-type="float">
            <text:p>15294,26</text:p>
          </table:table-cell>
          <table:table-cell office:value-type="float" office:value="501" calcext:value-type="float">
            <text:p>501</text:p>
          </table:table-cell>
          <table:table-cell office:value-type="float" office:value="377539" calcext:value-type="float">
            <text:p>377539</text:p>
          </table:table-cell>
          <table:table-cell office:value-type="float" office:value="21.7826086956522" calcext:value-type="float">
            <text:p>21,78</text:p>
          </table:table-cell>
          <table:table-cell office:value-type="float" office:value="16414.7391304348" calcext:value-type="float">
            <text:p>16414,7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84" calcext:value-type="float">
            <text:p>384</text:p>
          </table:table-cell>
          <table:table-cell office:value-type="float" office:value="352152" calcext:value-type="float">
            <text:p>352152</text:p>
          </table:table-cell>
          <table:table-cell office:value-type="float" office:value="16.695652173913" calcext:value-type="float">
            <text:p>16,70</text:p>
          </table:table-cell>
          <table:table-cell office:value-type="float" office:value="15310.9565217391" calcext:value-type="float">
            <text:p>15310,96</text:p>
          </table:table-cell>
          <table:table-cell office:value-type="float" office:value="416" calcext:value-type="float">
            <text:p>416</text:p>
          </table:table-cell>
          <table:table-cell office:value-type="float" office:value="377955" calcext:value-type="float">
            <text:p>377955</text:p>
          </table:table-cell>
          <table:table-cell office:value-type="float" office:value="18.0869565217391" calcext:value-type="float">
            <text:p>18,09</text:p>
          </table:table-cell>
          <table:table-cell office:value-type="float" office:value="16432.8260869565" calcext:value-type="float">
            <text:p>16432,8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office:value-type="float" office:value="352388" calcext:value-type="float">
            <text:p>352388</text:p>
          </table:table-cell>
          <table:table-cell office:value-type="float" office:value="10.2608695652174" calcext:value-type="float">
            <text:p>10,26</text:p>
          </table:table-cell>
          <table:table-cell office:value-type="float" office:value="15321.2173913044" calcext:value-type="float">
            <text:p>15321,22</text:p>
          </table:table-cell>
          <table:table-cell office:value-type="float" office:value="412" calcext:value-type="float">
            <text:p>412</text:p>
          </table:table-cell>
          <table:table-cell office:value-type="float" office:value="378367" calcext:value-type="float">
            <text:p>378367</text:p>
          </table:table-cell>
          <table:table-cell office:value-type="float" office:value="17.9130434782609" calcext:value-type="float">
            <text:p>17,91</text:p>
          </table:table-cell>
          <table:table-cell office:value-type="float" office:value="16450.7391304348" calcext:value-type="float">
            <text:p>16450,7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85" calcext:value-type="float">
            <text:p>385</text:p>
          </table:table-cell>
          <table:table-cell office:value-type="float" office:value="352773" calcext:value-type="float">
            <text:p>352773</text:p>
          </table:table-cell>
          <table:table-cell office:value-type="float" office:value="16.7391304347826" calcext:value-type="float">
            <text:p>16,74</text:p>
          </table:table-cell>
          <table:table-cell office:value-type="float" office:value="15337.9565217391" calcext:value-type="float">
            <text:p>15337,96</text:p>
          </table:table-cell>
          <table:table-cell office:value-type="float" office:value="618" calcext:value-type="float">
            <text:p>618</text:p>
          </table:table-cell>
          <table:table-cell office:value-type="float" office:value="378985" calcext:value-type="float">
            <text:p>378985</text:p>
          </table:table-cell>
          <table:table-cell office:value-type="float" office:value="26.8695652173913" calcext:value-type="float">
            <text:p>26,87</text:p>
          </table:table-cell>
          <table:table-cell office:value-type="float" office:value="16477.6086956522" calcext:value-type="float">
            <text:p>16477,6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14" calcext:value-type="float">
            <text:p>614</text:p>
          </table:table-cell>
          <table:table-cell office:value-type="float" office:value="353387" calcext:value-type="float">
            <text:p>353387</text:p>
          </table:table-cell>
          <table:table-cell office:value-type="float" office:value="26.695652173913" calcext:value-type="float">
            <text:p>26,70</text:p>
          </table:table-cell>
          <table:table-cell office:value-type="float" office:value="15364.6521739131" calcext:value-type="float">
            <text:p>15364,65</text:p>
          </table:table-cell>
          <table:table-cell office:value-type="float" office:value="410" calcext:value-type="float">
            <text:p>410</text:p>
          </table:table-cell>
          <table:table-cell office:value-type="float" office:value="379395" calcext:value-type="float">
            <text:p>379395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6495.4347826087" calcext:value-type="float">
            <text:p>16495,4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90" calcext:value-type="float">
            <text:p>390</text:p>
          </table:table-cell>
          <table:table-cell office:value-type="float" office:value="353777" calcext:value-type="float">
            <text:p>353777</text:p>
          </table:table-cell>
          <table:table-cell office:value-type="float" office:value="16.9565217391304" calcext:value-type="float">
            <text:p>16,96</text:p>
          </table:table-cell>
          <table:table-cell office:value-type="float" office:value="15381.6086956522" calcext:value-type="float">
            <text:p>15381,61</text:p>
          </table:table-cell>
          <table:table-cell office:value-type="float" office:value="62" calcext:value-type="float">
            <text:p>62</text:p>
          </table:table-cell>
          <table:table-cell office:value-type="float" office:value="379457" calcext:value-type="float">
            <text:p>379457</text:p>
          </table:table-cell>
          <table:table-cell office:value-type="float" office:value="2.69565217391304" calcext:value-type="float">
            <text:p>2,70</text:p>
          </table:table-cell>
          <table:table-cell office:value-type="float" office:value="16498.1304347826" calcext:value-type="float">
            <text:p>16498,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float" office:value="353805" calcext:value-type="float">
            <text:p>353805</text:p>
          </table:table-cell>
          <table:table-cell office:value-type="float" office:value="1.21739130434783" calcext:value-type="float">
            <text:p>1,22</text:p>
          </table:table-cell>
          <table:table-cell office:value-type="float" office:value="15382.8260869565" calcext:value-type="float">
            <text:p>15382,83</text:p>
          </table:table-cell>
          <table:table-cell office:value-type="float" office:value="60" calcext:value-type="float">
            <text:p>60</text:p>
          </table:table-cell>
          <table:table-cell office:value-type="float" office:value="379517" calcext:value-type="float">
            <text:p>379517</text:p>
          </table:table-cell>
          <table:table-cell office:value-type="float" office:value="2.60869565217391" calcext:value-type="float">
            <text:p>2,61</text:p>
          </table:table-cell>
          <table:table-cell office:value-type="float" office:value="16500.7391304348" calcext:value-type="float">
            <text:p>16500,7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9" calcext:value-type="float">
            <text:p>29</text:p>
          </table:table-cell>
          <table:table-cell office:value-type="float" office:value="353834" calcext:value-type="float">
            <text:p>353834</text:p>
          </table:table-cell>
          <table:table-cell office:value-type="float" office:value="1.26086956521739" calcext:value-type="float">
            <text:p>1,26</text:p>
          </table:table-cell>
          <table:table-cell office:value-type="float" office:value="15384.0869565217" calcext:value-type="float">
            <text:p>15384,09</text:p>
          </table:table-cell>
          <table:table-cell office:value-type="float" office:value="407" calcext:value-type="float">
            <text:p>407</text:p>
          </table:table-cell>
          <table:table-cell office:value-type="float" office:value="379924" calcext:value-type="float">
            <text:p>379924</text:p>
          </table:table-cell>
          <table:table-cell office:value-type="float" office:value="17.695652173913" calcext:value-type="float">
            <text:p>17,70</text:p>
          </table:table-cell>
          <table:table-cell office:value-type="float" office:value="16518.4347826087" calcext:value-type="float">
            <text:p>16518,4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93" calcext:value-type="float">
            <text:p>393</text:p>
          </table:table-cell>
          <table:table-cell office:value-type="float" office:value="354227" calcext:value-type="float">
            <text:p>354227</text:p>
          </table:table-cell>
          <table:table-cell office:value-type="float" office:value="17.0869565217391" calcext:value-type="float">
            <text:p>17,09</text:p>
          </table:table-cell>
          <table:table-cell office:value-type="float" office:value="15401.1739130435" calcext:value-type="float">
            <text:p>15401,17</text:p>
          </table:table-cell>
          <table:table-cell office:value-type="float" office:value="62" calcext:value-type="float">
            <text:p>62</text:p>
          </table:table-cell>
          <table:table-cell office:value-type="float" office:value="379986" calcext:value-type="float">
            <text:p>379986</text:p>
          </table:table-cell>
          <table:table-cell office:value-type="float" office:value="2.69565217391304" calcext:value-type="float">
            <text:p>2,70</text:p>
          </table:table-cell>
          <table:table-cell office:value-type="float" office:value="16521.1304347826" calcext:value-type="float">
            <text:p>16521,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" calcext:value-type="float">
            <text:p>29</text:p>
          </table:table-cell>
          <table:table-cell office:value-type="float" office:value="354256" calcext:value-type="float">
            <text:p>354256</text:p>
          </table:table-cell>
          <table:table-cell office:value-type="float" office:value="1.26086956521739" calcext:value-type="float">
            <text:p>1,26</text:p>
          </table:table-cell>
          <table:table-cell office:value-type="float" office:value="15402.4347826087" calcext:value-type="float">
            <text:p>15402,43</text:p>
          </table:table-cell>
          <table:table-cell office:value-type="float" office:value="408" calcext:value-type="float">
            <text:p>408</text:p>
          </table:table-cell>
          <table:table-cell office:value-type="float" office:value="380394" calcext:value-type="float">
            <text:p>380394</text:p>
          </table:table-cell>
          <table:table-cell office:value-type="float" office:value="17.7391304347826" calcext:value-type="float">
            <text:p>17,74</text:p>
          </table:table-cell>
          <table:table-cell office:value-type="float" office:value="16538.8695652174" calcext:value-type="float">
            <text:p>16538,8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04" calcext:value-type="float">
            <text:p>304</text:p>
          </table:table-cell>
          <table:table-cell office:value-type="float" office:value="354560" calcext:value-type="float">
            <text:p>354560</text:p>
          </table:table-cell>
          <table:table-cell office:value-type="float" office:value="13.2173913043478" calcext:value-type="float">
            <text:p>13,22</text:p>
          </table:table-cell>
          <table:table-cell office:value-type="float" office:value="15415.6521739131" calcext:value-type="float">
            <text:p>15415,65</text:p>
          </table:table-cell>
          <table:table-cell office:value-type="float" office:value="409" calcext:value-type="float">
            <text:p>409</text:p>
          </table:table-cell>
          <table:table-cell office:value-type="float" office:value="380803" calcext:value-type="float">
            <text:p>380803</text:p>
          </table:table-cell>
          <table:table-cell office:value-type="float" office:value="17.7826086956522" calcext:value-type="float">
            <text:p>17,78</text:p>
          </table:table-cell>
          <table:table-cell office:value-type="float" office:value="16556.652173913" calcext:value-type="float">
            <text:p>16556,6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86" calcext:value-type="float">
            <text:p>386</text:p>
          </table:table-cell>
          <table:table-cell office:value-type="float" office:value="354946" calcext:value-type="float">
            <text:p>354946</text:p>
          </table:table-cell>
          <table:table-cell office:value-type="float" office:value="16.7826086956522" calcext:value-type="float">
            <text:p>16,78</text:p>
          </table:table-cell>
          <table:table-cell office:value-type="float" office:value="15432.4347826087" calcext:value-type="float">
            <text:p>15432,43</text:p>
          </table:table-cell>
          <table:table-cell office:value-type="float" office:value="410" calcext:value-type="float">
            <text:p>410</text:p>
          </table:table-cell>
          <table:table-cell office:value-type="float" office:value="381213" calcext:value-type="float">
            <text:p>381213</text:p>
          </table:table-cell>
          <table:table-cell office:value-type="float" office:value="17.8260869565217" calcext:value-type="float">
            <text:p>17,83</text:p>
          </table:table-cell>
          <table:table-cell office:value-type="float" office:value="16574.4782608696" calcext:value-type="float">
            <text:p>16574,4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6" calcext:value-type="float">
            <text:p>396</text:p>
          </table:table-cell>
          <table:table-cell office:value-type="float" office:value="355342" calcext:value-type="float">
            <text:p>355342</text:p>
          </table:table-cell>
          <table:table-cell office:value-type="float" office:value="17.2173913043478" calcext:value-type="float">
            <text:p>17,22</text:p>
          </table:table-cell>
          <table:table-cell office:value-type="float" office:value="15449.6521739131" calcext:value-type="float">
            <text:p>15449,65</text:p>
          </table:table-cell>
          <table:table-cell office:value-type="float" office:value="60" calcext:value-type="float">
            <text:p>60</text:p>
          </table:table-cell>
          <table:table-cell office:value-type="float" office:value="381273" calcext:value-type="float">
            <text:p>381273</text:p>
          </table:table-cell>
          <table:table-cell office:value-type="float" office:value="2.60869565217391" calcext:value-type="float">
            <text:p>2,61</text:p>
          </table:table-cell>
          <table:table-cell office:value-type="float" office:value="16577.0869565217" calcext:value-type="float">
            <text:p>16577,09</text:p>
          </table:table-cell>
        </table:table-row>
      </table:table>
      <table:named-expressions/>
      <table:database-ranges>
        <table:database-range table:name="__Anonymous_Sheet_DB__0" table:target-range-address="'full-execution-time-seconds-aegis-schemata'.B1:'full-execution-time-seconds-aegis-schemata'.E98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8T09:38:39.170126198</dc:date>
    <meta:editing-duration>PT3H15M52S</meta:editing-duration>
    <meta:editing-cycles>14</meta:editing-cycles>
    <meta:generator>LibreOffice/7.3.7.2$Linux_X86_64 LibreOffice_project/30$Build-2</meta:generator>
    <meta:document-statistic meta:table-count="1" meta:cell-count="8865" meta:object-count="0"/>
  </office:meta>
</office:document-meta>
</file>